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Symbol2" svg:font-family="Symbol"/>
    <style:font-face style:name="Times New Roman3" svg:font-family="'Times New Roman'"/>
    <style:font-face style:name="Times New Roman2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2.55mm"/>
    </style:style>
    <style:style style:name="co3" style:family="table-column">
      <style:table-column-properties fo:break-before="auto" style:column-width="29.03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28.22mm"/>
    </style:style>
    <style:style style:name="co6" style:family="table-column">
      <style:table-column-properties fo:break-before="auto" style:column-width="31.19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16.33mm"/>
    </style:style>
    <style:style style:name="co10" style:family="table-column">
      <style:table-column-properties fo:break-before="auto" style:column-width="24.75mm"/>
    </style:style>
    <style:style style:name="co11" style:family="table-column">
      <style:table-column-properties fo:break-before="auto" style:column-width="121.3mm"/>
    </style:style>
    <style:style style:name="co12" style:family="table-column">
      <style:table-column-properties fo:break-before="auto" style:column-width="25.29mm"/>
    </style:style>
    <style:style style:name="co13" style:family="table-column">
      <style:table-column-properties fo:break-before="auto" style:column-width="15.24mm"/>
    </style:style>
    <style:style style:name="co14" style:family="table-column">
      <style:table-column-properties fo:break-before="auto" style:column-width="13.42mm"/>
    </style:style>
    <style:style style:name="co15" style:family="table-column">
      <style:table-column-properties fo:break-before="auto" style:column-width="30.2mm"/>
    </style:style>
    <style:style style:name="co16" style:family="table-column">
      <style:table-column-properties fo:break-before="auto" style:column-width="21.78mm"/>
    </style:style>
    <style:style style:name="co17" style:family="table-column">
      <style:table-column-properties fo:break-before="auto" style:column-width="20.78mm"/>
    </style:style>
    <style:style style:name="co18" style:family="table-column">
      <style:table-column-properties fo:break-before="auto" style:column-width="28.72mm"/>
    </style:style>
    <style:style style:name="co19" style:family="table-column">
      <style:table-column-properties fo:break-before="auto" style:column-width="33.66mm"/>
    </style:style>
    <style:style style:name="co20" style:family="table-column">
      <style:table-column-properties fo:break-before="auto" style:column-width="157.39mm"/>
    </style:style>
    <style:style style:name="co21" style:family="table-column">
      <style:table-column-properties fo:break-before="auto" style:column-width="34.13mm"/>
    </style:style>
    <style:style style:name="co22" style:family="table-column">
      <style:table-column-properties fo:break-before="auto" style:column-width="30.85mm"/>
    </style:style>
    <style:style style:name="co23" style:family="table-column">
      <style:table-column-properties fo:break-before="auto" style:column-width="21.04mm"/>
    </style:style>
    <style:style style:name="co24" style:family="table-column">
      <style:table-column-properties fo:break-before="auto" style:column-width="30.5mm"/>
    </style:style>
    <style:style style:name="co25" style:family="table-column">
      <style:table-column-properties fo:break-before="auto" style:column-width="33.21mm"/>
    </style:style>
    <style:style style:name="co26" style:family="table-column">
      <style:table-column-properties fo:break-before="auto" style:column-width="73.04mm"/>
    </style:style>
    <style:style style:name="co27" style:family="table-column">
      <style:table-column-properties fo:break-before="auto" style:column-width="15.35mm"/>
    </style:style>
    <style:style style:name="co28" style:family="table-column">
      <style:table-column-properties fo:break-before="auto" style:column-width="15.84mm"/>
    </style:style>
    <style:style style:name="co29" style:family="table-column">
      <style:table-column-properties fo:break-before="auto" style:column-width="20.3mm"/>
    </style:style>
    <style:style style:name="co30" style:family="table-column">
      <style:table-column-properties fo:break-before="auto" style:column-width="19.81mm"/>
    </style:style>
    <style:style style:name="co31" style:family="table-column">
      <style:table-column-properties fo:break-before="auto" style:column-width="14.85mm"/>
    </style:style>
    <style:style style:name="co32" style:family="table-column">
      <style:table-column-properties fo:break-before="auto" style:column-width="17.34mm"/>
    </style:style>
    <style:style style:name="co33" style:family="table-column">
      <style:table-column-properties fo:break-before="auto" style:column-width="17.69mm"/>
    </style:style>
    <style:style style:name="co34" style:family="table-column">
      <style:table-column-properties fo:break-before="auto" style:column-width="13.37mm"/>
    </style:style>
    <style:style style:name="co35" style:family="table-column">
      <style:table-column-properties fo:break-before="auto" style:column-width="14.61mm"/>
    </style:style>
    <style:style style:name="ro1" style:family="table-row">
      <style:table-row-properties style:row-height="7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14.9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14.94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58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0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42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7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7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85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64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7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10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style:cell-protect="protected formula-hidden" style:print-content="true"/>
      <style:text-properties fo:color="#000000" style:font-name="Times New Roman1" fo:font-size="28pt" style:font-size-asian="28pt" style:font-size-complex="28pt"/>
    </style:style>
    <style:style style:name="ce70" style:family="table-cell" style:parent-style-name="Default">
      <style:table-cell-properties fo:background-color="#000000" style:cell-protect="protected formula-hidden" style:print-content="true"/>
      <style:text-properties style:font-name="Times New Roman1" fo:font-size="28pt" style:font-size-asian="28pt" style:font-size-complex="28pt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9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1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12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8" style:family="table-cell" style:parent-style-name="Default">
      <style:table-cell-properties style:cell-protect="protected formula-hidden" style:print-content="true"/>
    </style:style>
    <style:style style:name="ce11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104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99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0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9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2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69" style:family="table-cell" style:parent-style-name="Default">
      <style:table-cell-properties style:cell-protect="protected formula-hidden" style:print-content="true" fo:background-color="transparent"/>
      <style:text-properties style:font-name="Times New Roman1" fo:font-size="28pt" style:font-size-asian="28pt" style:font-size-complex="28pt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28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1" fo:font-size="28pt" style:font-size-asian="28pt" style:font-size-complex="28pt"/>
    </style:style>
    <style:style style:name="ce3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3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2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3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81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6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3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89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0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131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3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1" fo:font-size="28pt" style:font-size-asian="28pt" style:font-size-complex="28pt"/>
    </style:style>
    <style:style style:name="ce133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style:font-size-asian="28pt" style:font-size-complex="28pt"/>
    </style:style>
    <style:style style:name="ce14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59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170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6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6"/>
      <style:map style:condition="is-true-formula(IF([.M6]=0))" style:apply-style-name="VRAI" style:base-cell-address="'Niveau 1'.M6"/>
    </style:style>
    <style:style style:name="ce1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7"/>
      <style:map style:condition="is-true-formula(IF([.M6]=0))" style:apply-style-name="VRAI" style:base-cell-address="'Niveau 1'.M7"/>
    </style:style>
    <style:style style:name="ce16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17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5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1"/>
      <style:map style:condition="is-true-formula(IF([.M11]=0))" style:apply-style-name="VRAI" style:base-cell-address="'Niveau 1'.M11"/>
    </style:style>
    <style:style style:name="ce17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2"/>
      <style:map style:condition="is-true-formula(IF([.M11]=0))" style:apply-style-name="VRAI" style:base-cell-address="'Niveau 1'.M12"/>
    </style:style>
    <style:style style:name="ce17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76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77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000000"/>
    </style:style>
    <style:style style:name="ce25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18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8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6"/>
      <style:map style:condition="is-true-formula(IF([.N6]=0))" style:apply-style-name="VRAI" style:base-cell-address="'Niveau 1'.N6"/>
    </style:style>
    <style:style style:name="ce185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7"/>
      <style:map style:condition="is-true-formula(IF([.N6]=0))" style:apply-style-name="VRAI" style:base-cell-address="'Niveau 1'.N7"/>
    </style:style>
    <style:style style:name="ce18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8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1"/>
      <style:map style:condition="is-true-formula(IF([.N11]=0))" style:apply-style-name="VRAI" style:base-cell-address="'Niveau 1'.N11"/>
    </style:style>
    <style:style style:name="ce1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2"/>
      <style:map style:condition="is-true-formula(IF([.N11]=0))" style:apply-style-name="VRAI" style:base-cell-address="'Niveau 1'.N12"/>
    </style:style>
    <style:style style:name="ce190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1" fo:font-size="28pt" style:font-size-asian="28pt" style:font-size-complex="28pt"/>
    </style:style>
    <style:style style:name="ce198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0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9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6"/>
      <style:map style:condition="is-true-formula(IF([.O6]=0))" style:apply-style-name="VRAI" style:base-cell-address="'Niveau 1'.O6"/>
    </style:style>
    <style:style style:name="ce19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7"/>
      <style:map style:condition="is-true-formula(IF([.O6]=0))" style:apply-style-name="VRAI" style:base-cell-address="'Niveau 1'.O7"/>
    </style:style>
    <style:style style:name="ce20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1"/>
      <style:map style:condition="is-true-formula(IF([.O11]=0))" style:apply-style-name="VRAI" style:base-cell-address="'Niveau 1'.O11"/>
    </style:style>
    <style:style style:name="ce20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2"/>
      <style:map style:condition="is-true-formula(IF([.O11]=0))" style:apply-style-name="VRAI" style:base-cell-address="'Niveau 1'.O12"/>
    </style:style>
    <style:style style:name="ce20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1'.O15"/>
      <style:map style:condition="is-true-formula(IF([.O14]=1))" style:apply-style-name="FAUX" style:base-cell-address="'Niveau 1'.O15"/>
    </style:style>
    <style:style style:name="ce242" style:family="table-cell" style:parent-style-name="Default">
      <style:text-properties fo:font-size="28pt" style:font-size-asian="28pt" style:font-size-complex="28pt"/>
    </style:style>
    <style:style style:name="ce191" style:family="table-cell" style:parent-style-name="Default" style:data-style-name="N100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1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6"/>
      <style:map style:condition="is-true-formula(IF([.P6]=0))" style:apply-style-name="VRAI" style:base-cell-address="'Niveau 1'.P6"/>
    </style:style>
    <style:style style:name="ce222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7"/>
      <style:map style:condition="is-true-formula(IF([.P6]=0))" style:apply-style-name="VRAI" style:base-cell-address="'Niveau 1'.P7"/>
    </style:style>
    <style:style style:name="ce22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3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1"/>
      <style:map style:condition="is-true-formula(IF([.P11]=0))" style:apply-style-name="VRAI" style:base-cell-address="'Niveau 1'.P11"/>
    </style:style>
    <style:style style:name="ce2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2"/>
      <style:map style:condition="is-true-formula(IF([.P11]=0))" style:apply-style-name="VRAI" style:base-cell-address="'Niveau 1'.P12"/>
    </style:style>
    <style:style style:name="ce24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1'.P15"/>
      <style:map style:condition="is-true-formula(IF([.P14]=1))" style:apply-style-name="FAUX" style:base-cell-address="'Niveau 1'.P15"/>
    </style:style>
    <style:style style:name="ce2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0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20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5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6"/>
      <style:map style:condition="is-true-formula(IF([.Q6]=0))" style:apply-style-name="VRAI" style:base-cell-address="'Niveau 1'.Q6"/>
    </style:style>
    <style:style style:name="ce25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7"/>
      <style:map style:condition="is-true-formula(IF([.Q6]=0))" style:apply-style-name="VRAI" style:base-cell-address="'Niveau 1'.Q7"/>
    </style:style>
    <style:style style:name="ce25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1"/>
      <style:map style:condition="is-true-formula(IF([.Q11]=0))" style:apply-style-name="VRAI" style:base-cell-address="'Niveau 1'.Q11"/>
    </style:style>
    <style:style style:name="ce26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2"/>
      <style:map style:condition="is-true-formula(IF([.Q11]=0))" style:apply-style-name="VRAI" style:base-cell-address="'Niveau 1'.Q12"/>
    </style:style>
    <style:style style:name="ce26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1'.Q15"/>
      <style:map style:condition="is-true-formula(IF([.Q14]=1))" style:apply-style-name="FAUX" style:base-cell-address="'Niveau 1'.Q15"/>
    </style:style>
    <style:style style:name="ce333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6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1"/>
      <style:map style:condition="is-true-formula(IF([.R11]=0))" style:apply-style-name="VRAI" style:base-cell-address="'Niveau 1'.R11"/>
    </style:style>
    <style:style style:name="ce26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2"/>
      <style:map style:condition="is-true-formula(IF([.R11]=0))" style:apply-style-name="VRAI" style:base-cell-address="'Niveau 1'.R12"/>
    </style:style>
    <style:style style:name="ce18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7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1'.R15"/>
      <style:map style:condition="is-true-formula(IF([.R14]=1))" style:apply-style-name="FAUX" style:base-cell-address="'Niveau 1'.R15"/>
    </style:style>
    <style:style style:name="ce28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1"/>
      <style:map style:condition="is-true-formula(IF([.S11]=0))" style:apply-style-name="VRAI" style:base-cell-address="'Niveau 1'.S11"/>
    </style:style>
    <style:style style:name="ce2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2"/>
      <style:map style:condition="is-true-formula(IF([.S11]=0))" style:apply-style-name="VRAI" style:base-cell-address="'Niveau 1'.S12"/>
    </style:style>
    <style:style style:name="ce211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9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1"/>
      <style:map style:condition="is-true-formula(IF([.T11]=0))" style:apply-style-name="VRAI" style:base-cell-address="'Niveau 1'.T11"/>
    </style:style>
    <style:style style:name="ce29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2"/>
      <style:map style:condition="is-true-formula(IF([.T11]=0))" style:apply-style-name="VRAI" style:base-cell-address="'Niveau 1'.T12"/>
    </style:style>
    <style:style style:name="ce21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30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1"/>
      <style:map style:condition="is-true-formula(IF([.U11]=0))" style:apply-style-name="VRAI" style:base-cell-address="'Niveau 1'.U11"/>
    </style:style>
    <style:style style:name="ce30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2"/>
      <style:map style:condition="is-true-formula(IF([.U11]=0))" style:apply-style-name="VRAI" style:base-cell-address="'Niveau 1'.U12"/>
    </style:style>
    <style:style style:name="ce21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7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1"/>
      <style:map style:condition="is-true-formula(IF([.V11]=0))" style:apply-style-name="VRAI" style:base-cell-address="'Niveau 1'.V11"/>
    </style:style>
    <style:style style:name="ce3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2"/>
      <style:map style:condition="is-true-formula(IF([.V11]=0))" style:apply-style-name="VRAI" style:base-cell-address="'Niveau 1'.V12"/>
    </style:style>
    <style:style style:name="ce3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23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0.06pt solid #000000" fo:border-top="0.06pt solid #000000" style:vertical-align="middle"/>
      <style:text-properties style:font-name="Times New Roman1" fo:font-size="28pt" style:font-size-asian="28pt" style:font-size-complex="28pt"/>
    </style:style>
    <style:style style:name="ce22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8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1"/>
      <style:map style:condition="is-true-formula(IF([.W11]=0))" style:apply-style-name="VRAI" style:base-cell-address="'Niveau 1'.W11"/>
    </style:style>
    <style:style style:name="ce32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2"/>
      <style:map style:condition="is-true-formula(IF([.W11]=0))" style:apply-style-name="VRAI" style:base-cell-address="'Niveau 1'.W12"/>
    </style:style>
    <style:style style:name="ce337" style:family="table-cell" style:parent-style-name="Default" style:data-style-name="N99">
      <style:table-cell-properties style:cell-protect="protected formula-hidden" style:print-content="true"/>
      <style:text-properties fo:color="#ffffff" style:font-name="Times New Roman1" fo:font-size="28pt" style:font-size-asian="28pt" style:font-size-complex="28pt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111" style:family="table-cell" style:parent-style-name="Default">
      <style:text-properties fo:color="#000000" style:font-name="Times New Roman1" fo:font-size="28pt" style:font-size-asian="28pt" style:font-size-complex="28pt"/>
    </style:style>
    <style:style style:name="ce31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8" style:family="table-cell" style:parent-style-name="Default">
      <style:table-cell-properties fo:background-color="#000000"/>
      <style:text-properties style:font-name="Times New Roman1" fo:font-size="28pt" style:font-size-asian="28pt" style:font-size-complex="28pt"/>
    </style:style>
    <style:style style:name="ce82" style:family="table-cell" style:parent-style-name="Default">
      <style:table-cell-properties fo:background-color="transparent"/>
      <style:text-properties style:font-name="Times New Roman1" fo:font-size="28pt" style:font-size-asian="28pt" style:font-size-complex="28pt"/>
    </style:style>
    <style:style style:name="ce281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6"/>
      <style:map style:condition="is-true-formula(IF([.M6]=0))" style:apply-style-name="VRAI" style:base-cell-address="'Niveau 2'.M6"/>
    </style:style>
    <style:style style:name="ce283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7"/>
      <style:map style:condition="is-true-formula(IF([.M6]=0))" style:apply-style-name="VRAI" style:base-cell-address="'Niveau 2'.M7"/>
    </style:style>
    <style:style style:name="ce28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2'.M13"/>
      <style:map style:condition="is-true-formula(IF([.M13]=0))" style:apply-style-name="VRAI" style:base-cell-address="'Niveau 2'.M13"/>
    </style:style>
    <style:style style:name="ce28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2'.M14"/>
      <style:map style:condition="is-true-formula(IF([.M13]=0))" style:apply-style-name="VRAI" style:base-cell-address="'Niveau 2'.M14"/>
    </style:style>
    <style:style style:name="ce28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6"/>
      <style:map style:condition="is-true-formula(IF([.N6]=0))" style:apply-style-name="VRAI" style:base-cell-address="'Niveau 2'.N6"/>
    </style:style>
    <style:style style:name="ce28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7"/>
      <style:map style:condition="is-true-formula(IF([.N6]=0))" style:apply-style-name="VRAI" style:base-cell-address="'Niveau 2'.N7"/>
    </style:style>
    <style:style style:name="ce29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2'.N13"/>
      <style:map style:condition="is-true-formula(IF([.N13]=0))" style:apply-style-name="VRAI" style:base-cell-address="'Niveau 2'.N13"/>
    </style:style>
    <style:style style:name="ce29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2'.N14"/>
      <style:map style:condition="is-true-formula(IF([.N13]=0))" style:apply-style-name="VRAI" style:base-cell-address="'Niveau 2'.N14"/>
    </style:style>
    <style:style style:name="ce5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9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6"/>
      <style:map style:condition="is-true-formula(IF([.O6]=0))" style:apply-style-name="VRAI" style:base-cell-address="'Niveau 2'.O6"/>
    </style:style>
    <style:style style:name="ce296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29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2'.O13"/>
      <style:map style:condition="is-true-formula(IF([.O13]=0))" style:apply-style-name="VRAI" style:base-cell-address="'Niveau 2'.O13"/>
    </style:style>
    <style:style style:name="ce29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2'.O14"/>
      <style:map style:condition="is-true-formula(IF([.O13]=0))" style:apply-style-name="VRAI" style:base-cell-address="'Niveau 2'.O14"/>
    </style:style>
    <style:style style:name="ce29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6]=0))" style:apply-style-name="VRAI" style:base-cell-address="'Niveau 2'.O17"/>
      <style:map style:condition="is-true-formula(IF([.O16]=1))" style:apply-style-name="FAUX" style:base-cell-address="'Niveau 2'.O17"/>
    </style:style>
    <style:style style:name="ce30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2'.P6"/>
      <style:map style:condition="is-true-formula(IF([.P6]=0))" style:apply-style-name="VRAI" style:base-cell-address="'Niveau 2'.P6"/>
    </style:style>
    <style:style style:name="ce30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2'.P7"/>
      <style:map style:condition="is-true-formula(IF([.P6]=0))" style:apply-style-name="VRAI" style:base-cell-address="'Niveau 2'.P7"/>
    </style:style>
    <style:style style:name="ce30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2'.P13"/>
      <style:map style:condition="is-true-formula(IF([.P13]=0))" style:apply-style-name="VRAI" style:base-cell-address="'Niveau 2'.P13"/>
    </style:style>
    <style:style style:name="ce30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2'.P14"/>
      <style:map style:condition="is-true-formula(IF([.P13]=0))" style:apply-style-name="VRAI" style:base-cell-address="'Niveau 2'.P14"/>
    </style:style>
    <style:style style:name="ce30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6]=0))" style:apply-style-name="VRAI" style:base-cell-address="'Niveau 2'.P17"/>
      <style:map style:condition="is-true-formula(IF([.P16]=1))" style:apply-style-name="FAUX" style:base-cell-address="'Niveau 2'.P17"/>
    </style:style>
    <style:style style:name="ce30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2'.Q6"/>
      <style:map style:condition="is-true-formula(IF([.Q6]=0))" style:apply-style-name="VRAI" style:base-cell-address="'Niveau 2'.Q6"/>
    </style:style>
    <style:style style:name="ce30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2'.Q7"/>
      <style:map style:condition="is-true-formula(IF([.Q6]=0))" style:apply-style-name="VRAI" style:base-cell-address="'Niveau 2'.Q7"/>
    </style:style>
    <style:style style:name="ce31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2'.Q13"/>
      <style:map style:condition="is-true-formula(IF([.Q13]=0))" style:apply-style-name="VRAI" style:base-cell-address="'Niveau 2'.Q13"/>
    </style:style>
    <style:style style:name="ce31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2'.Q14"/>
      <style:map style:condition="is-true-formula(IF([.Q13]=0))" style:apply-style-name="VRAI" style:base-cell-address="'Niveau 2'.Q14"/>
    </style:style>
    <style:style style:name="ce31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6]=0))" style:apply-style-name="VRAI" style:base-cell-address="'Niveau 2'.Q17"/>
      <style:map style:condition="is-true-formula(IF([.Q16]=1))" style:apply-style-name="FAUX" style:base-cell-address="'Niveau 2'.Q17"/>
    </style:style>
    <style:style style:name="ce31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2'.R13"/>
      <style:map style:condition="is-true-formula(IF([.R13]=0))" style:apply-style-name="VRAI" style:base-cell-address="'Niveau 2'.R13"/>
    </style:style>
    <style:style style:name="ce3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2'.R14"/>
      <style:map style:condition="is-true-formula(IF([.R13]=0))" style:apply-style-name="VRAI" style:base-cell-address="'Niveau 2'.R14"/>
    </style:style>
    <style:style style:name="ce32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6]=0))" style:apply-style-name="VRAI" style:base-cell-address="'Niveau 2'.R17"/>
      <style:map style:condition="is-true-formula(IF([.R16]=1))" style:apply-style-name="FAUX" style:base-cell-address="'Niveau 2'.R17"/>
    </style:style>
    <style:style style:name="ce32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2'.S13"/>
      <style:map style:condition="is-true-formula(IF([.S13]=0))" style:apply-style-name="VRAI" style:base-cell-address="'Niveau 2'.S13"/>
    </style:style>
    <style:style style:name="ce32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2'.S14"/>
      <style:map style:condition="is-true-formula(IF([.S13]=0))" style:apply-style-name="VRAI" style:base-cell-address="'Niveau 2'.S14"/>
    </style:style>
    <style:style style:name="ce32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2'.T13"/>
      <style:map style:condition="is-true-formula(IF([.T13]=0))" style:apply-style-name="VRAI" style:base-cell-address="'Niveau 2'.T13"/>
    </style:style>
    <style:style style:name="ce32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2'.T14"/>
      <style:map style:condition="is-true-formula(IF([.T13]=0))" style:apply-style-name="VRAI" style:base-cell-address="'Niveau 2'.T14"/>
    </style:style>
    <style:style style:name="ce32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2'.U13"/>
      <style:map style:condition="is-true-formula(IF([.U13]=0))" style:apply-style-name="VRAI" style:base-cell-address="'Niveau 2'.U13"/>
    </style:style>
    <style:style style:name="ce32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2'.U14"/>
      <style:map style:condition="is-true-formula(IF([.U13]=0))" style:apply-style-name="VRAI" style:base-cell-address="'Niveau 2'.U14"/>
    </style:style>
    <style:style style:name="ce32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2'.V13"/>
      <style:map style:condition="is-true-formula(IF([.V13]=0))" style:apply-style-name="VRAI" style:base-cell-address="'Niveau 2'.V13"/>
    </style:style>
    <style:style style:name="ce32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2'.V14"/>
      <style:map style:condition="is-true-formula(IF([.V13]=0))" style:apply-style-name="VRAI" style:base-cell-address="'Niveau 2'.V14"/>
    </style:style>
    <style:style style:name="ce33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2'.W13"/>
      <style:map style:condition="is-true-formula(IF([.W13]=0))" style:apply-style-name="VRAI" style:base-cell-address="'Niveau 2'.W13"/>
    </style:style>
    <style:style style:name="ce3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2'.W14"/>
      <style:map style:condition="is-true-formula(IF([.W13]=0))" style:apply-style-name="VRAI" style:base-cell-address="'Niveau 2'.W14"/>
    </style:style>
    <style:style style:name="ce336" style:family="table-cell" style:parent-style-name="Default" style:data-style-name="N99">
      <style:text-properties fo:color="#ffffff" style:font-name="Times New Roman1" fo:font-size="28pt" style:font-size-asian="28pt" style:font-size-complex="28pt"/>
    </style:style>
    <style:style style:name="ce227" style:family="table-cell" style:parent-style-name="Default">
      <style:text-properties style:font-name="Times New Roman1" fo:font-size="28pt" style:font-size-asian="28pt" style:font-size-complex="28pt"/>
    </style:style>
    <style:style style:name="ce39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39" style:family="table-cell" style:parent-style-name="Default">
      <style:table-cell-properties style:cell-protect="protected formula-hidden" style:print-content="true"/>
      <style:text-properties fo:font-size="28pt" style:font-size-asian="28pt" style:font-size-complex="28pt"/>
    </style:style>
    <style:style style:name="ce46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50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76" style:family="table-cell" style:parent-style-name="Default" style:data-style-name="N107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8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4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90" style:family="table-cell" style:parent-style-name="Default" style:data-style-name="N99">
      <style:table-cell-properties style:cell-protect="protected formula-hidden" style:print-content="true"/>
    </style:style>
    <style:style style:name="ce136" style:family="table-cell" style:parent-style-name="Default">
      <style:table-cell-properties style:cell-protect="protected formula-hidden" style:print-content="true" fo:background-color="transparent"/>
      <style:text-properties fo:font-size="28pt" style:font-size-asian="28pt" style:font-size-complex="28pt"/>
    </style:style>
    <style:style style:name="ce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430" style:family="table-cell" style:parent-style-name="Default">
      <style:table-cell-properties fo:background-color="#000000" style:cell-protect="protected formula-hidden" style:print-content="true"/>
    </style:style>
    <style:style style:name="ce432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fo:font-size="28pt" style:font-size-asian="28pt" style:font-size-complex="28pt"/>
    </style:style>
    <style:style style:name="ce35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6"/>
      <style:map style:condition="is-true-formula(IF([.M6]=0))" style:apply-style-name="VRAI" style:base-cell-address="'Niveau 3'.M6"/>
    </style:style>
    <style:style style:name="ce43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43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3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1"/>
      <style:map style:condition="is-true-formula(IF([.M11]=0))" style:apply-style-name="VRAI" style:base-cell-address="'Niveau 3'.M11"/>
    </style:style>
    <style:style style:name="ce4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2"/>
      <style:map style:condition="is-true-formula(IF([.M11]=0))" style:apply-style-name="VRAI" style:base-cell-address="'Niveau 3'.M12"/>
    </style:style>
    <style:style style:name="ce419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48pt" style:font-size-asian="48pt" style:font-size-complex="48pt"/>
    </style:style>
    <style:style style:name="ce438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36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6"/>
      <style:map style:condition="is-true-formula(IF([.N6]=0))" style:apply-style-name="VRAI" style:base-cell-address="'Niveau 3'.N6"/>
    </style:style>
    <style:style style:name="ce440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7"/>
      <style:map style:condition="is-true-formula(IF([.N6]=0))" style:apply-style-name="VRAI" style:base-cell-address="'Niveau 3'.N7"/>
    </style:style>
    <style:style style:name="ce441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44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1"/>
      <style:map style:condition="is-true-formula(IF([.N11]=0))" style:apply-style-name="VRAI" style:base-cell-address="'Niveau 3'.N11"/>
    </style:style>
    <style:style style:name="ce4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2"/>
      <style:map style:condition="is-true-formula(IF([.N11]=0))" style:apply-style-name="VRAI" style:base-cell-address="'Niveau 3'.N12"/>
    </style:style>
    <style:style style:name="ce44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ce36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6"/>
      <style:map style:condition="is-true-formula(IF([.O6]=0))" style:apply-style-name="VRAI" style:base-cell-address="'Niveau 3'.O6"/>
    </style:style>
    <style:style style:name="ce367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7"/>
      <style:map style:condition="is-true-formula(IF([.O6]=0))" style:apply-style-name="VRAI" style:base-cell-address="'Niveau 3'.O7"/>
    </style:style>
    <style:style style:name="ce36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1"/>
      <style:map style:condition="is-true-formula(IF([.O11]=0))" style:apply-style-name="VRAI" style:base-cell-address="'Niveau 3'.O11"/>
    </style:style>
    <style:style style:name="ce36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2"/>
      <style:map style:condition="is-true-formula(IF([.O11]=0))" style:apply-style-name="VRAI" style:base-cell-address="'Niveau 3'.O12"/>
    </style:style>
    <style:style style:name="ce452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3'.O15"/>
      <style:map style:condition="is-true-formula(IF([.O14]=1))" style:apply-style-name="FAUX" style:base-cell-address="'Niveau 3'.O15"/>
    </style:style>
    <style:style style:name="ce465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146" style:family="table-cell" style:parent-style-name="Default">
      <style:table-cell-properties style:cell-protect="protected formula-hidden" style:print-content="true" fo:background-color="transparent"/>
    </style:style>
    <style:style style:name="ce45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6"/>
      <style:map style:condition="is-true-formula(IF([.P6]=0))" style:apply-style-name="VRAI" style:base-cell-address="'Niveau 3'.P6"/>
    </style:style>
    <style:style style:name="ce457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7"/>
      <style:map style:condition="is-true-formula(IF([.P6]=0))" style:apply-style-name="VRAI" style:base-cell-address="'Niveau 3'.P7"/>
    </style:style>
    <style:style style:name="ce37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1"/>
      <style:map style:condition="is-true-formula(IF([.P11]=0))" style:apply-style-name="VRAI" style:base-cell-address="'Niveau 3'.P11"/>
    </style:style>
    <style:style style:name="ce46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2"/>
      <style:map style:condition="is-true-formula(IF([.P11]=0))" style:apply-style-name="VRAI" style:base-cell-address="'Niveau 3'.P12"/>
    </style:style>
    <style:style style:name="ce46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3'.P15"/>
      <style:map style:condition="is-true-formula(IF([.P14]=1))" style:apply-style-name="FAUX" style:base-cell-address="'Niveau 3'.P15"/>
    </style:style>
    <style:style style:name="ce46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6"/>
      <style:map style:condition="is-true-formula(IF([.Q6]=0))" style:apply-style-name="VRAI" style:base-cell-address="'Niveau 3'.Q6"/>
    </style:style>
    <style:style style:name="ce4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7"/>
      <style:map style:condition="is-true-formula(IF([.Q6]=0))" style:apply-style-name="VRAI" style:base-cell-address="'Niveau 3'.Q7"/>
    </style:style>
    <style:style style:name="ce38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1"/>
      <style:map style:condition="is-true-formula(IF([.Q11]=0))" style:apply-style-name="VRAI" style:base-cell-address="'Niveau 3'.Q11"/>
    </style:style>
    <style:style style:name="ce38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2"/>
      <style:map style:condition="is-true-formula(IF([.Q11]=0))" style:apply-style-name="VRAI" style:base-cell-address="'Niveau 3'.Q12"/>
    </style:style>
    <style:style style:name="ce47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3'.Q15"/>
      <style:map style:condition="is-true-formula(IF([.Q14]=1))" style:apply-style-name="FAUX" style:base-cell-address="'Niveau 3'.Q15"/>
    </style:style>
    <style:style style:name="ce38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1"/>
      <style:map style:condition="is-true-formula(IF([.R11]=0))" style:apply-style-name="VRAI" style:base-cell-address="'Niveau 3'.R11"/>
    </style:style>
    <style:style style:name="ce47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2"/>
      <style:map style:condition="is-true-formula(IF([.R11]=0))" style:apply-style-name="VRAI" style:base-cell-address="'Niveau 3'.R12"/>
    </style:style>
    <style:style style:name="ce473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3'.R15"/>
      <style:map style:condition="is-true-formula(IF([.R14]=1))" style:apply-style-name="FAUX" style:base-cell-address="'Niveau 3'.R15"/>
    </style:style>
    <style:style style:name="ce47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style:font-name="Times New Roman1" fo:font-size="28pt" style:font-size-asian="28pt" style:font-size-complex="28pt"/>
    </style:style>
    <style:style style:name="ce38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1"/>
      <style:map style:condition="is-true-formula(IF([.S11]=0))" style:apply-style-name="VRAI" style:base-cell-address="'Niveau 3'.S11"/>
    </style:style>
    <style:style style:name="ce47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2"/>
      <style:map style:condition="is-true-formula(IF([.S11]=0))" style:apply-style-name="VRAI" style:base-cell-address="'Niveau 3'.S12"/>
    </style:style>
    <style:style style:name="ce39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3'.T11"/>
      <style:map style:condition="is-true-formula(IF([.T11]=0))" style:apply-style-name="VRAI" style:base-cell-address="'Niveau 3'.T11"/>
    </style:style>
    <style:style style:name="ce480" style:family="table-cell" style:parent-style-name="Default" style:data-style-name="N14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3'.T12"/>
      <style:map style:condition="is-true-formula(IF([.T11]=0))" style:apply-style-name="VRAI" style:base-cell-address="'Niveau 3'.T12"/>
    </style:style>
    <style:style style:name="ce39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1"/>
      <style:map style:condition="is-true-formula(IF([.U11]=0))" style:apply-style-name="VRAI" style:base-cell-address="'Niveau 3'.U11"/>
    </style:style>
    <style:style style:name="ce39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2"/>
      <style:map style:condition="is-true-formula(IF([.U11]=0))" style:apply-style-name="VRAI" style:base-cell-address="'Niveau 3'.U12"/>
    </style:style>
    <style:style style:name="ce39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1"/>
      <style:map style:condition="is-true-formula(IF([.V11]=0))" style:apply-style-name="VRAI" style:base-cell-address="'Niveau 3'.V11"/>
    </style:style>
    <style:style style:name="ce39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2"/>
      <style:map style:condition="is-true-formula(IF([.V11]=0))" style:apply-style-name="VRAI" style:base-cell-address="'Niveau 3'.V12"/>
    </style:style>
    <style:style style:name="ce49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1"/>
      <style:map style:condition="is-true-formula(IF([.W11]=0))" style:apply-style-name="VRAI" style:base-cell-address="'Niveau 3'.W11"/>
    </style:style>
    <style:style style:name="ce49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2"/>
      <style:map style:condition="is-true-formula(IF([.W11]=0))" style:apply-style-name="VRAI" style:base-cell-address="'Niveau 3'.W12"/>
    </style:style>
    <style:style style:name="ce40" style:family="table-cell" style:parent-style-name="Default" style:data-style-name="N99">
      <style:table-cell-properties style:cell-protect="protected formula-hidden" style:print-content="true"/>
      <style:text-properties fo:color="#ffffff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4" style:family="table-cell" style:parent-style-name="Default" style:data-style-name="N147">
      <style:table-cell-properties style:cell-protect="protected formula-hidden" style:print-content="true"/>
    </style:style>
    <style:style style:name="ce40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6"/>
      <style:map style:condition="is-true-formula(IF([.M6]=0))" style:apply-style-name="VRAI" style:base-cell-address="'Niveau 4'.M6"/>
    </style:style>
    <style:style style:name="ce531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7"/>
      <style:map style:condition="is-true-formula(IF([.M6]=0))" style:apply-style-name="VRAI" style:base-cell-address="'Niveau 4'.M7"/>
    </style:style>
    <style:style style:name="ce53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3"/>
      <style:map style:condition="is-true-formula(IF([.M13]=0))" style:apply-style-name="VRAI" style:base-cell-address="'Niveau 4'.M13"/>
    </style:style>
    <style:style style:name="ce5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40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6"/>
      <style:map style:condition="is-true-formula(IF([.N6]=0))" style:apply-style-name="VRAI" style:base-cell-address="'Niveau 4'.N6"/>
    </style:style>
    <style:style style:name="ce408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7"/>
      <style:map style:condition="is-true-formula(IF([.N6]=0))" style:apply-style-name="VRAI" style:base-cell-address="'Niveau 4'.N7"/>
    </style:style>
    <style:style style:name="ce53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4'.N13"/>
      <style:map style:condition="is-true-formula(IF([.N13]=0))" style:apply-style-name="VRAI" style:base-cell-address="'Niveau 4'.N13"/>
    </style:style>
    <style:style style:name="ce5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4'.N14"/>
      <style:map style:condition="is-true-formula(IF([.N13]=0))" style:apply-style-name="VRAI" style:base-cell-address="'Niveau 4'.N14"/>
    </style:style>
    <style:style style:name="ce411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6"/>
      <style:map style:condition="is-true-formula(IF([.O6]=0))" style:apply-style-name="VRAI" style:base-cell-address="'Niveau 4'.O6"/>
    </style:style>
    <style:style style:name="ce54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22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55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4'.O13"/>
      <style:map style:condition="is-true-formula(IF([.O13]=0))" style:apply-style-name="VRAI" style:base-cell-address="'Niveau 4'.O13"/>
    </style:style>
    <style:style style:name="ce55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4'.O14"/>
      <style:map style:condition="is-true-formula(IF([.O13]=0))" style:apply-style-name="VRAI" style:base-cell-address="'Niveau 4'.O14"/>
    </style:style>
    <style:style style:name="ce553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6]=0))" style:apply-style-name="VRAI" style:base-cell-address="'Niveau 4'.O17"/>
      <style:map style:condition="is-true-formula(IF([.O16]=1))" style:apply-style-name="FAUX" style:base-cell-address="'Niveau 4'.O17"/>
    </style:style>
    <style:style style:name="ce41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4'.P6"/>
      <style:map style:condition="is-true-formula(IF([.P6]=0))" style:apply-style-name="VRAI" style:base-cell-address="'Niveau 4'.P6"/>
    </style:style>
    <style:style style:name="ce555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7"/>
      <style:map style:condition="is-true-formula(IF([.N6]=0))" style:apply-style-name="VRAI" style:base-cell-address="'Niveau 4'.N7"/>
    </style:style>
    <style:style style:name="ce42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4'.P13"/>
      <style:map style:condition="is-true-formula(IF([.P13]=0))" style:apply-style-name="VRAI" style:base-cell-address="'Niveau 4'.P13"/>
    </style:style>
    <style:style style:name="ce558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4'.P14"/>
      <style:map style:condition="is-true-formula(IF([.P13]=0))" style:apply-style-name="VRAI" style:base-cell-address="'Niveau 4'.P14"/>
    </style:style>
    <style:style style:name="ce55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6]=0))" style:apply-style-name="VRAI" style:base-cell-address="'Niveau 4'.P17"/>
      <style:map style:condition="is-true-formula(IF([.P16]=1))" style:apply-style-name="FAUX" style:base-cell-address="'Niveau 4'.P17"/>
    </style:style>
    <style:style style:name="ce42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4'.Q6"/>
      <style:map style:condition="is-true-formula(IF([.Q6]=0))" style:apply-style-name="VRAI" style:base-cell-address="'Niveau 4'.Q6"/>
    </style:style>
    <style:style style:name="ce56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4'.Q7"/>
      <style:map style:condition="is-true-formula(IF([.Q6]=0))" style:apply-style-name="VRAI" style:base-cell-address="'Niveau 4'.Q7"/>
    </style:style>
    <style:style style:name="ce42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4'.Q13"/>
      <style:map style:condition="is-true-formula(IF([.Q13]=0))" style:apply-style-name="VRAI" style:base-cell-address="'Niveau 4'.Q13"/>
    </style:style>
    <style:style style:name="ce4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4'.Q14"/>
      <style:map style:condition="is-true-formula(IF([.Q13]=0))" style:apply-style-name="VRAI" style:base-cell-address="'Niveau 4'.Q14"/>
    </style:style>
    <style:style style:name="ce42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6]=0))" style:apply-style-name="VRAI" style:base-cell-address="'Niveau 4'.Q17"/>
      <style:map style:condition="is-true-formula(IF([.Q16]=1))" style:apply-style-name="FAUX" style:base-cell-address="'Niveau 4'.Q17"/>
    </style:style>
    <style:style style:name="ce42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4'.R13"/>
      <style:map style:condition="is-true-formula(IF([.R13]=0))" style:apply-style-name="VRAI" style:base-cell-address="'Niveau 4'.R13"/>
    </style:style>
    <style:style style:name="ce56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4'.R14"/>
      <style:map style:condition="is-true-formula(IF([.R13]=0))" style:apply-style-name="VRAI" style:base-cell-address="'Niveau 4'.R14"/>
    </style:style>
    <style:style style:name="ce43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6]=0))" style:apply-style-name="VRAI" style:base-cell-address="'Niveau 4'.R17"/>
      <style:map style:condition="is-true-formula(IF([.R16]=1))" style:apply-style-name="FAUX" style:base-cell-address="'Niveau 4'.R17"/>
    </style:style>
    <style:style style:name="ce43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4'.S13"/>
      <style:map style:condition="is-true-formula(IF([.S13]=0))" style:apply-style-name="VRAI" style:base-cell-address="'Niveau 4'.S13"/>
    </style:style>
    <style:style style:name="ce43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4'.S14"/>
      <style:map style:condition="is-true-formula(IF([.S13]=0))" style:apply-style-name="VRAI" style:base-cell-address="'Niveau 4'.S14"/>
    </style:style>
    <style:style style:name="ce443" style:family="table-cell" style:parent-style-name="Default">
      <style:table-cell-properties style:cell-protect="protected formula-hidden" style:print-content="true"/>
      <style:text-properties fo:font-size="15pt" style:font-size-asian="15pt" style:font-size-complex="15pt"/>
    </style:style>
    <style:style style:name="ce556" style:family="table-cell" style:parent-style-name="Default" style:data-style-name="N14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44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4'.T13"/>
      <style:map style:condition="is-true-formula(IF([.T13]=0))" style:apply-style-name="VRAI" style:base-cell-address="'Niveau 4'.T13"/>
    </style:style>
    <style:style style:name="ce58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4'.T14"/>
      <style:map style:condition="is-true-formula(IF([.T13]=0))" style:apply-style-name="VRAI" style:base-cell-address="'Niveau 4'.T14"/>
    </style:style>
    <style:style style:name="ce45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4'.U13"/>
      <style:map style:condition="is-true-formula(IF([.U13]=0))" style:apply-style-name="VRAI" style:base-cell-address="'Niveau 4'.U13"/>
    </style:style>
    <style:style style:name="ce45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4'.U14"/>
      <style:map style:condition="is-true-formula(IF([.U13]=0))" style:apply-style-name="VRAI" style:base-cell-address="'Niveau 4'.U14"/>
    </style:style>
    <style:style style:name="ce45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4'.V13"/>
      <style:map style:condition="is-true-formula(IF([.V13]=0))" style:apply-style-name="VRAI" style:base-cell-address="'Niveau 4'.V13"/>
    </style:style>
    <style:style style:name="ce45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4'.V14"/>
      <style:map style:condition="is-true-formula(IF([.V13]=0))" style:apply-style-name="VRAI" style:base-cell-address="'Niveau 4'.V14"/>
    </style:style>
    <style:style style:name="ce58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4'.W13"/>
      <style:map style:condition="is-true-formula(IF([.W13]=0))" style:apply-style-name="VRAI" style:base-cell-address="'Niveau 4'.W13"/>
    </style:style>
    <style:style style:name="ce58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4'.W14"/>
      <style:map style:condition="is-true-formula(IF([.W13]=0))" style:apply-style-name="VRAI" style:base-cell-address="'Niveau 4'.W14"/>
    </style:style>
    <style:style style:name="ce79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89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60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1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8"/>
      <style:map style:condition="is-true-formula(IF([.B18]=0))" style:apply-style-name="VRAI" style:base-cell-address="'Niveau 5'.B18"/>
    </style:style>
    <style:style style:name="ce61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9"/>
      <style:map style:condition="is-true-formula(IF([.B18]=0))" style:apply-style-name="VRAI" style:base-cell-address="'Niveau 5'.B19"/>
    </style:style>
    <style:style style:name="ce61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93" style:family="table-cell" style:parent-style-name="Default" style:data-style-name="N10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7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1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8"/>
      <style:map style:condition="is-true-formula(IF([.C18]=0))" style:apply-style-name="VRAI" style:base-cell-address="'Niveau 5'.C18"/>
    </style:style>
    <style:style style:name="ce618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9"/>
      <style:map style:condition="is-true-formula(IF([.C18]=0))" style:apply-style-name="VRAI" style:base-cell-address="'Niveau 5'.C19"/>
    </style:style>
    <style:style style:name="ce61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2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483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5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2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2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 style:data-style-name="N10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3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4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3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63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9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4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41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01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97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9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32pt" style:font-size-asian="32pt" style:font-size-complex="32pt"/>
    </style:style>
    <style:style style:name="ce64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4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201" style:family="table-cell" style:parent-style-name="Default">
      <style:table-cell-properties style:cell-protect="protected formula-hidden" style:print-content="true" fo:background-color="transparent"/>
      <style:text-properties fo:font-size="32pt" style:font-size-asian="32pt" style:font-size-complex="32pt"/>
    </style:style>
    <style:style style:name="ce10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5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5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1" fo:font-size="28pt" style:font-size-asian="28pt" style:font-size-complex="28pt"/>
    </style:style>
    <style:style style:name="ce653" style:family="table-cell" style:parent-style-name="Default">
      <style:text-properties fo:font-size="26pt" style:font-size-asian="26pt" style:font-size-complex="26pt"/>
    </style:style>
    <style:style style:name="ce515" style:family="table-cell" style:parent-style-name="Default">
      <style:table-cell-properties style:cell-protect="protected formula-hidden" style:print-content="true"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style:cell-protect="protected formula-hidden" style:print-content="true"/>
    </style:style>
    <style:style style:name="ce65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5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7]=0))" style:apply-style-name="VRAI" style:base-cell-address="'Niveau 5'.Q18"/>
      <style:map style:condition="is-true-formula(IF([.S17]=1))" style:apply-style-name="FAUX" style:base-cell-address="'Niveau 5'.Q18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T17]=0))" style:apply-style-name="VRAI" style:base-cell-address="'Niveau 5'.R18"/>
      <style:map style:condition="is-true-formula(IF([.T17]=1))" style:apply-style-name="FAUX" style:base-cell-address="'Niveau 5'.R18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U17]=0))" style:apply-style-name="VRAI" style:base-cell-address="'Niveau 5'.S18"/>
      <style:map style:condition="is-true-formula(IF([.U17]=1))" style:apply-style-name="FAUX" style:base-cell-address="'Niveau 5'.S18"/>
    </style:style>
    <style:style style:name="ce14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/>
    </style:style>
    <style:style style:name="ce5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16pt" style:font-size-asian="16pt" style:font-size-complex="16pt"/>
    </style:style>
    <style:style style:name="ce52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52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0]=1))" style:apply-style-name="FAUX" style:base-cell-address="'Niveau 6'.B20"/>
      <style:map style:condition="is-true-formula(IF([.B20]=0))" style:apply-style-name="VRAI" style:base-cell-address="'Niveau 6'.B20"/>
    </style:style>
    <style:style style:name="ce527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0]=1))" style:apply-style-name="FAUX" style:base-cell-address="'Niveau 6'.B21"/>
      <style:map style:condition="is-true-formula(IF([.B20]=0))" style:apply-style-name="VRAI" style:base-cell-address="'Niveau 6'.B21"/>
    </style:style>
    <style:style style:name="ce52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2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3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20]=1))" style:apply-style-name="FAUX" style:base-cell-address="'Niveau 6'.C20"/>
      <style:map style:condition="is-true-formula(IF([.C20]=0))" style:apply-style-name="VRAI" style:base-cell-address="'Niveau 6'.C20"/>
    </style:style>
    <style:style style:name="ce533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20]=1))" style:apply-style-name="FAUX" style:base-cell-address="'Niveau 6'.C21"/>
      <style:map style:condition="is-true-formula(IF([.C20]=0))" style:apply-style-name="VRAI" style:base-cell-address="'Niveau 6'.C21"/>
    </style:style>
    <style:style style:name="ce53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3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3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3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4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4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43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4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4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4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48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4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54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5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60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6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5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Times New Roman1" fo:font-size="28pt" fo:font-weight="bold" style:font-size-asian="28pt" style:font-weight-asian="bold" style:font-name-complex="Mangal" style:font-size-complex="28pt" style:font-weight-complex="bold"/>
    </style:style>
    <style:style style:name="ce56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1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32pt" style:font-size-asian="32pt" style:font-size-complex="32pt"/>
    </style:style>
    <style:style style:name="ce5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32pt" style:font-size-asian="32pt" style:font-size-complex="32pt"/>
    </style:style>
    <style:style style:name="ce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32pt" style:font-size-asian="32pt" style:font-size-complex="32pt"/>
    </style:style>
    <style:style style:name="ce54" style:family="table-cell" style:parent-style-name="Default">
      <style:table-cell-properties fo:background-color="#000000" style:cell-protect="protected formula-hidden" style:print-content="true"/>
      <style:text-properties fo:font-size="32pt" style:font-size-asian="32pt" style:font-size-complex="32pt"/>
    </style:style>
    <style:style style:name="ce568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  <style:map style:condition="is-true-formula(IF([.P18]=0))" style:apply-style-name="VRAI" style:base-cell-address="'Niveau 6'.N19"/>
      <style:map style:condition="is-true-formula(IF([.P18]=1))" style:apply-style-name="FAUX" style:base-cell-address="'Niveau 6'.N19"/>
    </style:style>
    <style:style style:name="ce57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8]=0))" style:apply-style-name="VRAI" style:base-cell-address="'Niveau 6'.N19"/>
      <style:map style:condition="is-true-formula(IF([.P18]=1))" style:apply-style-name="FAUX" style:base-cell-address="'Niveau 6'.N19"/>
    </style:style>
    <style:style style:name="ce57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7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7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P18]=0))" style:apply-style-name="VRAI" style:base-cell-address="'Niveau 6'.N19"/>
      <style:map style:condition="is-true-formula(IF([.P18]=1))" style:apply-style-name="FAUX" style:base-cell-address="'Niveau 6'.N19"/>
    </style:style>
    <style:style style:name="ce574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  <style:map style:condition="is-true-formula(IF([.P18]=0))" style:apply-style-name="VRAI" style:base-cell-address="'Niveau 6'.N19"/>
      <style:map style:condition="is-true-formula(IF([.P18]=1))" style:apply-style-name="FAUX" style:base-cell-address="'Niveau 6'.N19"/>
    </style:style>
    <style:style style:name="ce57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P18]=0))" style:apply-style-name="VRAI" style:base-cell-address="'Niveau 6'.N19"/>
      <style:map style:condition="is-true-formula(IF([.P18]=1))" style:apply-style-name="FAUX" style:base-cell-address="'Niveau 6'.N19"/>
    </style:style>
    <style:style style:name="ce21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0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2pt" fo:font-weight="bold" style:font-size-asian="12pt" style:font-weight-asian="bold" style:font-size-complex="12pt" style:font-weight-complex="bold"/>
    </style:style>
    <style:style style:name="ce70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70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3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590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5" style:family="table-cell" style:parent-style-name="Default">
      <style:table-cell-properties fo:background-color="#ce181e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06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59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95" style:family="table-cell" style:parent-style-name="Default">
      <style:table-cell-properties style:cell-protect="hidden-and-protected" style:print-content="true"/>
    </style:style>
    <style:style style:name="ce71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71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99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5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60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1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9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0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2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3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2pt" style:font-size-asian="12pt" style:font-size-complex="12pt"/>
    </style:style>
    <style:style style:name="ce72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615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2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3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23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34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style:font-name="Times New Roman1" fo:font-size="12pt" style:font-size-asian="12pt" style:font-size-complex="12pt"/>
    </style:style>
    <style:style style:name="ce62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6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7" style:family="table-cell" style:parent-style-name="Default">
      <style:table-cell-properties style:cell-protect="hidden-and-protected" style:print-content="true" style:vertical-align="middle"/>
      <style:text-properties style:font-name="Times New Roman1" fo:font-size="12pt" style:font-size-asian="12pt" style:font-size-complex="12pt"/>
    </style:style>
    <style:style style:name="ce738" style:family="table-cell" style:parent-style-name="Default" style:data-style-name="N0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0" style:family="table-cell" style:parent-style-name="Default">
      <style:table-cell-properties fo:border-bottom="0.06pt solid #000000" style:cell-protect="hidden-and-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1" fo:font-size="12pt" style:font-size-asian="12pt" style:font-size-complex="12pt"/>
    </style:style>
    <style:style style:name="ce74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65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3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5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1" fo:font-size="12pt" style:font-size-asian="12pt" style:font-size-complex="12pt"/>
    </style:style>
    <style:style style:name="ce746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4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63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749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5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52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3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5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6" style:family="table-cell" style:parent-style-name="Default" style:data-style-name="N107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5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8" style:family="table-cell" style:parent-style-name="Default" style:data-style-name="N0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9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60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6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77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7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4" style:family="table-cell" style:parent-style-name="Default" style:data-style-name="N107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76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6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/>
    </style:style>
    <style:style style:name="ce76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/>
    </style:style>
    <style:style style:name="ce770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1" style:family="table-cell" style:parent-style-name="Default">
      <style:table-cell-properties fo:background-color="#ff33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73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12pt" style:font-name-asian="Times New Roman3" style:font-size-asian="12pt" style:font-name-complex="Times New Roman3" style:font-size-complex="12pt"/>
    </style:style>
    <style:style style:name="ce77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77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use-window-font-color="true" style:font-name="Times New Roman1" fo:font-size="12pt" style:font-size-asian="12pt" style:font-size-complex="12pt"/>
    </style:style>
    <style:style style:name="ce777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7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78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783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99" style:family="table-cell" style:parent-style-name="Default">
      <style:table-cell-properties style:cell-protect="hidden-and-protected" style:print-content="true"/>
      <style:text-properties style:font-name="Times New Roman1" fo:font-size="12pt" style:font-size-asian="12pt" style:font-size-complex="12pt"/>
    </style:style>
    <style:style style:name="ce7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87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8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20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9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92" style:family="table-cell" style:parent-style-name="Default">
      <style:table-cell-properties fo:background-color="#ff66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794" style:family="table-cell" style:parent-style-name="Default">
      <style:table-cell-properties fo:background-color="#e6e6e6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5" style:family="table-cell" style:parent-style-name="Default">
      <style:table-cell-properties style:cell-protect="hidden-and-protected" style:print-content="true" fo:background-color="transparent"/>
    </style:style>
    <style:style style:name="ce79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</style:style>
    <style:style style:name="ce79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1" fo:font-size="12pt" style:font-size-asian="12pt" style:font-size-complex="12pt"/>
    </style:style>
    <style:style style:name="ce799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1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2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803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start" fo:margin-left="0mm"/>
      <style:text-properties style:font-name="Times New Roman1" fo:font-size="12pt" style:font-size-asian="12pt" style:font-size-complex="12pt"/>
    </style:style>
    <style:style style:name="ce804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0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48" style:family="table-cell" style:parent-style-name="Default" style:data-style-name="N107">
      <style:table-cell-properties style:cell-protect="hidden-and-protected" style:print-content="true" fo:background-color="transparent"/>
    </style:style>
    <style:style style:name="ce80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1" fo:font-size="12pt" style:font-size-asian="12pt" style:font-size-complex="12pt"/>
    </style:style>
    <style:style style:name="ce807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3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9" style:family="table-cell" style:parent-style-name="Default" style:data-style-name="N99">
      <style:table-cell-properties style:cell-protect="hidden-and-protected" style:print-content="true" fo:background-color="transparent"/>
    </style:style>
    <style:style style:name="ce810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1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2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3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4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15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1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3333ff" style:font-name="Times New Roman1" fo:font-size="12pt" style:font-size-asian="12pt" style:font-size-complex="12pt"/>
    </style:style>
    <style:style style:name="ce81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8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9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820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2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1" fo:font-size="12pt" style:font-size-asian="12pt" style:font-size-complex="12pt"/>
    </style:style>
    <style:style style:name="ce82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24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26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7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</style:style>
    <style:style style:name="ce828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82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0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31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Symbol2" fo:font-size="12pt" style:font-name-asian="Symbol2" style:font-size-asian="12pt" style:font-name-complex="Symbol2" style:font-size-complex="12pt"/>
    </style:style>
    <style:style style:name="ce83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Symbol" fo:font-size="12pt" style:font-size-asian="12pt" style:font-size-complex="12pt"/>
    </style:style>
    <style:style style:name="ce83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Alef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6" style:family="graphic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Times New Roman'" style:font-style-name="Gras Italique" style:font-family-generic="roman" fo:font-size="24pt" fo:font-style="normal" fo:font-weight="bold"/>
    </style:style>
    <style:style style:name="P5" style:family="paragraph">
      <style:paragraph-properties fo:text-align="star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ff3300"/>
    </style:style>
    <style:style style:name="T6" style:family="text">
      <style:text-properties fo:color="#ff3300" style:font-name="Times New Roman" style:font-name-asian="Times New Roman" style:font-name-complex="Times New Roman"/>
    </style:style>
    <style:style style:name="T7" style:family="text">
      <style:text-properties fo:color="#ce181e" fo:font-weight="bold" style:font-weight-asian="bold" style:font-weight-complex="bold"/>
    </style:style>
    <style:style style:name="T8" style:family="text">
      <style:text-properties fo:color="#ce181e" style:font-name="Symbol" fo:font-weight="bold" style:font-weight-asian="bold" style:font-weight-complex="bold"/>
    </style:style>
    <style:style style:name="T9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1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3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1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ffff"/>
    </style:style>
    <style:style style:name="T1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20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2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2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FkfA5ntyE7GgsUqf1mMfeqj8IH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" form:id="control1" form:label="Résultat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2.03mm" svg:y="104.59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10"/>
        <table:table-column table:style-name="co1" table:number-columns-repeated="2" table:default-cell-style-name="ce19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3"/>
          <table:covered-table-cell table:style-name="ce26"/>
          <table:covered-table-cell table:number-columns-repeated="5" table:style-name="ce28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1"/>
          <table:table-cell table:style-name="ce23"/>
          <table:table-cell table:style-name="ce26"/>
          <table:table-cell table:style-name="ce28" table:number-columns-repeated="5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4"/>
          <table:table-cell table:style-name="ce34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4"/>
          <table:table-cell table:style-name="ce34" table:number-columns-repeated="1016"/>
        </table:table-row>
        <table:table-row table:style-name="ro2">
          <table:table-cell table:style-name="ce2"/>
          <table:table-cell table:style-name="ce24" table:number-columns-repeated="7"/>
          <table:table-cell table:style-name="ce34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TOUJOURS </text:p>
            <text:p>UTILISER LA DERNIÈRE VERSION DE LIBREOFFICE STABLE</text:p>
          </table:table-cell>
          <table:covered-table-cell table:number-columns-repeated="7" table:style-name="ce24"/>
          <table:table-cell table:style-name="ce34" table:number-columns-repeated="1016"/>
        </table:table-row>
        <table:table-row table:style-name="ro2">
          <table:covered-table-cell table:style-name="ce2"/>
          <table:covered-table-cell table:number-columns-repeated="7" table:style-name="ce24"/>
          <table:table-cell table:style-name="ce34" table:number-columns-repeated="1016"/>
        </table:table-row>
        <table:table-row table:style-name="ro2">
          <table:table-cell table:style-name="ce2"/>
          <table:table-cell table:style-name="ce24" table:number-columns-repeated="7"/>
          <table:table-cell table:style-name="ce34"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58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covered-table-cell table:style-name="ce8"/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8"/>
          <table:table-cell table:style-name="ce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0.1mm" draw:z-index="2" draw:style-name="gr3" draw:text-style-name="P3" svg:width="34.53mm" svg:height="8.02mm" svg:x="10.92mm" svg:y="2.66mm" draw:control="control1"/>
          </table:table-cell>
          <table:table-cell table:number-columns-repeated="2"/>
          <table:table-cell>
            <draw:control table:end-cell-address="Aide.F15" table:end-x="14.98mm" table:end-y="1.24mm" draw:z-index="3" draw:style-name="gr3" draw:text-style-name="P3" svg:width="34.88mm" svg:height="9.2mm" svg:x="2.69mm" svg:y="2.62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41"/>
          <table:table-cell table:number-columns-repeated="1023"/>
        </table:table-row>
        <table:table-row table:style-name="ro3">
          <table:table-cell table:style-name="ce19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1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0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2" office:value-type="string" calcext:value-type="string" table:number-columns-spanned="6" table:number-rows-spanned="1">
            <text:p>Barème</text:p>
          </table:table-cell>
          <table:covered-table-cell table:number-columns-repeated="5" table:style-name="ce63"/>
          <table:table-cell table:number-columns-repeated="1018"/>
        </table:table-row>
        <table:table-row table:style-name="ro3">
          <table:table-cell table:style-name="ce49" office:value-type="string" calcext:value-type="string" table:number-columns-spanned="2" table:number-rows-spanned="1">
            <text:p>Bonn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Mauvais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Absence de réponse</text:p>
          </table:table-cell>
          <table:covered-table-cell table:style-name="ce63"/>
          <table:table-cell table:number-columns-repeated="1018"/>
        </table:table-row>
        <table:table-row table:style-name="ro3">
          <table:table-cell table:style-name="ce49" office:value-type="string" calcext:value-type="string" table:number-columns-spanned="2" table:number-rows-spanned="1">
            <text:p>+ 1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- 0,5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0 point</text:p>
          </table:table-cell>
          <table:covered-table-cell table:style-name="ce63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iveau 1" table:style-name="ta1" table:protected="true" table:protection-key="FkfA5ntyE7GgsUqf1mMfeqj8IH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3" form:id="control3" form:label="Réponses" form:input-required="false" form:linked-cell="'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4" form:id="control4" form:label="Résultat" form:input-required="false" form:linked-cell="'Niveau 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60mm" svg:y1="4.95mm" svg:x2="60mm" svg:y2="21.09mm">
            <text:p/>
          </draw:line>
          <draw:line draw:z-index="1" draw:style-name="gr5" draw:text-style-name="P2" svg:x1="85.37mm" svg:y1="5.29mm" svg:x2="85.37mm" svg:y2="21.43mm">
            <text:p/>
          </draw:line>
          <draw:line draw:z-index="2" draw:style-name="gr5" draw:text-style-name="P2" svg:x1="165.64mm" svg:y1="59.29mm" svg:x2="165.64mm" svg:y2="103.6mm">
            <text:p/>
          </draw:line>
          <draw:line draw:z-index="3" draw:style-name="gr4" draw:text-style-name="P2" svg:x1="247.22mm" svg:y1="59.31mm" svg:x2="247.22mm" svg:y2="103.43mm">
            <text:p/>
          </draw:line>
          <draw:control draw:z-index="4" draw:style-name="gr3" draw:text-style-name="P4" svg:width="40.19mm" svg:height="16.8mm" svg:x="415.9mm" svg:y="5.82mm" draw:control="control3"/>
          <draw:control draw:z-index="5" draw:style-name="gr3" draw:text-style-name="P4" svg:width="39.9mm" svg:height="16.8mm" svg:x="360.65mm" svg:y="6.17mm" draw:control="control4"/>
          <draw:line draw:z-index="6" draw:style-name="gr5" draw:text-style-name="P2" svg:x1="165.87mm" svg:y1="133.74mm" svg:x2="165.87mm" svg:y2="178.37mm">
            <text:p/>
          </draw:line>
          <draw:line draw:z-index="7" draw:style-name="gr4" draw:text-style-name="P2" svg:x1="246.82mm" svg:y1="134.32mm" svg:x2="247.36mm" svg:y2="178.37mm">
            <text:p/>
          </draw:line>
        </table:shapes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9" table:default-cell-style-name="ce13"/>
        <table:table-column table:style-name="co6" table:number-columns-repeated="11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935" table:default-cell-style-name="ce13"/>
        <table:table-column table:style-name="co9" table:number-columns-repeated="64" table:default-cell-style-name="ce333"/>
        <table:table-row table:style-name="ro5">
          <table:table-cell table:style-name="ce43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70"/>
          <table:covered-table-cell table:style-name="ce104"/>
          <table:covered-table-cell table:number-columns-repeated="3" table:style-name="ce103"/>
          <table:covered-table-cell table:style-name="ce121"/>
          <table:covered-table-cell table:style-name="ce128"/>
          <table:covered-table-cell table:style-name="ce134"/>
          <table:table-cell table:style-name="ce70" table:number-columns-repeated="3"/>
          <table:table-cell table:style-name="ce317"/>
          <table:table-cell table:style-name="ce178"/>
          <table:table-cell table:style-name="ce198" table:formula="of:=IF(OR([.$X$1];[.$X$2]);[$Données.N61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style-name="ce333" table:number-columns-repeated="5"/>
          <table:table-cell table:style-name="ce335"/>
          <table:table-cell table:style-name="ce337" office:value-type="boolean" office:boolean-value="false" calcext:value-type="boolean">
            <text:p>FAUX</text:p>
          </table:table-cell>
          <table:table-cell table:style-name="ce335" table:number-columns-repeated="988"/>
          <table:table-cell table:number-columns-repeated="9"/>
          <table:table-cell table:style-name="ce41" table:number-columns-repeated="3"/>
        </table:table-row>
        <table:table-row table:style-name="ro5">
          <table:table-cell table:style-name="ce64" office:value-type="string" calcext:value-type="string" table:number-columns-spanned="9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covered-table-cell table:number-columns-repeated="2" table:style-name="ce70"/>
          <table:covered-table-cell table:style-name="ce134"/>
          <table:table-cell table:style-name="ce70" table:number-columns-repeated="3"/>
          <table:table-cell table:style-name="ce317"/>
          <table:table-cell table:style-name="ce70"/>
          <table:covered-table-cell table:style-name="ce70"/>
          <table:covered-table-cell table:style-name="ce242"/>
          <table:covered-table-cell table:style-name="ce70"/>
          <table:table-cell table:style-name="ce333" table:number-columns-repeated="5"/>
          <table:table-cell table:style-name="ce335"/>
          <table:table-cell table:style-name="ce337" office:value-type="boolean" office:boolean-value="false" calcext:value-type="boolean">
            <text:p>FAUX</text:p>
          </table:table-cell>
          <table:table-cell table:style-name="ce335" table:number-columns-repeated="988"/>
          <table:table-cell table:number-columns-repeated="9"/>
          <table:table-cell table:style-name="ce41" table:number-columns-repeated="3"/>
        </table:table-row>
        <table:table-row table:style-name="ro5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69" table:number-columns-repeated="2"/>
          <table:table-cell table:style-name="ce81"/>
          <table:table-cell table:style-name="ce69" table:number-columns-repeated="3"/>
          <table:table-cell table:style-name="ce91" table:number-columns-repeated="3"/>
          <table:table-cell table:style-name="ce69" table:number-columns-repeated="10"/>
          <table:table-cell table:style-name="ce91" table:number-columns-repeated="990"/>
          <table:table-cell table:style-name="ce69" table:number-columns-repeated="9"/>
        </table:table-row>
        <table:table-row table:style-name="ro5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99" table:number-columns-spanned="2" table:number-rows-spanned="1"/>
          <table:covered-table-cell table:style-name="ce29"/>
          <table:table-cell table:style-name="ce31"/>
          <table:table-cell table:style-name="ce99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159"/>
          <table:covered-table-cell table:style-name="ce253"/>
          <table:table-cell table:style-name="ce205" table:formula="of:=[$Données.C48]" office:value-type="string" office:string-value="(-x-14)(x-22) = 0" calcext:value-type="string" table:number-columns-spanned="3" table:number-rows-spanned="1">
            <text:p>(-x-14)(x-22) = 0</text:p>
          </table:table-cell>
          <table:covered-table-cell table:style-name="ce191"/>
          <table:covered-table-cell table:style-name="ce200"/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44]" office:value-type="string" office:string-value="Signe de (-x-14)" calcext:value-type="string">
            <text:p>Signe de (-x-14)</text:p>
          </table:table-cell>
          <table:table-cell table:style-name="ce11"/>
          <table:table-cell table:style-name="ce100" table:number-columns-spanned="2" table:number-rows-spanned="1"/>
          <table:covered-table-cell table:style-name="ce99"/>
          <table:table-cell table:style-name="ce100"/>
          <table:table-cell table:style-name="ce99" table:number-columns-spanned="2" table:number-rows-spanned="1"/>
          <table:covered-table-cell table:style-name="ce100"/>
          <table:table-cell table:style-name="ce38"/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0"/>
          <table:table-cell table:style-name="ce181" table:number-columns-repeated="3"/>
          <table:table-cell table:style-name="ce202"/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45]" office:value-type="string" office:string-value="Signe de (x-22)" calcext:value-type="string">
            <text:p>Signe de (x-22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162" table:formula="of:=IF(ISBLANK([.M5]);&quot;&quot;;IF([.$X$1];IF([.M5]=[$Données.B49];1;0);&quot;&quot;))">
            <text:p/>
          </table:table-cell>
          <table:table-cell table:style-name="ce183" table:formula="of:=IF(ISBLANK([.N5]);&quot;&quot;;IF([.$X$1];IF([.N5]=[$Données.C49];1;0);&quot;&quot;))">
            <text:p/>
          </table:table-cell>
          <table:table-cell table:style-name="ce194" table:formula="of:=IF(ISBLANK([.O5]);&quot;&quot;;IF([.$X$1];IF([.O5]=[$Données.D49];1;0);&quot;&quot;))">
            <text:p/>
          </table:table-cell>
          <table:table-cell table:style-name="ce210" table:formula="of:=IF(ISBLANK([.P5]);&quot;&quot;;IF([.$X$1];IF([.P5]=[$Données.E49];1;0);&quot;&quot;))">
            <text:p/>
          </table:table-cell>
          <table:table-cell table:style-name="ce252" table:formula="of:=IF(ISBLANK([.Q5]);&quot;&quot;;IF([.$X$1];IF([.Q5]=[$Données.F49];1;0);&quot;&quot;))">
            <text:p/>
          </table:table-cell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46]" office:value-type="string" office:string-value="Signe de (-x-14)(x-22)" calcext:value-type="string">
            <text:p>Signe de (-x-14)(x-22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164" table:formula="of:=IF(AND([.$X$1];[.$X$2]);[$Données.B49];&quot;&quot;)">
            <text:p/>
          </table:table-cell>
          <table:table-cell table:style-name="ce185" table:formula="of:=IF(AND([.$X$1];[.$X$2]);[$Données.C49];&quot;&quot;)">
            <text:p/>
          </table:table-cell>
          <table:table-cell table:style-name="ce199" table:formula="of:=IF(AND([.$X$1];[.$X$2]);[$Données.D49];&quot;&quot;)">
            <text:p/>
          </table:table-cell>
          <table:table-cell table:style-name="ce222" table:formula="of:=IF(AND([.$X$1];[.$X$2]);[$Données.E49];&quot;&quot;)">
            <text:p/>
          </table:table-cell>
          <table:table-cell table:style-name="ce254" table:formula="of:=IF(AND([.$X$1];[.$X$2]);[$Données.F49];&quot;&quot;)">
            <text:p/>
          </table:table-cell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5">
          <table:table-cell table:number-columns-repeated="9"/>
          <table:table-cell table:style-name="ce131" table:number-columns-repeated="8"/>
          <table:table-cell table:style-name="ce333" table:number-columns-repeated="8"/>
          <table:table-cell table:number-columns-repeated="999"/>
        </table:table-row>
        <table:table-row table:style-name="ro5">
          <table:table-cell table:style-name="ce71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02" table:formula="of:=IF(AND([.$X$1];[.$X$2]);[$Données.C43];&quot;&quot;)" table:number-columns-spanned="2" table:number-rows-spanned="1">
            <text:p/>
          </table:table-cell>
          <table:covered-table-cell table:style-name="ce102" table:formula="of:=#REF!" office:value-type="string" office:string-value="" calcext:value-type="error">
            <text:p>#RÉF !</text:p>
          </table:covered-table-cell>
          <table:table-cell table:style-name="ce31"/>
          <table:table-cell table:style-name="ce102" table:formula="of:=IF(AND([.$X$1];[.$X$2]);[$Données.F43];&quot;&quot;)" table:number-columns-spanned="2" table:number-rows-spanned="1">
            <text:p/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265"/>
          <table:table-cell table:style-name="ce150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166"/>
          <table:covered-table-cell table:style-name="ce253"/>
          <table:covered-table-cell table:style-name="Default"/>
          <table:table-cell table:style-name="ce229" table:formula="of:=[$Données.H56]" office:value-type="string" office:string-value="(-x-14)(x-22) ≤ 0" calcext:value-type="string" table:number-columns-spanned="4" table:number-rows-spanned="1">
            <text:p>(-x-14)(x-22) ≤ 0</text:p>
          </table:table-cell>
          <table:covered-table-cell table:number-columns-repeated="2" table:style-name="ce166"/>
          <table:covered-table-cell table:style-name="ce159"/>
          <table:table-cell table:style-name="ce211"/>
          <table:table-cell table:style-name="ce213"/>
          <table:table-cell table:style-name="ce215"/>
          <table:table-cell table:style-name="ce223"/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5">
          <table:table-cell table:style-name="ce71" table:formula="of:=[.A5]" office:value-type="string" office:string-value="Signe de (-x-14)" calcext:value-type="string">
            <text:p>Signe de (-x-14)</text:p>
          </table:table-cell>
          <table:table-cell table:style-name="ce122" table:formula="of:=IF(AND([.$X$1];[.$X$2]);[$Données.B44];&quot;&quot;)">
            <text:p/>
          </table:table-cell>
          <table:table-cell table:style-name="ce102" table:formula="of:=IF(AND([.$X$1];[.$X$2]);[Données.C44];&quot;&quot;)" table:number-columns-spanned="2" table:number-rows-spanned="1">
            <text:p/>
          </table:table-cell>
          <table:covered-table-cell table:style-name="ce102" table:formula="of:=IF([.$X$2];['Niveau 6'.J48];&quot;&quot;)">
            <text:p/>
          </table:covered-table-cell>
          <table:table-cell table:style-name="ce31" table:formula="of:=IF(AND([.$X$1];[.$X$2]);[Données.E44];&quot;&quot;)">
            <text:p/>
          </table:table-cell>
          <table:table-cell table:style-name="ce102" table:formula="of:=IF(AND([.$X$1];[.$X$2]);[$Données.F44];&quot;&quot;)" table:number-columns-spanned="2" table:number-rows-spanned="1">
            <text:p/>
          </table:table-cell>
          <table:covered-table-cell table:style-name="ce102" table:formula="of:=IF([.$X$2];['Niveau 6'.M48];&quot;&quot;)">
            <text:p/>
          </table:covered-table-cell>
          <table:table-cell table:style-name="ce226" table:formula="of:=IF(AND([.$X$1];[.$X$2]);[Données.H44];&quot;&quot;)">
            <text:p/>
          </table:table-cell>
          <table:table-cell table:style-name="ce138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5">
          <table:table-cell table:style-name="ce71" table:formula="of:=[.A6]" office:value-type="string" office:string-value="Signe de (x-22)" calcext:value-type="string">
            <text:p>Signe de (x-22)</text:p>
          </table:table-cell>
          <table:table-cell table:style-name="ce122" table:formula="of:=IF(AND([.$X$1];[.$X$2]);[$Données.B45];&quot;&quot;)">
            <text:p/>
          </table:table-cell>
          <table:table-cell table:style-name="ce102" table:formula="of:=IF(AND([.$X$1];[.$X$2]);[Données.C45];&quot;&quot;)" table:number-columns-spanned="2" table:number-rows-spanned="1">
            <text:p/>
          </table:table-cell>
          <table:covered-table-cell table:style-name="ce102" table:formula="of:=IF([.$X$2];['Niveau 6'.J49];&quot;&quot;)">
            <text:p/>
          </table:covered-table-cell>
          <table:table-cell table:style-name="ce31" table:formula="of:=IF(AND([.$X$1];[.$X$2]);[Données.E45];&quot;&quot;)">
            <text:p/>
          </table:table-cell>
          <table:table-cell table:style-name="ce102" table:formula="of:=IF(AND([.$X$1];[.$X$2]);[$Données.F45];&quot;&quot;)" table:number-columns-spanned="2" table:number-rows-spanned="1">
            <text:p/>
          </table:table-cell>
          <table:covered-table-cell table:style-name="ce102" table:formula="of:=IF([.$X$2];['Niveau 6'.M49];&quot;&quot;)">
            <text:p/>
          </table:covered-table-cell>
          <table:table-cell table:style-name="ce226" table:formula="of:=IF(AND([.$X$1];[.$X$2]);[Données.H45];&quot;&quot;)">
            <text:p/>
          </table:table-cell>
          <table:table-cell table:style-name="ce289"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152" table:formula="of:=IF(ISBLANK([.M10]);&quot;&quot;;IF([.$X$1];IF([.M10]=[$Données.B57];1;0);&quot;&quot;))">
            <text:p/>
          </table:table-cell>
          <table:table-cell table:style-name="ce187" table:formula="of:=IF(ISBLANK([.N10]);&quot;&quot;;IF([.$X$1];IF([.N10]=[$Données.C57];1;0);&quot;&quot;))">
            <text:p/>
          </table:table-cell>
          <table:table-cell table:style-name="ce203" table:formula="of:=IF(ISBLANK([.O10]);&quot;&quot;;IF([.$X$1];IF([.O10]=[$Données.D57];1;0);&quot;&quot;))">
            <text:p/>
          </table:table-cell>
          <table:table-cell table:style-name="ce236" table:formula="of:=IF(ISBLANK([.P10]);&quot;&quot;;IF([.$X$1];IF([.P10]=[$Données.E57];1;0);&quot;&quot;))">
            <text:p/>
          </table:table-cell>
          <table:table-cell table:style-name="ce259" table:formula="of:=IF(ISBLANK([.Q10]);&quot;&quot;;IF([.$X$1];IF([.Q10]=[$Données.F57];1;0);&quot;&quot;))">
            <text:p/>
          </table:table-cell>
          <table:table-cell table:style-name="ce267" table:formula="of:=IF(ISBLANK([.R10]);&quot;&quot;;IF([.$X$1];IF([.R10]=[$Données.G57];1;0);&quot;&quot;))">
            <text:p/>
          </table:table-cell>
          <table:table-cell table:style-name="ce280" table:formula="of:=IF(ISBLANK([.S10]);&quot;&quot;;IF([.$X$1];IF([.S10]=[$Données.H57];1;0);&quot;&quot;))">
            <text:p/>
          </table:table-cell>
          <table:table-cell table:style-name="ce290" table:formula="of:=IF(ISBLANK([.T10]);&quot;&quot;;IF([.$X$1];IF([.T10]=[$Données.I57];1;0);&quot;&quot;))">
            <text:p/>
          </table:table-cell>
          <table:table-cell table:style-name="ce304" table:formula="of:=IF(ISBLANK([.U10]);&quot;&quot;;IF([.$X$1];IF([.U10]=[$Données.J57];1;0);&quot;&quot;))">
            <text:p/>
          </table:table-cell>
          <table:table-cell table:style-name="ce275" table:formula="of:=IF(ISBLANK([.V10]);&quot;&quot;;IF([.$X$1];IF([.V10]=[$Données.K57];1;0);&quot;&quot;))">
            <text:p/>
          </table:table-cell>
          <table:table-cell table:style-name="ce284" table:formula="of:=IF(ISBLANK([.W10]);&quot;&quot;;IF([.$X$1];IF([.W10]=[$Données.L57];1;0);&quot;&quot;))">
            <text:p/>
          </table:table-cell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5">
          <table:table-cell table:style-name="ce71" table:formula="of:=[.A7]" office:value-type="string" office:string-value="Signe de (-x-14)(x-22)" calcext:value-type="string">
            <text:p>Signe de (-x-14)(x-22)</text:p>
          </table:table-cell>
          <table:table-cell table:style-name="ce122" table:formula="of:=IF(AND([.$X$1];[.$X$2]);[$Données.B46];&quot;&quot;)">
            <text:p/>
          </table:table-cell>
          <table:table-cell table:style-name="ce102" table:formula="of:=IF(AND([.$X$1];[.$X$2]);[Données.C46];&quot;&quot;)" table:number-columns-spanned="2" table:number-rows-spanned="1">
            <text:p/>
          </table:table-cell>
          <table:covered-table-cell table:style-name="ce102" table:formula="of:=IF([.$X$2];['Niveau 6'.J50];&quot;&quot;)">
            <text:p/>
          </table:covered-table-cell>
          <table:table-cell table:style-name="ce31" table:formula="of:=IF(AND([.$X$1];[.$X$2]);[Données.E46];&quot;&quot;)">
            <text:p/>
          </table:table-cell>
          <table:table-cell table:style-name="ce102" table:formula="of:=IF(AND([.$X$1];[.$X$2]);[$Données.F46];&quot;&quot;)" table:number-columns-spanned="2" table:number-rows-spanned="1">
            <text:p/>
          </table:table-cell>
          <table:covered-table-cell table:style-name="ce102" table:formula="of:=IF([.$X$2];['Niveau 6'.M50];&quot;&quot;)">
            <text:p/>
          </table:covered-table-cell>
          <table:table-cell table:style-name="ce226" table:formula="of:=IF(AND([.$X$1];[.$X$2]);[Données.H46];&quot;&quot;)">
            <text:p/>
          </table:table-cell>
          <table:table-cell table:style-name="ce306"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173" table:formula="of:=IF(AND([.$X$1];[.$X$2]);[$Données.B58];&quot;&quot;)">
            <text:p/>
          </table:table-cell>
          <table:table-cell table:style-name="ce188" table:formula="of:=IF(AND([.$X$1];[.$X$2]);[$Données.C58];&quot;&quot;)">
            <text:p/>
          </table:table-cell>
          <table:table-cell table:style-name="ce204" table:formula="of:=IF(AND([.$X$1];[.$X$2]);[$Données.D58];&quot;&quot;)">
            <text:p/>
          </table:table-cell>
          <table:table-cell table:style-name="ce240" table:formula="of:=IF(AND([.$X$1];[.$X$2]);[$Données.E58];&quot;&quot;)">
            <text:p/>
          </table:table-cell>
          <table:table-cell table:style-name="ce260" table:formula="of:=IF(AND([.$X$1];[.$X$2]);[$Données.F58];&quot;&quot;)">
            <text:p/>
          </table:table-cell>
          <table:table-cell table:style-name="ce268" table:formula="of:=IF(AND([.$X$1];[.$X$2]);[$Données.G58];&quot;&quot;)">
            <text:p/>
          </table:table-cell>
          <table:table-cell table:style-name="ce282" table:formula="of:=IF(AND([.$X$1];[.$X$2]);[$Données.H58];&quot;&quot;)">
            <text:p/>
          </table:table-cell>
          <table:table-cell table:style-name="ce295" table:formula="of:=IF(AND([.$X$1];[.$X$2]);[$Données.I58];&quot;&quot;)">
            <text:p/>
          </table:table-cell>
          <table:table-cell table:style-name="ce307" table:formula="of:=IF(AND([.$X$1];[.$X$2]);[$Données.J58];&quot;&quot;)">
            <text:p/>
          </table:table-cell>
          <table:table-cell table:style-name="ce313" table:formula="of:=IF(AND([.$X$1];[.$X$2]);[$Données.K58];&quot;&quot;)">
            <text:p/>
          </table:table-cell>
          <table:table-cell table:style-name="ce323" table:formula="of:=IF(AND([.$X$1];[.$X$2]);[$Données.L58];&quot;&quot;)">
            <text:p/>
          </table:table-cell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5">
          <table:table-cell table:style-name="ce109" table:number-columns-repeated="15"/>
          <table:table-cell table:style-name="ce212" table:number-columns-repeated="10"/>
          <table:table-cell table:style-name="ce109" table:number-columns-repeated="935"/>
          <table:table-cell table:style-name="ce212" table:number-columns-repeated="64"/>
        </table:table-row>
        <table:table-row table:style-name="ro5"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98"/>
          <table:covered-table-cell table:number-columns-repeated="6"/>
          <table:table-cell/>
          <table:table-cell table:style-name="Default"/>
          <table:table-cell table:style-name="ce131" table:number-columns-repeated="2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3" table:style-name="ce18"/>
          <table:table-cell table:style-name="ce333" table:number-columns-repeated="5"/>
          <table:table-cell table:number-columns-repeated="999"/>
        </table:table-row>
        <table:table-row table:style-name="ro5">
          <table:table-cell table:style-name="ce212" table:number-columns-repeated="8"/>
          <table:table-cell table:style-name="ce109" table:number-columns-repeated="4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206"/>
          <table:table-cell table:style-name="ce241"/>
          <table:table-cell table:style-name="ce264"/>
          <table:table-cell table:style-name="ce276"/>
          <table:table-cell table:style-name="ce109" table:number-columns-repeated="5"/>
          <table:table-cell table:style-name="ce212"/>
          <table:table-cell table:style-name="ce109" table:number-columns-repeated="936"/>
          <table:table-cell table:style-name="ce212" table:number-columns-repeated="64"/>
        </table:table-row>
        <table:table-row table:style-name="ro5">
          <table:table-cell table:style-name="ce212" table:number-columns-repeated="8"/>
          <table:table-cell table:style-name="ce109" table:number-columns-repeated="4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206"/>
          <table:table-cell table:style-name="ce241"/>
          <table:table-cell table:style-name="ce264"/>
          <table:table-cell table:style-name="ce276"/>
          <table:table-cell table:style-name="ce109" table:number-columns-repeated="5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9"/>
        </table:table-row>
        <table:table-row table:style-name="ro5">
          <table:table-cell table:style-name="ce109" table:number-columns-repeated="23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9"/>
        </table:table-row>
        <table:table-row table:style-name="ro5">
          <table:table-cell table:style-name="ce109"/>
          <table:table-cell table:style-name="ce212" table:number-columns-repeated="3"/>
          <table:table-cell table:style-name="ce119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5">
          <table:table-cell table:style-name="ce109"/>
          <table:table-cell table:style-name="ce119" table:number-columns-repeated="4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5">
          <table:table-cell table:style-name="ce109" table:number-columns-repeated="2"/>
          <table:table-cell table:style-name="ce212"/>
          <table:table-cell table:style-name="ce109" table:number-columns-repeated="20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5">
          <table:table-cell table:style-name="ce109" table:number-columns-repeated="23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5" table:number-rows-repeated="2">
          <table:table-cell table:style-name="ce109" table:number-columns-repeated="23"/>
          <table:table-cell table:style-name="ce212"/>
          <table:table-cell table:style-name="ce109" table:number-columns-repeated="936"/>
          <table:table-cell table:style-name="ce212" table:number-columns-repeated="64"/>
        </table:table-row>
        <table:table-row table:style-name="ro5" table:number-rows-repeated="25">
          <table:table-cell table:style-name="ce109" table:number-columns-repeated="960"/>
          <table:table-cell table:style-name="ce212" table:number-columns-repeated="64"/>
        </table:table-row>
        <table:table-row table:style-name="ro5" table:number-rows-repeated="1048520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1'.M6:'Niveau 1'.M6">
            <calcext:condition calcext:apply-style-name="FAUX" calcext:value="formula-is(IF([.M6]=1))" calcext:base-cell-address="'Niveau 1'.M6"/>
            <calcext:condition calcext:apply-style-name="VRAI" calcext:value="formula-is(IF([.M6]=0))" calcext:base-cell-address="'Niveau 1'.M6"/>
          </calcext:conditional-format>
          <calcext:conditional-format calcext:target-range-address="'Niveau 1'.N6:'Niveau 1'.N6">
            <calcext:condition calcext:apply-style-name="FAUX" calcext:value="formula-is(IF([.N6]=1))" calcext:base-cell-address="'Niveau 1'.N6"/>
            <calcext:condition calcext:apply-style-name="VRAI" calcext:value="formula-is(IF([.N6]=0))" calcext:base-cell-address="'Niveau 1'.N6"/>
          </calcext:conditional-format>
          <calcext:conditional-format calcext:target-range-address="'Niveau 1'.O6:'Niveau 1'.O6">
            <calcext:condition calcext:apply-style-name="FAUX" calcext:value="formula-is(IF([.O6]=1))" calcext:base-cell-address="'Niveau 1'.O6"/>
            <calcext:condition calcext:apply-style-name="VRAI" calcext:value="formula-is(IF([.O6]=0))" calcext:base-cell-address="'Niveau 1'.O6"/>
          </calcext:conditional-format>
          <calcext:conditional-format calcext:target-range-address="'Niveau 1'.P6:'Niveau 1'.P6">
            <calcext:condition calcext:apply-style-name="FAUX" calcext:value="formula-is(IF([.P6]=1))" calcext:base-cell-address="'Niveau 1'.P6"/>
            <calcext:condition calcext:apply-style-name="VRAI" calcext:value="formula-is(IF([.P6]=0))" calcext:base-cell-address="'Niveau 1'.P6"/>
          </calcext:conditional-format>
          <calcext:conditional-format calcext:target-range-address="'Niveau 1'.Q6:'Niveau 1'.Q6">
            <calcext:condition calcext:apply-style-name="FAUX" calcext:value="formula-is(IF([.Q6]=1))" calcext:base-cell-address="'Niveau 1'.Q6"/>
            <calcext:condition calcext:apply-style-name="VRAI" calcext:value="formula-is(IF([.Q6]=0))" calcext:base-cell-address="'Niveau 1'.Q6"/>
          </calcext:conditional-format>
          <calcext:conditional-format calcext:target-range-address="'Niveau 1'.M7:'Niveau 1'.M7">
            <calcext:condition calcext:apply-style-name="FAUX" calcext:value="formula-is(IF([.M6]=1))" calcext:base-cell-address="'Niveau 1'.M7"/>
            <calcext:condition calcext:apply-style-name="VRAI" calcext:value="formula-is(IF([.M6]=0))" calcext:base-cell-address="'Niveau 1'.M7"/>
          </calcext:conditional-format>
          <calcext:conditional-format calcext:target-range-address="'Niveau 1'.N7:'Niveau 1'.N7">
            <calcext:condition calcext:apply-style-name="FAUX" calcext:value="formula-is(IF([.N6]=1))" calcext:base-cell-address="'Niveau 1'.N7"/>
            <calcext:condition calcext:apply-style-name="VRAI" calcext:value="formula-is(IF([.N6]=0))" calcext:base-cell-address="'Niveau 1'.N7"/>
          </calcext:conditional-format>
          <calcext:conditional-format calcext:target-range-address="'Niveau 1'.O7:'Niveau 1'.O7">
            <calcext:condition calcext:apply-style-name="FAUX" calcext:value="formula-is(IF([.O6]=1))" calcext:base-cell-address="'Niveau 1'.O7"/>
            <calcext:condition calcext:apply-style-name="VRAI" calcext:value="formula-is(IF([.O6]=0))" calcext:base-cell-address="'Niveau 1'.O7"/>
          </calcext:conditional-format>
          <calcext:conditional-format calcext:target-range-address="'Niveau 1'.P7:'Niveau 1'.P7">
            <calcext:condition calcext:apply-style-name="FAUX" calcext:value="formula-is(IF([.P6]=1))" calcext:base-cell-address="'Niveau 1'.P7"/>
            <calcext:condition calcext:apply-style-name="VRAI" calcext:value="formula-is(IF([.P6]=0))" calcext:base-cell-address="'Niveau 1'.P7"/>
          </calcext:conditional-format>
          <calcext:conditional-format calcext:target-range-address="'Niveau 1'.Q7:'Niveau 1'.Q7">
            <calcext:condition calcext:apply-style-name="FAUX" calcext:value="formula-is(IF([.Q6]=1))" calcext:base-cell-address="'Niveau 1'.Q7"/>
            <calcext:condition calcext:apply-style-name="VRAI" calcext:value="formula-is(IF([.Q6]=0))" calcext:base-cell-address="'Niveau 1'.Q7"/>
          </calcext:conditional-format>
          <calcext:conditional-format calcext:target-range-address="'Niveau 1'.M11:'Niveau 1'.M11">
            <calcext:condition calcext:apply-style-name="FAUX" calcext:value="formula-is(IF([.M11]=1))" calcext:base-cell-address="'Niveau 1'.M11"/>
            <calcext:condition calcext:apply-style-name="VRAI" calcext:value="formula-is(IF([.M11]=0))" calcext:base-cell-address="'Niveau 1'.M11"/>
          </calcext:conditional-format>
          <calcext:conditional-format calcext:target-range-address="'Niveau 1'.N11:'Niveau 1'.N11">
            <calcext:condition calcext:apply-style-name="FAUX" calcext:value="formula-is(IF([.N11]=1))" calcext:base-cell-address="'Niveau 1'.N11"/>
            <calcext:condition calcext:apply-style-name="VRAI" calcext:value="formula-is(IF([.N11]=0))" calcext:base-cell-address="'Niveau 1'.N11"/>
          </calcext:conditional-format>
          <calcext:conditional-format calcext:target-range-address="'Niveau 1'.O11:'Niveau 1'.O11">
            <calcext:condition calcext:apply-style-name="FAUX" calcext:value="formula-is(IF([.O11]=1))" calcext:base-cell-address="'Niveau 1'.O11"/>
            <calcext:condition calcext:apply-style-name="VRAI" calcext:value="formula-is(IF([.O11]=0))" calcext:base-cell-address="'Niveau 1'.O11"/>
          </calcext:conditional-format>
          <calcext:conditional-format calcext:target-range-address="'Niveau 1'.P11:'Niveau 1'.P11">
            <calcext:condition calcext:apply-style-name="FAUX" calcext:value="formula-is(IF([.P11]=1))" calcext:base-cell-address="'Niveau 1'.P11"/>
            <calcext:condition calcext:apply-style-name="VRAI" calcext:value="formula-is(IF([.P11]=0))" calcext:base-cell-address="'Niveau 1'.P11"/>
          </calcext:conditional-format>
          <calcext:conditional-format calcext:target-range-address="'Niveau 1'.Q11:'Niveau 1'.Q11">
            <calcext:condition calcext:apply-style-name="FAUX" calcext:value="formula-is(IF([.Q11]=1))" calcext:base-cell-address="'Niveau 1'.Q11"/>
            <calcext:condition calcext:apply-style-name="VRAI" calcext:value="formula-is(IF([.Q11]=0))" calcext:base-cell-address="'Niveau 1'.Q11"/>
          </calcext:conditional-format>
          <calcext:conditional-format calcext:target-range-address="'Niveau 1'.R11:'Niveau 1'.R11">
            <calcext:condition calcext:apply-style-name="FAUX" calcext:value="formula-is(IF([.R11]=1))" calcext:base-cell-address="'Niveau 1'.R11"/>
            <calcext:condition calcext:apply-style-name="VRAI" calcext:value="formula-is(IF([.R11]=0))" calcext:base-cell-address="'Niveau 1'.R11"/>
          </calcext:conditional-format>
          <calcext:conditional-format calcext:target-range-address="'Niveau 1'.S11:'Niveau 1'.S11">
            <calcext:condition calcext:apply-style-name="FAUX" calcext:value="formula-is(IF([.S11]=1))" calcext:base-cell-address="'Niveau 1'.S11"/>
            <calcext:condition calcext:apply-style-name="VRAI" calcext:value="formula-is(IF([.S11]=0))" calcext:base-cell-address="'Niveau 1'.S11"/>
          </calcext:conditional-format>
          <calcext:conditional-format calcext:target-range-address="'Niveau 1'.T11:'Niveau 1'.T11">
            <calcext:condition calcext:apply-style-name="FAUX" calcext:value="formula-is(IF([.T11]=1))" calcext:base-cell-address="'Niveau 1'.T11"/>
            <calcext:condition calcext:apply-style-name="VRAI" calcext:value="formula-is(IF([.T11]=0))" calcext:base-cell-address="'Niveau 1'.T11"/>
          </calcext:conditional-format>
          <calcext:conditional-format calcext:target-range-address="'Niveau 1'.U11:'Niveau 1'.U11">
            <calcext:condition calcext:apply-style-name="FAUX" calcext:value="formula-is(IF([.U11]=1))" calcext:base-cell-address="'Niveau 1'.U11"/>
            <calcext:condition calcext:apply-style-name="VRAI" calcext:value="formula-is(IF([.U11]=0))" calcext:base-cell-address="'Niveau 1'.U11"/>
          </calcext:conditional-format>
          <calcext:conditional-format calcext:target-range-address="'Niveau 1'.V11:'Niveau 1'.V11">
            <calcext:condition calcext:apply-style-name="FAUX" calcext:value="formula-is(IF([.V11]=1))" calcext:base-cell-address="'Niveau 1'.V11"/>
            <calcext:condition calcext:apply-style-name="VRAI" calcext:value="formula-is(IF([.V11]=0))" calcext:base-cell-address="'Niveau 1'.V11"/>
          </calcext:conditional-format>
          <calcext:conditional-format calcext:target-range-address="'Niveau 1'.W11:'Niveau 1'.W11">
            <calcext:condition calcext:apply-style-name="FAUX" calcext:value="formula-is(IF([.W11]=1))" calcext:base-cell-address="'Niveau 1'.W11"/>
            <calcext:condition calcext:apply-style-name="VRAI" calcext:value="formula-is(IF([.W11]=0))" calcext:base-cell-address="'Niveau 1'.W11"/>
          </calcext:conditional-format>
          <calcext:conditional-format calcext:target-range-address="'Niveau 1'.M12:'Niveau 1'.M12">
            <calcext:condition calcext:apply-style-name="FAUX" calcext:value="formula-is(IF([.M11]=1))" calcext:base-cell-address="'Niveau 1'.M12"/>
            <calcext:condition calcext:apply-style-name="VRAI" calcext:value="formula-is(IF([.M11]=0))" calcext:base-cell-address="'Niveau 1'.M12"/>
          </calcext:conditional-format>
          <calcext:conditional-format calcext:target-range-address="'Niveau 1'.N12:'Niveau 1'.N12">
            <calcext:condition calcext:apply-style-name="FAUX" calcext:value="formula-is(IF([.N11]=1))" calcext:base-cell-address="'Niveau 1'.N12"/>
            <calcext:condition calcext:apply-style-name="VRAI" calcext:value="formula-is(IF([.N11]=0))" calcext:base-cell-address="'Niveau 1'.N12"/>
          </calcext:conditional-format>
          <calcext:conditional-format calcext:target-range-address="'Niveau 1'.O12:'Niveau 1'.O12">
            <calcext:condition calcext:apply-style-name="FAUX" calcext:value="formula-is(IF([.O11]=1))" calcext:base-cell-address="'Niveau 1'.O12"/>
            <calcext:condition calcext:apply-style-name="VRAI" calcext:value="formula-is(IF([.O11]=0))" calcext:base-cell-address="'Niveau 1'.O12"/>
          </calcext:conditional-format>
          <calcext:conditional-format calcext:target-range-address="'Niveau 1'.P12:'Niveau 1'.P12">
            <calcext:condition calcext:apply-style-name="FAUX" calcext:value="formula-is(IF([.P11]=1))" calcext:base-cell-address="'Niveau 1'.P12"/>
            <calcext:condition calcext:apply-style-name="VRAI" calcext:value="formula-is(IF([.P11]=0))" calcext:base-cell-address="'Niveau 1'.P12"/>
          </calcext:conditional-format>
          <calcext:conditional-format calcext:target-range-address="'Niveau 1'.Q12:'Niveau 1'.Q12">
            <calcext:condition calcext:apply-style-name="FAUX" calcext:value="formula-is(IF([.Q11]=1))" calcext:base-cell-address="'Niveau 1'.Q12"/>
            <calcext:condition calcext:apply-style-name="VRAI" calcext:value="formula-is(IF([.Q11]=0))" calcext:base-cell-address="'Niveau 1'.Q12"/>
          </calcext:conditional-format>
          <calcext:conditional-format calcext:target-range-address="'Niveau 1'.R12:'Niveau 1'.R12">
            <calcext:condition calcext:apply-style-name="FAUX" calcext:value="formula-is(IF([.R11]=1))" calcext:base-cell-address="'Niveau 1'.R12"/>
            <calcext:condition calcext:apply-style-name="VRAI" calcext:value="formula-is(IF([.R11]=0))" calcext:base-cell-address="'Niveau 1'.R12"/>
          </calcext:conditional-format>
          <calcext:conditional-format calcext:target-range-address="'Niveau 1'.S12:'Niveau 1'.S12">
            <calcext:condition calcext:apply-style-name="FAUX" calcext:value="formula-is(IF([.S11]=1))" calcext:base-cell-address="'Niveau 1'.S12"/>
            <calcext:condition calcext:apply-style-name="VRAI" calcext:value="formula-is(IF([.S11]=0))" calcext:base-cell-address="'Niveau 1'.S12"/>
          </calcext:conditional-format>
          <calcext:conditional-format calcext:target-range-address="'Niveau 1'.T12:'Niveau 1'.T12">
            <calcext:condition calcext:apply-style-name="FAUX" calcext:value="formula-is(IF([.T11]=1))" calcext:base-cell-address="'Niveau 1'.T12"/>
            <calcext:condition calcext:apply-style-name="VRAI" calcext:value="formula-is(IF([.T11]=0))" calcext:base-cell-address="'Niveau 1'.T12"/>
          </calcext:conditional-format>
          <calcext:conditional-format calcext:target-range-address="'Niveau 1'.U12:'Niveau 1'.U12">
            <calcext:condition calcext:apply-style-name="FAUX" calcext:value="formula-is(IF([.U11]=1))" calcext:base-cell-address="'Niveau 1'.U12"/>
            <calcext:condition calcext:apply-style-name="VRAI" calcext:value="formula-is(IF([.U11]=0))" calcext:base-cell-address="'Niveau 1'.U12"/>
          </calcext:conditional-format>
          <calcext:conditional-format calcext:target-range-address="'Niveau 1'.V12:'Niveau 1'.V12">
            <calcext:condition calcext:apply-style-name="FAUX" calcext:value="formula-is(IF([.V11]=1))" calcext:base-cell-address="'Niveau 1'.V12"/>
            <calcext:condition calcext:apply-style-name="VRAI" calcext:value="formula-is(IF([.V11]=0))" calcext:base-cell-address="'Niveau 1'.V12"/>
          </calcext:conditional-format>
          <calcext:conditional-format calcext:target-range-address="'Niveau 1'.W12:'Niveau 1'.W12">
            <calcext:condition calcext:apply-style-name="FAUX" calcext:value="formula-is(IF([.W11]=1))" calcext:base-cell-address="'Niveau 1'.W12"/>
            <calcext:condition calcext:apply-style-name="VRAI" calcext:value="formula-is(IF([.W11]=0))" calcext:base-cell-address="'Niveau 1'.W12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FAUX" calcext:value="formula-is(IF([.O14]=1))" calcext:base-cell-address="'Niveau 1'.O15"/>
            <calcext:condition calcext:apply-style-name="VRAI" calcext:value="formula-is(IF([.O14]=0))" calcext:base-cell-address="'Niveau 1'.O15"/>
          </calcext:conditional-format>
          <calcext:conditional-format calcext:target-range-address="'Niveau 1'.P15:'Niveau 1'.P16">
            <calcext:condition calcext:apply-style-name="VRAI" calcext:value="formula-is(IF([.P14]=0))" calcext:base-cell-address="'Niveau 1'.P15"/>
            <calcext:condition calcext:apply-style-name="FAUX" calcext:value="formula-is(IF([.P14]=1))" calcext:base-cell-address="'Niveau 1'.P15"/>
          </calcext:conditional-format>
          <calcext:conditional-format calcext:target-range-address="'Niveau 1'.P15:'Niveau 1'.P16">
            <calcext:condition calcext:apply-style-name="FAUX" calcext:value="formula-is(IF([.P14]=1))" calcext:base-cell-address="'Niveau 1'.P15"/>
            <calcext:condition calcext:apply-style-name="VRAI" calcext:value="formula-is(IF([.P14]=0))" calcext:base-cell-address="'Niveau 1'.P15"/>
          </calcext:conditional-format>
          <calcext:conditional-format calcext:target-range-address="'Niveau 1'.Q15:'Niveau 1'.Q16">
            <calcext:condition calcext:apply-style-name="VRAI" calcext:value="formula-is(IF([.Q14]=0))" calcext:base-cell-address="'Niveau 1'.Q15"/>
            <calcext:condition calcext:apply-style-name="FAUX" calcext:value="formula-is(IF([.Q14]=1))" calcext:base-cell-address="'Niveau 1'.Q15"/>
          </calcext:conditional-format>
          <calcext:conditional-format calcext:target-range-address="'Niveau 1'.Q15:'Niveau 1'.Q16">
            <calcext:condition calcext:apply-style-name="FAUX" calcext:value="formula-is(IF([.Q14]=1))" calcext:base-cell-address="'Niveau 1'.Q15"/>
            <calcext:condition calcext:apply-style-name="VRAI" calcext:value="formula-is(IF([.Q14]=0))" calcext:base-cell-address="'Niveau 1'.Q15"/>
          </calcext:conditional-format>
          <calcext:conditional-format calcext:target-range-address="'Niveau 1'.R15:'Niveau 1'.R16">
            <calcext:condition calcext:apply-style-name="VRAI" calcext:value="formula-is(IF([.R14]=0))" calcext:base-cell-address="'Niveau 1'.R15"/>
            <calcext:condition calcext:apply-style-name="FAUX" calcext:value="formula-is(IF([.R14]=1))" calcext:base-cell-address="'Niveau 1'.R15"/>
          </calcext:conditional-format>
          <calcext:conditional-format calcext:target-range-address="'Niveau 1'.R15:'Niveau 1'.R16">
            <calcext:condition calcext:apply-style-name="FAUX" calcext:value="formula-is(IF([.R14]=1))" calcext:base-cell-address="'Niveau 1'.R15"/>
            <calcext:condition calcext:apply-style-name="VRAI" calcext:value="formula-is(IF([.R14]=0))" calcext:base-cell-address="'Niveau 1'.R15"/>
          </calcext:conditional-format>
        </calcext:conditional-formats>
      </table:table>
      <table:table table:name="Niveau 2" table:style-name="ta1" table:protected="true" table:protection-key="FkfA5ntyE7GgsUqf1mMfeqj8IH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input-required="false" form:linked-cell="'Niveau 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input-required="false" form:linked-cell="'Niveau 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60mm" svg:y1="4.95mm" svg:x2="60mm" svg:y2="21.09mm">
            <text:p/>
          </draw:line>
          <draw:line draw:z-index="1" draw:style-name="gr5" draw:text-style-name="P2" svg:x1="85.37mm" svg:y1="5.29mm" svg:x2="85.37mm" svg:y2="21.43mm">
            <text:p/>
          </draw:line>
          <draw:control draw:z-index="2" draw:style-name="gr3" draw:text-style-name="P4" svg:width="40.19mm" svg:height="16.8mm" svg:x="394.44mm" svg:y="5.82mm" draw:control="control5"/>
          <draw:control draw:z-index="3" draw:style-name="gr3" draw:text-style-name="P4" svg:width="39.9mm" svg:height="16.8mm" svg:x="331.24mm" svg:y="5.67mm" draw:control="control6"/>
          <draw:line draw:z-index="4" draw:style-name="gr5" draw:text-style-name="P2" svg:x1="161.32mm" svg:y1="59.47mm" svg:x2="161.32mm" svg:y2="89.03mm">
            <text:p/>
          </draw:line>
          <draw:line draw:z-index="5" draw:style-name="gr4" draw:text-style-name="P2" svg:x1="224.64mm" svg:y1="59.49mm" svg:x2="224.64mm" svg:y2="89.43mm">
            <text:p/>
          </draw:line>
          <draw:line draw:z-index="6" draw:style-name="gr5" draw:text-style-name="P2" svg:x1="161.4mm" svg:y1="163.87mm" svg:x2="161.4mm" svg:y2="193.55mm">
            <text:p/>
          </draw:line>
          <draw:line draw:z-index="7" draw:style-name="gr4" draw:text-style-name="P2" svg:x1="224.61mm" svg:y1="163.59mm" svg:x2="224.82mm" svg:y2="193.05mm">
            <text:p/>
          </draw:line>
        </table:shapes>
        <table:table-column table:style-name="co2" table:default-cell-style-name="ce13"/>
        <table:table-column table:style-name="co3" table:default-cell-style-name="ce13"/>
        <table:table-column table:style-name="co4" table:number-columns-repeated="5" table:default-cell-style-name="ce13"/>
        <table:table-column table:style-name="co3" table:default-cell-style-name="ce13"/>
        <table:table-column table:style-name="co10" table:default-cell-style-name="ce13"/>
        <table:table-column table:style-name="co6" table:number-columns-repeated="14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935" table:default-cell-style-name="ce13"/>
        <table:table-column table:style-name="co9" table:number-columns-repeated="63" table:default-cell-style-name="ce333"/>
        <table:table-column table:style-name="co9" table:default-cell-style-name="ce227"/>
        <table:table-row table:style-name="ro5">
          <table:table-cell table:style-name="ce43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333"/>
          <table:covered-table-cell table:style-name="ce104"/>
          <table:covered-table-cell table:number-columns-repeated="3" table:style-name="ce103"/>
          <table:covered-table-cell table:style-name="ce121"/>
          <table:covered-table-cell table:style-name="ce128"/>
          <table:covered-table-cell table:style-name="ce316"/>
          <table:table-cell table:style-name="ce318" table:number-columns-repeated="3"/>
          <table:table-cell table:style-name="ce317" table:number-columns-repeated="2"/>
          <table:table-cell table:style-name="ce198" table:formula="of:=IF(OR([.$X$1];[.$X$2]);[$Données.N90];&quot;&quot;)" table:number-columns-spanned="2" table:number-rows-spanned="2">
            <text:p/>
          </table:table-cell>
          <table:covered-table-cell table:style-name="ce333"/>
          <table:table-cell table:style-name="ce256" office:value-type="string" calcext:value-type="string" table:number-columns-spanned="1" table:number-rows-spanned="2">
            <text:p>/20</text:p>
          </table:table-cell>
          <table:table-cell table:style-name="ce333" table:number-columns-repeated="6"/>
          <table:table-cell table:style-name="ce337" office:value-type="boolean" office:boolean-value="false" calcext:value-type="boolean">
            <text:p>FAUX</text:p>
          </table:table-cell>
          <table:table-cell table:style-name="ce333"/>
          <table:table-cell table:style-name="ce335"/>
          <table:table-cell table:style-name="ce336" office:value-type="boolean" office:boolean-value="true" calcext:value-type="boolean">
            <text:p>VRAI</text:p>
          </table:table-cell>
          <table:table-cell table:style-name="ce335" table:number-columns-repeated="988"/>
          <table:table-cell table:number-columns-repeated="9"/>
        </table:table-row>
        <table:table-row table:style-name="ro5">
          <table:table-cell table:style-name="ce64" office:value-type="string" calcext:value-type="string" table:number-columns-spanned="9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covered-table-cell table:number-columns-repeated="2" table:style-name="ce333"/>
          <table:covered-table-cell table:style-name="ce316"/>
          <table:table-cell table:style-name="ce318" table:number-columns-repeated="3"/>
          <table:table-cell table:style-name="ce317" table:number-columns-repeated="2"/>
          <table:covered-table-cell table:style-name="ce55"/>
          <table:covered-table-cell table:number-columns-repeated="2" table:style-name="ce70"/>
          <table:table-cell table:style-name="ce333" table:number-columns-repeated="6"/>
          <table:table-cell table:style-name="ce337" office:value-type="boolean" office:boolean-value="false" calcext:value-type="boolean">
            <text:p>FAUX</text:p>
          </table:table-cell>
          <table:table-cell table:style-name="ce333"/>
          <table:table-cell table:style-name="ce335"/>
          <table:table-cell table:style-name="ce337" office:value-type="boolean" office:boolean-value="true" calcext:value-type="boolean">
            <text:p>VRAI</text:p>
          </table:table-cell>
          <table:table-cell table:style-name="ce335" table:number-columns-repeated="988"/>
          <table:table-cell table:number-columns-repeated="9"/>
        </table:table-row>
        <table:table-row table:style-name="ro5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69" table:number-columns-repeated="2"/>
          <table:table-cell table:style-name="ce81"/>
          <table:table-cell table:style-name="ce82" table:number-columns-repeated="3"/>
          <table:table-cell table:style-name="ce91" table:number-columns-repeated="3"/>
          <table:table-cell table:style-name="ce69" table:number-columns-repeated="10"/>
          <table:table-cell table:style-name="ce91" table:number-columns-repeated="990"/>
          <table:table-cell table:style-name="ce69" table:number-columns-repeated="8"/>
          <table:table-cell table:style-name="ce82"/>
        </table:table-row>
        <table:table-row table:style-name="ro5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99" table:number-columns-spanned="2" table:number-rows-spanned="1"/>
          <table:covered-table-cell table:style-name="ce102"/>
          <table:table-cell table:style-name="ce102"/>
          <table:table-cell table:style-name="ce99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159"/>
          <table:covered-table-cell table:style-name="ce253"/>
          <table:table-cell table:style-name="ce205" table:formula="of:=[$Données.C77]" office:value-type="string" office:string-value="(x+24) / (x+20) = 0" calcext:value-type="string" table:number-columns-spanned="3" table:number-rows-spanned="1">
            <text:p>(x+24) / (x+20) = 0</text:p>
          </table:table-cell>
          <table:covered-table-cell table:style-name="ce191"/>
          <table:covered-table-cell table:style-name="ce200"/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73]" office:value-type="string" office:string-value="(x+24)" calcext:value-type="string">
            <text:p>(x+24)</text:p>
          </table:table-cell>
          <table:table-cell table:style-name="ce11"/>
          <table:table-cell table:style-name="ce100" table:number-columns-spanned="2" table:number-rows-spanned="1"/>
          <table:covered-table-cell table:style-name="ce99"/>
          <table:table-cell table:style-name="ce100"/>
          <table:table-cell table:style-name="ce99" table:number-columns-spanned="2" table:number-rows-spanned="1"/>
          <table:covered-table-cell table:style-name="ce100"/>
          <table:table-cell table:style-name="ce38"/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41"/>
          <table:table-cell table:style-name="ce170"/>
          <table:table-cell table:style-name="ce181" table:number-columns-repeated="3"/>
          <table:table-cell table:style-name="ce202"/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74]" office:value-type="string" office:string-value="(x+20)" calcext:value-type="string">
            <text:p>(x+20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41"/>
          <table:table-cell table:style-name="ce281" table:formula="of:=IF(ISBLANK([.M5]);&quot;&quot;;IF([.$X$1];IF([.M5]=[$Données.B78];1;0);&quot;&quot;))">
            <text:p/>
          </table:table-cell>
          <table:table-cell table:style-name="ce287" table:formula="of:=IF(ISBLANK([.N5]);&quot;&quot;;IF([.$X$1];IF([.N5]=[$Données.C78];1;0);&quot;&quot;))">
            <text:p/>
          </table:table-cell>
          <table:table-cell table:style-name="ce294" table:formula="of:=IF(ISBLANK([.O5]);&quot;&quot;;IF([.$X$1];IF([.O5]=[$Données.D78];1;0);&quot;&quot;))">
            <text:p/>
          </table:table-cell>
          <table:table-cell table:style-name="ce300" table:formula="of:=IF(ISBLANK([.P5]);&quot;&quot;;IF([.$X$1];IF([.P5]=[$Données.E78];1;0);&quot;&quot;))">
            <text:p/>
          </table:table-cell>
          <table:table-cell table:style-name="ce308" table:formula="of:=IF(ISBLANK([.Q5]);&quot;&quot;;IF([.$X$1];IF([.Q5]=[$Données.F78];1;0);&quot;&quot;))">
            <text:p/>
          </table:table-cell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75]" office:value-type="string" office:string-value="Signe de (x+24) / (x+20)" calcext:value-type="string">
            <text:p>Signe de (x+24) / (x+20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41"/>
          <table:table-cell table:style-name="ce283" table:formula="of:=IF(AND([.$X$1];[.$X$2]);[$Données.B78];&quot;&quot;)">
            <text:p/>
          </table:table-cell>
          <table:table-cell table:style-name="ce288" table:formula="of:=IF(AND([.$X$1];[.$X$2]);[$Données.C78];&quot;&quot;)">
            <text:p/>
          </table:table-cell>
          <table:table-cell table:style-name="ce296" table:formula="of:=IF(AND([.$X$1];[.$X$2]);[$Données.D78];&quot;&quot;)">
            <text:p/>
          </table:table-cell>
          <table:table-cell table:style-name="ce301"/>
          <table:table-cell table:style-name="ce309"/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5">
          <table:table-cell table:number-columns-repeated="9"/>
          <table:table-cell table:style-name="ce131" table:number-columns-repeated="8"/>
          <table:table-cell table:style-name="ce333" table:number-columns-repeated="8"/>
          <table:table-cell table:number-columns-repeated="999"/>
        </table:table-row>
        <table:table-row table:style-name="ro5">
          <table:table-cell table:style-name="ce83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style-name="Default"/>
          <table:covered-table-cell table:number-columns-repeated="6"/>
          <table:table-cell/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style-name="ce68"/>
          <table:covered-table-cell table:number-columns-repeated="5" table:style-name="Default"/>
          <table:table-cell table:style-name="Default" table:number-columns-repeated="6"/>
          <table:table-cell table:style-name="ce333" table:number-columns-repeated="2"/>
          <table:table-cell table:number-columns-repeated="999"/>
        </table:table-row>
        <table:table-row table:style-name="ro5">
          <table:table-cell table:number-columns-repeated="9"/>
          <table:table-cell table:style-name="Default" table:number-columns-repeated="14"/>
          <table:table-cell table:style-name="ce333" table:number-columns-repeated="2"/>
          <table:table-cell table:number-columns-repeated="999"/>
        </table:table-row>
        <table:table-row table:style-name="ro5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02" table:formula="of:=IF(AND([.$X$1];[.$X$2]);[Données.C72];&quot;&quot;)" table:number-columns-spanned="2" table:number-rows-spanned="1">
            <text:p/>
          </table:table-cell>
          <table:covered-table-cell table:style-name="ce102" table:formula="of:=#REF!" office:value-type="string" office:string-value="" calcext:value-type="error">
            <text:p>#RÉF !</text:p>
          </table:covered-table-cell>
          <table:table-cell table:style-name="ce102"/>
          <table:table-cell table:style-name="ce102" table:formula="of:=IF(AND([.$X$1];[.$X$2]);[Données.F72];&quot;&quot;)" table:number-columns-spanned="2" table:number-rows-spanned="1">
            <text:p/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166"/>
          <table:covered-table-cell table:style-name="ce253"/>
          <table:covered-table-cell table:style-name="Default"/>
          <table:table-cell table:style-name="ce229" table:formula="of:=[$Données.H85]" office:value-type="string" office:string-value="(x+24) / (x+20) ≥ 0" calcext:value-type="string" table:number-columns-spanned="4" table:number-rows-spanned="1">
            <text:p>(x+24) / (x+20) ≥ 0</text:p>
          </table:table-cell>
          <table:covered-table-cell table:number-columns-repeated="2" table:style-name="ce166"/>
          <table:covered-table-cell table:style-name="ce159"/>
          <table:table-cell table:style-name="ce211"/>
          <table:table-cell table:style-name="ce229"/>
          <table:table-cell table:style-name="ce215"/>
          <table:table-cell table:style-name="ce223"/>
          <table:table-cell table:style-name="ce333" table:number-columns-repeated="2"/>
          <table:table-cell table:number-columns-repeated="999"/>
        </table:table-row>
        <table:table-row table:style-name="ro5">
          <table:table-cell table:style-name="ce5" table:formula="of:=[.A5]" office:value-type="string" office:string-value="(x+24)" calcext:value-type="string">
            <text:p>(x+24)</text:p>
          </table:table-cell>
          <table:table-cell table:style-name="ce122" table:formula="of:=IF(AND([.$X$1];[.$X$2]);[Données.B73];&quot;&quot;)">
            <text:p/>
          </table:table-cell>
          <table:table-cell table:style-name="ce102" table:formula="of:=IF(AND([.$X$1];[.$X$2]);[Données.C73];&quot;&quot;)" table:number-columns-spanned="2" table:number-rows-spanned="1">
            <text:p/>
          </table:table-cell>
          <table:covered-table-cell table:style-name="ce102" table:formula="of:=IF([.B12]&lt;&gt;&quot;&quot;;IF(VALUE(COM.MICROSOFT.CONCAT(#REF!;[.B12]))=-#REF!;0;&quot;&quot;);&quot;&quot;)">
            <text:p/>
          </table:covered-table-cell>
          <table:table-cell table:style-name="ce102" table:formula="of:=IF(AND([.$X$1];[.$X$2]);[Données.E73];&quot;&quot;)">
            <text:p/>
          </table:table-cell>
          <table:table-cell table:style-name="ce102" table:formula="of:=IF(AND([.$X$1];[.$X$2]);[Données.F73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);[Données.H73];&quot;&quot;)">
            <text:p/>
          </table:table-cell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41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style-name="ce333" table:number-columns-repeated="2"/>
          <table:table-cell table:number-columns-repeated="999"/>
        </table:table-row>
        <table:table-row table:style-name="ro5">
          <table:table-cell table:style-name="ce5" table:formula="of:=[.A6]" office:value-type="string" office:string-value="(x+20)" calcext:value-type="string">
            <text:p>(x+20)</text:p>
          </table:table-cell>
          <table:table-cell table:style-name="ce122" table:formula="of:=IF(AND([.$X$1];[.$X$2]);[Données.B74];&quot;&quot;)">
            <text:p/>
          </table:table-cell>
          <table:table-cell table:style-name="ce102" table:formula="of:=IF(AND([.$X$1];[.$X$2]);[Données.C74];&quot;&quot;)" table:number-columns-spanned="2" table:number-rows-spanned="1">
            <text:p/>
          </table:table-cell>
          <table:covered-table-cell table:style-name="ce62"/>
          <table:table-cell table:style-name="ce102" table:formula="of:=IF(AND([.$X$1];[.$X$2]);[Données.E74];&quot;&quot;)">
            <text:p/>
          </table:table-cell>
          <table:table-cell table:style-name="ce102" table:formula="of:=IF(AND([.$X$1];[.$X$2]);[Données.F74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);[Données.H74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41"/>
          <table:table-cell table:style-name="ce285" table:formula="of:=IF(ISBLANK([.M12]);&quot;&quot;;IF([.$X$1];IF([.M12]=[$Données.B86];1;0);&quot;&quot;))">
            <text:p/>
          </table:table-cell>
          <table:table-cell table:style-name="ce291" table:formula="of:=IF(ISBLANK([.N12]);&quot;&quot;;IF([.$X$1];IF([.N12]=[$Données.C86];1;0);&quot;&quot;))">
            <text:p/>
          </table:table-cell>
          <table:table-cell table:style-name="ce297" table:formula="of:=IF(ISBLANK([.O12]);&quot;&quot;;IF([.$X$1];IF([.O12]=[$Données.D86];1;0);&quot;&quot;))">
            <text:p/>
          </table:table-cell>
          <table:table-cell table:style-name="ce302" table:formula="of:=IF(ISBLANK([.P12]);&quot;&quot;;IF([.$X$1];IF([.P12]=[$Données.E86];1;0);&quot;&quot;))">
            <text:p/>
          </table:table-cell>
          <table:table-cell table:style-name="ce310" table:formula="of:=IF(ISBLANK([.Q12]);&quot;&quot;;IF([.$X$1];IF([.Q12]=[$Données.F86];1;0);&quot;&quot;))">
            <text:p/>
          </table:table-cell>
          <table:table-cell table:style-name="ce315" table:formula="of:=IF(ISBLANK([.R12]);&quot;&quot;;IF([.$X$1];IF([.R12]=[$Données.G86];1;0);&quot;&quot;))">
            <text:p/>
          </table:table-cell>
          <table:table-cell table:style-name="ce321" table:formula="of:=IF(ISBLANK([.S12]);&quot;&quot;;IF([.$X$1];IF([.S12]=[$Données.H86];1;0);&quot;&quot;))">
            <text:p/>
          </table:table-cell>
          <table:table-cell table:style-name="ce324" table:formula="of:=IF(ISBLANK([.T12]);&quot;&quot;;IF([.$X$1];IF([.T12]=[$Données.I86];1;0);&quot;&quot;))">
            <text:p/>
          </table:table-cell>
          <table:table-cell table:style-name="ce326" table:formula="of:=IF(ISBLANK([.U12]);&quot;&quot;;IF([.$X$1];IF([.U12]=[$Données.J86];1;0);&quot;&quot;))">
            <text:p/>
          </table:table-cell>
          <table:table-cell table:style-name="ce328" table:formula="of:=IF(ISBLANK([.V12]);&quot;&quot;;IF([.$X$1];IF([.V12]=[$Données.K86];1;0);&quot;&quot;))">
            <text:p/>
          </table:table-cell>
          <table:table-cell table:style-name="ce330" table:formula="of:=IF(ISBLANK([.W12]);&quot;&quot;;IF([.$X$1];IF([.W12]=[$Données.L86];1;0);&quot;&quot;))">
            <text:p/>
          </table:table-cell>
          <table:table-cell table:style-name="ce333" table:number-columns-repeated="2"/>
          <table:table-cell table:number-columns-repeated="999"/>
        </table:table-row>
        <table:table-row table:style-name="ro5">
          <table:table-cell table:style-name="ce5" table:formula="of:=[.A7]" office:value-type="string" office:string-value="Signe de (x+24) / (x+20)" calcext:value-type="string">
            <text:p>Signe de (x+24) / (x+20)</text:p>
          </table:table-cell>
          <table:table-cell table:style-name="ce122" table:formula="of:=IF(AND([.$X$1];[.$X$2]);[Données.B75];&quot;&quot;)">
            <text:p/>
          </table:table-cell>
          <table:table-cell table:style-name="ce102" table:formula="of:=IF(AND([.$X$1];[.$X$2]);[Données.C75];&quot;&quot;)" table:number-columns-spanned="2" table:number-rows-spanned="1">
            <text:p/>
          </table:table-cell>
          <table:covered-table-cell table:style-name="ce62"/>
          <table:table-cell table:style-name="ce102" table:formula="of:=IF(AND([.$X$1];[.$X$2]);[Données.E75];&quot;&quot;)">
            <text:p/>
          </table:table-cell>
          <table:table-cell table:style-name="ce102" table:formula="of:=IF(AND([.$X$1];[.$X$2]);[Données.F75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);[Données.H75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41"/>
          <table:table-cell table:style-name="ce286" table:formula="of:=IF(AND([.$X$1];[.$X$2]);[$Données.B87];&quot;&quot;)">
            <text:p/>
          </table:table-cell>
          <table:table-cell table:style-name="ce292" table:formula="of:=IF(AND([.$X$1];[.$X$2]);[$Données.C87];&quot;&quot;)">
            <text:p/>
          </table:table-cell>
          <table:table-cell table:style-name="ce298" table:formula="of:=IF(AND([.$X$1];[.$X$2]);[$Données.D87];&quot;&quot;)">
            <text:p/>
          </table:table-cell>
          <table:table-cell table:style-name="ce303" table:formula="of:=IF(AND([.$X$1];[.$X$2]);[$Données.E87];&quot;&quot;)">
            <text:p/>
          </table:table-cell>
          <table:table-cell table:style-name="ce312" table:formula="of:=IF(AND([.$X$1];[.$X$2]);[$Données.F87];&quot;&quot;)">
            <text:p/>
          </table:table-cell>
          <table:table-cell table:style-name="ce388" table:formula="of:=IF(AND([.$X$1];[.$X$2]);[$Données.G87];&quot;&quot;)">
            <text:p/>
          </table:table-cell>
          <table:table-cell table:style-name="ce322" table:formula="of:=IF(AND([.$X$1];[.$X$2]);[$Données.H87];&quot;&quot;)">
            <text:p/>
          </table:table-cell>
          <table:table-cell table:style-name="ce325" table:formula="of:=IF(AND([.$X$1];[.$X$2]);[$Données.I87];&quot;&quot;)">
            <text:p/>
          </table:table-cell>
          <table:table-cell table:style-name="ce327" table:formula="of:=IF(AND([.$X$1];[.$X$2]);[$Données.J87];&quot;&quot;)">
            <text:p/>
          </table:table-cell>
          <table:table-cell table:style-name="ce329" table:formula="of:=IF(AND([.$X$1];[.$X$2]);[$Données.K87];&quot;&quot;)">
            <text:p/>
          </table:table-cell>
          <table:table-cell table:style-name="ce331" table:formula="of:=IF(AND([.$X$1];[.$X$2]);[$Données.L87];&quot;&quot;)">
            <text:p/>
          </table:table-cell>
          <table:table-cell table:style-name="ce333" table:number-columns-repeated="2"/>
          <table:table-cell table:number-columns-repeated="999"/>
        </table:table-row>
        <table:table-row table:style-name="ro5">
          <table:table-cell table:style-name="ce109" table:number-columns-repeated="15"/>
          <table:table-cell table:style-name="ce212" table:number-columns-repeated="10"/>
          <table:table-cell table:style-name="ce109" table:number-columns-repeated="935"/>
          <table:table-cell table:style-name="ce212" table:number-columns-repeated="63"/>
          <table:table-cell table:style-name="ce111"/>
        </table:table-row>
        <table:table-row table:style-name="ro5">
          <table:table-cell table:style-name="Default"/>
          <table:table-cell table:style-name="ce111" table:number-columns-repeated="7"/>
          <table:table-cell table:style-name="ce109" table:number-columns-repeated="4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3" table:style-name="ce333"/>
          <table:table-cell table:style-name="ce212" table:number-columns-repeated="5"/>
          <table:table-cell table:style-name="ce109" table:number-columns-repeated="935"/>
          <table:table-cell table:style-name="ce212" table:number-columns-repeated="63"/>
          <table:table-cell table:style-name="ce111"/>
        </table:table-row>
        <table:table-row table:style-name="ro5">
          <table:table-cell table:style-name="ce111" table:number-columns-repeated="8"/>
          <table:table-cell table:style-name="ce109" table:number-columns-repeated="4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299"/>
          <table:table-cell table:style-name="ce305"/>
          <table:table-cell table:style-name="ce314"/>
          <table:table-cell table:style-name="ce320"/>
          <table:table-cell table:style-name="ce109" table:number-columns-repeated="2"/>
          <table:table-cell table:style-name="ce212" table:number-columns-repeated="5"/>
          <table:table-cell table:style-name="ce109" table:number-columns-repeated="935"/>
          <table:table-cell table:style-name="ce212" table:number-columns-repeated="63"/>
          <table:table-cell table:style-name="ce111"/>
        </table:table-row>
        <table:table-row table:style-name="ro5">
          <table:table-cell table:style-name="ce111" table:number-columns-repeated="8"/>
          <table:table-cell table:style-name="ce109" table:number-columns-repeated="4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299"/>
          <table:table-cell table:style-name="ce305"/>
          <table:table-cell table:style-name="ce314"/>
          <table:table-cell table:style-name="ce320"/>
          <table:table-cell table:style-name="ce109" table:number-columns-repeated="5"/>
          <table:table-cell table:style-name="ce212"/>
          <table:table-cell table:style-name="ce109" table:number-columns-repeated="936"/>
          <table:table-cell table:style-name="ce212" table:number-columns-repeated="63"/>
          <table:table-cell table:style-name="ce111"/>
        </table:table-row>
        <table:table-row table:style-name="ro5">
          <table:table-cell table:style-name="ce111" table:number-columns-repeated="8"/>
          <table:table-cell table:style-name="ce109" table:number-columns-repeated="15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8"/>
          <table:table-cell table:style-name="ce111"/>
        </table:table-row>
        <table:table-row table:style-name="ro5">
          <table:table-cell table:style-name="ce109" table:number-columns-repeated="23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8"/>
          <table:table-cell table:style-name="ce111"/>
        </table:table-row>
        <table:table-row table:style-name="ro5">
          <table:table-cell table:style-name="ce109"/>
          <table:table-cell table:style-name="ce111" table:number-columns-repeated="3"/>
          <table:table-cell table:style-name="ce119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5">
          <table:table-cell table:style-name="ce109"/>
          <table:table-cell table:style-name="ce119" table:number-columns-repeated="4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5">
          <table:table-cell table:style-name="ce109" table:number-columns-repeated="2"/>
          <table:table-cell table:style-name="ce111"/>
          <table:table-cell table:style-name="ce109" table:number-columns-repeated="20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5">
          <table:table-cell table:style-name="ce109" table:number-columns-repeated="23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5" table:number-rows-repeated="2">
          <table:table-cell table:style-name="ce109" table:number-columns-repeated="23"/>
          <table:table-cell table:style-name="ce212"/>
          <table:table-cell table:style-name="ce109" table:number-columns-repeated="936"/>
          <table:table-cell table:style-name="ce212" table:number-columns-repeated="63"/>
          <table:table-cell table:style-name="ce111"/>
        </table:table-row>
        <table:table-row table:style-name="ro5" table:number-rows-repeated="25">
          <table:table-cell table:style-name="ce109" table:number-columns-repeated="960"/>
          <table:table-cell table:style-name="ce212" table:number-columns-repeated="63"/>
          <table:table-cell table:style-name="ce111"/>
        </table:table-row>
        <table:table-row table:style-name="ro5" table:number-rows-repeated="1048520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2'.M6:'Niveau 2'.M6">
            <calcext:condition calcext:apply-style-name="FAUX" calcext:value="formula-is(IF([.M6]=1))" calcext:base-cell-address="'Niveau 2'.M6"/>
            <calcext:condition calcext:apply-style-name="VRAI" calcext:value="formula-is(IF([.M6]=0))" calcext:base-cell-address="'Niveau 2'.M6"/>
          </calcext:conditional-format>
          <calcext:conditional-format calcext:target-range-address="'Niveau 2'.N6:'Niveau 2'.N6">
            <calcext:condition calcext:apply-style-name="FAUX" calcext:value="formula-is(IF([.N6]=1))" calcext:base-cell-address="'Niveau 2'.N6"/>
            <calcext:condition calcext:apply-style-name="VRAI" calcext:value="formula-is(IF([.N6]=0))" calcext:base-cell-address="'Niveau 2'.N6"/>
          </calcext:conditional-format>
          <calcext:conditional-format calcext:target-range-address="'Niveau 2'.O6:'Niveau 2'.O6">
            <calcext:condition calcext:apply-style-name="FAUX" calcext:value="formula-is(IF([.O6]=1))" calcext:base-cell-address="'Niveau 2'.O6"/>
            <calcext:condition calcext:apply-style-name="VRAI" calcext:value="formula-is(IF([.O6]=0))" calcext:base-cell-address="'Niveau 2'.O6"/>
          </calcext:conditional-format>
          <calcext:conditional-format calcext:target-range-address="'Niveau 2'.P6:'Niveau 2'.P6">
            <calcext:condition calcext:apply-style-name="FAUX" calcext:value="formula-is(IF([.P6]=1))" calcext:base-cell-address="'Niveau 2'.P6"/>
            <calcext:condition calcext:apply-style-name="VRAI" calcext:value="formula-is(IF([.P6]=0))" calcext:base-cell-address="'Niveau 2'.P6"/>
          </calcext:conditional-format>
          <calcext:conditional-format calcext:target-range-address="'Niveau 2'.Q6:'Niveau 2'.Q6">
            <calcext:condition calcext:apply-style-name="FAUX" calcext:value="formula-is(IF([.Q6]=1))" calcext:base-cell-address="'Niveau 2'.Q6"/>
            <calcext:condition calcext:apply-style-name="VRAI" calcext:value="formula-is(IF([.Q6]=0))" calcext:base-cell-address="'Niveau 2'.Q6"/>
          </calcext:conditional-format>
          <calcext:conditional-format calcext:target-range-address="'Niveau 2'.M7:'Niveau 2'.M7">
            <calcext:condition calcext:apply-style-name="FAUX" calcext:value="formula-is(IF([.M6]=1))" calcext:base-cell-address="'Niveau 2'.M7"/>
            <calcext:condition calcext:apply-style-name="VRAI" calcext:value="formula-is(IF([.M6]=0))" calcext:base-cell-address="'Niveau 2'.M7"/>
          </calcext:conditional-format>
          <calcext:conditional-format calcext:target-range-address="'Niveau 2'.N7:'Niveau 2'.N7">
            <calcext:condition calcext:apply-style-name="FAUX" calcext:value="formula-is(IF([.N6]=1))" calcext:base-cell-address="'Niveau 2'.N7"/>
            <calcext:condition calcext:apply-style-name="VRAI" calcext:value="formula-is(IF([.N6]=0))" calcext:base-cell-address="'Niveau 2'.N7"/>
          </calcext:conditional-format>
          <calcext:conditional-format calcext:target-range-address="'Niveau 2'.O7:'Niveau 2'.O7">
            <calcext:condition calcext:apply-style-name="FAUX" calcext:value="formula-is(IF([.O6]=1))" calcext:base-cell-address="'Niveau 2'.O7"/>
            <calcext:condition calcext:apply-style-name="VRAI" calcext:value="formula-is(IF([.O6]=0))" calcext:base-cell-address="'Niveau 2'.O7"/>
          </calcext:conditional-format>
          <calcext:conditional-format calcext:target-range-address="'Niveau 2'.P7:'Niveau 2'.P7">
            <calcext:condition calcext:apply-style-name="FAUX" calcext:value="formula-is(IF([.P6]=1))" calcext:base-cell-address="'Niveau 2'.P7"/>
            <calcext:condition calcext:apply-style-name="VRAI" calcext:value="formula-is(IF([.P6]=0))" calcext:base-cell-address="'Niveau 2'.P7"/>
          </calcext:conditional-format>
          <calcext:conditional-format calcext:target-range-address="'Niveau 2'.Q7:'Niveau 2'.Q7">
            <calcext:condition calcext:apply-style-name="FAUX" calcext:value="formula-is(IF([.Q6]=1))" calcext:base-cell-address="'Niveau 2'.Q7"/>
            <calcext:condition calcext:apply-style-name="VRAI" calcext:value="formula-is(IF([.Q6]=0))" calcext:base-cell-address="'Niveau 2'.Q7"/>
          </calcext:conditional-format>
          <calcext:conditional-format calcext:target-range-address="'Niveau 2'.M13:'Niveau 2'.M13">
            <calcext:condition calcext:apply-style-name="FAUX" calcext:value="formula-is(IF([.M13]=1))" calcext:base-cell-address="'Niveau 2'.M13"/>
            <calcext:condition calcext:apply-style-name="VRAI" calcext:value="formula-is(IF([.M13]=0))" calcext:base-cell-address="'Niveau 2'.M13"/>
          </calcext:conditional-format>
          <calcext:conditional-format calcext:target-range-address="'Niveau 2'.N13:'Niveau 2'.N13">
            <calcext:condition calcext:apply-style-name="FAUX" calcext:value="formula-is(IF([.N13]=1))" calcext:base-cell-address="'Niveau 2'.N13"/>
            <calcext:condition calcext:apply-style-name="VRAI" calcext:value="formula-is(IF([.N13]=0))" calcext:base-cell-address="'Niveau 2'.N13"/>
          </calcext:conditional-format>
          <calcext:conditional-format calcext:target-range-address="'Niveau 2'.O13:'Niveau 2'.O13">
            <calcext:condition calcext:apply-style-name="FAUX" calcext:value="formula-is(IF([.O13]=1))" calcext:base-cell-address="'Niveau 2'.O13"/>
            <calcext:condition calcext:apply-style-name="VRAI" calcext:value="formula-is(IF([.O13]=0))" calcext:base-cell-address="'Niveau 2'.O13"/>
          </calcext:conditional-format>
          <calcext:conditional-format calcext:target-range-address="'Niveau 2'.P13:'Niveau 2'.P13">
            <calcext:condition calcext:apply-style-name="FAUX" calcext:value="formula-is(IF([.P13]=1))" calcext:base-cell-address="'Niveau 2'.P13"/>
            <calcext:condition calcext:apply-style-name="VRAI" calcext:value="formula-is(IF([.P13]=0))" calcext:base-cell-address="'Niveau 2'.P13"/>
          </calcext:conditional-format>
          <calcext:conditional-format calcext:target-range-address="'Niveau 2'.Q13:'Niveau 2'.Q13">
            <calcext:condition calcext:apply-style-name="FAUX" calcext:value="formula-is(IF([.Q13]=1))" calcext:base-cell-address="'Niveau 2'.Q13"/>
            <calcext:condition calcext:apply-style-name="VRAI" calcext:value="formula-is(IF([.Q13]=0))" calcext:base-cell-address="'Niveau 2'.Q13"/>
          </calcext:conditional-format>
          <calcext:conditional-format calcext:target-range-address="'Niveau 2'.R13:'Niveau 2'.R13">
            <calcext:condition calcext:apply-style-name="FAUX" calcext:value="formula-is(IF([.R13]=1))" calcext:base-cell-address="'Niveau 2'.R13"/>
            <calcext:condition calcext:apply-style-name="VRAI" calcext:value="formula-is(IF([.R13]=0))" calcext:base-cell-address="'Niveau 2'.R13"/>
          </calcext:conditional-format>
          <calcext:conditional-format calcext:target-range-address="'Niveau 2'.S13:'Niveau 2'.S13">
            <calcext:condition calcext:apply-style-name="FAUX" calcext:value="formula-is(IF([.S13]=1))" calcext:base-cell-address="'Niveau 2'.S13"/>
            <calcext:condition calcext:apply-style-name="VRAI" calcext:value="formula-is(IF([.S13]=0))" calcext:base-cell-address="'Niveau 2'.S13"/>
          </calcext:conditional-format>
          <calcext:conditional-format calcext:target-range-address="'Niveau 2'.T13:'Niveau 2'.T13">
            <calcext:condition calcext:apply-style-name="FAUX" calcext:value="formula-is(IF([.T13]=1))" calcext:base-cell-address="'Niveau 2'.T13"/>
            <calcext:condition calcext:apply-style-name="VRAI" calcext:value="formula-is(IF([.T13]=0))" calcext:base-cell-address="'Niveau 2'.T13"/>
          </calcext:conditional-format>
          <calcext:conditional-format calcext:target-range-address="'Niveau 2'.U13:'Niveau 2'.U13">
            <calcext:condition calcext:apply-style-name="FAUX" calcext:value="formula-is(IF([.U13]=1))" calcext:base-cell-address="'Niveau 2'.U13"/>
            <calcext:condition calcext:apply-style-name="VRAI" calcext:value="formula-is(IF([.U13]=0))" calcext:base-cell-address="'Niveau 2'.U13"/>
          </calcext:conditional-format>
          <calcext:conditional-format calcext:target-range-address="'Niveau 2'.V13:'Niveau 2'.V13">
            <calcext:condition calcext:apply-style-name="FAUX" calcext:value="formula-is(IF([.V13]=1))" calcext:base-cell-address="'Niveau 2'.V13"/>
            <calcext:condition calcext:apply-style-name="VRAI" calcext:value="formula-is(IF([.V13]=0))" calcext:base-cell-address="'Niveau 2'.V13"/>
          </calcext:conditional-format>
          <calcext:conditional-format calcext:target-range-address="'Niveau 2'.W13:'Niveau 2'.W13">
            <calcext:condition calcext:apply-style-name="FAUX" calcext:value="formula-is(IF([.W13]=1))" calcext:base-cell-address="'Niveau 2'.W13"/>
            <calcext:condition calcext:apply-style-name="VRAI" calcext:value="formula-is(IF([.W13]=0))" calcext:base-cell-address="'Niveau 2'.W13"/>
          </calcext:conditional-format>
          <calcext:conditional-format calcext:target-range-address="'Niveau 2'.M14:'Niveau 2'.M14">
            <calcext:condition calcext:apply-style-name="FAUX" calcext:value="formula-is(IF([.M13]=1))" calcext:base-cell-address="'Niveau 2'.M14"/>
            <calcext:condition calcext:apply-style-name="VRAI" calcext:value="formula-is(IF([.M13]=0))" calcext:base-cell-address="'Niveau 2'.M14"/>
          </calcext:conditional-format>
          <calcext:conditional-format calcext:target-range-address="'Niveau 2'.N14:'Niveau 2'.N14">
            <calcext:condition calcext:apply-style-name="FAUX" calcext:value="formula-is(IF([.N13]=1))" calcext:base-cell-address="'Niveau 2'.N14"/>
            <calcext:condition calcext:apply-style-name="VRAI" calcext:value="formula-is(IF([.N13]=0))" calcext:base-cell-address="'Niveau 2'.N14"/>
          </calcext:conditional-format>
          <calcext:conditional-format calcext:target-range-address="'Niveau 2'.O14:'Niveau 2'.O14">
            <calcext:condition calcext:apply-style-name="FAUX" calcext:value="formula-is(IF([.O13]=1))" calcext:base-cell-address="'Niveau 2'.O14"/>
            <calcext:condition calcext:apply-style-name="VRAI" calcext:value="formula-is(IF([.O13]=0))" calcext:base-cell-address="'Niveau 2'.O14"/>
          </calcext:conditional-format>
          <calcext:conditional-format calcext:target-range-address="'Niveau 2'.P14:'Niveau 2'.P14">
            <calcext:condition calcext:apply-style-name="FAUX" calcext:value="formula-is(IF([.P13]=1))" calcext:base-cell-address="'Niveau 2'.P14"/>
            <calcext:condition calcext:apply-style-name="VRAI" calcext:value="formula-is(IF([.P13]=0))" calcext:base-cell-address="'Niveau 2'.P14"/>
          </calcext:conditional-format>
          <calcext:conditional-format calcext:target-range-address="'Niveau 2'.Q14:'Niveau 2'.Q14">
            <calcext:condition calcext:apply-style-name="FAUX" calcext:value="formula-is(IF([.Q13]=1))" calcext:base-cell-address="'Niveau 2'.Q14"/>
            <calcext:condition calcext:apply-style-name="VRAI" calcext:value="formula-is(IF([.Q13]=0))" calcext:base-cell-address="'Niveau 2'.Q14"/>
          </calcext:conditional-format>
          <calcext:conditional-format calcext:target-range-address="'Niveau 2'.R14:'Niveau 2'.R14">
            <calcext:condition calcext:apply-style-name="FAUX" calcext:value="formula-is(IF([.R13]=1))" calcext:base-cell-address="'Niveau 2'.R14"/>
            <calcext:condition calcext:apply-style-name="VRAI" calcext:value="formula-is(IF([.R13]=0))" calcext:base-cell-address="'Niveau 2'.R14"/>
          </calcext:conditional-format>
          <calcext:conditional-format calcext:target-range-address="'Niveau 2'.S14:'Niveau 2'.S14">
            <calcext:condition calcext:apply-style-name="FAUX" calcext:value="formula-is(IF([.S13]=1))" calcext:base-cell-address="'Niveau 2'.S14"/>
            <calcext:condition calcext:apply-style-name="VRAI" calcext:value="formula-is(IF([.S13]=0))" calcext:base-cell-address="'Niveau 2'.S14"/>
          </calcext:conditional-format>
          <calcext:conditional-format calcext:target-range-address="'Niveau 2'.T14:'Niveau 2'.T14">
            <calcext:condition calcext:apply-style-name="FAUX" calcext:value="formula-is(IF([.T13]=1))" calcext:base-cell-address="'Niveau 2'.T14"/>
            <calcext:condition calcext:apply-style-name="VRAI" calcext:value="formula-is(IF([.T13]=0))" calcext:base-cell-address="'Niveau 2'.T14"/>
          </calcext:conditional-format>
          <calcext:conditional-format calcext:target-range-address="'Niveau 2'.U14:'Niveau 2'.U14">
            <calcext:condition calcext:apply-style-name="FAUX" calcext:value="formula-is(IF([.U13]=1))" calcext:base-cell-address="'Niveau 2'.U14"/>
            <calcext:condition calcext:apply-style-name="VRAI" calcext:value="formula-is(IF([.U13]=0))" calcext:base-cell-address="'Niveau 2'.U14"/>
          </calcext:conditional-format>
          <calcext:conditional-format calcext:target-range-address="'Niveau 2'.V14:'Niveau 2'.V14">
            <calcext:condition calcext:apply-style-name="FAUX" calcext:value="formula-is(IF([.V13]=1))" calcext:base-cell-address="'Niveau 2'.V14"/>
            <calcext:condition calcext:apply-style-name="VRAI" calcext:value="formula-is(IF([.V13]=0))" calcext:base-cell-address="'Niveau 2'.V14"/>
          </calcext:conditional-format>
          <calcext:conditional-format calcext:target-range-address="'Niveau 2'.W14:'Niveau 2'.W14">
            <calcext:condition calcext:apply-style-name="FAUX" calcext:value="formula-is(IF([.W13]=1))" calcext:base-cell-address="'Niveau 2'.W14"/>
            <calcext:condition calcext:apply-style-name="VRAI" calcext:value="formula-is(IF([.W13]=0))" calcext:base-cell-address="'Niveau 2'.W14"/>
          </calcext:conditional-format>
          <calcext:conditional-format calcext:target-range-address="'Niveau 2'.O17:'Niveau 2'.O18">
            <calcext:condition calcext:apply-style-name="VRAI" calcext:value="formula-is(IF([.O16]=0))" calcext:base-cell-address="'Niveau 2'.O17"/>
            <calcext:condition calcext:apply-style-name="FAUX" calcext:value="formula-is(IF([.O16]=1))" calcext:base-cell-address="'Niveau 2'.O17"/>
          </calcext:conditional-format>
          <calcext:conditional-format calcext:target-range-address="'Niveau 2'.O17:'Niveau 2'.O18">
            <calcext:condition calcext:apply-style-name="VRAI" calcext:value="formula-is(IF([.O16]=0))" calcext:base-cell-address="'Niveau 2'.O17"/>
            <calcext:condition calcext:apply-style-name="FAUX" calcext:value="formula-is(IF([.O16]=1))" calcext:base-cell-address="'Niveau 2'.O17"/>
          </calcext:conditional-format>
          <calcext:conditional-format calcext:target-range-address="'Niveau 2'.O17:'Niveau 2'.O18">
            <calcext:condition calcext:apply-style-name="FAUX" calcext:value="formula-is(IF([.O16]=1))" calcext:base-cell-address="'Niveau 2'.O17"/>
            <calcext:condition calcext:apply-style-name="VRAI" calcext:value="formula-is(IF([.O16]=0))" calcext:base-cell-address="'Niveau 2'.O17"/>
          </calcext:conditional-format>
          <calcext:conditional-format calcext:target-range-address="'Niveau 2'.P17:'Niveau 2'.P18">
            <calcext:condition calcext:apply-style-name="VRAI" calcext:value="formula-is(IF([.P16]=0))" calcext:base-cell-address="'Niveau 2'.P17"/>
            <calcext:condition calcext:apply-style-name="FAUX" calcext:value="formula-is(IF([.P16]=1))" calcext:base-cell-address="'Niveau 2'.P17"/>
          </calcext:conditional-format>
          <calcext:conditional-format calcext:target-range-address="'Niveau 2'.P17:'Niveau 2'.P18">
            <calcext:condition calcext:apply-style-name="FAUX" calcext:value="formula-is(IF([.P16]=1))" calcext:base-cell-address="'Niveau 2'.P17"/>
            <calcext:condition calcext:apply-style-name="VRAI" calcext:value="formula-is(IF([.P16]=0))" calcext:base-cell-address="'Niveau 2'.P17"/>
          </calcext:conditional-format>
          <calcext:conditional-format calcext:target-range-address="'Niveau 2'.Q17:'Niveau 2'.Q18">
            <calcext:condition calcext:apply-style-name="VRAI" calcext:value="formula-is(IF([.Q16]=0))" calcext:base-cell-address="'Niveau 2'.Q17"/>
            <calcext:condition calcext:apply-style-name="FAUX" calcext:value="formula-is(IF([.Q16]=1))" calcext:base-cell-address="'Niveau 2'.Q17"/>
          </calcext:conditional-format>
          <calcext:conditional-format calcext:target-range-address="'Niveau 2'.Q17:'Niveau 2'.Q18">
            <calcext:condition calcext:apply-style-name="FAUX" calcext:value="formula-is(IF([.Q16]=1))" calcext:base-cell-address="'Niveau 2'.Q17"/>
            <calcext:condition calcext:apply-style-name="VRAI" calcext:value="formula-is(IF([.Q16]=0))" calcext:base-cell-address="'Niveau 2'.Q17"/>
          </calcext:conditional-format>
          <calcext:conditional-format calcext:target-range-address="'Niveau 2'.R17:'Niveau 2'.R18">
            <calcext:condition calcext:apply-style-name="VRAI" calcext:value="formula-is(IF([.R16]=0))" calcext:base-cell-address="'Niveau 2'.R17"/>
            <calcext:condition calcext:apply-style-name="FAUX" calcext:value="formula-is(IF([.R16]=1))" calcext:base-cell-address="'Niveau 2'.R17"/>
          </calcext:conditional-format>
          <calcext:conditional-format calcext:target-range-address="'Niveau 2'.R17:'Niveau 2'.R18">
            <calcext:condition calcext:apply-style-name="FAUX" calcext:value="formula-is(IF([.R16]=1))" calcext:base-cell-address="'Niveau 2'.R17"/>
            <calcext:condition calcext:apply-style-name="VRAI" calcext:value="formula-is(IF([.R16]=0))" calcext:base-cell-address="'Niveau 2'.R17"/>
          </calcext:conditional-format>
        </calcext:conditional-formats>
      </table:table>
      <table:table table:name="Niveau 3" table:style-name="ta1" table:protected="true" table:protection-key="FkfA5ntyE7GgsUqf1mMfeqj8IH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7" form:id="control7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8" form:id="control8" form:label="Résultat" form:input-required="false" form:linked-cell="'Niveau 3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9" form:id="control9" form:label="Réponses" form:input-required="false" form:linked-cell="'Niveau 3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161.18mm" svg:y1="59.54mm" svg:x2="161.18mm" svg:y2="104.64mm">
            <text:p/>
          </draw:line>
          <draw:line draw:z-index="2" draw:style-name="gr4" draw:text-style-name="P2" svg:x1="206.8mm" svg:y1="59.49mm" svg:x2="206.8mm" svg:y2="104.41mm">
            <text:p/>
          </draw:line>
          <draw:line draw:z-index="3" draw:style-name="gr5" draw:text-style-name="P2" svg:x1="161.86mm" svg:y1="134.4mm" svg:x2="161.86mm" svg:y2="179.34mm">
            <text:p/>
          </draw:line>
          <draw:line draw:z-index="4" draw:style-name="gr4" draw:text-style-name="P2" svg:x1="207.08mm" svg:y1="134.28mm" svg:x2="207.08mm" svg:y2="179.02mm">
            <text:p/>
          </draw:line>
          <draw:control draw:z-index="5" draw:style-name="gr6" draw:text-style-name="P5" svg:width="6.08mm" svg:height="1.07mm" svg:x="213.32mm" svg:y="232.11mm" draw:control="control7"/>
          <draw:control draw:z-index="6" draw:style-name="gr3" draw:text-style-name="P4" svg:width="39.9mm" svg:height="16.8mm" svg:x="293.83mm" svg:y="6.03mm" draw:control="control8"/>
          <draw:control draw:z-index="7" draw:style-name="gr3" draw:text-style-name="P4" svg:width="40.19mm" svg:height="16.8mm" svg:x="356.34mm" svg:y="6.67mm" draw:control="control9"/>
        </table:shapes>
        <table:table-column table:style-name="co11" table:default-cell-style-name="ce41"/>
        <table:table-column table:style-name="co12" table:default-cell-style-name="ce41"/>
        <table:table-column table:style-name="co13" table:number-columns-repeated="5" table:default-cell-style-name="ce41"/>
        <table:table-column table:style-name="co12" table:default-cell-style-name="ce41"/>
        <table:table-column table:style-name="co14" table:default-cell-style-name="ce41"/>
        <table:table-column table:style-name="co6" table:number-columns-repeated="14" table:default-cell-style-name="ce41"/>
        <table:table-column table:style-name="co1" table:number-columns-repeated="1000" table:default-cell-style-name="ce41"/>
        <table:table-row table:style-name="ro7">
          <table:table-cell table:style-name="ce43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339"/>
          <table:covered-table-cell table:style-name="ce104"/>
          <table:covered-table-cell table:number-columns-repeated="3" table:style-name="ce103"/>
          <table:covered-table-cell table:style-name="ce121"/>
          <table:covered-table-cell table:style-name="ce128"/>
          <table:covered-table-cell table:style-name="ce316"/>
          <table:table-cell table:style-name="ce430" table:number-columns-repeated="2"/>
          <table:table-cell table:style-name="ce317" table:number-columns-repeated="2"/>
          <table:table-cell table:style-name="ce178"/>
          <table:table-cell table:style-name="ce198" table:formula="of:=IF(OR([.$X$1];[.$X$2]);[$Données.N118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7">
          <table:table-cell table:style-name="ce64" office:value-type="string" calcext:value-type="string" table:number-columns-spanned="9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covered-table-cell table:number-columns-repeated="2" table:style-name="ce339"/>
          <table:covered-table-cell table:style-name="ce316"/>
          <table:table-cell table:style-name="ce317" table:number-columns-repeated="4"/>
          <table:table-cell table:style-name="ce419"/>
          <table:covered-table-cell table:style-name="ce317"/>
          <table:covered-table-cell table:style-name="ce465"/>
          <table:covered-table-cell table:style-name="ce339"/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7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6"/>
          <table:table-cell table:style-name="ce146" table:number-columns-repeated="10"/>
          <table:table-cell table:style-name="ce91" table:number-columns-repeated="990"/>
          <table:table-cell table:style-name="ce146" table:number-columns-repeated="8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102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432"/>
          <table:covered-table-cell table:style-name="ce253"/>
          <table:table-cell table:style-name="ce445" table:formula="of:=[$Données.C105]" office:value-type="string" office:string-value="(4x+1)(-4x+5) = 0" calcext:value-type="string" table:number-columns-spanned="3" table:number-rows-spanned="1">
            <text:p>(4x+1)(-4x+5) = 0</text:p>
          </table:table-cell>
          <table:covered-table-cell table:style-name="ce191"/>
          <table:covered-table-cell table:style-name="ce200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7">
          <table:table-cell table:style-name="ce5" table:formula="of:=[$Données.A101]" office:value-type="string" office:string-value="Signe de (4x+1)" calcext:value-type="string">
            <text:p>Signe de (4x+1)</text:p>
          </table:table-cell>
          <table:table-cell table:style-name="ce11"/>
          <table:table-cell table:style-name="ce100" table:number-columns-spanned="2" table:number-rows-spanned="1"/>
          <table:covered-table-cell table:style-name="ce99"/>
          <table:table-cell table:style-name="ce100"/>
          <table:table-cell table:style-name="ce99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7">
          <table:table-cell table:style-name="ce5" table:formula="of:=[$Données.A102]" office:value-type="string" office:string-value="Signe de (-4x+5)" calcext:value-type="string">
            <text:p>Signe de (-4x+5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353" table:formula="of:=IF(ISBLANK([.M5]);&quot;&quot;;IF([.$X$1];IF([.M5]=[$Données.B106];1;0);&quot;&quot;))">
            <text:p/>
          </table:table-cell>
          <table:table-cell table:style-name="ce360" table:formula="of:=IF(ISBLANK([.N5]);&quot;&quot;;IF([.$X$1];IF([.N5]=[$Données.F96];1;0);&quot;&quot;))">
            <text:p/>
          </table:table-cell>
          <table:table-cell table:style-name="ce366" table:formula="of:=IF(ISBLANK([.O5]);&quot;&quot;;IF([.$X$1];IF([.O5]=[$Données.D106];1;0);&quot;&quot;))">
            <text:p/>
          </table:table-cell>
          <table:table-cell table:style-name="ce456" table:formula="of:=IF(ISBLANK([.P5]);&quot;&quot;;IF([.$X$1];IF([.P5]=[$Données.F97];1;0);&quot;&quot;))">
            <text:p/>
          </table:table-cell>
          <table:table-cell table:style-name="ce462" table:formula="of:=IF(ISBLANK([.Q5]);&quot;&quot;;IF([.$X$1];IF([.Q5]=[$Données.F106];1;0);&quot;&quot;))">
            <text:p/>
          </table:table-cell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7">
          <table:table-cell table:style-name="ce5" table:formula="of:=[$Données.A103]" office:value-type="string" office:string-value="Signe de (4x+1)(-4x+5)" calcext:value-type="string">
            <text:p>Signe de (4x+1)(-4x+5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434" table:formula="of:=IF(AND([.$X$1];[.$X$2]);[$Données.B106];&quot;&quot;)">
            <text:p/>
          </table:table-cell>
          <table:table-cell table:style-name="ce440" table:formula="of:=IF(AND([.$X$1];[.$X$2]);[$Données.C106];&quot;&quot;)">
            <text:p/>
          </table:table-cell>
          <table:table-cell table:style-name="ce367" table:formula="of:=IF(AND([.$X$1];[.$X$2]);[$Données.D106];&quot;&quot;)">
            <text:p/>
          </table:table-cell>
          <table:table-cell table:style-name="ce457" table:formula="of:=IF(AND([.$X$1];[.$X$2]);[$Données.E106];&quot;&quot;)">
            <text:p/>
          </table:table-cell>
          <table:table-cell table:style-name="ce464" table:formula="of:=IF(AND([.$X$1];[.$X$2]);[$Données.F106];&quot;&quot;)">
            <text:p/>
          </table:table-cell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7">
          <table:table-cell table:style-name="ce13" table:number-columns-repeated="9"/>
          <table:table-cell table:style-name="ce131" table:number-columns-repeated="8"/>
          <table:table-cell table:style-name="ce333" table:number-columns-repeated="6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7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);[Données.C100];&quot;&quot;)" table:number-columns-spanned="2" table:number-rows-spanned="1">
            <text:p/>
          </table:table-cell>
          <table:covered-table-cell table:style-name="ce345"/>
          <table:table-cell table:style-name="ce345"/>
          <table:table-cell table:style-name="ce86" table:formula="of:=IF(AND([.$X$1];[.$X$2]);[Données.F100];&quot;&quot;)" table:number-columns-spanned="2" table:number-rows-spanned="1">
            <text:p/>
          </table:table-cell>
          <table:covered-table-cell table:style-name="ce346"/>
          <table:table-cell table:style-name="ce61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150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435"/>
          <table:covered-table-cell table:style-name="ce253"/>
          <table:covered-table-cell table:style-name="ce227"/>
          <table:table-cell table:style-name="ce229" table:formula="of:=[$Données.H113]" office:value-type="string" office:string-value="(4x+1)(-4x+5) ≤ 0" calcext:value-type="string" table:number-columns-spanned="4" table:number-rows-spanned="1">
            <text:p>(4x+1)(-4x+5) ≤ 0</text:p>
          </table:table-cell>
          <table:covered-table-cell table:number-columns-repeated="2" table:style-name="ce435"/>
          <table:covered-table-cell table:style-name="ce474"/>
          <table:table-cell table:style-name="ce211"/>
          <table:table-cell table:style-name="ce229"/>
          <table:table-cell table:style-name="ce215"/>
          <table:table-cell table:style-name="ce223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7"/>
        </table:table-row>
        <table:table-row table:style-name="ro7">
          <table:table-cell table:style-name="ce391" table:formula="of:=[.A5]" office:value-type="string" office:string-value="Signe de (4x+1)" calcext:value-type="string">
            <text:p>Signe de (4x+1)</text:p>
          </table:table-cell>
          <table:table-cell table:style-name="ce75" table:formula="of:=IF(AND([.$X$1];[.$X$2]);[Données.B101];&quot;&quot;)">
            <text:p/>
          </table:table-cell>
          <table:table-cell table:style-name="ce345" table:formula="of:=IF(AND([.$X$1];[.$X$2]);[Données.C101];&quot;&quot;)" table:number-columns-spanned="2" table:number-rows-spanned="1">
            <text:p/>
          </table:table-cell>
          <table:covered-table-cell table:style-name="ce345"/>
          <table:table-cell table:style-name="ce346" table:formula="of:=IF(AND([.$X$1];[.$X$2]);[Données.E101];&quot;&quot;)">
            <text:p/>
          </table:table-cell>
          <table:table-cell table:style-name="ce345" table:formula="of:=IF(AND([.$X$1];[.$X$2]);[Données.F101];&quot;&quot;)" table:number-columns-spanned="2" table:number-rows-spanned="1">
            <text:p/>
          </table:table-cell>
          <table:covered-table-cell table:style-name="ce346"/>
          <table:table-cell table:style-name="ce96" table:formula="of:=IF(AND([.$X$1];[.$X$2]);[Données.H101];&quot;&quot;)">
            <text:p/>
          </table:table-cell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441"/>
          <table:table-cell table:style-name="ce184" table:number-columns-repeated="2"/>
          <table:table-cell table:style-name="ce224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7"/>
        </table:table-row>
        <table:table-row table:style-name="ro7">
          <table:table-cell table:style-name="ce5" table:formula="of:=[.A6]" office:value-type="string" office:string-value="Signe de (-4x+5)" calcext:value-type="string">
            <text:p>Signe de (-4x+5)</text:p>
          </table:table-cell>
          <table:table-cell table:style-name="ce75" table:formula="of:=IF(AND([.$X$1];[.$X$2]);[Données.B102];&quot;&quot;)">
            <text:p/>
          </table:table-cell>
          <table:table-cell table:style-name="ce345" table:formula="of:=IF(AND([.$X$1];[.$X$2]);[Données.C102];&quot;&quot;)" table:number-columns-spanned="2" table:number-rows-spanned="1">
            <text:p/>
          </table:table-cell>
          <table:covered-table-cell table:style-name="ce346"/>
          <table:table-cell table:style-name="ce346" table:formula="of:=IF(AND([.$X$1];[.$X$2]);[Données.E102];&quot;&quot;)">
            <text:p/>
          </table:table-cell>
          <table:table-cell table:style-name="ce345" table:formula="of:=IF(AND([.$X$1];[.$X$2]);[Données.F102];&quot;&quot;)" table:number-columns-spanned="2" table:number-rows-spanned="1">
            <text:p/>
          </table:table-cell>
          <table:covered-table-cell table:style-name="ce346"/>
          <table:table-cell table:style-name="ce96" table:formula="of:=IF(AND([.$X$1];[.$X$2]);[Données.H102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436" table:formula="of:=IF(ISBLANK([.M10]);&quot;&quot;;IF([.$X$1];IF([.M10]=[$Données.B114];1;0);&quot;&quot;))">
            <text:p/>
          </table:table-cell>
          <table:table-cell table:style-name="ce442" table:formula="of:=IF(ISBLANK([.N10]);&quot;&quot;;IF([.$X$1];IF([.N10]=[$Données.C114];1;0);&quot;&quot;))">
            <text:p/>
          </table:table-cell>
          <table:table-cell table:style-name="ce368" table:formula="of:=IF(ISBLANK([.O10]);&quot;&quot;;IF([.$X$1];IF([.O10]=[$Données.D114];1;0);&quot;&quot;))">
            <text:p/>
          </table:table-cell>
          <table:table-cell table:style-name="ce375" table:formula="of:=IF(ISBLANK([.P10]);&quot;&quot;;IF([.$X$1];IF([.P10]=[$Données.E114];1;0);&quot;&quot;))">
            <text:p/>
          </table:table-cell>
          <table:table-cell table:style-name="ce380" table:formula="of:=IF(ISBLANK([.Q10]);&quot;&quot;;IF([.$X$1];IF([.Q10]=[$Données.F114];1;0);&quot;&quot;))">
            <text:p/>
          </table:table-cell>
          <table:table-cell table:style-name="ce383" table:formula="of:=IF(ISBLANK([.R10]);&quot;&quot;;IF([.$X$1];IF([.R10]=[$Données.G114];1;0);&quot;&quot;))">
            <text:p/>
          </table:table-cell>
          <table:table-cell table:style-name="ce387" table:formula="of:=IF(ISBLANK([.S10]);&quot;&quot;;IF([.$X$1];IF([.S10]=[$Données.H114];1;0);&quot;&quot;))">
            <text:p/>
          </table:table-cell>
          <table:table-cell table:style-name="ce390" table:formula="of:=IF(ISBLANK([.T10]);&quot;&quot;;IF([.$X$1];IF([.T10]=[$Données.I114];1;0);&quot;&quot;))">
            <text:p/>
          </table:table-cell>
          <table:table-cell table:style-name="ce393" table:formula="of:=IF(ISBLANK([.U10]);&quot;&quot;;IF([.$X$1];IF([.U10]=[$Données.J114];1;0);&quot;&quot;))">
            <text:p/>
          </table:table-cell>
          <table:table-cell table:style-name="ce395" table:formula="of:=IF(ISBLANK([.V10]);&quot;&quot;;IF([.$X$1];IF([.V10]=[$Données.K114];1;0);&quot;&quot;))">
            <text:p/>
          </table:table-cell>
          <table:table-cell table:style-name="ce491" table:formula="of:=IF(ISBLANK([.W10]);&quot;&quot;;IF([.$X$1];IF([.W10]=[$Données.L114];1;0);&quot;&quot;))">
            <text:p/>
          </table:table-cell>
          <table:table-cell table:number-columns-repeated="1000"/>
        </table:table-row>
        <table:table-row table:style-name="ro7">
          <table:table-cell table:style-name="ce5" table:formula="of:=[.A7]" office:value-type="string" office:string-value="Signe de (4x+1)(-4x+5)" calcext:value-type="string">
            <text:p>Signe de (4x+1)(-4x+5)</text:p>
          </table:table-cell>
          <table:table-cell table:style-name="ce75" table:formula="of:=IF(AND([.$X$1];[.$X$2]);[Données.B103];&quot;&quot;)">
            <text:p/>
          </table:table-cell>
          <table:table-cell table:style-name="ce102" table:formula="of:=IF(AND([.$X$1];[.$X$2]);[Données.C103];&quot;&quot;)" table:number-columns-spanned="2" table:number-rows-spanned="1">
            <text:p/>
          </table:table-cell>
          <table:covered-table-cell table:style-name="ce62" table:formula="of:=IF(OR([.D10]=0;[.D11]=0);0;&quot;&quot;)" office:value-type="float" office:value="0" calcext:value-type="float">
            <text:p>0</text:p>
          </table:covered-table-cell>
          <table:table-cell table:style-name="ce102" table:formula="of:=IF(AND([.$X$1];[.$X$2]);[Données.E103];&quot;&quot;)">
            <text:p/>
          </table:table-cell>
          <table:table-cell table:style-name="ce102" table:formula="of:=IF(AND([.$X$1];[.$X$2]);[Données.F103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);[Données.H103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437" table:formula="of:=IF(AND([.$X$1];[.$X$2]);[$Données.B115];&quot;&quot;)">
            <text:p/>
          </table:table-cell>
          <table:table-cell table:style-name="ce444" table:formula="of:=IF(AND([.$X$1];[.$X$2]);[$Données.C115];&quot;&quot;)">
            <text:p/>
          </table:table-cell>
          <table:table-cell table:style-name="ce369" table:formula="of:=IF(AND([.$X$1];[.$X$2]);[$Données.D115];&quot;&quot;)">
            <text:p/>
          </table:table-cell>
          <table:table-cell table:style-name="ce460" table:formula="of:=IF(AND([.$X$1];[.$X$2]);[$Données.E115];&quot;&quot;)">
            <text:p/>
          </table:table-cell>
          <table:table-cell table:style-name="ce381" table:formula="of:=IF(AND([.$X$1];[.$X$2]);[$Données.F115];&quot;&quot;)">
            <text:p/>
          </table:table-cell>
          <table:table-cell table:style-name="ce472" table:formula="of:=IF(AND([.$X$1];[.$X$2]);[$Données.G115];&quot;&quot;)">
            <text:p/>
          </table:table-cell>
          <table:table-cell table:style-name="ce476" table:formula="of:=IF(AND([.$X$1];[.$X$2]);[$Données.H115];&quot;&quot;)">
            <text:p/>
          </table:table-cell>
          <table:table-cell table:style-name="ce480" table:formula="of:=IF(AND([.$X$1];[.$X$2]);[$Données.I115];&quot;&quot;)">
            <text:p/>
          </table:table-cell>
          <table:table-cell table:style-name="ce394" table:formula="of:=IF(AND([.$X$1];[.$X$2]);[$Données.J115];&quot;&quot;)">
            <text:p/>
          </table:table-cell>
          <table:table-cell table:style-name="ce396" table:formula="of:=IF(AND([.$X$1];[.$X$2]);[$Données.K115];&quot;&quot;)">
            <text:p/>
          </table:table-cell>
          <table:table-cell table:style-name="ce492" table:formula="of:=IF(AND([.$X$1];[.$X$2]);[$Données.L115];&quot;&quot;)">
            <text:p/>
          </table:table-cell>
          <table:table-cell table:number-columns-repeated="1000"/>
        </table:table-row>
        <table:table-row table:style-name="ro7">
          <table:table-cell table:style-name="Default" table:number-columns-repeated="8"/>
          <table:table-cell/>
          <table:table-cell table:style-name="ce109" table:number-columns-repeated="6"/>
          <table:table-cell table:style-name="ce212" table:number-columns-repeated="8"/>
          <table:table-cell table:number-columns-repeated="1000"/>
        </table:table-row>
        <table:table-row table:style-name="ro7"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Default"/>
          <table:table-cell/>
          <table:table-cell table:style-name="Default"/>
          <table:table-cell table:style-name="ce131" table:number-columns-repeated="2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3" table:style-name="ce333"/>
          <table:table-cell table:style-name="ce333" table:number-columns-repeated="3"/>
          <table:table-cell table:number-columns-repeated="1000"/>
        </table:table-row>
        <table:table-row table:style-name="ro7">
          <table:table-cell table:number-columns-repeated="9"/>
          <table:table-cell table:style-name="ce109" table:number-columns-repeated="3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452"/>
          <table:table-cell table:style-name="ce461"/>
          <table:table-cell table:style-name="ce470"/>
          <table:table-cell table:style-name="ce473"/>
          <table:table-cell table:style-name="ce109" table:number-columns-repeated="5"/>
          <table:table-cell table:number-columns-repeated="1000"/>
        </table:table-row>
        <table:table-row table:style-name="ro7">
          <table:table-cell table:style-name="Default"/>
          <table:table-cell table:style-name="ce13" table:number-columns-repeated="7"/>
          <table:table-cell/>
          <table:table-cell table:style-name="ce109" table:number-columns-repeated="3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452"/>
          <table:table-cell table:style-name="ce461"/>
          <table:table-cell table:style-name="ce470"/>
          <table:table-cell table:style-name="ce473"/>
          <table:table-cell table:style-name="ce109" table:number-columns-repeated="5"/>
          <table:table-cell table:number-columns-repeated="1000"/>
        </table:table-row>
        <table:table-row table:style-name="ro7">
          <table:table-cell table:number-columns-repeated="2"/>
          <table:table-cell table:style-name="Default"/>
          <table:table-cell table:style-name="ce90"/>
          <table:table-cell table:number-columns-repeated="1019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2"/>
          <table:table-cell table:style-name="Default"/>
          <table:table-cell table:number-columns-repeated="1020"/>
        </table:table-row>
        <table:table-row table:style-name="ro7" table:number-rows-repeated="1048556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'Niveau 3'.M6:'Niveau 3'.M6">
            <calcext:condition calcext:apply-style-name="FAUX" calcext:value="formula-is(IF([.M6]=1))" calcext:base-cell-address="'Niveau 3'.M6"/>
            <calcext:condition calcext:apply-style-name="VRAI" calcext:value="formula-is(IF([.M6]=0))" calcext:base-cell-address="'Niveau 3'.M6"/>
          </calcext:conditional-format>
          <calcext:conditional-format calcext:target-range-address="'Niveau 3'.N6:'Niveau 3'.N6">
            <calcext:condition calcext:apply-style-name="FAUX" calcext:value="formula-is(IF([.N6]=1))" calcext:base-cell-address="'Niveau 3'.N6"/>
            <calcext:condition calcext:apply-style-name="VRAI" calcext:value="formula-is(IF([.N6]=0))" calcext:base-cell-address="'Niveau 3'.N6"/>
          </calcext:conditional-format>
          <calcext:conditional-format calcext:target-range-address="'Niveau 3'.O6:'Niveau 3'.O6">
            <calcext:condition calcext:apply-style-name="FAUX" calcext:value="formula-is(IF([.O6]=1))" calcext:base-cell-address="'Niveau 3'.O6"/>
            <calcext:condition calcext:apply-style-name="VRAI" calcext:value="formula-is(IF([.O6]=0))" calcext:base-cell-address="'Niveau 3'.O6"/>
          </calcext:conditional-format>
          <calcext:conditional-format calcext:target-range-address="'Niveau 3'.Q6:'Niveau 3'.Q6">
            <calcext:condition calcext:apply-style-name="FAUX" calcext:value="formula-is(IF([.Q6]=1))" calcext:base-cell-address="'Niveau 3'.Q6"/>
            <calcext:condition calcext:apply-style-name="VRAI" calcext:value="formula-is(IF([.Q6]=0))" calcext:base-cell-address="'Niveau 3'.Q6"/>
          </calcext:conditional-format>
          <calcext:conditional-format calcext:target-range-address="'Niveau 3'.M7:'Niveau 3'.M7">
            <calcext:condition calcext:apply-style-name="FAUX" calcext:value="formula-is(IF([.M6]=1))" calcext:base-cell-address="'Niveau 3'.M7"/>
            <calcext:condition calcext:apply-style-name="VRAI" calcext:value="formula-is(IF([.M6]=0))" calcext:base-cell-address="'Niveau 3'.M7"/>
          </calcext:conditional-format>
          <calcext:conditional-format calcext:target-range-address="'Niveau 3'.N7:'Niveau 3'.N7">
            <calcext:condition calcext:apply-style-name="FAUX" calcext:value="formula-is(IF([.N6]=1))" calcext:base-cell-address="'Niveau 3'.N7"/>
            <calcext:condition calcext:apply-style-name="VRAI" calcext:value="formula-is(IF([.N6]=0))" calcext:base-cell-address="'Niveau 3'.N7"/>
          </calcext:conditional-format>
          <calcext:conditional-format calcext:target-range-address="'Niveau 3'.O7:'Niveau 3'.O7">
            <calcext:condition calcext:apply-style-name="FAUX" calcext:value="formula-is(IF([.O6]=1))" calcext:base-cell-address="'Niveau 3'.O7"/>
            <calcext:condition calcext:apply-style-name="VRAI" calcext:value="formula-is(IF([.O6]=0))" calcext:base-cell-address="'Niveau 3'.O7"/>
          </calcext:conditional-format>
          <calcext:conditional-format calcext:target-range-address="'Niveau 3'.P7:'Niveau 3'.P7">
            <calcext:condition calcext:apply-style-name="FAUX" calcext:value="formula-is(IF([.P6]=1))" calcext:base-cell-address="'Niveau 3'.P7"/>
            <calcext:condition calcext:apply-style-name="VRAI" calcext:value="formula-is(IF([.P6]=0))" calcext:base-cell-address="'Niveau 3'.P7"/>
          </calcext:conditional-format>
          <calcext:conditional-format calcext:target-range-address="'Niveau 3'.Q7:'Niveau 3'.Q7">
            <calcext:condition calcext:apply-style-name="FAUX" calcext:value="formula-is(IF([.Q6]=1))" calcext:base-cell-address="'Niveau 3'.Q7"/>
            <calcext:condition calcext:apply-style-name="VRAI" calcext:value="formula-is(IF([.Q6]=0))" calcext:base-cell-address="'Niveau 3'.Q7"/>
          </calcext:conditional-format>
          <calcext:conditional-format calcext:target-range-address="'Niveau 3'.M11:'Niveau 3'.M11">
            <calcext:condition calcext:apply-style-name="FAUX" calcext:value="formula-is(IF([.M11]=1))" calcext:base-cell-address="'Niveau 3'.M11"/>
            <calcext:condition calcext:apply-style-name="VRAI" calcext:value="formula-is(IF([.M11]=0))" calcext:base-cell-address="'Niveau 3'.M11"/>
          </calcext:conditional-format>
          <calcext:conditional-format calcext:target-range-address="'Niveau 3'.N11:'Niveau 3'.N11">
            <calcext:condition calcext:apply-style-name="FAUX" calcext:value="formula-is(IF([.N11]=1))" calcext:base-cell-address="'Niveau 3'.N11"/>
            <calcext:condition calcext:apply-style-name="VRAI" calcext:value="formula-is(IF([.N11]=0))" calcext:base-cell-address="'Niveau 3'.N11"/>
          </calcext:conditional-format>
          <calcext:conditional-format calcext:target-range-address="'Niveau 3'.O11:'Niveau 3'.O11">
            <calcext:condition calcext:apply-style-name="FAUX" calcext:value="formula-is(IF([.O11]=1))" calcext:base-cell-address="'Niveau 3'.O11"/>
            <calcext:condition calcext:apply-style-name="VRAI" calcext:value="formula-is(IF([.O11]=0))" calcext:base-cell-address="'Niveau 3'.O11"/>
          </calcext:conditional-format>
          <calcext:conditional-format calcext:target-range-address="'Niveau 3'.P11:'Niveau 3'.P11">
            <calcext:condition calcext:apply-style-name="FAUX" calcext:value="formula-is(IF([.P11]=1))" calcext:base-cell-address="'Niveau 3'.P11"/>
            <calcext:condition calcext:apply-style-name="VRAI" calcext:value="formula-is(IF([.P11]=0))" calcext:base-cell-address="'Niveau 3'.P11"/>
          </calcext:conditional-format>
          <calcext:conditional-format calcext:target-range-address="'Niveau 3'.Q11:'Niveau 3'.Q11">
            <calcext:condition calcext:apply-style-name="FAUX" calcext:value="formula-is(IF([.Q11]=1))" calcext:base-cell-address="'Niveau 3'.Q11"/>
            <calcext:condition calcext:apply-style-name="VRAI" calcext:value="formula-is(IF([.Q11]=0))" calcext:base-cell-address="'Niveau 3'.Q11"/>
          </calcext:conditional-format>
          <calcext:conditional-format calcext:target-range-address="'Niveau 3'.R11:'Niveau 3'.R11">
            <calcext:condition calcext:apply-style-name="FAUX" calcext:value="formula-is(IF([.R11]=1))" calcext:base-cell-address="'Niveau 3'.R11"/>
            <calcext:condition calcext:apply-style-name="VRAI" calcext:value="formula-is(IF([.R11]=0))" calcext:base-cell-address="'Niveau 3'.R11"/>
          </calcext:conditional-format>
          <calcext:conditional-format calcext:target-range-address="'Niveau 3'.S11:'Niveau 3'.S11">
            <calcext:condition calcext:apply-style-name="FAUX" calcext:value="formula-is(IF([.S11]=1))" calcext:base-cell-address="'Niveau 3'.S11"/>
            <calcext:condition calcext:apply-style-name="VRAI" calcext:value="formula-is(IF([.S11]=0))" calcext:base-cell-address="'Niveau 3'.S11"/>
          </calcext:conditional-format>
          <calcext:conditional-format calcext:target-range-address="'Niveau 3'.T11:'Niveau 3'.T11">
            <calcext:condition calcext:apply-style-name="FAUX" calcext:value="formula-is(IF([.T11]=1))" calcext:base-cell-address="'Niveau 3'.T11"/>
            <calcext:condition calcext:apply-style-name="VRAI" calcext:value="formula-is(IF([.T11]=0))" calcext:base-cell-address="'Niveau 3'.T11"/>
          </calcext:conditional-format>
          <calcext:conditional-format calcext:target-range-address="'Niveau 3'.U11:'Niveau 3'.U11">
            <calcext:condition calcext:apply-style-name="FAUX" calcext:value="formula-is(IF([.U11]=1))" calcext:base-cell-address="'Niveau 3'.U11"/>
            <calcext:condition calcext:apply-style-name="VRAI" calcext:value="formula-is(IF([.U11]=0))" calcext:base-cell-address="'Niveau 3'.U11"/>
          </calcext:conditional-format>
          <calcext:conditional-format calcext:target-range-address="'Niveau 3'.V11:'Niveau 3'.V11">
            <calcext:condition calcext:apply-style-name="FAUX" calcext:value="formula-is(IF([.V11]=1))" calcext:base-cell-address="'Niveau 3'.V11"/>
            <calcext:condition calcext:apply-style-name="VRAI" calcext:value="formula-is(IF([.V11]=0))" calcext:base-cell-address="'Niveau 3'.V11"/>
          </calcext:conditional-format>
          <calcext:conditional-format calcext:target-range-address="'Niveau 3'.W11:'Niveau 3'.W11">
            <calcext:condition calcext:apply-style-name="FAUX" calcext:value="formula-is(IF([.W11]=1))" calcext:base-cell-address="'Niveau 3'.W11"/>
            <calcext:condition calcext:apply-style-name="VRAI" calcext:value="formula-is(IF([.W11]=0))" calcext:base-cell-address="'Niveau 3'.W11"/>
          </calcext:conditional-format>
          <calcext:conditional-format calcext:target-range-address="'Niveau 3'.M12:'Niveau 3'.M12">
            <calcext:condition calcext:apply-style-name="FAUX" calcext:value="formula-is(IF([.M11]=1))" calcext:base-cell-address="'Niveau 3'.M12"/>
            <calcext:condition calcext:apply-style-name="VRAI" calcext:value="formula-is(IF([.M11]=0))" calcext:base-cell-address="'Niveau 3'.M12"/>
          </calcext:conditional-format>
          <calcext:conditional-format calcext:target-range-address="'Niveau 3'.N12:'Niveau 3'.N12">
            <calcext:condition calcext:apply-style-name="FAUX" calcext:value="formula-is(IF([.N11]=1))" calcext:base-cell-address="'Niveau 3'.N12"/>
            <calcext:condition calcext:apply-style-name="VRAI" calcext:value="formula-is(IF([.N11]=0))" calcext:base-cell-address="'Niveau 3'.N12"/>
          </calcext:conditional-format>
          <calcext:conditional-format calcext:target-range-address="'Niveau 3'.O12:'Niveau 3'.O12">
            <calcext:condition calcext:apply-style-name="FAUX" calcext:value="formula-is(IF([.O11]=1))" calcext:base-cell-address="'Niveau 3'.O12"/>
            <calcext:condition calcext:apply-style-name="VRAI" calcext:value="formula-is(IF([.O11]=0))" calcext:base-cell-address="'Niveau 3'.O12"/>
          </calcext:conditional-format>
          <calcext:conditional-format calcext:target-range-address="'Niveau 3'.P12:'Niveau 3'.P12">
            <calcext:condition calcext:apply-style-name="FAUX" calcext:value="formula-is(IF([.P11]=1))" calcext:base-cell-address="'Niveau 3'.P12"/>
            <calcext:condition calcext:apply-style-name="VRAI" calcext:value="formula-is(IF([.P11]=0))" calcext:base-cell-address="'Niveau 3'.P12"/>
          </calcext:conditional-format>
          <calcext:conditional-format calcext:target-range-address="'Niveau 3'.Q12:'Niveau 3'.Q12">
            <calcext:condition calcext:apply-style-name="FAUX" calcext:value="formula-is(IF([.Q11]=1))" calcext:base-cell-address="'Niveau 3'.Q12"/>
            <calcext:condition calcext:apply-style-name="VRAI" calcext:value="formula-is(IF([.Q11]=0))" calcext:base-cell-address="'Niveau 3'.Q12"/>
          </calcext:conditional-format>
          <calcext:conditional-format calcext:target-range-address="'Niveau 3'.R12:'Niveau 3'.R12">
            <calcext:condition calcext:apply-style-name="FAUX" calcext:value="formula-is(IF([.R11]=1))" calcext:base-cell-address="'Niveau 3'.R12"/>
            <calcext:condition calcext:apply-style-name="VRAI" calcext:value="formula-is(IF([.R11]=0))" calcext:base-cell-address="'Niveau 3'.R12"/>
          </calcext:conditional-format>
          <calcext:conditional-format calcext:target-range-address="'Niveau 3'.S12:'Niveau 3'.S12">
            <calcext:condition calcext:apply-style-name="FAUX" calcext:value="formula-is(IF([.S11]=1))" calcext:base-cell-address="'Niveau 3'.S12"/>
            <calcext:condition calcext:apply-style-name="VRAI" calcext:value="formula-is(IF([.S11]=0))" calcext:base-cell-address="'Niveau 3'.S12"/>
          </calcext:conditional-format>
          <calcext:conditional-format calcext:target-range-address="'Niveau 3'.T12:'Niveau 3'.T12">
            <calcext:condition calcext:apply-style-name="FAUX" calcext:value="formula-is(IF([.T11]=1))" calcext:base-cell-address="'Niveau 3'.T12"/>
            <calcext:condition calcext:apply-style-name="VRAI" calcext:value="formula-is(IF([.T11]=0))" calcext:base-cell-address="'Niveau 3'.T12"/>
          </calcext:conditional-format>
          <calcext:conditional-format calcext:target-range-address="'Niveau 3'.U12:'Niveau 3'.U12">
            <calcext:condition calcext:apply-style-name="FAUX" calcext:value="formula-is(IF([.U11]=1))" calcext:base-cell-address="'Niveau 3'.U12"/>
            <calcext:condition calcext:apply-style-name="VRAI" calcext:value="formula-is(IF([.U11]=0))" calcext:base-cell-address="'Niveau 3'.U12"/>
          </calcext:conditional-format>
          <calcext:conditional-format calcext:target-range-address="'Niveau 3'.V12:'Niveau 3'.V12">
            <calcext:condition calcext:apply-style-name="FAUX" calcext:value="formula-is(IF([.V11]=1))" calcext:base-cell-address="'Niveau 3'.V12"/>
            <calcext:condition calcext:apply-style-name="VRAI" calcext:value="formula-is(IF([.V11]=0))" calcext:base-cell-address="'Niveau 3'.V12"/>
          </calcext:conditional-format>
          <calcext:conditional-format calcext:target-range-address="'Niveau 3'.W12:'Niveau 3'.W12">
            <calcext:condition calcext:apply-style-name="FAUX" calcext:value="formula-is(IF([.W11]=1))" calcext:base-cell-address="'Niveau 3'.W12"/>
            <calcext:condition calcext:apply-style-name="VRAI" calcext:value="formula-is(IF([.W11]=0))" calcext:base-cell-address="'Niveau 3'.W12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FAUX" calcext:value="formula-is(IF([.O14]=1))" calcext:base-cell-address="'Niveau 3'.O15"/>
            <calcext:condition calcext:apply-style-name="VRAI" calcext:value="formula-is(IF([.O14]=0))" calcext:base-cell-address="'Niveau 3'.O15"/>
          </calcext:conditional-format>
          <calcext:conditional-format calcext:target-range-address="'Niveau 3'.P15:'Niveau 3'.P16">
            <calcext:condition calcext:apply-style-name="VRAI" calcext:value="formula-is(IF([.P14]=0))" calcext:base-cell-address="'Niveau 3'.P15"/>
            <calcext:condition calcext:apply-style-name="FAUX" calcext:value="formula-is(IF([.P14]=1))" calcext:base-cell-address="'Niveau 3'.P15"/>
          </calcext:conditional-format>
          <calcext:conditional-format calcext:target-range-address="'Niveau 3'.P15:'Niveau 3'.P16">
            <calcext:condition calcext:apply-style-name="FAUX" calcext:value="formula-is(IF([.P14]=1))" calcext:base-cell-address="'Niveau 3'.P15"/>
            <calcext:condition calcext:apply-style-name="VRAI" calcext:value="formula-is(IF([.P14]=0))" calcext:base-cell-address="'Niveau 3'.P15"/>
          </calcext:conditional-format>
          <calcext:conditional-format calcext:target-range-address="'Niveau 3'.Q15:'Niveau 3'.Q16">
            <calcext:condition calcext:apply-style-name="VRAI" calcext:value="formula-is(IF([.Q14]=0))" calcext:base-cell-address="'Niveau 3'.Q15"/>
            <calcext:condition calcext:apply-style-name="FAUX" calcext:value="formula-is(IF([.Q14]=1))" calcext:base-cell-address="'Niveau 3'.Q15"/>
          </calcext:conditional-format>
          <calcext:conditional-format calcext:target-range-address="'Niveau 3'.Q15:'Niveau 3'.Q16">
            <calcext:condition calcext:apply-style-name="FAUX" calcext:value="formula-is(IF([.Q14]=1))" calcext:base-cell-address="'Niveau 3'.Q15"/>
            <calcext:condition calcext:apply-style-name="VRAI" calcext:value="formula-is(IF([.Q14]=0))" calcext:base-cell-address="'Niveau 3'.Q15"/>
          </calcext:conditional-format>
          <calcext:conditional-format calcext:target-range-address="'Niveau 3'.R15:'Niveau 3'.R16">
            <calcext:condition calcext:apply-style-name="VRAI" calcext:value="formula-is(IF([.R14]=0))" calcext:base-cell-address="'Niveau 3'.R15"/>
            <calcext:condition calcext:apply-style-name="FAUX" calcext:value="formula-is(IF([.R14]=1))" calcext:base-cell-address="'Niveau 3'.R15"/>
          </calcext:conditional-format>
          <calcext:conditional-format calcext:target-range-address="'Niveau 3'.R15:'Niveau 3'.R16">
            <calcext:condition calcext:apply-style-name="FAUX" calcext:value="formula-is(IF([.R14]=1))" calcext:base-cell-address="'Niveau 3'.R15"/>
            <calcext:condition calcext:apply-style-name="VRAI" calcext:value="formula-is(IF([.R14]=0))" calcext:base-cell-address="'Niveau 3'.R15"/>
          </calcext:conditional-format>
          <calcext:conditional-format calcext:target-range-address="'Niveau 3'.P6:'Niveau 3'.P6">
            <calcext:condition calcext:apply-style-name="FAUX" calcext:value="formula-is(IF([.P6]=1))" calcext:base-cell-address="'Niveau 3'.P6"/>
            <calcext:condition calcext:apply-style-name="VRAI" calcext:value="formula-is(IF([.P6]=0))" calcext:base-cell-address="'Niveau 3'.P6"/>
          </calcext:conditional-format>
        </calcext:conditional-formats>
      </table:table>
      <table:table table:name="Niveau 4" table:style-name="ta1" table:protected="true" table:protection-key="FkfA5ntyE7GgsUqf1mMfeqj8IH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0" form:id="control10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1" form:id="control11" form:label="Résultat" form:input-required="false" form:linked-cell="'Niveau 4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2" form:id="control12" form:label="Réponses" form:input-required="false" form:linked-cell="'Niveau 4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control draw:z-index="1" draw:style-name="gr6" draw:text-style-name="P5" svg:width="6.08mm" svg:height="1.07mm" svg:x="213.32mm" svg:y="232.11mm" draw:control="control10"/>
          <draw:control draw:z-index="2" draw:style-name="gr3" draw:text-style-name="P4" svg:width="39.9mm" svg:height="16.8mm" svg:x="330.83mm" svg:y="6.03mm" draw:control="control11"/>
          <draw:control draw:z-index="3" draw:style-name="gr3" draw:text-style-name="P4" svg:width="40.19mm" svg:height="16.8mm" svg:x="393.34mm" svg:y="6.67mm" draw:control="control12"/>
          <draw:line draw:z-index="4" draw:style-name="gr5" draw:text-style-name="P2" svg:x1="172.17mm" svg:y1="59.27mm" svg:x2="172.17mm" svg:y2="89.38mm">
            <text:p/>
          </draw:line>
          <draw:line draw:z-index="5" draw:style-name="gr4" draw:text-style-name="P2" svg:x1="235.54mm" svg:y1="59.39mm" svg:x2="235.54mm" svg:y2="89.38mm">
            <text:p/>
          </draw:line>
          <draw:line draw:z-index="6" draw:style-name="gr4" draw:text-style-name="P2" svg:x1="171.99mm" svg:y1="164.5mm" svg:x2="171.99mm" svg:y2="194.4mm">
            <text:p/>
          </draw:line>
          <draw:line draw:z-index="7" draw:style-name="gr4" draw:text-style-name="P2" svg:x1="235.38mm" svg:y1="163.72mm" svg:x2="235.38mm" svg:y2="194.08mm">
            <text:p/>
          </draw:line>
        </table:shapes>
        <table:table-column table:style-name="co11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2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14" table:default-cell-style-name="ce41"/>
        <table:table-column table:style-name="co6" table:number-columns-repeated="3" table:default-cell-style-name="ce41"/>
        <table:table-column table:style-name="co19" table:number-columns-repeated="11" table:default-cell-style-name="ce41"/>
        <table:table-column table:style-name="co6" table:default-cell-style-name="ce41"/>
        <table:table-column table:style-name="co1" table:number-columns-repeated="999" table:default-cell-style-name="ce41"/>
        <table:table-row table:style-name="ro7">
          <table:table-cell table:style-name="ce43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339"/>
          <table:covered-table-cell table:style-name="ce104"/>
          <table:covered-table-cell table:number-columns-repeated="3" table:style-name="ce103"/>
          <table:covered-table-cell table:style-name="ce121"/>
          <table:covered-table-cell table:style-name="ce128"/>
          <table:covered-table-cell table:style-name="ce316"/>
          <table:covered-table-cell/>
          <table:table-cell table:style-name="ce430"/>
          <table:table-cell table:style-name="ce317" table:number-columns-repeated="2"/>
          <table:table-cell table:style-name="ce178"/>
          <table:table-cell table:style-name="ce198" table:formula="of:=IF(OR([.$X$1];[.$X$2]);[$Données.N146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7">
          <table:table-cell table:style-name="ce64" office:value-type="string" calcext:value-type="string" table:number-columns-spanned="10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covered-table-cell table:number-columns-repeated="2" table:style-name="ce339"/>
          <table:covered-table-cell table:style-name="ce316"/>
          <table:covered-table-cell table:style-name="ce335"/>
          <table:table-cell table:style-name="ce317" table:number-columns-repeated="4"/>
          <table:covered-table-cell table:style-name="ce317"/>
          <table:covered-table-cell table:style-name="ce465"/>
          <table:covered-table-cell table:style-name="ce339"/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7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6"/>
          <table:table-cell table:style-name="ce146" table:number-columns-repeated="10"/>
          <table:table-cell table:style-name="ce91" table:number-columns-repeated="990"/>
          <table:table-cell table:style-name="ce146" table:number-columns-repeated="8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102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159"/>
          <table:covered-table-cell table:style-name="ce253"/>
          <table:table-cell table:style-name="ce205" table:formula="of:=[$Données.C133]" office:value-type="string" office:string-value="(-2x+1) / (10x+1) = 0" calcext:value-type="string" table:number-columns-spanned="3" table:number-rows-spanned="1">
            <text:p>(-2x+1) / (10x+1) = 0</text:p>
          </table:table-cell>
          <table:covered-table-cell table:style-name="ce191"/>
          <table:covered-table-cell table:style-name="ce200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7">
          <table:table-cell table:style-name="ce5" table:formula="of:=[$Données.A129]" office:value-type="string" office:string-value="Signe de (-2x+1)" calcext:value-type="string">
            <text:p>Signe de (-2x+1)</text:p>
          </table:table-cell>
          <table:table-cell table:style-name="ce11"/>
          <table:table-cell table:style-name="ce100" table:number-columns-spanned="2" table:number-rows-spanned="1"/>
          <table:covered-table-cell table:style-name="ce99"/>
          <table:table-cell table:style-name="ce100"/>
          <table:table-cell table:style-name="ce99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 table:number-columns-repeated="2"/>
          <table:table-cell table:style-name="ce202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7">
          <table:table-cell table:style-name="ce5" table:formula="of:=[$Données.A130]" office:value-type="string" office:string-value="Signe de (10x+1)" calcext:value-type="string">
            <text:p>Signe de (10x+1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403" table:formula="of:=IF(ISBLANK([.M5]);&quot;&quot;;IF([.$X$1];IF([.M5]=[$Données.B134];1;0);&quot;&quot;))">
            <text:p/>
          </table:table-cell>
          <table:table-cell table:style-name="ce407" table:formula="of:=IF(ISBLANK([.N5]);&quot;&quot;;IF([.$X$1];IF([.N5]=[$Données.C134];1;0);&quot;&quot;))">
            <text:p/>
          </table:table-cell>
          <table:table-cell table:style-name="ce411" table:formula="of:=IF(ISBLANK([.O5]);&quot;&quot;;IF([.$X$1];IF([.O5]=[$Données.D134];1;0);&quot;&quot;))">
            <text:p/>
          </table:table-cell>
          <table:table-cell table:style-name="ce417" table:formula="of:=IF(ISBLANK([.P5]);&quot;&quot;;IF([.$X$1];IF([.P5]=[$Données.E134];1;0);&quot;&quot;))">
            <text:p/>
          </table:table-cell>
          <table:table-cell table:style-name="ce423" table:formula="of:=IF(ISBLANK([.Q5]);&quot;&quot;;IF([.$X$1];IF([.Q5]=[$Données.F134];1;0);&quot;&quot;))">
            <text:p/>
          </table:table-cell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7">
          <table:table-cell table:style-name="ce5" table:formula="of:=[$Données.A131]" office:value-type="string" office:string-value="Signe de (-2x+1) / (10x+1)" calcext:value-type="string">
            <text:p>Signe de (-2x+1) / (10x+1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531" table:formula="of:=IF(AND([.$X$1];[.$X$2]);[$Données.B134];&quot;&quot;)">
            <text:p/>
          </table:table-cell>
          <table:table-cell table:style-name="ce408" table:formula="of:=IF(AND([.$X$1];[.$X$2]);[$Données.C134];&quot;&quot;)">
            <text:p/>
          </table:table-cell>
          <table:table-cell table:style-name="ce544" table:formula="of:=IF(AND([.$X$1];[.$X$2]);[$Données.D134];&quot;&quot;)">
            <text:p/>
          </table:table-cell>
          <table:table-cell table:style-name="ce555"/>
          <table:table-cell table:style-name="ce561"/>
          <table:table-cell table:number-columns-repeated="2"/>
          <table:table-cell table:style-name="ce443"/>
          <table:table-cell table:number-columns-repeated="5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7">
          <table:table-cell table:style-name="ce13" table:number-columns-repeated="9"/>
          <table:table-cell table:style-name="ce131" table:number-columns-repeated="8"/>
          <table:table-cell table:style-name="ce333" table:number-columns-repeated="6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7"/>
        </table:table-row>
        <table:table-row table:style-name="ro7">
          <table:table-cell table:style-name="ce83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number-columns-repeated="7" table:style-name="ce13"/>
          <table:table-cell table:style-name="ce13"/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style-name="ce68"/>
          <table:covered-table-cell table:number-columns-repeated="5" table:style-name="Default"/>
          <table:table-cell table:style-name="Default" table:number-columns-repeated="6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7"/>
        </table:table-row>
        <table:table-row table:style-name="ro7">
          <table:table-cell table:style-name="ce13" table:number-columns-repeated="9"/>
          <table:table-cell table:style-name="Default" table:number-columns-repeated="14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7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);[Données.C128];&quot;&quot;)" table:number-columns-spanned="2" table:number-rows-spanned="1">
            <text:p/>
          </table:table-cell>
          <table:covered-table-cell table:style-name="ce345"/>
          <table:table-cell table:style-name="ce345"/>
          <table:table-cell table:style-name="ce86" table:formula="of:=IF(AND([.$X$1];[.$X$2]);[Données.F128];&quot;&quot;)" table:number-columns-spanned="2" table:number-rows-spanned="1">
            <text:p/>
          </table:table-cell>
          <table:covered-table-cell table:style-name="ce346"/>
          <table:table-cell table:style-name="ce61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number-columns-repeated="2" table:style-name="ce149"/>
          <table:covered-table-cell table:style-name="ce166"/>
          <table:covered-table-cell table:style-name="ce253"/>
          <table:table-cell table:style-name="ce225" table:formula="of:=[$Données.H141]" office:value-type="string" office:string-value="(-2x+1) / (10x+1) &gt; 0" calcext:value-type="string" table:number-columns-spanned="3" table:number-rows-spanned="1">
            <text:p>(-2x+1) / (10x+1) &gt; 0</text:p>
          </table:table-cell>
          <table:covered-table-cell table:number-columns-repeated="2" table:style-name="ce166"/>
          <table:table-cell table:style-name="ce166"/>
          <table:table-cell table:style-name="ce159"/>
          <table:table-cell table:style-name="ce211"/>
          <table:table-cell table:style-name="ce229"/>
          <table:table-cell table:style-name="ce215"/>
          <table:table-cell table:style-name="ce223"/>
          <table:table-cell table:number-columns-repeated="1000"/>
        </table:table-row>
        <table:table-row table:style-name="ro7">
          <table:table-cell table:style-name="ce5" table:formula="of:=[.A5]" office:value-type="string" office:string-value="Signe de (-2x+1)" calcext:value-type="string">
            <text:p>Signe de (-2x+1)</text:p>
          </table:table-cell>
          <table:table-cell table:style-name="ce75" table:formula="of:=IF(AND([.$X$1];[.$X$2]);IF(SIGN(VLOOKUP([Données.O5];[Données.$B$3:.$N$32];2)*([Données.F124]-1)+VLOOKUP([Données.O5];[Données.$B$3:.$N$32];3))=1;&quot;+&quot;;&quot;-&quot;);&quot;&quot;)">
            <text:p/>
          </table:table-cell>
          <table:table-cell table:style-name="ce346" table:formula="of:=IF(AND([.$X$1];[.$X$2]);[Données.C129];&quot;&quot;)" table:number-columns-spanned="2" table:number-rows-spanned="1">
            <text:p/>
          </table:table-cell>
          <table:covered-table-cell table:style-name="ce345"/>
          <table:table-cell table:style-name="ce346" table:formula="of:=IF(AND([.$X$1];[.$X$2]);[Données.E129];&quot;&quot;)">
            <text:p/>
          </table:table-cell>
          <table:table-cell table:style-name="ce345" table:formula="of:=IF(AND([.$X$1];[.$X$2]);[Données.F129];&quot;&quot;)" table:number-columns-spanned="2" table:number-rows-spanned="1">
            <text:p/>
          </table:table-cell>
          <table:covered-table-cell table:style-name="ce346"/>
          <table:table-cell table:style-name="ce96" table:formula="of:=IF(AND([.$X$1];[.$X$2]);[Données.H129];&quot;&quot;)">
            <text:p/>
          </table:table-cell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556"/>
          <table:table-cell table:style-name="ce184" table:number-columns-repeated="2"/>
          <table:table-cell table:style-name="ce224"/>
          <table:table-cell table:number-columns-repeated="1000"/>
        </table:table-row>
        <table:table-row table:style-name="ro7">
          <table:table-cell table:style-name="ce5" table:formula="of:=[.A6]" office:value-type="string" office:string-value="Signe de (10x+1)" calcext:value-type="string">
            <text:p>Signe de (10x+1)</text:p>
          </table:table-cell>
          <table:table-cell table:style-name="ce75" table:formula="of:=IF(AND([.$X$1];[.$X$2]);[Données.B130];&quot;&quot;)">
            <text:p/>
          </table:table-cell>
          <table:table-cell table:style-name="ce345" table:formula="of:=IF(AND([.$X$1];[.$X$2]);[Données.C130];&quot;&quot;)" table:number-columns-spanned="2" table:number-rows-spanned="1">
            <text:p/>
          </table:table-cell>
          <table:covered-table-cell table:style-name="ce346"/>
          <table:table-cell table:style-name="ce346" table:formula="of:=IF(AND([.$X$1];[.$X$2]);[Données.E130];&quot;&quot;)">
            <text:p/>
          </table:table-cell>
          <table:table-cell table:style-name="ce346" table:formula="of:=IF(AND([.$X$1];[.$X$2]);[Données.F130];&quot;&quot;)" table:number-columns-spanned="2" table:number-rows-spanned="1">
            <text:p/>
          </table:table-cell>
          <table:covered-table-cell table:style-name="ce346"/>
          <table:table-cell table:style-name="ce96" table:formula="of:=IF(AND([.$X$1];[.$X$2]);[Données.H130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532" table:formula="of:=IF(ISBLANK([.M12]);&quot;&quot;;IF([.$X$1];IF([.M12]=[$Données.B142];1;0);&quot;&quot;))">
            <text:p/>
          </table:table-cell>
          <table:table-cell table:style-name="ce539" table:formula="of:=IF(ISBLANK([.N12]);&quot;&quot;;IF([.$X$1];IF([.N12]=[$Données.C142];1;0);&quot;&quot;))">
            <text:p/>
          </table:table-cell>
          <table:table-cell table:style-name="ce551" table:formula="of:=IF(ISBLANK([.O12]);&quot;&quot;;IF([.$X$1];IF([.O12]=[$Données.D142];1;0);&quot;&quot;))">
            <text:p/>
          </table:table-cell>
          <table:table-cell table:style-name="ce420" table:formula="of:=IF(ISBLANK([.P12]);&quot;&quot;;IF([.$X$1];IF([.P12]=[$Données.E142];1;0);&quot;&quot;))">
            <text:p/>
          </table:table-cell>
          <table:table-cell table:style-name="ce425" table:formula="of:=IF(ISBLANK([.Q12]);&quot;&quot;;IF([.$X$1];IF([.Q12]=[$Données.F142];1;0);&quot;&quot;))">
            <text:p/>
          </table:table-cell>
          <table:table-cell table:style-name="ce428" table:formula="of:=IF(ISBLANK([.R12]);&quot;&quot;;IF([.$X$1];IF([.R12]=[$Données.G142];1;0);&quot;&quot;))">
            <text:p/>
          </table:table-cell>
          <table:table-cell table:style-name="ce433" table:formula="of:=IF(ISBLANK([.S12]);&quot;&quot;;IF([.$X$1];IF([.S12]=[$Données.H142];1;0);&quot;&quot;))">
            <text:p/>
          </table:table-cell>
          <table:table-cell table:style-name="ce448" table:formula="of:=IF(ISBLANK([.T12]);&quot;&quot;;IF([.$X$1];IF([.T12]=[$Données.I142];1;0);&quot;&quot;))">
            <text:p/>
          </table:table-cell>
          <table:table-cell table:style-name="ce450" table:formula="of:=IF(ISBLANK([.U12]);&quot;&quot;;IF([.$X$1];IF([.U12]=[$Données.J142];1;0);&quot;&quot;))">
            <text:p/>
          </table:table-cell>
          <table:table-cell table:style-name="ce453" table:formula="of:=IF(ISBLANK([.V12]);&quot;&quot;;IF([.$X$1];IF([.V12]=[$Données.K142];1;0);&quot;&quot;))">
            <text:p/>
          </table:table-cell>
          <table:table-cell table:style-name="ce586" table:formula="of:=IF(ISBLANK([.W12]);&quot;&quot;;IF([.$X$1];IF([.W12]=[$Données.L142];1;0);&quot;&quot;))">
            <text:p/>
          </table:table-cell>
          <table:table-cell table:number-columns-repeated="1000"/>
        </table:table-row>
        <table:table-row table:style-name="ro7">
          <table:table-cell table:style-name="ce5" table:formula="of:=[.A7]" office:value-type="string" office:string-value="Signe de (-2x+1) / (10x+1)" calcext:value-type="string">
            <text:p>Signe de (-2x+1) / (10x+1)</text:p>
          </table:table-cell>
          <table:table-cell table:style-name="ce80" table:formula="of:=IF(AND([.$X$1];[.$X$2]);[Données.B131];&quot;&quot;)">
            <text:p/>
          </table:table-cell>
          <table:table-cell table:style-name="ce102" table:formula="of:=IF(AND([.$X$1];[.$X$2]);[Données.C131];&quot;&quot;)" table:number-columns-spanned="2" table:number-rows-spanned="1">
            <text:p/>
          </table:table-cell>
          <table:covered-table-cell table:style-name="ce62" table:formula="of:=IF(OR([.D12]=0;[.D13]=0);0;&quot;&quot;)" office:value-type="float" office:value="0" calcext:value-type="float">
            <text:p>0</text:p>
          </table:covered-table-cell>
          <table:table-cell table:style-name="ce102" table:formula="of:=IF(AND([.$X$1];[.$X$2]);[Données.E131];&quot;&quot;)">
            <text:p/>
          </table:table-cell>
          <table:table-cell table:style-name="ce102" table:formula="of:=IF(AND([.$X$1];[.$X$2]);[Données.F131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);[Données.H131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534" table:formula="of:=IF(AND([.$X$1];[.$X$2]);[$Données.B143];&quot;&quot;)">
            <text:p/>
          </table:table-cell>
          <table:table-cell table:style-name="ce540" table:formula="of:=IF(AND([.$X$1];[.$X$2]);[$Données.C143];&quot;&quot;)">
            <text:p/>
          </table:table-cell>
          <table:table-cell table:style-name="ce552" table:formula="of:=IF(AND([.$X$1];[.$X$2]);[$Données.D143];&quot;&quot;)">
            <text:p/>
          </table:table-cell>
          <table:table-cell table:style-name="ce558" table:formula="of:=IF(AND([.$X$1];[.$X$2]);[$Données.E143];&quot;&quot;)">
            <text:p/>
          </table:table-cell>
          <table:table-cell table:style-name="ce426" table:formula="of:=IF(AND([.$X$1];[.$X$2]);[$Données.F143];&quot;&quot;)">
            <text:p/>
          </table:table-cell>
          <table:table-cell table:style-name="ce569" table:formula="of:=IF(AND([.$X$1];[.$X$2]);[$Données.G143];&quot;&quot;)">
            <text:p/>
          </table:table-cell>
          <table:table-cell table:style-name="ce439" table:formula="of:=IF(AND([.$X$1];[.$X$2]);[$Données.H143];&quot;&quot;)">
            <text:p/>
          </table:table-cell>
          <table:table-cell table:style-name="ce580" table:formula="of:=IF(AND([.$X$1];[.$X$2]);[$Données.I143];&quot;&quot;)">
            <text:p/>
          </table:table-cell>
          <table:table-cell table:style-name="ce451" table:formula="of:=IF(AND([.$X$1];[.$X$2]);[$Données.J143];&quot;&quot;)">
            <text:p/>
          </table:table-cell>
          <table:table-cell table:style-name="ce454" table:formula="of:=IF(AND([.$X$1];[.$X$2]);[$Données.K143];&quot;&quot;)">
            <text:p/>
          </table:table-cell>
          <table:table-cell table:style-name="ce587" table:formula="of:=IF(AND([.$X$1];[.$X$2]);[$Données.L143];&quot;&quot;)">
            <text:p/>
          </table:table-cell>
          <table:table-cell table:number-columns-repeated="1000"/>
        </table:table-row>
        <table:table-row table:style-name="ro7">
          <table:table-cell table:number-columns-repeated="9"/>
          <table:table-cell table:style-name="ce109" table:number-columns-repeated="6"/>
          <table:table-cell table:style-name="ce212" table:number-columns-repeated="8"/>
          <table:table-cell table:number-columns-repeated="1000"/>
        </table:table-row>
        <table:table-row table:style-name="ro7">
          <table:table-cell table:number-columns-repeated="2"/>
          <table:table-cell table:style-name="ce40" office:value-type="boolean" office:boolean-value="true" calcext:value-type="boolean">
            <text:p>VRAI</text:p>
          </table:table-cell>
          <table:table-cell table:style-name="ce94"/>
          <table:table-cell table:number-columns-repeated="5"/>
          <table:table-cell table:style-name="ce109" table:number-columns-repeated="3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3" table:style-name="ce333"/>
          <table:table-cell table:style-name="ce212" table:number-columns-repeated="3"/>
          <table:table-cell table:number-columns-repeated="1000"/>
        </table:table-row>
        <table:table-row table:style-name="ro7">
          <table:table-cell table:number-columns-repeated="2"/>
          <table:table-cell table:style-name="ce40" office:value-type="boolean" office:boolean-value="true" calcext:value-type="boolean">
            <text:p>VRAI</text:p>
          </table:table-cell>
          <table:table-cell table:style-name="ce90"/>
          <table:table-cell table:number-columns-repeated="5"/>
          <table:table-cell table:style-name="ce109" table:number-columns-repeated="3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553"/>
          <table:table-cell table:style-name="ce559"/>
          <table:table-cell table:style-name="ce427"/>
          <table:table-cell table:style-name="ce431"/>
          <table:table-cell table:style-name="ce109" table:number-columns-repeated="2"/>
          <table:table-cell table:style-name="ce212" table:number-columns-repeated="3"/>
          <table:table-cell table:number-columns-repeated="1000"/>
        </table:table-row>
        <table:table-row table:style-name="ro7">
          <table:table-cell table:number-columns-repeated="9"/>
          <table:table-cell table:style-name="ce109" table:number-columns-repeated="3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553"/>
          <table:table-cell table:style-name="ce559"/>
          <table:table-cell table:style-name="ce427"/>
          <table:table-cell table:style-name="ce431"/>
          <table:table-cell table:style-name="ce109" table:number-columns-repeated="5"/>
          <table:table-cell table:number-columns-repeated="1000"/>
        </table:table-row>
        <table:table-row table:style-name="ro7">
          <table:table-cell table:style-name="ce73" table:number-columns-spanned="5" table:number-rows-spanned="1"/>
          <table:covered-table-cell/>
          <table:covered-table-cell table:style-name="Default"/>
          <table:covered-table-cell table:number-columns-repeated="2"/>
          <table:table-cell table:number-columns-repeated="1018"/>
        </table:table-row>
        <table:table-row table:style-name="ro7" table:number-rows-repeated="1048556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'Niveau 4'.M6:'Niveau 4'.M6">
            <calcext:condition calcext:apply-style-name="FAUX" calcext:value="formula-is(IF([.M6]=1))" calcext:base-cell-address="'Niveau 4'.M6"/>
            <calcext:condition calcext:apply-style-name="VRAI" calcext:value="formula-is(IF([.M6]=0))" calcext:base-cell-address="'Niveau 4'.M6"/>
          </calcext:conditional-format>
          <calcext:conditional-format calcext:target-range-address="'Niveau 4'.N6:'Niveau 4'.N6">
            <calcext:condition calcext:apply-style-name="FAUX" calcext:value="formula-is(IF([.N6]=1))" calcext:base-cell-address="'Niveau 4'.N6"/>
            <calcext:condition calcext:apply-style-name="VRAI" calcext:value="formula-is(IF([.N6]=0))" calcext:base-cell-address="'Niveau 4'.N6"/>
          </calcext:conditional-format>
          <calcext:conditional-format calcext:target-range-address="'Niveau 4'.O6:'Niveau 4'.O6">
            <calcext:condition calcext:apply-style-name="FAUX" calcext:value="formula-is(IF([.O6]=1))" calcext:base-cell-address="'Niveau 4'.O6"/>
            <calcext:condition calcext:apply-style-name="VRAI" calcext:value="formula-is(IF([.O6]=0))" calcext:base-cell-address="'Niveau 4'.O6"/>
          </calcext:conditional-format>
          <calcext:conditional-format calcext:target-range-address="'Niveau 4'.P6:'Niveau 4'.P6">
            <calcext:condition calcext:apply-style-name="FAUX" calcext:value="formula-is(IF([.P6]=1))" calcext:base-cell-address="'Niveau 4'.P6"/>
            <calcext:condition calcext:apply-style-name="VRAI" calcext:value="formula-is(IF([.P6]=0))" calcext:base-cell-address="'Niveau 4'.P6"/>
          </calcext:conditional-format>
          <calcext:conditional-format calcext:target-range-address="'Niveau 4'.Q6:'Niveau 4'.Q6">
            <calcext:condition calcext:apply-style-name="FAUX" calcext:value="formula-is(IF([.Q6]=1))" calcext:base-cell-address="'Niveau 4'.Q6"/>
            <calcext:condition calcext:apply-style-name="VRAI" calcext:value="formula-is(IF([.Q6]=0))" calcext:base-cell-address="'Niveau 4'.Q6"/>
          </calcext:conditional-format>
          <calcext:conditional-format calcext:target-range-address="'Niveau 4'.P7:'Niveau 4'.P7 'Niveau 4'.N7:'Niveau 4'.N7">
            <calcext:condition calcext:apply-style-name="FAUX" calcext:value="formula-is(IF([.N6]=1))" calcext:base-cell-address="'Niveau 4'.N7"/>
            <calcext:condition calcext:apply-style-name="VRAI" calcext:value="formula-is(IF([.N6]=0))" calcext:base-cell-address="'Niveau 4'.N7"/>
          </calcext:conditional-format>
          <calcext:conditional-format calcext:target-range-address="'Niveau 4'.Q7:'Niveau 4'.Q7">
            <calcext:condition calcext:apply-style-name="FAUX" calcext:value="formula-is(IF([.Q6]=1))" calcext:base-cell-address="'Niveau 4'.Q7"/>
            <calcext:condition calcext:apply-style-name="VRAI" calcext:value="formula-is(IF([.Q6]=0))" calcext:base-cell-address="'Niveau 4'.Q7"/>
          </calcext:conditional-format>
          <calcext:conditional-format calcext:target-range-address="'Niveau 4'.M13:'Niveau 4'.M13">
            <calcext:condition calcext:apply-style-name="FAUX" calcext:value="formula-is(IF([.M13]=1))" calcext:base-cell-address="'Niveau 4'.M13"/>
            <calcext:condition calcext:apply-style-name="VRAI" calcext:value="formula-is(IF([.M13]=0))" calcext:base-cell-address="'Niveau 4'.M13"/>
          </calcext:conditional-format>
          <calcext:conditional-format calcext:target-range-address="'Niveau 4'.N13:'Niveau 4'.N13">
            <calcext:condition calcext:apply-style-name="FAUX" calcext:value="formula-is(IF([.N13]=1))" calcext:base-cell-address="'Niveau 4'.N13"/>
            <calcext:condition calcext:apply-style-name="VRAI" calcext:value="formula-is(IF([.N13]=0))" calcext:base-cell-address="'Niveau 4'.N13"/>
          </calcext:conditional-format>
          <calcext:conditional-format calcext:target-range-address="'Niveau 4'.O13:'Niveau 4'.O13">
            <calcext:condition calcext:apply-style-name="FAUX" calcext:value="formula-is(IF([.O13]=1))" calcext:base-cell-address="'Niveau 4'.O13"/>
            <calcext:condition calcext:apply-style-name="VRAI" calcext:value="formula-is(IF([.O13]=0))" calcext:base-cell-address="'Niveau 4'.O13"/>
          </calcext:conditional-format>
          <calcext:conditional-format calcext:target-range-address="'Niveau 4'.P13:'Niveau 4'.P13">
            <calcext:condition calcext:apply-style-name="FAUX" calcext:value="formula-is(IF([.P13]=1))" calcext:base-cell-address="'Niveau 4'.P13"/>
            <calcext:condition calcext:apply-style-name="VRAI" calcext:value="formula-is(IF([.P13]=0))" calcext:base-cell-address="'Niveau 4'.P13"/>
          </calcext:conditional-format>
          <calcext:conditional-format calcext:target-range-address="'Niveau 4'.Q13:'Niveau 4'.Q13">
            <calcext:condition calcext:apply-style-name="FAUX" calcext:value="formula-is(IF([.Q13]=1))" calcext:base-cell-address="'Niveau 4'.Q13"/>
            <calcext:condition calcext:apply-style-name="VRAI" calcext:value="formula-is(IF([.Q13]=0))" calcext:base-cell-address="'Niveau 4'.Q13"/>
          </calcext:conditional-format>
          <calcext:conditional-format calcext:target-range-address="'Niveau 4'.R13:'Niveau 4'.R13">
            <calcext:condition calcext:apply-style-name="FAUX" calcext:value="formula-is(IF([.R13]=1))" calcext:base-cell-address="'Niveau 4'.R13"/>
            <calcext:condition calcext:apply-style-name="VRAI" calcext:value="formula-is(IF([.R13]=0))" calcext:base-cell-address="'Niveau 4'.R13"/>
          </calcext:conditional-format>
          <calcext:conditional-format calcext:target-range-address="'Niveau 4'.S13:'Niveau 4'.S13">
            <calcext:condition calcext:apply-style-name="FAUX" calcext:value="formula-is(IF([.S13]=1))" calcext:base-cell-address="'Niveau 4'.S13"/>
            <calcext:condition calcext:apply-style-name="VRAI" calcext:value="formula-is(IF([.S13]=0))" calcext:base-cell-address="'Niveau 4'.S13"/>
          </calcext:conditional-format>
          <calcext:conditional-format calcext:target-range-address="'Niveau 4'.T13:'Niveau 4'.T13">
            <calcext:condition calcext:apply-style-name="FAUX" calcext:value="formula-is(IF([.T13]=1))" calcext:base-cell-address="'Niveau 4'.T13"/>
            <calcext:condition calcext:apply-style-name="VRAI" calcext:value="formula-is(IF([.T13]=0))" calcext:base-cell-address="'Niveau 4'.T13"/>
          </calcext:conditional-format>
          <calcext:conditional-format calcext:target-range-address="'Niveau 4'.U13:'Niveau 4'.U13">
            <calcext:condition calcext:apply-style-name="FAUX" calcext:value="formula-is(IF([.U13]=1))" calcext:base-cell-address="'Niveau 4'.U13"/>
            <calcext:condition calcext:apply-style-name="VRAI" calcext:value="formula-is(IF([.U13]=0))" calcext:base-cell-address="'Niveau 4'.U13"/>
          </calcext:conditional-format>
          <calcext:conditional-format calcext:target-range-address="'Niveau 4'.V13:'Niveau 4'.V13">
            <calcext:condition calcext:apply-style-name="FAUX" calcext:value="formula-is(IF([.V13]=1))" calcext:base-cell-address="'Niveau 4'.V13"/>
            <calcext:condition calcext:apply-style-name="VRAI" calcext:value="formula-is(IF([.V13]=0))" calcext:base-cell-address="'Niveau 4'.V13"/>
          </calcext:conditional-format>
          <calcext:conditional-format calcext:target-range-address="'Niveau 4'.W13:'Niveau 4'.W13">
            <calcext:condition calcext:apply-style-name="FAUX" calcext:value="formula-is(IF([.W13]=1))" calcext:base-cell-address="'Niveau 4'.W13"/>
            <calcext:condition calcext:apply-style-name="VRAI" calcext:value="formula-is(IF([.W13]=0))" calcext:base-cell-address="'Niveau 4'.W13"/>
          </calcext:conditional-format>
          <calcext:conditional-format calcext:target-range-address="'Niveau 4'.M14:'Niveau 4'.M14">
            <calcext:condition calcext:apply-style-name="FAUX" calcext:value="formula-is(IF([.M13]=1))" calcext:base-cell-address="'Niveau 4'.M14"/>
            <calcext:condition calcext:apply-style-name="VRAI" calcext:value="formula-is(IF([.M13]=0))" calcext:base-cell-address="'Niveau 4'.M14"/>
          </calcext:conditional-format>
          <calcext:conditional-format calcext:target-range-address="'Niveau 4'.N14:'Niveau 4'.N14">
            <calcext:condition calcext:apply-style-name="FAUX" calcext:value="formula-is(IF([.N13]=1))" calcext:base-cell-address="'Niveau 4'.N14"/>
            <calcext:condition calcext:apply-style-name="VRAI" calcext:value="formula-is(IF([.N13]=0))" calcext:base-cell-address="'Niveau 4'.N14"/>
          </calcext:conditional-format>
          <calcext:conditional-format calcext:target-range-address="'Niveau 4'.O14:'Niveau 4'.O14">
            <calcext:condition calcext:apply-style-name="FAUX" calcext:value="formula-is(IF([.O13]=1))" calcext:base-cell-address="'Niveau 4'.O14"/>
            <calcext:condition calcext:apply-style-name="VRAI" calcext:value="formula-is(IF([.O13]=0))" calcext:base-cell-address="'Niveau 4'.O14"/>
          </calcext:conditional-format>
          <calcext:conditional-format calcext:target-range-address="'Niveau 4'.P14:'Niveau 4'.P14">
            <calcext:condition calcext:apply-style-name="FAUX" calcext:value="formula-is(IF([.P13]=1))" calcext:base-cell-address="'Niveau 4'.P14"/>
            <calcext:condition calcext:apply-style-name="VRAI" calcext:value="formula-is(IF([.P13]=0))" calcext:base-cell-address="'Niveau 4'.P14"/>
          </calcext:conditional-format>
          <calcext:conditional-format calcext:target-range-address="'Niveau 4'.Q14:'Niveau 4'.Q14">
            <calcext:condition calcext:apply-style-name="FAUX" calcext:value="formula-is(IF([.Q13]=1))" calcext:base-cell-address="'Niveau 4'.Q14"/>
            <calcext:condition calcext:apply-style-name="VRAI" calcext:value="formula-is(IF([.Q13]=0))" calcext:base-cell-address="'Niveau 4'.Q14"/>
          </calcext:conditional-format>
          <calcext:conditional-format calcext:target-range-address="'Niveau 4'.R14:'Niveau 4'.R14">
            <calcext:condition calcext:apply-style-name="FAUX" calcext:value="formula-is(IF([.R13]=1))" calcext:base-cell-address="'Niveau 4'.R14"/>
            <calcext:condition calcext:apply-style-name="VRAI" calcext:value="formula-is(IF([.R13]=0))" calcext:base-cell-address="'Niveau 4'.R14"/>
          </calcext:conditional-format>
          <calcext:conditional-format calcext:target-range-address="'Niveau 4'.S14:'Niveau 4'.S14">
            <calcext:condition calcext:apply-style-name="FAUX" calcext:value="formula-is(IF([.S13]=1))" calcext:base-cell-address="'Niveau 4'.S14"/>
            <calcext:condition calcext:apply-style-name="VRAI" calcext:value="formula-is(IF([.S13]=0))" calcext:base-cell-address="'Niveau 4'.S14"/>
          </calcext:conditional-format>
          <calcext:conditional-format calcext:target-range-address="'Niveau 4'.T14:'Niveau 4'.T14">
            <calcext:condition calcext:apply-style-name="FAUX" calcext:value="formula-is(IF([.T13]=1))" calcext:base-cell-address="'Niveau 4'.T14"/>
            <calcext:condition calcext:apply-style-name="VRAI" calcext:value="formula-is(IF([.T13]=0))" calcext:base-cell-address="'Niveau 4'.T14"/>
          </calcext:conditional-format>
          <calcext:conditional-format calcext:target-range-address="'Niveau 4'.U14:'Niveau 4'.U14">
            <calcext:condition calcext:apply-style-name="FAUX" calcext:value="formula-is(IF([.U13]=1))" calcext:base-cell-address="'Niveau 4'.U14"/>
            <calcext:condition calcext:apply-style-name="VRAI" calcext:value="formula-is(IF([.U13]=0))" calcext:base-cell-address="'Niveau 4'.U14"/>
          </calcext:conditional-format>
          <calcext:conditional-format calcext:target-range-address="'Niveau 4'.V14:'Niveau 4'.V14">
            <calcext:condition calcext:apply-style-name="FAUX" calcext:value="formula-is(IF([.V13]=1))" calcext:base-cell-address="'Niveau 4'.V14"/>
            <calcext:condition calcext:apply-style-name="VRAI" calcext:value="formula-is(IF([.V13]=0))" calcext:base-cell-address="'Niveau 4'.V14"/>
          </calcext:conditional-format>
          <calcext:conditional-format calcext:target-range-address="'Niveau 4'.W14:'Niveau 4'.W14">
            <calcext:condition calcext:apply-style-name="FAUX" calcext:value="formula-is(IF([.W13]=1))" calcext:base-cell-address="'Niveau 4'.W14"/>
            <calcext:condition calcext:apply-style-name="VRAI" calcext:value="formula-is(IF([.W13]=0))" calcext:base-cell-address="'Niveau 4'.W14"/>
          </calcext:conditional-format>
          <calcext:conditional-format calcext:target-range-address="'Niveau 4'.O17:'Niveau 4'.O18">
            <calcext:condition calcext:apply-style-name="VRAI" calcext:value="formula-is(IF([.O16]=0))" calcext:base-cell-address="'Niveau 4'.O17"/>
            <calcext:condition calcext:apply-style-name="FAUX" calcext:value="formula-is(IF([.O16]=1))" calcext:base-cell-address="'Niveau 4'.O17"/>
          </calcext:conditional-format>
          <calcext:conditional-format calcext:target-range-address="'Niveau 4'.O17:'Niveau 4'.O18">
            <calcext:condition calcext:apply-style-name="VRAI" calcext:value="formula-is(IF([.O16]=0))" calcext:base-cell-address="'Niveau 4'.O17"/>
            <calcext:condition calcext:apply-style-name="FAUX" calcext:value="formula-is(IF([.O16]=1))" calcext:base-cell-address="'Niveau 4'.O17"/>
          </calcext:conditional-format>
          <calcext:conditional-format calcext:target-range-address="'Niveau 4'.O17:'Niveau 4'.O18">
            <calcext:condition calcext:apply-style-name="FAUX" calcext:value="formula-is(IF([.O16]=1))" calcext:base-cell-address="'Niveau 4'.O17"/>
            <calcext:condition calcext:apply-style-name="VRAI" calcext:value="formula-is(IF([.O16]=0))" calcext:base-cell-address="'Niveau 4'.O17"/>
          </calcext:conditional-format>
          <calcext:conditional-format calcext:target-range-address="'Niveau 4'.P17:'Niveau 4'.P18">
            <calcext:condition calcext:apply-style-name="VRAI" calcext:value="formula-is(IF([.P16]=0))" calcext:base-cell-address="'Niveau 4'.P17"/>
            <calcext:condition calcext:apply-style-name="FAUX" calcext:value="formula-is(IF([.P16]=1))" calcext:base-cell-address="'Niveau 4'.P17"/>
          </calcext:conditional-format>
          <calcext:conditional-format calcext:target-range-address="'Niveau 4'.P17:'Niveau 4'.P18">
            <calcext:condition calcext:apply-style-name="FAUX" calcext:value="formula-is(IF([.P16]=1))" calcext:base-cell-address="'Niveau 4'.P17"/>
            <calcext:condition calcext:apply-style-name="VRAI" calcext:value="formula-is(IF([.P16]=0))" calcext:base-cell-address="'Niveau 4'.P17"/>
          </calcext:conditional-format>
          <calcext:conditional-format calcext:target-range-address="'Niveau 4'.Q17:'Niveau 4'.Q18">
            <calcext:condition calcext:apply-style-name="VRAI" calcext:value="formula-is(IF([.Q16]=0))" calcext:base-cell-address="'Niveau 4'.Q17"/>
            <calcext:condition calcext:apply-style-name="FAUX" calcext:value="formula-is(IF([.Q16]=1))" calcext:base-cell-address="'Niveau 4'.Q17"/>
          </calcext:conditional-format>
          <calcext:conditional-format calcext:target-range-address="'Niveau 4'.Q17:'Niveau 4'.Q18">
            <calcext:condition calcext:apply-style-name="FAUX" calcext:value="formula-is(IF([.Q16]=1))" calcext:base-cell-address="'Niveau 4'.Q17"/>
            <calcext:condition calcext:apply-style-name="VRAI" calcext:value="formula-is(IF([.Q16]=0))" calcext:base-cell-address="'Niveau 4'.Q17"/>
          </calcext:conditional-format>
          <calcext:conditional-format calcext:target-range-address="'Niveau 4'.R17:'Niveau 4'.R18">
            <calcext:condition calcext:apply-style-name="VRAI" calcext:value="formula-is(IF([.R16]=0))" calcext:base-cell-address="'Niveau 4'.R17"/>
            <calcext:condition calcext:apply-style-name="FAUX" calcext:value="formula-is(IF([.R16]=1))" calcext:base-cell-address="'Niveau 4'.R17"/>
          </calcext:conditional-format>
          <calcext:conditional-format calcext:target-range-address="'Niveau 4'.R17:'Niveau 4'.R18">
            <calcext:condition calcext:apply-style-name="FAUX" calcext:value="formula-is(IF([.R16]=1))" calcext:base-cell-address="'Niveau 4'.R17"/>
            <calcext:condition calcext:apply-style-name="VRAI" calcext:value="formula-is(IF([.R16]=0))" calcext:base-cell-address="'Niveau 4'.R17"/>
          </calcext:conditional-format>
          <calcext:conditional-format calcext:target-range-address="'Niveau 4'.M7:'Niveau 4'.M7">
            <calcext:condition calcext:apply-style-name="FAUX" calcext:value="formula-is(IF([.M6]=1))" calcext:base-cell-address="'Niveau 4'.M7"/>
            <calcext:condition calcext:apply-style-name="VRAI" calcext:value="formula-is(IF([.M6]=0))" calcext:base-cell-address="'Niveau 4'.M7"/>
          </calcext:conditional-format>
          <calcext:conditional-format calcext:target-range-address="'Niveau 4'.O7:'Niveau 4'.O7">
            <calcext:condition calcext:apply-style-name="FAUX" calcext:value="formula-is(IF([.O6]=1))" calcext:base-cell-address="'Niveau 4'.O7"/>
            <calcext:condition calcext:apply-style-name="VRAI" calcext:value="formula-is(IF([.O6]=0))" calcext:base-cell-address="'Niveau 4'.O7"/>
          </calcext:conditional-format>
        </calcext:conditional-formats>
      </table:table>
      <table:table table:name="Niveau 5" table:style-name="ta1" table:protected="true" table:protection-key="FkfA5ntyE7GgsUqf1mMfeqj8IH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3" form:id="control13" form:label="Réponses" form:input-required="false" form:linked-cell="'Niveau 5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4" form:id="control14" form:label="Résultat" form:input-required="false" form:linked-cell="'Niveau 5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222.1mm" svg:y1="59.96mm" svg:x2="222.1mm" svg:y2="119.93mm">
            <text:p/>
          </draw:line>
          <draw:line draw:z-index="2" draw:style-name="gr4" draw:text-style-name="P2" svg:x1="304.54mm" svg:y1="59.26mm" svg:x2="304.54mm" svg:y2="119.45mm">
            <text:p/>
          </draw:line>
          <draw:line draw:z-index="3" draw:style-name="gr5" draw:text-style-name="P2" svg:x1="222.11mm" svg:y1="149.32mm" svg:x2="222.11mm" svg:y2="209.28mm">
            <text:p/>
          </draw:line>
          <draw:line draw:z-index="4" draw:style-name="gr4" draw:text-style-name="P2" svg:x1="304.89mm" svg:y1="149.21mm" svg:x2="304.89mm" svg:y2="208.22mm">
            <text:p/>
          </draw:line>
          <draw:line draw:z-index="5" draw:style-name="gr5" draw:text-style-name="P2" svg:x1="387.74mm" svg:y1="59.4mm" svg:x2="387.74mm" svg:y2="119.18mm">
            <text:p/>
          </draw:line>
          <draw:line draw:z-index="6" draw:style-name="gr4" draw:text-style-name="P2" svg:x1="387.48mm" svg:y1="148.77mm" svg:x2="387.48mm" svg:y2="208.49mm">
            <text:p/>
          </draw:line>
          <draw:control draw:z-index="7" draw:style-name="gr3" draw:text-style-name="P4" svg:width="40.19mm" svg:height="16.8mm" svg:x="326.09mm" svg:y="5.92mm" draw:control="control13"/>
          <draw:control draw:z-index="8" draw:style-name="gr3" draw:text-style-name="P4" svg:width="39.9mm" svg:height="16.8mm" svg:x="276.58mm" svg:y="5.64mm" draw:control="control14"/>
        </table:shapes>
        <table:table-column table:style-name="co20" table:default-cell-style-name="ce41"/>
        <table:table-column table:style-name="co21" table:default-cell-style-name="ce41"/>
        <table:table-column table:style-name="co22" table:number-columns-repeated="2" table:default-cell-style-name="ce41"/>
        <table:table-column table:style-name="co23" table:default-cell-style-name="ce41"/>
        <table:table-column table:style-name="co22" table:number-columns-repeated="2" table:default-cell-style-name="ce41"/>
        <table:table-column table:style-name="co23" table:default-cell-style-name="ce41"/>
        <table:table-column table:style-name="co22" table:number-columns-repeated="2" table:default-cell-style-name="ce41"/>
        <table:table-column table:style-name="co21" table:default-cell-style-name="ce41"/>
        <table:table-column table:style-name="co19" table:number-columns-repeated="3" table:default-cell-style-name="ce41"/>
        <table:table-column table:style-name="co13" table:default-cell-style-name="ce41"/>
        <table:table-column table:style-name="co24" table:default-cell-style-name="ce41"/>
        <table:table-column table:style-name="co1" table:number-columns-repeated="1008" table:default-cell-style-name="ce41"/>
        <table:table-row table:style-name="ro7">
          <table:table-cell table:style-name="ce43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339"/>
          <table:covered-table-cell table:style-name="ce104"/>
          <table:covered-table-cell table:number-columns-repeated="3" table:style-name="ce103"/>
          <table:table-cell table:style-name="ce121" table:number-columns-repeated="2"/>
          <table:table-cell table:style-name="ce128"/>
          <table:table-cell table:style-name="ce198" table:formula="of:=IF(OR([.$X$1];[.$X$2]);[Données.N175];&quot;&quot;)" table:number-columns-spanned="1" table:number-rows-spanned="2">
            <text:p/>
          </table:table-cell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35" table:number-columns-repeated="3"/>
          <table:table-cell table:style-name="ce40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7">
          <table:table-cell table:style-name="ce79" office:value-type="string" calcext:value-type="string" table:number-columns-spanned="6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table-cell table:style-name="ce101" table:number-columns-repeated="3"/>
          <table:covered-table-cell table:style-name="ce317"/>
          <table:covered-table-cell table:style-name="ce465"/>
          <table:table-cell table:number-columns-repeated="9"/>
          <table:table-cell table:style-name="ce335" table:number-columns-repeated="3"/>
          <table:table-cell table:style-name="ce142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7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style-name="ce146" table:number-columns-repeated="9"/>
          <table:table-cell table:style-name="ce91" table:number-columns-repeated="990"/>
          <table:table-cell table:style-name="ce146" table:number-columns-repeated="14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102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$Données.A157]" office:value-type="string" office:string-value="Signe de (-4x+1)" calcext:value-type="string">
            <text:p>Signe de (-4x+1)</text:p>
          </table:table-cell>
          <table:table-cell table:style-name="ce89"/>
          <table:table-cell table:style-name="ce477" table:number-columns-spanned="2" table:number-rows-spanned="1"/>
          <table:covered-table-cell table:style-name="ce483"/>
          <table:table-cell table:style-name="ce483"/>
          <table:table-cell table:style-name="ce483" table:number-columns-spanned="2" table:number-rows-spanned="1"/>
          <table:covered-table-cell table:style-name="ce477"/>
          <table:table-cell table:style-name="ce477"/>
          <table:table-cell table:style-name="ce477" table:number-columns-spanned="2" table:number-rows-spanned="1"/>
          <table:covered-table-cell table:style-name="ce477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$Données.A158]" office:value-type="string" office:string-value="Signe de (-3x-8)" calcext:value-type="string">
            <text:p>Signe de (-3x-8)</text:p>
          </table:table-cell>
          <table:table-cell table:style-name="ce89"/>
          <table:table-cell table:style-name="ce477" table:number-columns-spanned="2" table:number-rows-spanned="1"/>
          <table:covered-table-cell table:style-name="ce477"/>
          <table:table-cell table:style-name="ce477"/>
          <table:table-cell table:style-name="ce477" table:number-columns-spanned="2" table:number-rows-spanned="1"/>
          <table:covered-table-cell table:style-name="ce477"/>
          <table:table-cell table:style-name="ce477"/>
          <table:table-cell table:style-name="ce477" table:number-columns-spanned="2" table:number-rows-spanned="1"/>
          <table:covered-table-cell table:style-name="ce477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$Données.A159]" office:value-type="string" office:string-value="Signe de (9x-2)" calcext:value-type="string">
            <text:p>Signe de (9x-2)</text:p>
          </table:table-cell>
          <table:table-cell table:style-name="ce89"/>
          <table:table-cell table:style-name="ce477" table:number-columns-spanned="2" table:number-rows-spanned="1"/>
          <table:covered-table-cell table:style-name="ce477"/>
          <table:table-cell table:style-name="ce477"/>
          <table:table-cell table:style-name="ce477" table:number-columns-spanned="2" table:number-rows-spanned="1"/>
          <table:covered-table-cell table:style-name="ce477"/>
          <table:table-cell table:style-name="ce477"/>
          <table:table-cell table:style-name="ce477" table:number-columns-spanned="2" table:number-rows-spanned="1"/>
          <table:covered-table-cell table:style-name="ce477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$Données.A160]" office:value-type="string" office:string-value="Signe de (-4x+1)(-3x-8)(9x-2)" calcext:value-type="string">
            <text:p>Signe de (-4x+1)(-3x-8)(9x-2)</text:p>
          </table:table-cell>
          <table:table-cell table:style-name="ce89"/>
          <table:table-cell table:style-name="ce477" table:number-columns-spanned="2" table:number-rows-spanned="1"/>
          <table:covered-table-cell table:style-name="ce477"/>
          <table:table-cell table:style-name="ce477"/>
          <table:table-cell table:style-name="ce477" table:number-columns-spanned="2" table:number-rows-spanned="1"/>
          <table:covered-table-cell table:style-name="ce477"/>
          <table:table-cell table:style-name="ce477"/>
          <table:table-cell table:style-name="ce477" table:number-columns-spanned="2" table:number-rows-spanned="1"/>
          <table:covered-table-cell table:style-name="ce477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9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13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);[Données.C156];&quot;&quot;)" table:number-columns-spanned="2" table:number-rows-spanned="1">
            <text:p/>
          </table:table-cell>
          <table:covered-table-cell table:style-name="ce345"/>
          <table:table-cell table:style-name="ce345"/>
          <table:table-cell table:style-name="ce86" table:formula="of:=IF(AND([.$X$1];[.$X$2]);[Données.F156];&quot;&quot;)" table:number-columns-spanned="2" table:number-rows-spanned="1">
            <text:p/>
          </table:table-cell>
          <table:covered-table-cell table:style-name="ce346"/>
          <table:table-cell table:style-name="ce346"/>
          <table:table-cell table:style-name="ce86" table:formula="of:=IF(AND([.$X$1];[.$X$2]);[Données.I156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1013"/>
        </table:table-row>
        <table:table-row table:style-name="ro7">
          <table:table-cell table:style-name="ce5" table:formula="of:=[.A5]" office:value-type="string" office:string-value="Signe de (-4x+1)" calcext:value-type="string">
            <text:p>Signe de (-4x+1)</text:p>
          </table:table-cell>
          <table:table-cell table:style-name="ce75" table:formula="of:=IF(AND([.$X$1];[.$X$2]);[Données.B157];&quot;&quot;)">
            <text:p/>
          </table:table-cell>
          <table:table-cell table:style-name="ce345" table:formula="of:=IF(AND([.$X$1];[.$X$2]);[Données.C157];&quot;&quot;)" table:number-columns-spanned="2" table:number-rows-spanned="1">
            <text:p/>
          </table:table-cell>
          <table:covered-table-cell table:style-name="ce345"/>
          <table:table-cell table:style-name="ce345" table:formula="of:=IF(AND([.$X$1];[.$X$2]);[Données.E157];&quot;&quot;)">
            <text:p/>
          </table:table-cell>
          <table:table-cell table:style-name="ce345" table:formula="of:=IF(AND([.$X$1];[.$X$2]);[Données.F157];&quot;&quot;)" table:number-columns-spanned="2" table:number-rows-spanned="1">
            <text:p/>
          </table:table-cell>
          <table:covered-table-cell table:style-name="ce346"/>
          <table:table-cell table:style-name="ce345" table:formula="of:=IF(AND([.$X$1];[.$X$2]);[Données.H157];&quot;&quot;)">
            <text:p/>
          </table:table-cell>
          <table:table-cell table:style-name="ce345" table:formula="of:=IF(AND([.$X$1];[.$X$2]);[Données.I157];&quot;&quot;)" table:number-columns-spanned="2" table:number-rows-spanned="1">
            <text:p/>
          </table:table-cell>
          <table:covered-table-cell table:style-name="ce346"/>
          <table:table-cell table:style-name="ce157" table:formula="of:=IF(AND([.$X$1];[.$X$2]);[Données.K157];&quot;&quot;)">
            <text:p/>
          </table:table-cell>
          <table:table-cell table:number-columns-repeated="1013"/>
        </table:table-row>
        <table:table-row table:style-name="ro7">
          <table:table-cell table:style-name="ce5" table:formula="of:=[.A6]" office:value-type="string" office:string-value="Signe de (-3x-8)" calcext:value-type="string">
            <text:p>Signe de (-3x-8)</text:p>
          </table:table-cell>
          <table:table-cell table:style-name="ce75" table:formula="of:=IF(AND([.$X$1];[.$X$2]);[Données.B158];&quot;&quot;)">
            <text:p/>
          </table:table-cell>
          <table:table-cell table:style-name="ce345" table:formula="of:=IF(AND([.$X$1];[.$X$2]);[Données.C158];&quot;&quot;)" table:number-columns-spanned="2" table:number-rows-spanned="1">
            <text:p/>
          </table:table-cell>
          <table:covered-table-cell table:style-name="ce345"/>
          <table:table-cell table:style-name="ce345" table:formula="of:=IF(AND([.$X$1];[.$X$2]);[Données.E158];&quot;&quot;)">
            <text:p/>
          </table:table-cell>
          <table:table-cell table:style-name="ce345" table:formula="of:=IF(AND([.$X$1];[.$X$2]);[Données.F158];&quot;&quot;)" table:number-columns-spanned="2" table:number-rows-spanned="1">
            <text:p/>
          </table:table-cell>
          <table:covered-table-cell table:style-name="ce346"/>
          <table:table-cell table:style-name="ce345" table:formula="of:=IF(AND([.$X$1];[.$X$2]);[Données.H158];&quot;&quot;)">
            <text:p/>
          </table:table-cell>
          <table:table-cell table:style-name="ce345" table:formula="of:=IF(AND([.$X$1];[.$X$2]);[Données.I158];&quot;&quot;)" table:number-columns-spanned="2" table:number-rows-spanned="1">
            <text:p/>
          </table:table-cell>
          <table:covered-table-cell table:style-name="ce346"/>
          <table:table-cell table:style-name="ce96" table:formula="of:=IF(AND([.$X$1];[.$X$2]);[Données.K158];&quot;&quot;)">
            <text:p/>
          </table:table-cell>
          <table:table-cell table:number-columns-repeated="1013"/>
        </table:table-row>
        <table:table-row table:style-name="ro7">
          <table:table-cell table:style-name="ce5" table:formula="of:=[.A7]" office:value-type="string" office:string-value="Signe de (9x-2)" calcext:value-type="string">
            <text:p>Signe de (9x-2)</text:p>
          </table:table-cell>
          <table:table-cell table:style-name="ce75" table:formula="of:=IF(AND([.$X$1];[.$X$2]);[Données.B159];&quot;&quot;)">
            <text:p/>
          </table:table-cell>
          <table:table-cell table:style-name="ce345" table:formula="of:=IF(AND([.$X$1];[.$X$2]);[Données.C159];&quot;&quot;)" table:number-columns-spanned="2" table:number-rows-spanned="1">
            <text:p/>
          </table:table-cell>
          <table:covered-table-cell table:style-name="ce345"/>
          <table:table-cell table:style-name="ce345" table:formula="of:=IF(AND([.$X$1];[.$X$2]);[Données.E159];&quot;&quot;)">
            <text:p/>
          </table:table-cell>
          <table:table-cell table:style-name="ce345" table:formula="of:=IF(AND([.$X$1];[.$X$2]);[Données.F159];&quot;&quot;)" table:number-columns-spanned="2" table:number-rows-spanned="1">
            <text:p/>
          </table:table-cell>
          <table:covered-table-cell table:style-name="ce346"/>
          <table:table-cell table:style-name="ce345" table:formula="of:=IF(AND([.$X$1];[.$X$2]);[Données.H159];&quot;&quot;)">
            <text:p/>
          </table:table-cell>
          <table:table-cell table:style-name="ce345" table:formula="of:=IF(AND([.$X$1];[.$X$2]);[Données.I159];&quot;&quot;)" table:number-columns-spanned="2" table:number-rows-spanned="1">
            <text:p/>
          </table:table-cell>
          <table:covered-table-cell table:style-name="ce346"/>
          <table:table-cell table:style-name="ce96" table:formula="of:=IF(AND([.$X$1];[.$X$2]);[Données.K159];&quot;&quot;)">
            <text:p/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.A8]" office:value-type="string" office:string-value="Signe de (-4x+1)(-3x-8)(9x-2)" calcext:value-type="string">
            <text:p>Signe de (-4x+1)(-3x-8)(9x-2)</text:p>
          </table:table-cell>
          <table:table-cell table:style-name="ce75" table:formula="of:=IF(AND([.$X$1];[.$X$2]);[Données.B160];&quot;&quot;)">
            <text:p/>
          </table:table-cell>
          <table:table-cell table:style-name="ce345" table:formula="of:=IF(AND([.$X$1];[.$X$2]);[Données.C160];&quot;&quot;)" table:number-columns-spanned="2" table:number-rows-spanned="1">
            <text:p/>
          </table:table-cell>
          <table:covered-table-cell table:style-name="ce153"/>
          <table:table-cell table:style-name="ce345" table:formula="of:=IF(AND([.$X$1];[.$X$2]);[Données.E160];&quot;&quot;)">
            <text:p/>
          </table:table-cell>
          <table:table-cell table:style-name="ce153" table:formula="of:=IF(AND([.$X$1];[.$X$2]);[Données.F160];&quot;&quot;)" table:number-columns-spanned="2" table:number-rows-spanned="1">
            <text:p/>
          </table:table-cell>
          <table:covered-table-cell table:style-name="ce97"/>
          <table:table-cell table:style-name="ce97" table:formula="of:=IF(AND([.$X$1];[.$X$2]);[Données.H160];&quot;&quot;)">
            <text:p/>
          </table:table-cell>
          <table:table-cell table:style-name="ce153" table:formula="of:=IF(AND([.$X$1];[.$X$2]);[Données.I160];&quot;&quot;)" table:number-columns-spanned="2" table:number-rows-spanned="1">
            <text:p/>
          </table:table-cell>
          <table:covered-table-cell table:style-name="ce97"/>
          <table:table-cell table:style-name="ce158" table:formula="of:=IF(AND([.$X$1];[.$X$2]);[Données.K160];&quot;&quot;)">
            <text:p/>
          </table:table-cell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7">
          <table:table-cell table:style-name="ce150" office:value-type="string" calcext:value-type="string">
            <text:p>Ensemble solution de l’équation :</text:p>
          </table:table-cell>
          <table:table-cell table:style-name="ce205" table:formula="of:=[$Données.C162]" office:value-type="string" office:string-value="(-4x+1)(-3x-8)(9x-2) = 0" calcext:value-type="string" table:number-columns-spanned="9" table:number-rows-spanned="1">
            <text:p>(-4x+1)(-3x-8)(9x-2) = 0</text:p>
          </table:table-cell>
          <table:covered-table-cell table:style-name="ce253"/>
          <table:covered-table-cell table:style-name="Default"/>
          <table:covered-table-cell table:style-name="ce632"/>
          <table:covered-table-cell table:style-name="ce637"/>
          <table:covered-table-cell/>
          <table:covered-table-cell table:number-columns-repeated="3" table:style-name="Default"/>
          <table:table-cell table:style-name="Default"/>
          <table:table-cell table:style-name="ce515" office:value-type="string" calcext:value-type="string" table:number-columns-spanned="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68"/>
          <table:covered-table-cell/>
          <table:covered-table-cell table:style-name="ce68"/>
          <table:covered-table-cell table:number-columns-repeated="2"/>
          <table:table-cell table:number-columns-repeated="1004"/>
          <table:table-cell table:style-name="Default" table:number-columns-repeated="2"/>
        </table:table-row>
        <table:table-row table:style-name="ro7">
          <table:table-cell table:style-name="ce311" office:value-type="string" calcext:value-type="string">
            <text:p>S =</text:p>
          </table:table-cell>
          <table:table-cell table:style-name="ce609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53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3" table:style-name="ce333"/>
          <table:table-cell table:number-columns-repeated="1002"/>
          <table:table-cell table:style-name="Default" table:number-columns-repeated="3"/>
        </table:table-row>
        <table:table-row table:style-name="ro7">
          <table:table-cell table:style-name="ce103" office:value-type="string" calcext:value-type="string">
            <text:p>Vrai ou Faux</text:p>
          </table:table-cell>
          <table:table-cell table:style-name="ce610" table:formula="of:=IF(ISBLANK([.B17]);&quot;&quot;;IF([.$X$1];IF([.B17]=[$Données.B163];1;0);&quot;&quot;))">
            <text:p/>
          </table:table-cell>
          <table:table-cell table:style-name="ce617" table:formula="of:=IF(ISBLANK([.C17]);&quot;&quot;;IF([.$X$1];IF([.C17]=[$Données.C163];1;0);&quot;&quot;))">
            <text:p/>
          </table:table-cell>
          <table:table-cell table:style-name="ce628" table:formula="of:=IF(ISBLANK([.D17]);&quot;&quot;;IF([.$X$1];IF([.D17]=[$Données.D163];1;0);&quot;&quot;))">
            <text:p/>
          </table:table-cell>
          <table:table-cell table:style-name="ce633" table:formula="of:=IF(ISBLANK([.E17]);&quot;&quot;;IF([.$X$1];IF([.E17]=[$Données.E163];1;0);&quot;&quot;))" table:number-columns-spanned="2" table:number-rows-spanned="1">
            <text:p/>
          </table:table-cell>
          <table:covered-table-cell table:style-name="ce638"/>
          <table:table-cell table:style-name="ce628" table:formula="of:=IF(ISBLANK([.G17]);&quot;&quot;;IF([.$X$1];IF([.G17]=[$Données.F163];1;0);&quot;&quot;))">
            <text:p/>
          </table:table-cell>
          <table:table-cell table:style-name="ce633" table:formula="of:=IF(ISBLANK([.H17]);&quot;&quot;;IF([.$X$1];IF([.H17]=[$Données.G163];1;0);&quot;&quot;))" table:number-columns-spanned="2" table:number-rows-spanned="1">
            <text:p/>
          </table:table-cell>
          <table:covered-table-cell table:style-name="ce638"/>
          <table:table-cell table:style-name="ce647" table:formula="of:=IF(ISBLANK([.J17]);&quot;&quot;;IF([.$X$1];IF([.J17]=[$Données.H163];1;0);&quot;&quot;))">
            <text:p/>
          </table:table-cell>
          <table:table-cell table:style-name="Default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1002"/>
          <table:table-cell table:style-name="Default" table:number-columns-repeated="3"/>
        </table:table-row>
        <table:table-row table:style-name="ro7">
          <table:table-cell table:style-name="ce103" office:value-type="string" calcext:value-type="string">
            <text:p>Réponse</text:p>
          </table:table-cell>
          <table:table-cell table:style-name="ce611" table:formula="of:=IF(AND([.$X$1];[.$X$2]);[$Données.B163];&quot;&quot;)">
            <text:p/>
          </table:table-cell>
          <table:table-cell table:style-name="ce618" table:formula="of:=IF(AND([.$X$1];[.$X$2]);[$Données.C163];&quot;&quot;)">
            <text:p/>
          </table:table-cell>
          <table:table-cell table:style-name="ce629" table:formula="of:=IF(AND([.$X$1];[.$X$2]);[$Données.D163];&quot;&quot;)">
            <text:p/>
          </table:table-cell>
          <table:table-cell table:style-name="ce634" table:formula="of:=IF(AND([.$X$1];[.$X$2]);[$Données.E163];&quot;&quot;)" table:number-columns-spanned="2" table:number-rows-spanned="1">
            <text:p/>
          </table:table-cell>
          <table:covered-table-cell table:style-name="ce639"/>
          <table:table-cell table:style-name="ce629" table:formula="of:=IF(AND([.$X$1];[.$X$2]);[$Données.F163];&quot;&quot;)">
            <text:p/>
          </table:table-cell>
          <table:table-cell table:style-name="ce634" table:formula="of:=IF(AND([.$X$1];[.$X$2]);[$Données.G163];&quot;&quot;)" table:number-columns-spanned="2" table:number-rows-spanned="1">
            <text:p/>
          </table:table-cell>
          <table:covered-table-cell table:style-name="ce639"/>
          <table:table-cell table:style-name="ce648" table:formula="of:=IF(AND([.$X$1];[.$X$2]);[$Données.H163];&quot;&quot;)">
            <text:p/>
          </table:table-cell>
          <table:table-cell table:style-name="Default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1002"/>
          <table:table-cell table:style-name="Default" table:number-columns-repeated="3"/>
        </table:table-row>
        <table:table-row table:style-name="ro7">
          <table:table-cell table:style-name="ce131" table:number-columns-repeated="8"/>
          <table:table-cell table:style-name="ce333" table:number-columns-repeated="6"/>
          <table:table-cell table:number-columns-repeated="1010"/>
        </table:table-row>
        <table:table-row table:style-name="ro7">
          <table:table-cell table:style-name="ce150" office:value-type="string" calcext:value-type="string">
            <text:p>Ensemble solution de l’équation :</text:p>
          </table:table-cell>
          <table:table-cell table:style-name="ce149" table:number-columns-repeated="2"/>
          <table:table-cell table:style-name="ce205" table:formula="of:=[$Données.H170]" office:value-type="string" office:string-value="(-4x+1)(-3x-8)(9x-2) &lt; 0" calcext:value-type="string" table:number-columns-spanned="11" table:number-rows-spanned="1">
            <text:p>(-4x+1)(-3x-8)(9x-2) &lt; 0</text:p>
          </table:table-cell>
          <table:covered-table-cell table:style-name="ce253"/>
          <table:covered-table-cell table:style-name="Default"/>
          <table:covered-table-cell table:number-columns-repeated="3" table:style-name="ce166"/>
          <table:covered-table-cell table:style-name="ce159"/>
          <table:covered-table-cell table:style-name="ce211"/>
          <table:covered-table-cell table:style-name="ce229"/>
          <table:covered-table-cell table:style-name="ce215"/>
          <table:covered-table-cell table:style-name="ce223"/>
          <table:table-cell table:number-columns-repeated="1010"/>
        </table:table-row>
        <table:table-row table:style-name="ro7">
          <table:table-cell table:style-name="ce311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1010"/>
        </table:table-row>
        <table:table-row table:style-name="ro7">
          <table:table-cell table:style-name="ce103" office:value-type="string" calcext:value-type="string">
            <text:p>Vrai ou Faux</text:p>
          </table:table-cell>
          <table:table-cell table:style-name="ce612" table:formula="of:=IF(ISBLANK([.B22]);&quot;&quot;;IF([.$X$1];IF([.B22]=[$Données.B171];1;0);&quot;&quot;))">
            <text:p/>
          </table:table-cell>
          <table:table-cell table:style-name="ce619" table:formula="of:=IF(ISBLANK([.C22]);&quot;&quot;;IF([.$X$1];IF([.C22]=[$Données.C171];1;0);&quot;&quot;))">
            <text:p/>
          </table:table-cell>
          <table:table-cell table:style-name="ce619" table:formula="of:=IF(ISBLANK([.D22]);&quot;&quot;;IF([.$X$1];IF([.D22]=[$Données.D171];1;0);&quot;&quot;))">
            <text:p/>
          </table:table-cell>
          <table:table-cell table:style-name="ce635" table:formula="of:=IF(ISBLANK([.E22]);&quot;&quot;;IF([.$X$1];IF([.E22]=[$Données.E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G22]);&quot;&quot;;IF([.$X$1];IF([.G22]=[$Données.F171];1;0);&quot;&quot;))">
            <text:p/>
          </table:table-cell>
          <table:table-cell table:style-name="ce635" table:formula="of:=IF(ISBLANK([.H22]);&quot;&quot;;IF([.$X$1];IF([.H22]=[$Données.G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J22]);&quot;&quot;;IF([.$X$1];IF([.J22]=[$Données.H171];1;0);&quot;&quot;))">
            <text:p/>
          </table:table-cell>
          <table:table-cell table:style-name="ce619" table:formula="of:=IF(ISBLANK([.K22]);&quot;&quot;;IF([.$X$1];IF([.K22]=[$Données.I171];1;0);&quot;&quot;))">
            <text:p/>
          </table:table-cell>
          <table:table-cell table:style-name="ce619" table:formula="of:=IF(ISBLANK([.L22]);&quot;&quot;;IF([.$X$1];IF([.L22]=[$Données.J171];1;0);&quot;&quot;))">
            <text:p/>
          </table:table-cell>
          <table:table-cell table:style-name="ce619" table:formula="of:=IF(ISBLANK([.M22]);&quot;&quot;;IF([.$X$1];IF([.M22]=[$Données.K171];1;0);&quot;&quot;))">
            <text:p/>
          </table:table-cell>
          <table:table-cell table:style-name="ce655" table:formula="of:=IF(ISBLANK([.N22]);&quot;&quot;;IF([.$X$1];IF([.N22]=[$Données.L171];1;0);&quot;&quot;))">
            <text:p/>
          </table:table-cell>
          <table:table-cell table:number-columns-repeated="1010"/>
        </table:table-row>
        <table:table-row table:style-name="ro7">
          <table:table-cell table:style-name="ce103" office:value-type="string" calcext:value-type="string">
            <text:p>Réponse</text:p>
          </table:table-cell>
          <table:table-cell table:style-name="ce613" table:formula="of:=IF(AND([.$X$1];[.$X$2]);[$Données.B172];&quot;&quot;)">
            <text:p/>
          </table:table-cell>
          <table:table-cell table:style-name="ce620" table:formula="of:=IF(AND([.$X$1];[.$X$2]);[$Données.C172];&quot;&quot;)">
            <text:p/>
          </table:table-cell>
          <table:table-cell table:style-name="ce630" table:formula="of:=IF(AND([.$X$1];[.$X$2]);[$Données.D172];&quot;&quot;)">
            <text:p/>
          </table:table-cell>
          <table:table-cell table:style-name="ce636" table:formula="of:=IF(AND([.$X$1];[.$X$2]);[$Données.E172];&quot;&quot;)" table:number-columns-spanned="2" table:number-rows-spanned="1">
            <text:p/>
          </table:table-cell>
          <table:covered-table-cell table:style-name="ce641"/>
          <table:table-cell table:style-name="ce630" table:formula="of:=IF(AND([.$X$1];[.$X$2]);[$Données.F172];&quot;&quot;)">
            <text:p/>
          </table:table-cell>
          <table:table-cell table:style-name="ce644" table:formula="of:=IF(AND([.$X$1];[.$X$2]);[$Données.G172];&quot;&quot;)" table:number-columns-spanned="2" table:number-rows-spanned="1">
            <text:p/>
          </table:table-cell>
          <table:covered-table-cell table:style-name="ce645"/>
          <table:table-cell table:style-name="ce630" table:formula="of:=IF(AND([.$X$1];[.$X$2]);[$Données.H172];&quot;&quot;)">
            <text:p/>
          </table:table-cell>
          <table:table-cell table:style-name="ce620" table:formula="of:=IF(AND([.$X$1];[.$X$2]);[$Données.I172];&quot;&quot;)">
            <text:p/>
          </table:table-cell>
          <table:table-cell table:style-name="ce630" table:formula="of:=IF(AND([.$X$1];[.$X$2]);[$Données.J172];&quot;&quot;)">
            <text:p/>
          </table:table-cell>
          <table:table-cell table:style-name="ce620" table:formula="of:=IF(AND([.$X$1];[.$X$2]);[$Données.K172];&quot;&quot;)">
            <text:p/>
          </table:table-cell>
          <table:table-cell table:style-name="ce656" table:formula="of:=IF(AND([.$X$1];[.$X$2]);[$Données.L172];&quot;&quot;)">
            <text:p/>
          </table:table-cell>
          <table:table-cell table:number-columns-repeated="1010"/>
        </table:table-row>
        <table:table-row table:style-name="ro7">
          <table:table-cell table:style-name="ce109" table:number-columns-repeated="6"/>
          <table:table-cell table:style-name="ce212" table:number-columns-repeated="8"/>
          <table:table-cell table:number-columns-repeated="1010"/>
        </table:table-row>
        <table:table-row table:style-name="ro7" table:number-rows-repeated="2">
          <table:table-cell table:style-name="ce109" table:number-columns-repeated="3"/>
          <table:table-cell table:style-name="Default" table:number-columns-repeated="8"/>
          <table:table-cell table:style-name="ce212" table:number-columns-repeated="3"/>
          <table:table-cell table:number-columns-repeated="1010"/>
        </table:table-row>
        <table:table-row table:style-name="ro7">
          <table:table-cell table:style-name="ce109" table:number-columns-repeated="3"/>
          <table:table-cell table:style-name="Default" table:number-columns-repeated="8"/>
          <table:table-cell table:style-name="ce109" table:number-columns-repeated="3"/>
          <table:table-cell table:number-columns-repeated="1010"/>
        </table:table-row>
        <table:table-row table:style-name="ro7" table:number-rows-repeated="1048543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5'.B23:'Niveau 5'.N23">
            <calcext:condition calcext:apply-style-name="FAUX" calcext:value="formula-is(IF([.B23]=1))" calcext:base-cell-address="'Niveau 5'.B23"/>
            <calcext:condition calcext:apply-style-name="VRAI" calcext:value="formula-is(IF([.B23]=0))" calcext:base-cell-address="'Niveau 5'.B23"/>
          </calcext:conditional-format>
          <calcext:conditional-format calcext:target-range-address="'Niveau 5'.B24:'Niveau 5'.N24">
            <calcext:condition calcext:apply-style-name="FAUX" calcext:value="formula-is(IF([.B23]=1))" calcext:base-cell-address="'Niveau 5'.B24"/>
            <calcext:condition calcext:apply-style-name="VRAI" calcext:value="formula-is(IF([.B23]=0))" calcext:base-cell-address="'Niveau 5'.B24"/>
          </calcext:conditional-format>
          <calcext:conditional-format calcext:target-range-address="'Niveau 5'.B19:'Niveau 5'.B19">
            <calcext:condition calcext:apply-style-name="FAUX" calcext:value="formula-is(IF([.B18]=1))" calcext:base-cell-address="'Niveau 5'.B19"/>
            <calcext:condition calcext:apply-style-name="VRAI" calcext:value="formula-is(IF([.B18]=0))" calcext:base-cell-address="'Niveau 5'.B19"/>
          </calcext:conditional-format>
          <calcext:conditional-format calcext:target-range-address="'Niveau 5'.C19:'Niveau 5'.C19">
            <calcext:condition calcext:apply-style-name="FAUX" calcext:value="formula-is(IF([.C18]=1))" calcext:base-cell-address="'Niveau 5'.C19"/>
            <calcext:condition calcext:apply-style-name="VRAI" calcext:value="formula-is(IF([.C18]=0))" calcext:base-cell-address="'Niveau 5'.C19"/>
          </calcext:conditional-format>
          <calcext:conditional-format calcext:target-range-address="'Niveau 5'.D19:'Niveau 5'.J19">
            <calcext:condition calcext:apply-style-name="FAUX" calcext:value="formula-is(IF([.D18]=1))" calcext:base-cell-address="'Niveau 5'.D19"/>
            <calcext:condition calcext:apply-style-name="VRAI" calcext:value="formula-is(IF([.D18]=0))" calcext:base-cell-address="'Niveau 5'.D19"/>
          </calcext:conditional-format>
          <calcext:conditional-format calcext:target-range-address="'Niveau 5'.B18:'Niveau 5'.B18">
            <calcext:condition calcext:apply-style-name="FAUX" calcext:value="formula-is(IF([.B18]=1))" calcext:base-cell-address="'Niveau 5'.B18"/>
            <calcext:condition calcext:apply-style-name="VRAI" calcext:value="formula-is(IF([.B18]=0))" calcext:base-cell-address="'Niveau 5'.B18"/>
          </calcext:conditional-format>
          <calcext:conditional-format calcext:target-range-address="'Niveau 5'.C18:'Niveau 5'.C18">
            <calcext:condition calcext:apply-style-name="FAUX" calcext:value="formula-is(IF([.C18]=1))" calcext:base-cell-address="'Niveau 5'.C18"/>
            <calcext:condition calcext:apply-style-name="VRAI" calcext:value="formula-is(IF([.C18]=0))" calcext:base-cell-address="'Niveau 5'.C18"/>
          </calcext:conditional-format>
          <calcext:conditional-format calcext:target-range-address="'Niveau 5'.D18:'Niveau 5'.J18">
            <calcext:condition calcext:apply-style-name="FAUX" calcext:value="formula-is(IF([.D18]=1))" calcext:base-cell-address="'Niveau 5'.D18"/>
            <calcext:condition calcext:apply-style-name="VRAI" calcext:value="formula-is(IF([.D18]=0))" calcext:base-cell-address="'Niveau 5'.D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  <calcext:conditional-format calcext:target-range-address="'Niveau 5'.Q18:'Niveau 5'.Q19">
            <calcext:condition calcext:apply-style-name="VRAI" calcext:value="formula-is(IF([.S17]=0))" calcext:base-cell-address="'Niveau 5'.Q18"/>
            <calcext:condition calcext:apply-style-name="FAUX" calcext:value="formula-is(IF([.S17]=1))" calcext:base-cell-address="'Niveau 5'.Q18"/>
          </calcext:conditional-format>
          <calcext:conditional-format calcext:target-range-address="'Niveau 5'.Q18:'Niveau 5'.Q19">
            <calcext:condition calcext:apply-style-name="FAUX" calcext:value="formula-is(IF([.S17]=1))" calcext:base-cell-address="'Niveau 5'.Q18"/>
            <calcext:condition calcext:apply-style-name="VRAI" calcext:value="formula-is(IF([.S17]=0))" calcext:base-cell-address="'Niveau 5'.Q18"/>
          </calcext:conditional-format>
          <calcext:conditional-format calcext:target-range-address="'Niveau 5'.R18:'Niveau 5'.R19">
            <calcext:condition calcext:apply-style-name="VRAI" calcext:value="formula-is(IF([.T17]=0))" calcext:base-cell-address="'Niveau 5'.R18"/>
            <calcext:condition calcext:apply-style-name="FAUX" calcext:value="formula-is(IF([.T17]=1))" calcext:base-cell-address="'Niveau 5'.R18"/>
          </calcext:conditional-format>
          <calcext:conditional-format calcext:target-range-address="'Niveau 5'.R18:'Niveau 5'.R19">
            <calcext:condition calcext:apply-style-name="FAUX" calcext:value="formula-is(IF([.T17]=1))" calcext:base-cell-address="'Niveau 5'.R18"/>
            <calcext:condition calcext:apply-style-name="VRAI" calcext:value="formula-is(IF([.T17]=0))" calcext:base-cell-address="'Niveau 5'.R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</calcext:conditional-formats>
      </table:table>
      <table:table table:name="Niveau 6" table:style-name="ta1" table:protected="true" table:protection-key="FkfA5ntyE7GgsUqf1mMfeqj8IH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5" form:id="control15" form:label="Réponses" form:input-required="false" form:linked-cell="'Niveau 6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6" form:id="control16" form:label="Résultat" form:input-required="false" form:linked-cell="'Niveau 6'.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222.1mm" svg:y1="59.41mm" svg:x2="222.1mm" svg:y2="103.93mm">
            <text:p/>
          </draw:line>
          <draw:line draw:z-index="2" draw:style-name="gr4" draw:text-style-name="P2" svg:x1="304.54mm" svg:y1="59.76mm" svg:x2="304.54mm" svg:y2="104.45mm">
            <text:p/>
          </draw:line>
          <draw:line draw:z-index="3" draw:style-name="gr5" draw:text-style-name="P2" svg:x1="222.11mm" svg:y1="178.57mm" svg:x2="222.11mm" svg:y2="224.28mm">
            <text:p/>
          </draw:line>
          <draw:line draw:z-index="4" draw:style-name="gr4" draw:text-style-name="P2" svg:x1="304.89mm" svg:y1="178.93mm" svg:x2="304.89mm" svg:y2="223.22mm">
            <text:p/>
          </draw:line>
          <draw:line draw:z-index="5" draw:style-name="gr5" draw:text-style-name="P2" svg:x1="387.74mm" svg:y1="59.41mm" svg:x2="387.74mm" svg:y2="104.18mm">
            <text:p/>
          </draw:line>
          <draw:line draw:z-index="6" draw:style-name="gr4" draw:text-style-name="P2" svg:x1="387.48mm" svg:y1="178.93mm" svg:x2="387.48mm" svg:y2="223.49mm">
            <text:p/>
          </draw:line>
          <draw:control draw:z-index="7" draw:style-name="gr3" draw:text-style-name="P4" svg:width="40.19mm" svg:height="16.8mm" svg:x="326.09mm" svg:y="5.92mm" draw:control="control15"/>
          <draw:control draw:z-index="8" draw:style-name="gr3" draw:text-style-name="P4" svg:width="39.9mm" svg:height="16.8mm" svg:x="276.58mm" svg:y="6.64mm" draw:control="control16"/>
          <draw:line draw:z-index="9" draw:style-name="gr4" draw:text-style-name="P2" svg:x1="81.35mm" svg:y1="5.56mm" svg:x2="81.35mm" svg:y2="23.68mm">
            <text:p/>
          </draw:line>
        </table:shapes>
        <table:table-column table:style-name="co20" table:default-cell-style-name="ce41"/>
        <table:table-column table:style-name="co21" table:default-cell-style-name="ce41"/>
        <table:table-column table:style-name="co22" table:number-columns-repeated="2" table:default-cell-style-name="ce41"/>
        <table:table-column table:style-name="co23" table:default-cell-style-name="ce41"/>
        <table:table-column table:style-name="co22" table:number-columns-repeated="2" table:default-cell-style-name="ce41"/>
        <table:table-column table:style-name="co23" table:default-cell-style-name="ce41"/>
        <table:table-column table:style-name="co22" table:number-columns-repeated="2" table:default-cell-style-name="ce41"/>
        <table:table-column table:style-name="co21" table:default-cell-style-name="ce41"/>
        <table:table-column table:style-name="co25" table:number-columns-repeated="3" table:default-cell-style-name="ce41"/>
        <table:table-column table:style-name="co13" table:default-cell-style-name="ce41"/>
        <table:table-column table:style-name="co24" table:default-cell-style-name="ce41"/>
        <table:table-column table:style-name="co1" table:number-columns-repeated="1008" table:default-cell-style-name="ce41"/>
        <table:table-row table:style-name="ro7">
          <table:table-cell table:style-name="ce43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339"/>
          <table:covered-table-cell table:style-name="ce104"/>
          <table:covered-table-cell table:number-columns-repeated="3" table:style-name="ce103"/>
          <table:table-cell table:style-name="ce121" table:number-columns-repeated="2"/>
          <table:table-cell table:style-name="ce128"/>
          <table:table-cell table:style-name="ce51" table:formula="of:=IF(OR([.$X$2];[.$X$1]);[Données.N204];&quot;&quot;)" office:value-type="float" office:value="0" calcext:value-type="float" table:number-columns-spanned="1" table:number-rows-spanned="2">
            <text:p>0</text:p>
          </table:table-cell>
          <table:table-cell table:style-name="ce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35" table:number-columns-repeated="3"/>
          <table:table-cell table:style-name="ce216" office:value-type="boolean" office:boolean-value="true" calcext:value-type="boolean">
            <text:p>VRAI</text:p>
          </table:table-cell>
          <table:table-cell table:style-name="ce335" table:number-columns-repeated="986"/>
          <table:table-cell table:number-columns-repeated="14"/>
        </table:table-row>
        <table:table-row table:style-name="ro7">
          <table:table-cell table:style-name="ce64" office:value-type="string" calcext:value-type="string" table:number-columns-spanned="6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table-cell table:style-name="ce465" table:number-columns-repeated="3"/>
          <table:covered-table-cell table:style-name="ce52"/>
          <table:covered-table-cell table:style-name="ce54"/>
          <table:table-cell table:number-columns-repeated="9"/>
          <table:table-cell table:style-name="ce335" table:number-columns-repeated="3"/>
          <table:table-cell table:style-name="ce216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7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102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$Données.A186]" office:value-type="string" office:string-value="Signe de (5x-3)" calcext:value-type="string">
            <text:p>Signe de (5x-3)</text:p>
          </table:table-cell>
          <table:table-cell table:style-name="ce89"/>
          <table:table-cell table:style-name="ce477" table:number-columns-spanned="2" table:number-rows-spanned="1"/>
          <table:covered-table-cell table:style-name="ce483"/>
          <table:table-cell table:style-name="ce483"/>
          <table:table-cell table:style-name="ce483" table:number-columns-spanned="2" table:number-rows-spanned="1"/>
          <table:covered-table-cell table:style-name="ce477"/>
          <table:table-cell table:style-name="ce477"/>
          <table:table-cell table:style-name="ce477" table:number-columns-spanned="2" table:number-rows-spanned="1"/>
          <table:covered-table-cell table:style-name="ce477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$Données.A187]" office:value-type="string" office:string-value="Signe de (2x+5)" calcext:value-type="string">
            <text:p>Signe de (2x+5)</text:p>
          </table:table-cell>
          <table:table-cell table:style-name="ce89"/>
          <table:table-cell table:style-name="ce477" table:number-columns-spanned="2" table:number-rows-spanned="1"/>
          <table:covered-table-cell table:style-name="ce477"/>
          <table:table-cell table:style-name="ce477"/>
          <table:table-cell table:style-name="ce477" table:number-columns-spanned="2" table:number-rows-spanned="1"/>
          <table:covered-table-cell table:style-name="ce477"/>
          <table:table-cell table:style-name="ce477"/>
          <table:table-cell table:style-name="ce477" table:number-columns-spanned="2" table:number-rows-spanned="1"/>
          <table:covered-table-cell table:style-name="ce477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$Données.A188]" office:value-type="string" office:string-value="Signe de (-5x-7)" calcext:value-type="string">
            <text:p>Signe de (-5x-7)</text:p>
          </table:table-cell>
          <table:table-cell table:style-name="ce89"/>
          <table:table-cell table:style-name="ce477" table:number-columns-spanned="2" table:number-rows-spanned="1"/>
          <table:covered-table-cell table:style-name="ce477"/>
          <table:table-cell table:style-name="ce477"/>
          <table:table-cell table:style-name="ce477" table:number-columns-spanned="2" table:number-rows-spanned="1"/>
          <table:covered-table-cell table:style-name="ce477"/>
          <table:table-cell table:style-name="ce477"/>
          <table:table-cell table:style-name="ce477" table:number-columns-spanned="2" table:number-rows-spanned="1"/>
          <table:covered-table-cell table:style-name="ce477"/>
          <table:table-cell table:style-name="ce107"/>
          <table:table-cell/>
          <table:table-cell table:style-name="Default" table:number-columns-repeated="10"/>
          <table:table-cell table:style-name="ce13" table:number-columns-repeated="934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$Données.A189]" office:value-type="string" office:string-value="Signe de (5x-3)(2x+5) / (-5x-7)" calcext:value-type="string">
            <text:p>Signe de (5x-3)(2x+5) / (-5x-7)</text:p>
          </table:table-cell>
          <table:table-cell table:style-name="ce89"/>
          <table:table-cell table:style-name="ce477" table:number-columns-spanned="2" table:number-rows-spanned="1"/>
          <table:covered-table-cell table:style-name="ce477"/>
          <table:table-cell table:style-name="ce477"/>
          <table:table-cell table:style-name="ce477" table:number-columns-spanned="2" table:number-rows-spanned="1"/>
          <table:covered-table-cell table:style-name="ce477"/>
          <table:table-cell table:style-name="ce477"/>
          <table:table-cell table:style-name="ce477" table:number-columns-spanned="2" table:number-rows-spanned="1"/>
          <table:covered-table-cell table:style-name="ce477"/>
          <table:table-cell table:style-name="ce107"/>
          <table:table-cell/>
          <table:table-cell table:style-name="Default"/>
          <table:table-cell table:number-columns-repeated="7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13"/>
        </table:table-row>
        <table:table-row table:style-name="ro7">
          <table:table-cell table:style-name="ce13" table:number-columns-repeated="4"/>
          <table:table-cell table:style-name="ce147"/>
          <table:table-cell table:style-name="ce13" table:number-columns-repeated="6"/>
          <table:table-cell/>
          <table:table-cell table:style-name="Default"/>
          <table:table-cell table:number-columns-repeated="1011"/>
        </table:table-row>
        <table:table-row table:style-name="ro7">
          <table:table-cell table:style-name="ce520" office:value-type="string" calcext:value-type="string">
            <text:p><text:a xlink:href="https://github.com/KELLERStephane/Tests2math" xlink:type="simple">https://github.com/KELLERStephane/Tests2math</text:a></text:p>
          </table:table-cell>
          <table:table-cell table:style-name="ce83" office:value-type="string" calcext:value-type="string" table:number-columns-spanned="10" table:number-rows-spanned="1">
            <text:p>Valeur(s) interdite(s) : deux fois la touche tube (Alt Gr + 6) → ||</text:p>
          </table:table-cell>
          <table:covered-table-cell table:number-columns-repeated="2" table:style-name="ce13"/>
          <table:covered-table-cell table:style-name="ce147"/>
          <table:covered-table-cell table:number-columns-repeated="6" table:style-name="ce13"/>
          <table:table-cell/>
          <table:table-cell table:style-name="Default"/>
          <table:table-cell table:number-columns-repeated="1011"/>
        </table:table-row>
        <table:table-row table:style-name="ro7">
          <table:table-cell table:style-name="ce13" table:number-columns-repeated="4"/>
          <table:table-cell table:style-name="ce147"/>
          <table:table-cell table:style-name="ce13" table:number-columns-repeated="6"/>
          <table:table-cell/>
          <table:table-cell table:style-name="Default"/>
          <table:table-cell table:number-columns-repeated="1011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);[Données.C185];&quot;&quot;)" table:number-columns-spanned="2" table:number-rows-spanned="1">
            <text:p/>
          </table:table-cell>
          <table:covered-table-cell table:style-name="ce345"/>
          <table:table-cell table:style-name="ce345"/>
          <table:table-cell table:style-name="ce86" table:formula="of:=IF(AND([.$X$1];[.$X$2]);[Données.F185];&quot;&quot;)" table:number-columns-spanned="2" table:number-rows-spanned="1">
            <text:p/>
          </table:table-cell>
          <table:covered-table-cell table:style-name="ce346"/>
          <table:table-cell table:style-name="ce346"/>
          <table:table-cell table:style-name="ce86" table:formula="of:=IF(AND([.$X$1];[.$X$2]);[Données.I185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/>
          <table:table-cell table:style-name="Default"/>
          <table:table-cell table:number-columns-repeated="7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.A5]" office:value-type="string" office:string-value="Signe de (5x-3)" calcext:value-type="string">
            <text:p>Signe de (5x-3)</text:p>
          </table:table-cell>
          <table:table-cell table:style-name="ce75" table:formula="of:=IF(AND([.$X$1];[.$X$2]);[Données.B186];&quot;&quot;)">
            <text:p/>
          </table:table-cell>
          <table:table-cell table:style-name="ce345" table:formula="of:=IF(AND([.$X$1];[.$X$2]);[Données.C186];&quot;&quot;)" table:number-columns-spanned="2" table:number-rows-spanned="1">
            <text:p/>
          </table:table-cell>
          <table:covered-table-cell table:style-name="ce345"/>
          <table:table-cell table:style-name="ce345" table:formula="of:=IF(AND([.$X$1];[.$X$2]);[Données.E186];&quot;&quot;)">
            <text:p/>
          </table:table-cell>
          <table:table-cell table:style-name="ce345" table:formula="of:=IF(AND([.$X$1];[.$X$2]);[Données.F186];&quot;&quot;)" table:number-columns-spanned="2" table:number-rows-spanned="1">
            <text:p/>
          </table:table-cell>
          <table:covered-table-cell table:style-name="ce346"/>
          <table:table-cell table:style-name="ce345" table:formula="of:=IF(AND([.$X$1];[.$X$2]);[Données.H186];&quot;&quot;)">
            <text:p/>
          </table:table-cell>
          <table:table-cell table:style-name="ce345" table:formula="of:=IF(AND([.$X$1];[.$X$2]);[Données.I186];&quot;&quot;)" table:number-columns-spanned="2" table:number-rows-spanned="1">
            <text:p/>
          </table:table-cell>
          <table:covered-table-cell table:style-name="ce346"/>
          <table:table-cell table:style-name="ce157" table:formula="of:=IF(AND([.$X$1];[.$X$2]);[Données.K186];&quot;&quot;)">
            <text:p/>
          </table:table-cell>
          <table:table-cell/>
          <table:table-cell table:style-name="Default"/>
          <table:table-cell table:number-columns-repeated="1011"/>
        </table:table-row>
        <table:table-row table:style-name="ro7">
          <table:table-cell table:style-name="ce5" table:formula="of:=[.A6]" office:value-type="string" office:string-value="Signe de (2x+5)" calcext:value-type="string">
            <text:p>Signe de (2x+5)</text:p>
          </table:table-cell>
          <table:table-cell table:style-name="ce75" table:formula="of:=IF(AND([.$X$1];[.$X$2]);[Données.B187];&quot;&quot;)">
            <text:p/>
          </table:table-cell>
          <table:table-cell table:style-name="ce345" table:formula="of:=IF(AND([.$X$1];[.$X$2]);[Données.C187];&quot;&quot;)" table:number-columns-spanned="2" table:number-rows-spanned="1">
            <text:p/>
          </table:table-cell>
          <table:covered-table-cell table:style-name="ce345"/>
          <table:table-cell table:style-name="ce345" table:formula="of:=IF(AND([.$X$1];[.$X$2]);[Données.E187];&quot;&quot;)">
            <text:p/>
          </table:table-cell>
          <table:table-cell table:style-name="ce345" table:formula="of:=IF(AND([.$X$1];[.$X$2]);[Données.F187];&quot;&quot;)" table:number-columns-spanned="2" table:number-rows-spanned="1">
            <text:p/>
          </table:table-cell>
          <table:covered-table-cell table:style-name="ce346"/>
          <table:table-cell table:style-name="ce345" table:formula="of:=IF(AND([.$X$1];[.$X$2]);[Données.H187];&quot;&quot;)">
            <text:p/>
          </table:table-cell>
          <table:table-cell table:style-name="ce345" table:formula="of:=IF(AND([.$X$1];[.$X$2]);[Données.I187];&quot;&quot;)" table:number-columns-spanned="2" table:number-rows-spanned="1">
            <text:p/>
          </table:table-cell>
          <table:covered-table-cell table:style-name="ce346"/>
          <table:table-cell table:style-name="ce157" table:formula="of:=IF(AND([.$X$1];[.$X$2]);[Données.K187];&quot;&quot;)">
            <text:p/>
          </table:table-cell>
          <table:table-cell/>
          <table:table-cell table:style-name="Default"/>
          <table:table-cell table:number-columns-repeated="1011"/>
        </table:table-row>
        <table:table-row table:style-name="ro7">
          <table:table-cell table:style-name="ce5" table:formula="of:=[.A7]" office:value-type="string" office:string-value="Signe de (-5x-7)" calcext:value-type="string">
            <text:p>Signe de (-5x-7)</text:p>
          </table:table-cell>
          <table:table-cell table:style-name="ce75" table:formula="of:=IF(AND([.$X$1];[.$X$2]);[Données.B188];&quot;&quot;)">
            <text:p/>
          </table:table-cell>
          <table:table-cell table:style-name="ce345" table:formula="of:=IF(AND([.$X$1];[.$X$2]);[Données.C188];&quot;&quot;)" table:number-columns-spanned="2" table:number-rows-spanned="1">
            <text:p/>
          </table:table-cell>
          <table:covered-table-cell table:style-name="ce345"/>
          <table:table-cell table:style-name="ce345" table:formula="of:=IF(AND([.$X$1];[.$X$2]);[Données.E188];&quot;&quot;)">
            <text:p/>
          </table:table-cell>
          <table:table-cell table:style-name="ce345" table:formula="of:=IF(AND([.$X$1];[.$X$2]);[Données.F188];&quot;&quot;)" table:number-columns-spanned="2" table:number-rows-spanned="1">
            <text:p/>
          </table:table-cell>
          <table:covered-table-cell table:style-name="ce346"/>
          <table:table-cell table:style-name="ce345" table:formula="of:=IF(AND([.$X$1];[.$X$2]);[Données.H188];&quot;&quot;)">
            <text:p/>
          </table:table-cell>
          <table:table-cell table:style-name="ce345" table:formula="of:=IF(AND([.$X$1];[.$X$2]);[Données.I188];&quot;&quot;)" table:number-columns-spanned="2" table:number-rows-spanned="1">
            <text:p/>
          </table:table-cell>
          <table:covered-table-cell table:style-name="ce346"/>
          <table:table-cell table:style-name="ce157" table:formula="of:=IF(AND([.$X$1];[.$X$2]);[Données.K188];&quot;&quot;)">
            <text:p/>
          </table:table-cell>
          <table:table-cell/>
          <table:table-cell table:style-name="Default"/>
          <table:table-cell table:number-columns-repeated="1011"/>
        </table:table-row>
        <table:table-row table:style-name="ro7">
          <table:table-cell table:style-name="ce5" table:formula="of:=[.A8]" office:value-type="string" office:string-value="Signe de (5x-3)(2x+5) / (-5x-7)" calcext:value-type="string">
            <text:p>Signe de (5x-3)(2x+5) / (-5x-7)</text:p>
          </table:table-cell>
          <table:table-cell table:style-name="ce75" table:formula="of:=IF(AND([.$X$1];[.$X$2]);[Données.B189];&quot;&quot;)">
            <text:p/>
          </table:table-cell>
          <table:table-cell table:style-name="ce345" table:formula="of:=IF(AND([.$X$1];[.$X$2]);[Données.C189];&quot;&quot;)" table:number-columns-spanned="2" table:number-rows-spanned="1">
            <text:p/>
          </table:table-cell>
          <table:covered-table-cell table:style-name="ce153"/>
          <table:table-cell table:style-name="ce345" table:formula="of:=IF(AND([.$X$1];[.$X$2]);[Données.E189];&quot;&quot;)">
            <text:p/>
          </table:table-cell>
          <table:table-cell table:style-name="ce345" table:formula="of:=IF(AND([.$X$1];[.$X$2]);[Données.F189];&quot;&quot;)" table:number-columns-spanned="2" table:number-rows-spanned="1">
            <text:p/>
          </table:table-cell>
          <table:covered-table-cell table:style-name="ce97"/>
          <table:table-cell table:style-name="ce345" table:formula="of:=IF(AND([.$X$1];[.$X$2]);[Données.H189];&quot;&quot;)">
            <text:p/>
          </table:table-cell>
          <table:table-cell table:style-name="ce345" table:formula="of:=IF(AND([.$X$1];[.$X$2]);[Données.I189];&quot;&quot;)" table:number-columns-spanned="2" table:number-rows-spanned="1">
            <text:p/>
          </table:table-cell>
          <table:covered-table-cell table:style-name="ce97"/>
          <table:table-cell table:style-name="ce157" table:formula="of:=IF(AND([.$X$1];[.$X$2]);[Données.K189];&quot;&quot;)">
            <text:p/>
          </table:table-cell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7">
          <table:table-cell table:style-name="ce150" office:value-type="string" calcext:value-type="string">
            <text:p>Ensemble solution de l’équation :</text:p>
          </table:table-cell>
          <table:table-cell table:style-name="ce205" table:formula="of:=[$Données.C191]" office:value-type="string" office:string-value="(5x-3)(2x+5) / (-5x-7) = 0" calcext:value-type="string" table:number-columns-spanned="6" table:number-rows-spanned="1">
            <text:p>(5x-3)(2x+5) / (-5x-7) = 0</text:p>
          </table:table-cell>
          <table:covered-table-cell table:style-name="ce253"/>
          <table:covered-table-cell table:style-name="Default"/>
          <table:covered-table-cell table:style-name="ce632"/>
          <table:covered-table-cell table:style-name="ce637"/>
          <table:covered-table-cell/>
          <table:table-cell table:style-name="Default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2" table:style-name="ce568"/>
          <table:covered-table-cell table:style-name="ce574"/>
          <table:table-cell table:number-columns-repeated="1005"/>
          <table:table-cell table:style-name="Default" table:number-columns-repeated="3"/>
        </table:table-row>
        <table:table-row table:style-name="ro7">
          <table:table-cell table:style-name="ce311" office:value-type="string" calcext:value-type="string">
            <text:p>S =</text:p>
          </table:table-cell>
          <table:table-cell table:style-name="ce521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53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265" table:number-columns-repeated="3"/>
          <table:table-cell table:style-name="ce570"/>
          <table:table-cell table:style-name="ce573"/>
          <table:table-cell table:style-name="ce575"/>
          <table:table-cell table:number-columns-repeated="1005"/>
          <table:table-cell table:style-name="Default" table:number-columns-repeated="3"/>
        </table:table-row>
        <table:table-row table:style-name="ro7">
          <table:table-cell table:style-name="ce103" office:value-type="string" calcext:value-type="string">
            <text:p>Vrai ou Faux</text:p>
          </table:table-cell>
          <table:table-cell table:style-name="ce526" table:formula="of:=IF(ISBLANK([.B19]);&quot;&quot;;IF([.$X$1];IF([.B19]=[$Données.B192];1;0);&quot;&quot;))">
            <text:p/>
          </table:table-cell>
          <table:table-cell table:style-name="ce530" table:formula="of:=IF(ISBLANK([.C19]);&quot;&quot;;IF([.$X$1];IF([.C19]=[$Données.C192];1;0);&quot;&quot;))">
            <text:p/>
          </table:table-cell>
          <table:table-cell table:style-name="ce537" table:formula="of:=IF(ISBLANK([.D19]);&quot;&quot;;IF([.$X$1];IF([.D19]=[$Données.D192];1;0);&quot;&quot;))">
            <text:p/>
          </table:table-cell>
          <table:table-cell table:style-name="ce542" table:formula="of:=IF(ISBLANK([.E19]);&quot;&quot;;IF([.$X$1];IF([.E19]=[$Données.E192];1;0);&quot;&quot;))" table:number-columns-spanned="2" table:number-rows-spanned="1">
            <text:p/>
          </table:table-cell>
          <table:covered-table-cell table:style-name="ce547"/>
          <table:table-cell table:style-name="ce557" table:formula="of:=IF(ISBLANK([.G19]);&quot;&quot;;IF([.$X$1];IF([.G19]=[$Données.F192];1;0);&quot;&quot;))">
            <text:p/>
          </table:table-cell>
          <table:table-cell table:style-name="Default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265" table:number-columns-repeated="4"/>
          <table:table-cell table:style-name="ce109" table:number-columns-repeated="2"/>
          <table:table-cell table:number-columns-repeated="1005"/>
          <table:table-cell table:style-name="Default" table:number-columns-repeated="3"/>
        </table:table-row>
        <table:table-row table:style-name="ro7">
          <table:table-cell table:style-name="ce103" office:value-type="string" calcext:value-type="string">
            <text:p>Réponse</text:p>
          </table:table-cell>
          <table:table-cell table:style-name="ce527" table:formula="of:=IF(AND([.$X$1];[.$X$2]);[$Données.B192];&quot;&quot;)">
            <text:p/>
          </table:table-cell>
          <table:table-cell table:style-name="ce533" table:formula="of:=IF(AND([.$X$1];[.$X$2]);[$Données.C192];&quot;&quot;)">
            <text:p/>
          </table:table-cell>
          <table:table-cell table:style-name="ce538" table:formula="of:=IF(AND([.$X$1];[.$X$2]);[$Données.D192];&quot;&quot;)">
            <text:p/>
          </table:table-cell>
          <table:table-cell table:style-name="ce543" table:formula="of:=IF(AND([.$X$1];[.$X$2]);[$Données.E192];&quot;&quot;)" table:number-columns-spanned="2" table:number-rows-spanned="1">
            <text:p/>
          </table:table-cell>
          <table:covered-table-cell table:style-name="ce548"/>
          <table:table-cell table:style-name="ce560" table:formula="of:=IF(AND([.$X$1];[.$X$2]);[$Données.F192];&quot;&quot;)">
            <text:p/>
          </table:table-cell>
          <table:table-cell table:style-name="Default"/>
          <table:table-cell table:style-name="ce550" office:value-type="string" calcext:value-type="string" table:number-columns-spanned="6" table:number-rows-spanned="1">
            <text:p><text:span text:style-name="T13">Taper </text:span><text:span text:style-name="T14">Alt + 0216</text:span><text:span text:style-name="T15"> </text:span><text:span text:style-name="T16">pour</text:span><text:span text:style-name="T15"> </text:span><text:span text:style-name="T14">Ø</text:span></text:p>
          </table:table-cell>
          <table:covered-table-cell table:number-columns-repeated="5" table:style-name="Default"/>
          <table:table-cell table:style-name="Default" table:number-columns-repeated="2"/>
          <table:table-cell table:number-columns-repeated="1005"/>
          <table:table-cell table:style-name="Default" table:number-columns-repeated="3"/>
        </table:table-row>
        <table:table-row table:style-name="ro7">
          <table:table-cell table:style-name="ce131" table:number-columns-repeated="8"/>
          <table:table-cell table:style-name="ce333" table:number-columns-repeated="6"/>
          <table:table-cell table:number-columns-repeated="1010"/>
        </table:table-row>
        <table:table-row table:style-name="ro7">
          <table:table-cell table:style-name="ce150" office:value-type="string" calcext:value-type="string">
            <text:p>Ensemble solution de l’équation :</text:p>
          </table:table-cell>
          <table:table-cell table:style-name="ce149" table:number-columns-repeated="2"/>
          <table:table-cell table:style-name="ce205" table:formula="of:=[$Données.H199]" office:value-type="string" office:string-value="(5x-3)(2x+5) / (-5x-7) &gt; 0" calcext:value-type="string" table:number-columns-spanned="11" table:number-rows-spanned="1">
            <text:p>(5x-3)(2x+5) / (-5x-7) &gt; 0</text:p>
          </table:table-cell>
          <table:covered-table-cell table:style-name="ce253"/>
          <table:covered-table-cell table:style-name="Default"/>
          <table:covered-table-cell table:number-columns-repeated="3" table:style-name="ce166"/>
          <table:covered-table-cell table:style-name="ce159"/>
          <table:covered-table-cell table:style-name="ce211"/>
          <table:covered-table-cell table:style-name="ce229"/>
          <table:covered-table-cell table:style-name="ce215"/>
          <table:covered-table-cell table:style-name="ce223"/>
          <table:table-cell table:number-columns-repeated="1010"/>
        </table:table-row>
        <table:table-row table:style-name="ro7">
          <table:table-cell table:style-name="ce311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1010"/>
        </table:table-row>
        <table:table-row table:style-name="ro7">
          <table:table-cell table:style-name="ce103" office:value-type="string" calcext:value-type="string">
            <text:p>Vrai ou Faux</text:p>
          </table:table-cell>
          <table:table-cell table:style-name="ce528" table:formula="of:=IF(ISBLANK([.B24]);&quot;&quot;;IF([.$X$1];IF([.B24]=[$Données.B200];1;0);&quot;&quot;))">
            <text:p/>
          </table:table-cell>
          <table:table-cell table:style-name="ce535" table:formula="of:=IF(ISBLANK([.C24]);&quot;&quot;;IF([.$X$1];IF([.C24]=[$Données.C200];1;0);&quot;&quot;))">
            <text:p/>
          </table:table-cell>
          <table:table-cell table:style-name="ce535" table:formula="of:=IF(ISBLANK([.D24]);&quot;&quot;;IF([.$X$1];IF([.D24]=[$Données.D200];1;0);&quot;&quot;))">
            <text:p/>
          </table:table-cell>
          <table:table-cell table:style-name="ce545" table:formula="of:=IF(ISBLANK([.E24]);&quot;&quot;;IF([.$X$1];IF([.E24]=[$Données.E200];1;0);&quot;&quot;))" table:number-columns-spanned="2" table:number-rows-spanned="1">
            <text:p/>
          </table:table-cell>
          <table:covered-table-cell table:style-name="ce549"/>
          <table:table-cell table:style-name="ce535" table:formula="of:=IF(ISBLANK([.G24]);&quot;&quot;;IF([.$X$1];IF([.G24]=[$Données.F200];1;0);&quot;&quot;))">
            <text:p/>
          </table:table-cell>
          <table:table-cell table:style-name="ce545" table:formula="of:=IF(ISBLANK([.H24]);&quot;&quot;;IF([.$X$1];IF([.H24]=[$Données.G200];1;0);&quot;&quot;))" table:number-columns-spanned="2" table:number-rows-spanned="1">
            <text:p/>
          </table:table-cell>
          <table:covered-table-cell table:style-name="ce549"/>
          <table:table-cell table:style-name="ce535" table:formula="of:=IF(ISBLANK([.J24]);&quot;&quot;;IF([.$X$1];IF([.J24]=[$Données.H200];1;0);&quot;&quot;))">
            <text:p/>
          </table:table-cell>
          <table:table-cell table:style-name="ce535" table:formula="of:=IF(ISBLANK([.K24]);&quot;&quot;;IF([.$X$1];IF([.K24]=[$Données.I200];1;0);&quot;&quot;))">
            <text:p/>
          </table:table-cell>
          <table:table-cell table:style-name="ce535" table:formula="of:=IF(ISBLANK([.L24]);&quot;&quot;;IF([.$X$1];IF([.L24]=[$Données.J200];1;0);&quot;&quot;))">
            <text:p/>
          </table:table-cell>
          <table:table-cell table:style-name="ce535" table:formula="of:=IF(ISBLANK([.M24]);&quot;&quot;;IF([.$X$1];IF([.M24]=[$Données.K200];1;0);&quot;&quot;))">
            <text:p/>
          </table:table-cell>
          <table:table-cell table:style-name="ce577" table:formula="of:=IF(ISBLANK([.N24]);&quot;&quot;;IF([.$X$1];IF([.N24]=[$Données.L200];1;0);&quot;&quot;))">
            <text:p/>
          </table:table-cell>
          <table:table-cell table:number-columns-repeated="1010"/>
        </table:table-row>
        <table:table-row table:style-name="ro7">
          <table:table-cell table:style-name="ce103" office:value-type="string" calcext:value-type="string">
            <text:p>Réponse</text:p>
          </table:table-cell>
          <table:table-cell table:style-name="ce529" table:formula="of:=IF(AND([.$X$1];[.$X$2]);[$Données.B201];&quot;&quot;)">
            <text:p/>
          </table:table-cell>
          <table:table-cell table:style-name="ce536" table:formula="of:=IF(AND([.$X$1];[.$X$2]);[$Données.C201];&quot;&quot;)">
            <text:p/>
          </table:table-cell>
          <table:table-cell table:style-name="ce541" table:formula="of:=IF(AND([.$X$1];[.$X$2]);[$Données.D201];&quot;&quot;)">
            <text:p/>
          </table:table-cell>
          <table:table-cell table:style-name="ce546" table:formula="of:=IF(AND([.$X$1];[.$X$2]);[$Données.E201];&quot;&quot;)" table:number-columns-spanned="2" table:number-rows-spanned="1">
            <text:p/>
          </table:table-cell>
          <table:covered-table-cell table:style-name="ce554"/>
          <table:table-cell table:style-name="ce541" table:formula="of:=IF(AND([.$X$1];[.$X$2]);[$Données.F201];&quot;&quot;)">
            <text:p/>
          </table:table-cell>
          <table:table-cell table:style-name="ce562" table:formula="of:=IF(AND([.$X$1];[.$X$2]);[$Données.G201];&quot;&quot;)" table:number-columns-spanned="2" table:number-rows-spanned="1">
            <text:p/>
          </table:table-cell>
          <table:covered-table-cell table:style-name="ce564"/>
          <table:table-cell table:style-name="ce541" table:formula="of:=IF(AND([.$X$1];[.$X$2]);[$Données.H201];&quot;&quot;)">
            <text:p/>
          </table:table-cell>
          <table:table-cell table:style-name="ce536" table:formula="of:=IF(AND([.$X$1];[.$X$2]);[$Données.I201];&quot;&quot;)">
            <text:p/>
          </table:table-cell>
          <table:table-cell table:style-name="ce541" table:formula="of:=IF(AND([.$X$1];[.$X$2]);[$Données.J201];&quot;&quot;)">
            <text:p/>
          </table:table-cell>
          <table:table-cell table:style-name="ce536" table:formula="of:=IF(AND([.$X$1];[.$X$2]);[$Données.K201];&quot;&quot;)">
            <text:p/>
          </table:table-cell>
          <table:table-cell table:style-name="ce578" table:formula="of:=IF(AND([.$X$1];[.$X$2]);[$Données.L201];&quot;&quot;)">
            <text:p/>
          </table:table-cell>
          <table:table-cell table:number-columns-repeated="1010"/>
        </table:table-row>
        <table:table-row table:style-name="ro7" table:number-rows-repeated="1048549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iveau 6'.B25:'Niveau 6'.N25">
            <calcext:condition calcext:apply-style-name="FAUX" calcext:value="formula-is(IF([.B25]=1))" calcext:base-cell-address="'Niveau 6'.B25"/>
            <calcext:condition calcext:apply-style-name="VRAI" calcext:value="formula-is(IF([.B25]=0))" calcext:base-cell-address="'Niveau 6'.B25"/>
          </calcext:conditional-format>
          <calcext:conditional-format calcext:target-range-address="'Niveau 6'.B26:'Niveau 6'.N26">
            <calcext:condition calcext:apply-style-name="FAUX" calcext:value="formula-is(IF([.B25]=1))" calcext:base-cell-address="'Niveau 6'.B26"/>
            <calcext:condition calcext:apply-style-name="VRAI" calcext:value="formula-is(IF([.B25]=0))" calcext:base-cell-address="'Niveau 6'.B26"/>
          </calcext:conditional-format>
          <calcext:conditional-format calcext:target-range-address="'Niveau 6'.B21:'Niveau 6'.B21">
            <calcext:condition calcext:apply-style-name="FAUX" calcext:value="formula-is(IF([.B20]=1))" calcext:base-cell-address="'Niveau 6'.B21"/>
            <calcext:condition calcext:apply-style-name="VRAI" calcext:value="formula-is(IF([.B20]=0))" calcext:base-cell-address="'Niveau 6'.B21"/>
          </calcext:conditional-format>
          <calcext:conditional-format calcext:target-range-address="'Niveau 6'.C21:'Niveau 6'.C21">
            <calcext:condition calcext:apply-style-name="FAUX" calcext:value="formula-is(IF([.C20]=1))" calcext:base-cell-address="'Niveau 6'.C21"/>
            <calcext:condition calcext:apply-style-name="VRAI" calcext:value="formula-is(IF([.C20]=0))" calcext:base-cell-address="'Niveau 6'.C21"/>
          </calcext:conditional-format>
          <calcext:conditional-format calcext:target-range-address="'Niveau 6'.D21:'Niveau 6'.G21">
            <calcext:condition calcext:apply-style-name="FAUX" calcext:value="formula-is(IF([.D20]=1))" calcext:base-cell-address="'Niveau 6'.D21"/>
            <calcext:condition calcext:apply-style-name="VRAI" calcext:value="formula-is(IF([.D20]=0))" calcext:base-cell-address="'Niveau 6'.D21"/>
          </calcext:conditional-format>
          <calcext:conditional-format calcext:target-range-address="'Niveau 6'.B20:'Niveau 6'.B20">
            <calcext:condition calcext:apply-style-name="FAUX" calcext:value="formula-is(IF([.B20]=1))" calcext:base-cell-address="'Niveau 6'.B20"/>
            <calcext:condition calcext:apply-style-name="VRAI" calcext:value="formula-is(IF([.B20]=0))" calcext:base-cell-address="'Niveau 6'.B20"/>
          </calcext:conditional-format>
          <calcext:conditional-format calcext:target-range-address="'Niveau 6'.C20:'Niveau 6'.C20">
            <calcext:condition calcext:apply-style-name="FAUX" calcext:value="formula-is(IF([.C20]=1))" calcext:base-cell-address="'Niveau 6'.C20"/>
            <calcext:condition calcext:apply-style-name="VRAI" calcext:value="formula-is(IF([.C20]=0))" calcext:base-cell-address="'Niveau 6'.C20"/>
          </calcext:conditional-format>
          <calcext:conditional-format calcext:target-range-address="'Niveau 6'.D20:'Niveau 6'.G20">
            <calcext:condition calcext:apply-style-name="FAUX" calcext:value="formula-is(IF([.D20]=1))" calcext:base-cell-address="'Niveau 6'.D20"/>
            <calcext:condition calcext:apply-style-name="VRAI" calcext:value="formula-is(IF([.D20]=0))" calcext:base-cell-address="'Niveau 6'.D20"/>
          </calcext:conditional-format>
          <calcext:conditional-format calcext:target-range-address="'Niveau 6'.N18:'Niveau 6'.P19">
            <calcext:condition calcext:apply-style-name="VRAI" calcext:value="formula-is(IF([.P18]=0))" calcext:base-cell-address="'Niveau 6'.N19"/>
            <calcext:condition calcext:apply-style-name="FAUX" calcext:value="formula-is(IF([.P18]=1))" calcext:base-cell-address="'Niveau 6'.N19"/>
          </calcext:conditional-format>
          <calcext:conditional-format calcext:target-range-address="'Niveau 6'.P18:'Niveau 6'.P19">
            <calcext:condition calcext:apply-style-name="VRAI" calcext:value="formula-is(IF([.R18]=0))" calcext:base-cell-address="'Niveau 6'.P19"/>
            <calcext:condition calcext:apply-style-name="FAUX" calcext:value="formula-is(IF([.R18]=1))" calcext:base-cell-address="'Niveau 6'.P19"/>
          </calcext:conditional-format>
          <calcext:conditional-format calcext:target-range-address="'Niveau 6'.N18:'Niveau 6'.P19">
            <calcext:condition calcext:apply-style-name="FAUX" calcext:value="formula-is(IF([.P18]=1))" calcext:base-cell-address="'Niveau 6'.N19"/>
            <calcext:condition calcext:apply-style-name="VRAI" calcext:value="formula-is(IF([.P18]=0))" calcext:base-cell-address="'Niveau 6'.N19"/>
          </calcext:conditional-format>
        </calcext:conditional-formats>
      </table:table>
      <table:table table:name="Données" table:style-name="ta2" table:protected="true" table:protection-key="FkfA5ntyE7GgsUqf1mMfeqj8IHw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26" table:default-cell-style-name="ce590"/>
        <table:table-column table:style-name="co27" table:default-cell-style-name="ce590"/>
        <table:table-column table:style-name="co28" table:default-cell-style-name="ce590"/>
        <table:table-column table:style-name="co29" table:default-cell-style-name="ce590"/>
        <table:table-column table:style-name="co30" table:default-cell-style-name="ce590"/>
        <table:table-column table:style-name="co31" table:default-cell-style-name="ce590"/>
        <table:table-column table:style-name="co32" table:number-columns-repeated="2" table:default-cell-style-name="ce590"/>
        <table:table-column table:style-name="co33" table:number-columns-repeated="5" table:default-cell-style-name="ce590"/>
        <table:table-column table:style-name="co34" table:default-cell-style-name="ce590"/>
        <table:table-column table:style-name="co35" table:default-cell-style-name="ce590"/>
        <table:table-column table:style-name="co35" table:default-cell-style-name="ce800"/>
        <table:table-column table:style-name="co35" table:number-columns-repeated="5" table:default-cell-style-name="ce590"/>
        <table:table-column table:style-name="co1" table:number-columns-repeated="1003" table:default-cell-style-name="ce590"/>
        <table:table-row table:style-name="ro3">
          <table:table-cell table:style-name="ce700" office:value-type="string" calcext:value-type="string" table:number-columns-spanned="15" table:number-rows-spanned="1">
            <text:p>KELLER Stéphane – Lycée agricole Louis Pasteur</text:p>
          </table:table-cell>
          <table:covered-table-cell table:style-name="ce723"/>
          <table:covered-table-cell table:style-name="ce746"/>
          <table:covered-table-cell table:style-name="ce761"/>
          <table:covered-table-cell table:number-columns-repeated="11" table:style-name="ce593"/>
          <table:table-cell table:style-name="ce824"/>
          <table:table-cell table:style-name="ce593" table:number-columns-repeated="951"/>
          <table:table-cell table:number-columns-repeated="57"/>
        </table:table-row>
        <table:table-row table:style-name="ro3">
          <table:table-cell table:style-name="ce701" office:value-type="string" calcext:value-type="string">
            <text:p>Aléatoire a</text:p>
          </table:table-cell>
          <table:table-cell table:style-name="ce701" office:value-type="string" calcext:value-type="string">
            <text:p>Rang</text:p>
          </table:table-cell>
          <table:table-cell table:style-name="ce701" office:value-type="string" calcext:value-type="string">
            <text:p>a</text:p>
          </table:table-cell>
          <table:table-cell table:style-name="ce701" office:value-type="string" calcext:value-type="string">
            <text:p>b</text:p>
          </table:table-cell>
          <table:table-cell table:style-name="ce701" office:value-type="string" calcext:value-type="string">
            <text:p>Concat</text:p>
          </table:table-cell>
          <table:table-cell table:style-name="ce701" office:value-type="string" calcext:value-type="string">
            <text:p>PGCD</text:p>
          </table:table-cell>
          <table:table-cell table:style-name="ce701" office:value-type="string" calcext:value-type="string">
            <text:p>a simpl</text:p>
          </table:table-cell>
          <table:table-cell table:style-name="ce701" office:value-type="string" calcext:value-type="string">
            <text:p>b simpl</text:p>
          </table:table-cell>
          <table:table-cell table:style-name="ce701" office:value-type="string" calcext:value-type="string">
            <text:p>rac num</text:p>
          </table:table-cell>
          <table:table-cell table:style-name="ce701" office:value-type="string" calcext:value-type="string">
            <text:p>rac den</text:p>
          </table:table-cell>
          <table:table-cell table:style-name="ce701" office:value-type="string" calcext:value-type="string">
            <text:p>Rac dec</text:p>
          </table:table-cell>
          <table:table-cell table:style-name="ce701" office:value-type="string" calcext:value-type="string">
            <text:p>Rac frac</text:p>
          </table:table-cell>
          <table:table-cell table:style-name="ce701" office:value-type="string" calcext:value-type="string">
            <text:p>Entier</text:p>
          </table:table-cell>
          <table:table-cell table:style-name="ce701"/>
          <table:table-cell table:style-name="ce701" office:value-type="string" calcext:value-type="string">
            <text:p>Choix</text:p>
          </table:table-cell>
          <table:table-cell table:style-name="ce825"/>
          <table:table-cell table:style-name="ce595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642752" calcext:value-type="float">
            <text:p>642752</text:p>
          </table:table-cell>
          <table:table-cell table:style-name="ce702" office:value-type="float" office:value="1" calcext:value-type="float">
            <text:p>1</text:p>
          </table:table-cell>
          <table:table-cell table:style-name="ce747" office:value-type="float" office:value="-10" calcext:value-type="float">
            <text:p>-10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3]=1;&quot;&quot;;IF([.C3]=-1;&quot;-&quot;;[.C3]));&quot;x&quot;;IF([.D3]=0;&quot;&quot;;IF([.D3]&gt;0;&quot;+&quot;;&quot;-&quot;));IF([.D3]=0;&quot;&quot;;ABS([.D3]));&quot;)&quot;)" office:value-type="string" office:string-value="(-10x+7)" calcext:value-type="string">
            <text:p>(-10x+7)</text:p>
          </table:table-cell>
          <table:table-cell table:style-name="ce702" table:formula="of:=GCD(ABS([.C3]);ABS([.D3]))" office:value-type="float" office:value="1" calcext:value-type="float">
            <text:p>1</text:p>
          </table:table-cell>
          <table:table-cell table:style-name="ce770" table:formula="of:=[.C3]/[.F3]" office:value-type="float" office:value="-10" calcext:value-type="float">
            <text:p>-10</text:p>
          </table:table-cell>
          <table:table-cell table:style-name="ce770" table:formula="of:=[.D3]/[.F3]" office:value-type="float" office:value="7" calcext:value-type="float">
            <text:p>7</text:p>
          </table:table-cell>
          <table:table-cell table:style-name="ce792" table:formula="of:=IF([.C3]*[.D3]&lt;0;ABS([.H3]);-ABS([.H3]))" office:value-type="float" office:value="7" calcext:value-type="float">
            <text:p>7</text:p>
          </table:table-cell>
          <table:table-cell table:style-name="ce792" table:formula="of:=ABS([.G3])" office:value-type="float" office:value="10" calcext:value-type="float">
            <text:p>10</text:p>
          </table:table-cell>
          <table:table-cell table:style-name="ce702" table:formula="of:=-[.H3]/[.G3]" office:value-type="float" office:value="0.7" calcext:value-type="float">
            <text:p>0,7</text:p>
          </table:table-cell>
          <table:table-cell table:style-name="ce807" table:formula="of:=-[.H3]/[.G3]" office:value-type="float" office:value="0.7" calcext:value-type="float">
            <text:p><text:s/>7/10</text:p>
          </table:table-cell>
          <table:table-cell table:style-name="ce812" table:formula="of:=IF([.K3]-INT([.K3])=0;TRUE();FALSE())" office:value-type="boolean" office:boolean-value="false" calcext:value-type="boolean">
            <text:p>FAUX</text:p>
          </table:table-cell>
          <table:table-cell table:style-name="ce817" table:formula="of:=IF([.M3];[.K3];CONCATENATE([.I3];&quot;/&quot;;[.J3]))" office:value-type="string" office:string-value="7/10" calcext:value-type="string">
            <text:p>7/10</text:p>
          </table:table-cell>
          <table:table-cell table:style-name="ce702" table:formula="of:=RANK([.A3];[.$A$3:.$A$32];0)" office:value-type="float" office:value="14" calcext:value-type="float">
            <text:p>14</text:p>
          </table:table-cell>
          <table:table-cell table:style-name="ce678"/>
          <table:table-cell table:style-name="ce595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335646" calcext:value-type="float">
            <text:p>335646</text:p>
          </table:table-cell>
          <table:table-cell table:style-name="ce702" office:value-type="float" office:value="2" calcext:value-type="float">
            <text:p>2</text:p>
          </table:table-cell>
          <table:table-cell table:style-name="ce747" office:value-type="float" office:value="-9" calcext:value-type="float">
            <text:p>-9</text:p>
          </table:table-cell>
          <table:table-cell table:style-name="ce747" office:value-type="float" office:value="-5" calcext:value-type="float">
            <text:p>-5</text:p>
          </table:table-cell>
          <table:table-cell table:style-name="ce702" table:formula="of:=CONCATENATE(&quot;(&quot;;IF([.C4]=1;&quot;&quot;;IF([.C4]=-1;&quot;-&quot;;[.C4]));&quot;x&quot;;IF([.D4]=0;&quot;&quot;;IF([.D4]&gt;0;&quot;+&quot;;&quot;-&quot;));IF([.D4]=0;&quot;&quot;;ABS([.D4]));&quot;)&quot;)" office:value-type="string" office:string-value="(-9x-5)" calcext:value-type="string">
            <text:p>(-9x-5)</text:p>
          </table:table-cell>
          <table:table-cell table:style-name="ce702" table:formula="of:=GCD(ABS([.C4]);ABS([.D4]))" office:value-type="float" office:value="1" calcext:value-type="float">
            <text:p>1</text:p>
          </table:table-cell>
          <table:table-cell table:style-name="ce770" table:formula="of:=[.C4]/[.F4]" office:value-type="float" office:value="-9" calcext:value-type="float">
            <text:p>-9</text:p>
          </table:table-cell>
          <table:table-cell table:style-name="ce770" table:formula="of:=[.D4]/[.F4]" office:value-type="float" office:value="-5" calcext:value-type="float">
            <text:p>-5</text:p>
          </table:table-cell>
          <table:table-cell table:style-name="ce792" table:formula="of:=IF([.C4]*[.D4]&lt;0;ABS([.H4]);-ABS([.H4]))" office:value-type="float" office:value="-5" calcext:value-type="float">
            <text:p>-5</text:p>
          </table:table-cell>
          <table:table-cell table:style-name="ce792" table:formula="of:=ABS([.G4])" office:value-type="float" office:value="9" calcext:value-type="float">
            <text:p>9</text:p>
          </table:table-cell>
          <table:table-cell table:style-name="ce702" table:formula="of:=-[.H4]/[.G4]" office:value-type="float" office:value="-0.555555555555556" calcext:value-type="float">
            <text:p>-0,555555555555556</text:p>
          </table:table-cell>
          <table:table-cell table:style-name="ce807" table:formula="of:=-[.H4]/[.G4]" office:value-type="float" office:value="-0.555555555555556" calcext:value-type="float">
            <text:p>- 5/9 </text:p>
          </table:table-cell>
          <table:table-cell table:style-name="ce812" table:formula="of:=IF([.K4]-INT([.K4])=0;TRUE();FALSE())" office:value-type="boolean" office:boolean-value="false" calcext:value-type="boolean">
            <text:p>FAUX</text:p>
          </table:table-cell>
          <table:table-cell table:style-name="ce817" table:formula="of:=IF([.M4];[.K4];CONCATENATE([.I4];&quot;/&quot;;[.J4]))" office:value-type="string" office:string-value="-5/9" calcext:value-type="string">
            <text:p>-5/9</text:p>
          </table:table-cell>
          <table:table-cell table:style-name="ce702" table:formula="of:=RANK([.A4];[.$A$3:.$A$32];0)" office:value-type="float" office:value="22" calcext:value-type="float">
            <text:p>22</text:p>
          </table:table-cell>
          <table:table-cell table:style-name="ce678"/>
          <table:table-cell table:style-name="ce595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174419" calcext:value-type="float">
            <text:p>174419</text:p>
          </table:table-cell>
          <table:table-cell table:style-name="ce702" office:value-type="float" office:value="3" calcext:value-type="float">
            <text:p>3</text:p>
          </table:table-cell>
          <table:table-cell table:style-name="ce747" office:value-type="float" office:value="-8" calcext:value-type="float">
            <text:p>-8</text:p>
          </table:table-cell>
          <table:table-cell table:style-name="ce747" office:value-type="float" office:value="3" calcext:value-type="float">
            <text:p>3</text:p>
          </table:table-cell>
          <table:table-cell table:style-name="ce702" table:formula="of:=CONCATENATE(&quot;(&quot;;IF([.C5]=1;&quot;&quot;;IF([.C5]=-1;&quot;-&quot;;[.C5]));&quot;x&quot;;IF([.D5]=0;&quot;&quot;;IF([.D5]&gt;0;&quot;+&quot;;&quot;-&quot;));IF([.D5]=0;&quot;&quot;;ABS([.D5]));&quot;)&quot;)" office:value-type="string" office:string-value="(-8x+3)" calcext:value-type="string">
            <text:p>(-8x+3)</text:p>
          </table:table-cell>
          <table:table-cell table:style-name="ce702" table:formula="of:=GCD(ABS([.C5]);ABS([.D5]))" office:value-type="float" office:value="1" calcext:value-type="float">
            <text:p>1</text:p>
          </table:table-cell>
          <table:table-cell table:style-name="ce770" table:formula="of:=[.C5]/[.F5]" office:value-type="float" office:value="-8" calcext:value-type="float">
            <text:p>-8</text:p>
          </table:table-cell>
          <table:table-cell table:style-name="ce770" table:formula="of:=[.D5]/[.F5]" office:value-type="float" office:value="3" calcext:value-type="float">
            <text:p>3</text:p>
          </table:table-cell>
          <table:table-cell table:style-name="ce792" table:formula="of:=IF([.C5]*[.D5]&lt;0;ABS([.H5]);-ABS([.H5]))" office:value-type="float" office:value="3" calcext:value-type="float">
            <text:p>3</text:p>
          </table:table-cell>
          <table:table-cell table:style-name="ce792" table:formula="of:=ABS([.G5])" office:value-type="float" office:value="8" calcext:value-type="float">
            <text:p>8</text:p>
          </table:table-cell>
          <table:table-cell table:style-name="ce702" table:formula="of:=-[.H5]/[.G5]" office:value-type="float" office:value="0.375" calcext:value-type="float">
            <text:p>0,375</text:p>
          </table:table-cell>
          <table:table-cell table:style-name="ce807" table:formula="of:=-[.H5]/[.G5]" office:value-type="float" office:value="0.375" calcext:value-type="float">
            <text:p><text:s/>3/8 </text:p>
          </table:table-cell>
          <table:table-cell table:style-name="ce812" table:formula="of:=IF([.K5]-INT([.K5])=0;TRUE();FALSE())" office:value-type="boolean" office:boolean-value="false" calcext:value-type="boolean">
            <text:p>FAUX</text:p>
          </table:table-cell>
          <table:table-cell table:style-name="ce817" table:formula="of:=IF([.M5];[.K5];CONCATENATE([.I5];&quot;/&quot;;[.J5]))" office:value-type="string" office:string-value="3/8" calcext:value-type="string">
            <text:p>3/8</text:p>
          </table:table-cell>
          <table:table-cell table:style-name="ce702" table:formula="of:=RANK([.A5];[.$A$3:.$A$32];0)" office:value-type="float" office:value="24" calcext:value-type="float">
            <text:p>24</text:p>
          </table:table-cell>
          <table:table-cell table:style-name="ce678"/>
          <table:table-cell table:style-name="ce595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391989" calcext:value-type="float">
            <text:p>391989</text:p>
          </table:table-cell>
          <table:table-cell table:style-name="ce702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6]=1;&quot;&quot;;IF([.C6]=-1;&quot;-&quot;;[.C6]));&quot;x&quot;;IF([.D6]=0;&quot;&quot;;IF([.D6]&gt;0;&quot;+&quot;;&quot;-&quot;));IF([.D6]=0;&quot;&quot;;ABS([.D6]));&quot;)&quot;)" office:value-type="string" office:string-value="(-7x-1)" calcext:value-type="string">
            <text:p>(-7x-1)</text:p>
          </table:table-cell>
          <table:table-cell table:style-name="ce702" table:formula="of:=GCD(ABS([.C6]);ABS([.D6]))" office:value-type="float" office:value="1" calcext:value-type="float">
            <text:p>1</text:p>
          </table:table-cell>
          <table:table-cell table:style-name="ce770" table:formula="of:=[.C6]/[.F6]" office:value-type="float" office:value="-7" calcext:value-type="float">
            <text:p>-7</text:p>
          </table:table-cell>
          <table:table-cell table:style-name="ce770" table:formula="of:=[.D6]/[.F6]" office:value-type="float" office:value="-1" calcext:value-type="float">
            <text:p>-1</text:p>
          </table:table-cell>
          <table:table-cell table:style-name="ce792" table:formula="of:=IF([.C6]*[.D6]&lt;0;ABS([.H6]);-ABS([.H6]))" office:value-type="float" office:value="-1" calcext:value-type="float">
            <text:p>-1</text:p>
          </table:table-cell>
          <table:table-cell table:style-name="ce792" table:formula="of:=ABS([.G6])" office:value-type="float" office:value="7" calcext:value-type="float">
            <text:p>7</text:p>
          </table:table-cell>
          <table:table-cell table:style-name="ce702" table:formula="of:=-[.H6]/[.G6]" office:value-type="float" office:value="-0.142857142857143" calcext:value-type="float">
            <text:p>-0,142857142857143</text:p>
          </table:table-cell>
          <table:table-cell table:style-name="ce807" table:formula="of:=-[.H6]/[.G6]" office:value-type="float" office:value="-0.142857142857143" calcext:value-type="float">
            <text:p>- 1/7 </text:p>
          </table:table-cell>
          <table:table-cell table:style-name="ce812" table:formula="of:=IF([.K6]-INT([.K6])=0;TRUE();FALSE())" office:value-type="boolean" office:boolean-value="false" calcext:value-type="boolean">
            <text:p>FAUX</text:p>
          </table:table-cell>
          <table:table-cell table:style-name="ce817" table:formula="of:=IF([.M6];[.K6];CONCATENATE([.I6];&quot;/&quot;;[.J6]))" office:value-type="string" office:string-value="-1/7" calcext:value-type="string">
            <text:p>-1/7</text:p>
          </table:table-cell>
          <table:table-cell table:style-name="ce702" table:formula="of:=RANK([.A6];[.$A$3:.$A$32];0)" office:value-type="float" office:value="20" calcext:value-type="float">
            <text:p>20</text:p>
          </table:table-cell>
          <table:table-cell table:style-name="ce678"/>
          <table:table-cell table:style-name="ce595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775131" calcext:value-type="float">
            <text:p>775131</text:p>
          </table:table-cell>
          <table:table-cell table:style-name="ce702" office:value-type="float" office:value="5" calcext:value-type="float">
            <text:p>5</text:p>
          </table:table-cell>
          <table:table-cell table:style-name="ce747" office:value-type="float" office:value="-6" calcext:value-type="float">
            <text:p>-6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7]=1;&quot;&quot;;IF([.C7]=-1;&quot;-&quot;;[.C7]));&quot;x&quot;;IF([.D7]=0;&quot;&quot;;IF([.D7]&gt;0;&quot;+&quot;;&quot;-&quot;));IF([.D7]=0;&quot;&quot;;ABS([.D7]));&quot;)&quot;)" office:value-type="string" office:string-value="(-6x+7)" calcext:value-type="string">
            <text:p>(-6x+7)</text:p>
          </table:table-cell>
          <table:table-cell table:style-name="ce702" table:formula="of:=GCD(ABS([.C7]);ABS([.D7]))" office:value-type="float" office:value="1" calcext:value-type="float">
            <text:p>1</text:p>
          </table:table-cell>
          <table:table-cell table:style-name="ce770" table:formula="of:=[.C7]/[.F7]" office:value-type="float" office:value="-6" calcext:value-type="float">
            <text:p>-6</text:p>
          </table:table-cell>
          <table:table-cell table:style-name="ce770" table:formula="of:=[.D7]/[.F7]" office:value-type="float" office:value="7" calcext:value-type="float">
            <text:p>7</text:p>
          </table:table-cell>
          <table:table-cell table:style-name="ce792" table:formula="of:=IF([.C7]*[.D7]&lt;0;ABS([.H7]);-ABS([.H7]))" office:value-type="float" office:value="7" calcext:value-type="float">
            <text:p>7</text:p>
          </table:table-cell>
          <table:table-cell table:style-name="ce792" table:formula="of:=ABS([.G7])" office:value-type="float" office:value="6" calcext:value-type="float">
            <text:p>6</text:p>
          </table:table-cell>
          <table:table-cell table:style-name="ce702" table:formula="of:=-[.H7]/[.G7]" office:value-type="float" office:value="1.16666666666667" calcext:value-type="float">
            <text:p>1,16666666666667</text:p>
          </table:table-cell>
          <table:table-cell table:style-name="ce807" table:formula="of:=-[.H7]/[.G7]" office:value-type="float" office:value="1.16666666666667" calcext:value-type="float">
            <text:p><text:s/>7/6 </text:p>
          </table:table-cell>
          <table:table-cell table:style-name="ce812" table:formula="of:=IF([.K7]-INT([.K7])=0;TRUE();FALSE())" office:value-type="boolean" office:boolean-value="false" calcext:value-type="boolean">
            <text:p>FAUX</text:p>
          </table:table-cell>
          <table:table-cell table:style-name="ce817" table:formula="of:=IF([.M7];[.K7];CONCATENATE([.I7];&quot;/&quot;;[.J7]))" office:value-type="string" office:string-value="7/6" calcext:value-type="string">
            <text:p>7/6</text:p>
          </table:table-cell>
          <table:table-cell table:style-name="ce702" table:formula="of:=RANK([.A7];[.$A$3:.$A$32];0)" office:value-type="float" office:value="7" calcext:value-type="float">
            <text:p>7</text:p>
          </table:table-cell>
          <table:table-cell table:style-name="ce678"/>
          <table:table-cell table:style-name="ce595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318033" calcext:value-type="float">
            <text:p>318033</text:p>
          </table:table-cell>
          <table:table-cell table:style-name="ce702" office:value-type="float" office:value="6" calcext:value-type="float">
            <text:p>6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8]=1;&quot;&quot;;IF([.C8]=-1;&quot;-&quot;;[.C8]));&quot;x&quot;;IF([.D8]=0;&quot;&quot;;IF([.D8]&gt;0;&quot;+&quot;;&quot;-&quot;));IF([.D8]=0;&quot;&quot;;ABS([.D8]));&quot;)&quot;)" office:value-type="string" office:string-value="(-5x-2)" calcext:value-type="string">
            <text:p>(-5x-2)</text:p>
          </table:table-cell>
          <table:table-cell table:style-name="ce702" table:formula="of:=GCD(ABS([.C8]);ABS([.D8]))" office:value-type="float" office:value="1" calcext:value-type="float">
            <text:p>1</text:p>
          </table:table-cell>
          <table:table-cell table:style-name="ce770" table:formula="of:=[.C8]/[.F8]" office:value-type="float" office:value="-5" calcext:value-type="float">
            <text:p>-5</text:p>
          </table:table-cell>
          <table:table-cell table:style-name="ce770" table:formula="of:=[.D8]/[.F8]" office:value-type="float" office:value="-2" calcext:value-type="float">
            <text:p>-2</text:p>
          </table:table-cell>
          <table:table-cell table:style-name="ce792" table:formula="of:=IF([.C8]*[.D8]&lt;0;ABS([.H8]);-ABS([.H8]))" office:value-type="float" office:value="-2" calcext:value-type="float">
            <text:p>-2</text:p>
          </table:table-cell>
          <table:table-cell table:style-name="ce792" table:formula="of:=ABS([.G8])" office:value-type="float" office:value="5" calcext:value-type="float">
            <text:p>5</text:p>
          </table:table-cell>
          <table:table-cell table:style-name="ce702" table:formula="of:=-[.H8]/[.G8]" office:value-type="float" office:value="-0.4" calcext:value-type="float">
            <text:p>-0,4</text:p>
          </table:table-cell>
          <table:table-cell table:style-name="ce807" table:formula="of:=-[.H8]/[.G8]" office:value-type="float" office:value="-0.4" calcext:value-type="float">
            <text:p>- 2/5 </text:p>
          </table:table-cell>
          <table:table-cell table:style-name="ce812" table:formula="of:=IF([.K8]-INT([.K8])=0;TRUE();FALSE())" office:value-type="boolean" office:boolean-value="false" calcext:value-type="boolean">
            <text:p>FAUX</text:p>
          </table:table-cell>
          <table:table-cell table:style-name="ce817" table:formula="of:=IF([.M8];[.K8];CONCATENATE([.I8];&quot;/&quot;;[.J8]))" office:value-type="string" office:string-value="-2/5" calcext:value-type="string">
            <text:p>-2/5</text:p>
          </table:table-cell>
          <table:table-cell table:style-name="ce702" table:formula="of:=RANK([.A8];[.$A$3:.$A$32];0)" office:value-type="float" office:value="23" calcext:value-type="float">
            <text:p>23</text:p>
          </table:table-cell>
          <table:table-cell table:style-name="ce678"/>
          <table:table-cell table:style-name="ce595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402138" calcext:value-type="float">
            <text:p>402138</text:p>
          </table:table-cell>
          <table:table-cell table:style-name="ce702" office:value-type="float" office:value="7" calcext:value-type="float">
            <text:p>7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9]=1;&quot;&quot;;IF([.C9]=-1;&quot;-&quot;;[.C9]));&quot;x&quot;;IF([.D9]=0;&quot;&quot;;IF([.D9]&gt;0;&quot;+&quot;;&quot;-&quot;));IF([.D9]=0;&quot;&quot;;ABS([.D9]));&quot;)&quot;)" office:value-type="string" office:string-value="(-4x+1)" calcext:value-type="string">
            <text:p>(-4x+1)</text:p>
          </table:table-cell>
          <table:table-cell table:style-name="ce702" table:formula="of:=GCD(ABS([.C9]);ABS([.D9]))" office:value-type="float" office:value="1" calcext:value-type="float">
            <text:p>1</text:p>
          </table:table-cell>
          <table:table-cell table:style-name="ce770" table:formula="of:=[.C9]/[.F9]" office:value-type="float" office:value="-4" calcext:value-type="float">
            <text:p>-4</text:p>
          </table:table-cell>
          <table:table-cell table:style-name="ce770" table:formula="of:=[.D9]/[.F9]" office:value-type="float" office:value="1" calcext:value-type="float">
            <text:p>1</text:p>
          </table:table-cell>
          <table:table-cell table:style-name="ce792" table:formula="of:=IF([.C9]*[.D9]&lt;0;ABS([.H9]);-ABS([.H9]))" office:value-type="float" office:value="1" calcext:value-type="float">
            <text:p>1</text:p>
          </table:table-cell>
          <table:table-cell table:style-name="ce792" table:formula="of:=ABS([.G9])" office:value-type="float" office:value="4" calcext:value-type="float">
            <text:p>4</text:p>
          </table:table-cell>
          <table:table-cell table:style-name="ce702" table:formula="of:=-[.H9]/[.G9]" office:value-type="float" office:value="0.25" calcext:value-type="float">
            <text:p>0,25</text:p>
          </table:table-cell>
          <table:table-cell table:style-name="ce807" table:formula="of:=-[.H9]/[.G9]" office:value-type="float" office:value="0.25" calcext:value-type="float">
            <text:p><text:s/>1/4 </text:p>
          </table:table-cell>
          <table:table-cell table:style-name="ce812" table:formula="of:=IF([.K9]-INT([.K9])=0;TRUE();FALSE())" office:value-type="boolean" office:boolean-value="false" calcext:value-type="boolean">
            <text:p>FAUX</text:p>
          </table:table-cell>
          <table:table-cell table:style-name="ce817" table:formula="of:=IF([.M9];[.K9];CONCATENATE([.I9];&quot;/&quot;;[.J9]))" office:value-type="string" office:string-value="1/4" calcext:value-type="string">
            <text:p>1/4</text:p>
          </table:table-cell>
          <table:table-cell table:style-name="ce702" table:formula="of:=RANK([.A9];[.$A$3:.$A$32];0)" office:value-type="float" office:value="19" calcext:value-type="float">
            <text:p>19</text:p>
          </table:table-cell>
          <table:table-cell table:style-name="ce678"/>
          <table:table-cell table:style-name="ce595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32677" calcext:value-type="float">
            <text:p>32677</text:p>
          </table:table-cell>
          <table:table-cell table:style-name="ce702" office:value-type="float" office:value="8" calcext:value-type="float">
            <text:p>8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4" calcext:value-type="float">
            <text:p>-4</text:p>
          </table:table-cell>
          <table:table-cell table:style-name="ce702" table:formula="of:=CONCATENATE(&quot;(&quot;;IF([.C10]=1;&quot;&quot;;IF([.C10]=-1;&quot;-&quot;;[.C10]));&quot;x&quot;;IF([.D10]=0;&quot;&quot;;IF([.D10]&gt;0;&quot;+&quot;;&quot;-&quot;));IF([.D10]=0;&quot;&quot;;ABS([.D10]));&quot;)&quot;)" office:value-type="string" office:string-value="(-5x-4)" calcext:value-type="string">
            <text:p>(-5x-4)</text:p>
          </table:table-cell>
          <table:table-cell table:style-name="ce702" table:formula="of:=GCD(ABS([.C10]);ABS([.D10]))" office:value-type="float" office:value="1" calcext:value-type="float">
            <text:p>1</text:p>
          </table:table-cell>
          <table:table-cell table:style-name="ce770" table:formula="of:=[.C10]/[.F10]" office:value-type="float" office:value="-5" calcext:value-type="float">
            <text:p>-5</text:p>
          </table:table-cell>
          <table:table-cell table:style-name="ce770" table:formula="of:=[.D10]/[.F10]" office:value-type="float" office:value="-4" calcext:value-type="float">
            <text:p>-4</text:p>
          </table:table-cell>
          <table:table-cell table:style-name="ce792" table:formula="of:=IF([.C10]*[.D10]&lt;0;ABS([.H10]);-ABS([.H10]))" office:value-type="float" office:value="-4" calcext:value-type="float">
            <text:p>-4</text:p>
          </table:table-cell>
          <table:table-cell table:style-name="ce792" table:formula="of:=ABS([.G10])" office:value-type="float" office:value="5" calcext:value-type="float">
            <text:p>5</text:p>
          </table:table-cell>
          <table:table-cell table:style-name="ce702" table:formula="of:=-[.H10]/[.G10]" office:value-type="float" office:value="-0.8" calcext:value-type="float">
            <text:p>-0,8</text:p>
          </table:table-cell>
          <table:table-cell table:style-name="ce807" table:formula="of:=-[.H10]/[.G10]" office:value-type="float" office:value="-0.8" calcext:value-type="float">
            <text:p>- 4/5 </text:p>
          </table:table-cell>
          <table:table-cell table:style-name="ce812" table:formula="of:=IF([.K10]-INT([.K10])=0;TRUE();FALSE())" office:value-type="boolean" office:boolean-value="false" calcext:value-type="boolean">
            <text:p>FAUX</text:p>
          </table:table-cell>
          <table:table-cell table:style-name="ce817" table:formula="of:=IF([.M10];[.K10];CONCATENATE([.I10];&quot;/&quot;;[.J10]))" office:value-type="string" office:string-value="-4/5" calcext:value-type="string">
            <text:p>-4/5</text:p>
          </table:table-cell>
          <table:table-cell table:style-name="ce702" table:formula="of:=RANK([.A10];[.$A$3:.$A$32];0)" office:value-type="float" office:value="30" calcext:value-type="float">
            <text:p>30</text:p>
          </table:table-cell>
          <table:table-cell table:style-name="ce678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664507" calcext:value-type="float">
            <text:p>664507</text:p>
          </table:table-cell>
          <table:table-cell table:style-name="ce702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1" calcext:value-type="float">
            <text:p>11</text:p>
          </table:table-cell>
          <table:table-cell table:style-name="ce702" table:formula="of:=CONCATENATE(&quot;(&quot;;IF([.C11]=1;&quot;&quot;;IF([.C11]=-1;&quot;-&quot;;[.C11]));&quot;x&quot;;IF([.D11]=0;&quot;&quot;;IF([.D11]&gt;0;&quot;+&quot;;&quot;-&quot;));IF([.D11]=0;&quot;&quot;;ABS([.D11]));&quot;)&quot;)" office:value-type="string" office:string-value="(-2x+11)" calcext:value-type="string">
            <text:p>(-2x+11)</text:p>
          </table:table-cell>
          <table:table-cell table:style-name="ce702" table:formula="of:=GCD(ABS([.C11]);ABS([.D11]))" office:value-type="float" office:value="1" calcext:value-type="float">
            <text:p>1</text:p>
          </table:table-cell>
          <table:table-cell table:style-name="ce770" table:formula="of:=[.C11]/[.F11]" office:value-type="float" office:value="-2" calcext:value-type="float">
            <text:p>-2</text:p>
          </table:table-cell>
          <table:table-cell table:style-name="ce770" table:formula="of:=[.D11]/[.F11]" office:value-type="float" office:value="11" calcext:value-type="float">
            <text:p>11</text:p>
          </table:table-cell>
          <table:table-cell table:style-name="ce792" table:formula="of:=IF([.C11]*[.D11]&lt;0;ABS([.H11]);-ABS([.H11]))" office:value-type="float" office:value="11" calcext:value-type="float">
            <text:p>11</text:p>
          </table:table-cell>
          <table:table-cell table:style-name="ce792" table:formula="of:=ABS([.G11])" office:value-type="float" office:value="2" calcext:value-type="float">
            <text:p>2</text:p>
          </table:table-cell>
          <table:table-cell table:style-name="ce702" table:formula="of:=-[.H11]/[.G11]" office:value-type="float" office:value="5.5" calcext:value-type="float">
            <text:p>5,5</text:p>
          </table:table-cell>
          <table:table-cell table:style-name="ce807" table:formula="of:=-[.H11]/[.G11]" office:value-type="float" office:value="5.5" calcext:value-type="float">
            <text:p>11/2 </text:p>
          </table:table-cell>
          <table:table-cell table:style-name="ce812" table:formula="of:=IF([.K11]-INT([.K11])=0;TRUE();FALSE())" office:value-type="boolean" office:boolean-value="false" calcext:value-type="boolean">
            <text:p>FAUX</text:p>
          </table:table-cell>
          <table:table-cell table:style-name="ce817" table:formula="of:=IF([.M11];[.K11];CONCATENATE([.I11];&quot;/&quot;;[.J11]))" office:value-type="string" office:string-value="11/2" calcext:value-type="string">
            <text:p>11/2</text:p>
          </table:table-cell>
          <table:table-cell table:style-name="ce702" table:formula="of:=RANK([.A11];[.$A$3:.$A$32];0)" office:value-type="float" office:value="12" calcext:value-type="float">
            <text:p>12</text:p>
          </table:table-cell>
          <table:table-cell table:style-name="ce678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387070" calcext:value-type="float">
            <text:p>387070</text:p>
          </table:table-cell>
          <table:table-cell table:style-name="ce702" office:value-type="float" office:value="10" calcext:value-type="float">
            <text:p>10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2]=1;&quot;&quot;;IF([.C12]=-1;&quot;-&quot;;[.C12]));&quot;x&quot;;IF([.D12]=0;&quot;&quot;;IF([.D12]&gt;0;&quot;+&quot;;&quot;-&quot;));IF([.D12]=0;&quot;&quot;;ABS([.D12]));&quot;)&quot;)" office:value-type="string" office:string-value="(-3x+5)" calcext:value-type="string">
            <text:p>(-3x+5)</text:p>
          </table:table-cell>
          <table:table-cell table:style-name="ce702" table:formula="of:=GCD(ABS([.C12]);ABS([.D12]))" office:value-type="float" office:value="1" calcext:value-type="float">
            <text:p>1</text:p>
          </table:table-cell>
          <table:table-cell table:style-name="ce770" table:formula="of:=[.C12]/[.F12]" office:value-type="float" office:value="-3" calcext:value-type="float">
            <text:p>-3</text:p>
          </table:table-cell>
          <table:table-cell table:style-name="ce770" table:formula="of:=[.D12]/[.F12]" office:value-type="float" office:value="5" calcext:value-type="float">
            <text:p>5</text:p>
          </table:table-cell>
          <table:table-cell table:style-name="ce792" table:formula="of:=IF([.C12]*[.D12]&lt;0;ABS([.H12]);-ABS([.H12]))" office:value-type="float" office:value="5" calcext:value-type="float">
            <text:p>5</text:p>
          </table:table-cell>
          <table:table-cell table:style-name="ce792" table:formula="of:=ABS([.G12])" office:value-type="float" office:value="3" calcext:value-type="float">
            <text:p>3</text:p>
          </table:table-cell>
          <table:table-cell table:style-name="ce702" table:formula="of:=-[.H12]/[.G12]" office:value-type="float" office:value="1.66666666666667" calcext:value-type="float">
            <text:p>1,66666666666667</text:p>
          </table:table-cell>
          <table:table-cell table:style-name="ce807" table:formula="of:=-[.H12]/[.G12]" office:value-type="float" office:value="1.66666666666667" calcext:value-type="float">
            <text:p><text:s/>5/3 </text:p>
          </table:table-cell>
          <table:table-cell table:style-name="ce812" table:formula="of:=IF([.K12]-INT([.K12])=0;TRUE();FALSE())" office:value-type="boolean" office:boolean-value="false" calcext:value-type="boolean">
            <text:p>FAUX</text:p>
          </table:table-cell>
          <table:table-cell table:style-name="ce817" table:formula="of:=IF([.M12];[.K12];CONCATENATE([.I12];&quot;/&quot;;[.J12]))" office:value-type="string" office:string-value="5/3" calcext:value-type="string">
            <text:p>5/3</text:p>
          </table:table-cell>
          <table:table-cell table:style-name="ce702" table:formula="of:=RANK([.A12];[.$A$3:.$A$32];0)" office:value-type="float" office:value="21" calcext:value-type="float">
            <text:p>21</text:p>
          </table:table-cell>
          <table:table-cell table:style-name="ce678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92264" calcext:value-type="float">
            <text:p>92264</text:p>
          </table:table-cell>
          <table:table-cell table:style-name="ce702" office:value-type="float" office:value="11" calcext:value-type="float">
            <text:p>11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3]=1;&quot;&quot;;IF([.C13]=-1;&quot;-&quot;;[.C13]));&quot;x&quot;;IF([.D13]=0;&quot;&quot;;IF([.D13]&gt;0;&quot;+&quot;;&quot;-&quot;));IF([.D13]=0;&quot;&quot;;ABS([.D13]));&quot;)&quot;)" office:value-type="string" office:string-value="(3x-7)" calcext:value-type="string">
            <text:p>(3x-7)</text:p>
          </table:table-cell>
          <table:table-cell table:style-name="ce702" table:formula="of:=GCD(ABS([.C13]);ABS([.D13]))" office:value-type="float" office:value="1" calcext:value-type="float">
            <text:p>1</text:p>
          </table:table-cell>
          <table:table-cell table:style-name="ce770" table:formula="of:=[.C13]/[.F13]" office:value-type="float" office:value="3" calcext:value-type="float">
            <text:p>3</text:p>
          </table:table-cell>
          <table:table-cell table:style-name="ce770" table:formula="of:=[.D13]/[.F13]" office:value-type="float" office:value="-7" calcext:value-type="float">
            <text:p>-7</text:p>
          </table:table-cell>
          <table:table-cell table:style-name="ce792" table:formula="of:=IF([.C13]*[.D13]&lt;0;ABS([.H13]);-ABS([.H13]))" office:value-type="float" office:value="7" calcext:value-type="float">
            <text:p>7</text:p>
          </table:table-cell>
          <table:table-cell table:style-name="ce792" table:formula="of:=ABS([.G13])" office:value-type="float" office:value="3" calcext:value-type="float">
            <text:p>3</text:p>
          </table:table-cell>
          <table:table-cell table:style-name="ce702" table:formula="of:=-[.H13]/[.G13]" office:value-type="float" office:value="2.33333333333333" calcext:value-type="float">
            <text:p>2,33333333333333</text:p>
          </table:table-cell>
          <table:table-cell table:style-name="ce807" table:formula="of:=-[.H13]/[.G13]" office:value-type="float" office:value="2.33333333333333" calcext:value-type="float">
            <text:p><text:s/>7/3 </text:p>
          </table:table-cell>
          <table:table-cell table:style-name="ce812" table:formula="of:=IF([.K13]-INT([.K13])=0;TRUE();FALSE())" office:value-type="boolean" office:boolean-value="false" calcext:value-type="boolean">
            <text:p>FAUX</text:p>
          </table:table-cell>
          <table:table-cell table:style-name="ce817" table:formula="of:=IF([.M13];[.K13];CONCATENATE([.I13];&quot;/&quot;;[.J13]))" office:value-type="string" office:string-value="7/3" calcext:value-type="string">
            <text:p>7/3</text:p>
          </table:table-cell>
          <table:table-cell table:style-name="ce702" table:formula="of:=RANK([.A13];[.$A$3:.$A$32];0)" office:value-type="float" office:value="27" calcext:value-type="float">
            <text:p>27</text:p>
          </table:table-cell>
          <table:table-cell table:style-name="ce678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757221" calcext:value-type="float">
            <text:p>757221</text:p>
          </table:table-cell>
          <table:table-cell table:style-name="ce702" office:value-type="float" office:value="12" calcext:value-type="float">
            <text:p>12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4]=1;&quot;&quot;;IF([.C14]=-1;&quot;-&quot;;[.C14]));&quot;x&quot;;IF([.D14]=0;&quot;&quot;;IF([.D14]&gt;0;&quot;+&quot;;&quot;-&quot;));IF([.D14]=0;&quot;&quot;;ABS([.D14]));&quot;)&quot;)" office:value-type="string" office:string-value="(2x+5)" calcext:value-type="string">
            <text:p>(2x+5)</text:p>
          </table:table-cell>
          <table:table-cell table:style-name="ce702" table:formula="of:=GCD(ABS([.C14]);ABS([.D14]))" office:value-type="float" office:value="1" calcext:value-type="float">
            <text:p>1</text:p>
          </table:table-cell>
          <table:table-cell table:style-name="ce770" table:formula="of:=[.C14]/[.F14]" office:value-type="float" office:value="2" calcext:value-type="float">
            <text:p>2</text:p>
          </table:table-cell>
          <table:table-cell table:style-name="ce770" table:formula="of:=[.D14]/[.F14]" office:value-type="float" office:value="5" calcext:value-type="float">
            <text:p>5</text:p>
          </table:table-cell>
          <table:table-cell table:style-name="ce792" table:formula="of:=IF([.C14]*[.D14]&lt;0;ABS([.H14]);-ABS([.H14]))" office:value-type="float" office:value="-5" calcext:value-type="float">
            <text:p>-5</text:p>
          </table:table-cell>
          <table:table-cell table:style-name="ce792" table:formula="of:=ABS([.G14])" office:value-type="float" office:value="2" calcext:value-type="float">
            <text:p>2</text:p>
          </table:table-cell>
          <table:table-cell table:style-name="ce702" table:formula="of:=-[.H14]/[.G14]" office:value-type="float" office:value="-2.5" calcext:value-type="float">
            <text:p>-2,5</text:p>
          </table:table-cell>
          <table:table-cell table:style-name="ce807" table:formula="of:=-[.H14]/[.G14]" office:value-type="float" office:value="-2.5" calcext:value-type="float">
            <text:p>- 5/2 </text:p>
          </table:table-cell>
          <table:table-cell table:style-name="ce812" table:formula="of:=IF([.K14]-INT([.K14])=0;TRUE();FALSE())" office:value-type="boolean" office:boolean-value="false" calcext:value-type="boolean">
            <text:p>FAUX</text:p>
          </table:table-cell>
          <table:table-cell table:style-name="ce817" table:formula="of:=IF([.M14];[.K14];CONCATENATE([.I14];&quot;/&quot;;[.J14]))" office:value-type="string" office:string-value="-5/2" calcext:value-type="string">
            <text:p>-5/2</text:p>
          </table:table-cell>
          <table:table-cell table:style-name="ce702" table:formula="of:=RANK([.A14];[.$A$3:.$A$32];0)" office:value-type="float" office:value="9" calcext:value-type="float">
            <text:p>9</text:p>
          </table:table-cell>
          <table:table-cell table:style-name="ce678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128003" calcext:value-type="float">
            <text:p>128003</text:p>
          </table:table-cell>
          <table:table-cell table:style-name="ce702" office:value-type="float" office:value="13" calcext:value-type="float">
            <text:p>13</text:p>
          </table:table-cell>
          <table:table-cell table:style-name="ce747" office:value-type="float" office:value="11" calcext:value-type="float">
            <text:p>11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15]=1;&quot;&quot;;IF([.C15]=-1;&quot;-&quot;;[.C15]));&quot;x&quot;;IF([.D15]=0;&quot;&quot;;IF([.D15]&gt;0;&quot;+&quot;;&quot;-&quot;));IF([.D15]=0;&quot;&quot;;ABS([.D15]));&quot;)&quot;)" office:value-type="string" office:string-value="(11x-3)" calcext:value-type="string">
            <text:p>(11x-3)</text:p>
          </table:table-cell>
          <table:table-cell table:style-name="ce702" table:formula="of:=GCD(ABS([.C15]);ABS([.D15]))" office:value-type="float" office:value="1" calcext:value-type="float">
            <text:p>1</text:p>
          </table:table-cell>
          <table:table-cell table:style-name="ce770" table:formula="of:=[.C15]/[.F15]" office:value-type="float" office:value="11" calcext:value-type="float">
            <text:p>11</text:p>
          </table:table-cell>
          <table:table-cell table:style-name="ce770" table:formula="of:=[.D15]/[.F15]" office:value-type="float" office:value="-3" calcext:value-type="float">
            <text:p>-3</text:p>
          </table:table-cell>
          <table:table-cell table:style-name="ce792" table:formula="of:=IF([.C15]*[.D15]&lt;0;ABS([.H15]);-ABS([.H15]))" office:value-type="float" office:value="3" calcext:value-type="float">
            <text:p>3</text:p>
          </table:table-cell>
          <table:table-cell table:style-name="ce792" table:formula="of:=ABS([.G15])" office:value-type="float" office:value="11" calcext:value-type="float">
            <text:p>11</text:p>
          </table:table-cell>
          <table:table-cell table:style-name="ce702" table:formula="of:=-[.H15]/[.G15]" office:value-type="float" office:value="0.272727272727273" calcext:value-type="float">
            <text:p>0,272727272727273</text:p>
          </table:table-cell>
          <table:table-cell table:style-name="ce807" table:formula="of:=-[.H15]/[.G15]" office:value-type="float" office:value="0.272727272727273" calcext:value-type="float">
            <text:p><text:s/>3/11</text:p>
          </table:table-cell>
          <table:table-cell table:style-name="ce812" table:formula="of:=IF([.K15]-INT([.K15])=0;TRUE();FALSE())" office:value-type="boolean" office:boolean-value="false" calcext:value-type="boolean">
            <text:p>FAUX</text:p>
          </table:table-cell>
          <table:table-cell table:style-name="ce817" table:formula="of:=IF([.M15];[.K15];CONCATENATE([.I15];&quot;/&quot;;[.J15]))" office:value-type="string" office:string-value="3/11" calcext:value-type="string">
            <text:p>3/11</text:p>
          </table:table-cell>
          <table:table-cell table:style-name="ce702" table:formula="of:=RANK([.A15];[.$A$3:.$A$32];0)" office:value-type="float" office:value="25" calcext:value-type="float">
            <text:p>25</text:p>
          </table:table-cell>
          <table:table-cell table:style-name="ce678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979451" calcext:value-type="float">
            <text:p>979451</text:p>
          </table:table-cell>
          <table:table-cell table:style-name="ce702" office:value-type="float" office:value="14" calcext:value-type="float">
            <text:p>14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16]=1;&quot;&quot;;IF([.C16]=-1;&quot;-&quot;;[.C16]));&quot;x&quot;;IF([.D16]=0;&quot;&quot;;IF([.D16]&gt;0;&quot;+&quot;;&quot;-&quot;));IF([.D16]=0;&quot;&quot;;ABS([.D16]));&quot;)&quot;)" office:value-type="string" office:string-value="(4x+1)" calcext:value-type="string">
            <text:p>(4x+1)</text:p>
          </table:table-cell>
          <table:table-cell table:style-name="ce702" table:formula="of:=GCD(ABS([.C16]);ABS([.D16]))" office:value-type="float" office:value="1" calcext:value-type="float">
            <text:p>1</text:p>
          </table:table-cell>
          <table:table-cell table:style-name="ce770" table:formula="of:=[.C16]/[.F16]" office:value-type="float" office:value="4" calcext:value-type="float">
            <text:p>4</text:p>
          </table:table-cell>
          <table:table-cell table:style-name="ce770" table:formula="of:=[.D16]/[.F16]" office:value-type="float" office:value="1" calcext:value-type="float">
            <text:p>1</text:p>
          </table:table-cell>
          <table:table-cell table:style-name="ce792" table:formula="of:=IF([.C16]*[.D16]&lt;0;ABS([.H16]);-ABS([.H16]))" office:value-type="float" office:value="-1" calcext:value-type="float">
            <text:p>-1</text:p>
          </table:table-cell>
          <table:table-cell table:style-name="ce792" table:formula="of:=ABS([.G16])" office:value-type="float" office:value="4" calcext:value-type="float">
            <text:p>4</text:p>
          </table:table-cell>
          <table:table-cell table:style-name="ce702" table:formula="of:=-[.H16]/[.G16]" office:value-type="float" office:value="-0.25" calcext:value-type="float">
            <text:p>-0,25</text:p>
          </table:table-cell>
          <table:table-cell table:style-name="ce807" table:formula="of:=-[.H16]/[.G16]" office:value-type="float" office:value="-0.25" calcext:value-type="float">
            <text:p>- 1/4 </text:p>
          </table:table-cell>
          <table:table-cell table:style-name="ce812" table:formula="of:=IF([.K16]-INT([.K16])=0;TRUE();FALSE())" office:value-type="boolean" office:boolean-value="false" calcext:value-type="boolean">
            <text:p>FAUX</text:p>
          </table:table-cell>
          <table:table-cell table:style-name="ce817" table:formula="of:=IF([.M16];[.K16];CONCATENATE([.I16];&quot;/&quot;;[.J16]))" office:value-type="string" office:string-value="-1/4" calcext:value-type="string">
            <text:p>-1/4</text:p>
          </table:table-cell>
          <table:table-cell table:style-name="ce702" table:formula="of:=RANK([.A16];[.$A$3:.$A$32];0)" office:value-type="float" office:value="2" calcext:value-type="float">
            <text:p>2</text:p>
          </table:table-cell>
          <table:table-cell table:style-name="ce678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115957" calcext:value-type="float">
            <text:p>115957</text:p>
          </table:table-cell>
          <table:table-cell table:style-name="ce702" office:value-type="float" office:value="15" calcext:value-type="float">
            <text:p>15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7]=1;&quot;&quot;;IF([.C17]=-1;&quot;-&quot;;[.C17]));&quot;x&quot;;IF([.D17]=0;&quot;&quot;;IF([.D17]&gt;0;&quot;+&quot;;&quot;-&quot;));IF([.D17]=0;&quot;&quot;;ABS([.D17]));&quot;)&quot;)" office:value-type="string" office:string-value="(5x-7)" calcext:value-type="string">
            <text:p>(5x-7)</text:p>
          </table:table-cell>
          <table:table-cell table:style-name="ce702" table:formula="of:=GCD(ABS([.C17]);ABS([.D17]))" office:value-type="float" office:value="1" calcext:value-type="float">
            <text:p>1</text:p>
          </table:table-cell>
          <table:table-cell table:style-name="ce770" table:formula="of:=[.C17]/[.F17]" office:value-type="float" office:value="5" calcext:value-type="float">
            <text:p>5</text:p>
          </table:table-cell>
          <table:table-cell table:style-name="ce770" table:formula="of:=[.D17]/[.F17]" office:value-type="float" office:value="-7" calcext:value-type="float">
            <text:p>-7</text:p>
          </table:table-cell>
          <table:table-cell table:style-name="ce792" table:formula="of:=IF([.C17]*[.D17]&lt;0;ABS([.H17]);-ABS([.H17]))" office:value-type="float" office:value="7" calcext:value-type="float">
            <text:p>7</text:p>
          </table:table-cell>
          <table:table-cell table:style-name="ce792" table:formula="of:=ABS([.G17])" office:value-type="float" office:value="5" calcext:value-type="float">
            <text:p>5</text:p>
          </table:table-cell>
          <table:table-cell table:style-name="ce702" table:formula="of:=-[.H17]/[.G17]" office:value-type="float" office:value="1.4" calcext:value-type="float">
            <text:p>1,4</text:p>
          </table:table-cell>
          <table:table-cell table:style-name="ce807" table:formula="of:=-[.H17]/[.G17]" office:value-type="float" office:value="1.4" calcext:value-type="float">
            <text:p><text:s/>7/5 </text:p>
          </table:table-cell>
          <table:table-cell table:style-name="ce812" table:formula="of:=IF([.K17]-INT([.K17])=0;TRUE();FALSE())" office:value-type="boolean" office:boolean-value="false" calcext:value-type="boolean">
            <text:p>FAUX</text:p>
          </table:table-cell>
          <table:table-cell table:style-name="ce817" table:formula="of:=IF([.M17];[.K17];CONCATENATE([.I17];&quot;/&quot;;[.J17]))" office:value-type="string" office:string-value="7/5" calcext:value-type="string">
            <text:p>7/5</text:p>
          </table:table-cell>
          <table:table-cell table:style-name="ce702" table:formula="of:=RANK([.A17];[.$A$3:.$A$32];0)" office:value-type="float" office:value="26" calcext:value-type="float">
            <text:p>26</text:p>
          </table:table-cell>
          <table:table-cell table:style-name="ce678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90269" calcext:value-type="float">
            <text:p>90269</text:p>
          </table:table-cell>
          <table:table-cell table:style-name="ce702" office:value-type="float" office:value="16" calcext:value-type="float">
            <text:p>16</text:p>
          </table:table-cell>
          <table:table-cell table:style-name="ce747" office:value-type="float" office:value="6" calcext:value-type="float">
            <text:p>6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18]=1;&quot;&quot;;IF([.C18]=-1;&quot;-&quot;;[.C18]));&quot;x&quot;;IF([.D18]=0;&quot;&quot;;IF([.D18]&gt;0;&quot;+&quot;;&quot;-&quot;));IF([.D18]=0;&quot;&quot;;ABS([.D18]));&quot;)&quot;)" office:value-type="string" office:string-value="(6x+2)" calcext:value-type="string">
            <text:p>(6x+2)</text:p>
          </table:table-cell>
          <table:table-cell table:style-name="ce702" table:formula="of:=GCD(ABS([.C18]);ABS([.D18]))" office:value-type="float" office:value="2" calcext:value-type="float">
            <text:p>2</text:p>
          </table:table-cell>
          <table:table-cell table:style-name="ce770" table:formula="of:=[.C18]/[.F18]" office:value-type="float" office:value="3" calcext:value-type="float">
            <text:p>3</text:p>
          </table:table-cell>
          <table:table-cell table:style-name="ce770" table:formula="of:=[.D18]/[.F18]" office:value-type="float" office:value="1" calcext:value-type="float">
            <text:p>1</text:p>
          </table:table-cell>
          <table:table-cell table:style-name="ce792" table:formula="of:=IF([.C18]*[.D18]&lt;0;ABS([.H18]);-ABS([.H18]))" office:value-type="float" office:value="-1" calcext:value-type="float">
            <text:p>-1</text:p>
          </table:table-cell>
          <table:table-cell table:style-name="ce792" table:formula="of:=ABS([.G18])" office:value-type="float" office:value="3" calcext:value-type="float">
            <text:p>3</text:p>
          </table:table-cell>
          <table:table-cell table:style-name="ce702" table:formula="of:=-[.H18]/[.G18]" office:value-type="float" office:value="-0.333333333333333" calcext:value-type="float">
            <text:p>-0,333333333333333</text:p>
          </table:table-cell>
          <table:table-cell table:style-name="ce807" table:formula="of:=-[.H18]/[.G18]" office:value-type="float" office:value="-0.333333333333333" calcext:value-type="float">
            <text:p>- 1/3 </text:p>
          </table:table-cell>
          <table:table-cell table:style-name="ce812" table:formula="of:=IF([.K18]-INT([.K18])=0;TRUE();FALSE())" office:value-type="boolean" office:boolean-value="false" calcext:value-type="boolean">
            <text:p>FAUX</text:p>
          </table:table-cell>
          <table:table-cell table:style-name="ce817" table:formula="of:=IF([.M18];[.K18];CONCATENATE([.I18];&quot;/&quot;;[.J18]))" office:value-type="string" office:string-value="-1/3" calcext:value-type="string">
            <text:p>-1/3</text:p>
          </table:table-cell>
          <table:table-cell table:style-name="ce702" table:formula="of:=RANK([.A18];[.$A$3:.$A$32];0)" office:value-type="float" office:value="28" calcext:value-type="float">
            <text:p>28</text:p>
          </table:table-cell>
          <table:table-cell table:style-name="ce678"/>
          <table:table-cell/>
          <table:table-cell table:style-name="ce595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533201" calcext:value-type="float">
            <text:p>533201</text:p>
          </table:table-cell>
          <table:table-cell table:style-name="ce702" office:value-type="float" office:value="17" calcext:value-type="float">
            <text:p>17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19]=1;&quot;&quot;;IF([.C19]=-1;&quot;-&quot;;[.C19]));&quot;x&quot;;IF([.D19]=0;&quot;&quot;;IF([.D19]&gt;0;&quot;+&quot;;&quot;-&quot;));IF([.D19]=0;&quot;&quot;;ABS([.D19]));&quot;)&quot;)" office:value-type="string" office:string-value="(7x-1)" calcext:value-type="string">
            <text:p>(7x-1)</text:p>
          </table:table-cell>
          <table:table-cell table:style-name="ce702" table:formula="of:=GCD(ABS([.C19]);ABS([.D19]))" office:value-type="float" office:value="1" calcext:value-type="float">
            <text:p>1</text:p>
          </table:table-cell>
          <table:table-cell table:style-name="ce770" table:formula="of:=[.C19]/[.F19]" office:value-type="float" office:value="7" calcext:value-type="float">
            <text:p>7</text:p>
          </table:table-cell>
          <table:table-cell table:style-name="ce770" table:formula="of:=[.D19]/[.F19]" office:value-type="float" office:value="-1" calcext:value-type="float">
            <text:p>-1</text:p>
          </table:table-cell>
          <table:table-cell table:style-name="ce792" table:formula="of:=IF([.C19]*[.D19]&lt;0;ABS([.H19]);-ABS([.H19]))" office:value-type="float" office:value="1" calcext:value-type="float">
            <text:p>1</text:p>
          </table:table-cell>
          <table:table-cell table:style-name="ce792" table:formula="of:=ABS([.G19])" office:value-type="float" office:value="7" calcext:value-type="float">
            <text:p>7</text:p>
          </table:table-cell>
          <table:table-cell table:style-name="ce702" table:formula="of:=-[.H19]/[.G19]" office:value-type="float" office:value="0.142857142857143" calcext:value-type="float">
            <text:p>0,142857142857143</text:p>
          </table:table-cell>
          <table:table-cell table:style-name="ce807" table:formula="of:=-[.H19]/[.G19]" office:value-type="float" office:value="0.142857142857143" calcext:value-type="float">
            <text:p><text:s/>1/7 </text:p>
          </table:table-cell>
          <table:table-cell table:style-name="ce812" table:formula="of:=IF([.K19]-INT([.K19])=0;TRUE();FALSE())" office:value-type="boolean" office:boolean-value="false" calcext:value-type="boolean">
            <text:p>FAUX</text:p>
          </table:table-cell>
          <table:table-cell table:style-name="ce817" table:formula="of:=IF([.M19];[.K19];CONCATENATE([.I19];&quot;/&quot;;[.J19]))" office:value-type="string" office:string-value="1/7" calcext:value-type="string">
            <text:p>1/7</text:p>
          </table:table-cell>
          <table:table-cell table:style-name="ce702" table:formula="of:=RANK([.A19];[.$A$3:.$A$32];0)" office:value-type="float" office:value="17" calcext:value-type="float">
            <text:p>17</text:p>
          </table:table-cell>
          <table:table-cell table:style-name="ce678"/>
          <table:table-cell/>
          <table:table-cell table:style-name="ce595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754266" calcext:value-type="float">
            <text:p>754266</text:p>
          </table:table-cell>
          <table:table-cell table:style-name="ce702" office:value-type="float" office:value="18" calcext:value-type="float">
            <text:p>18</text:p>
          </table:table-cell>
          <table:table-cell table:style-name="ce747" office:value-type="float" office:value="-11" calcext:value-type="float">
            <text:p>-11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20]=1;&quot;&quot;;IF([.C20]=-1;&quot;-&quot;;[.C20]));&quot;x&quot;;IF([.D20]=0;&quot;&quot;;IF([.D20]&gt;0;&quot;+&quot;;&quot;-&quot;));IF([.D20]=0;&quot;&quot;;ABS([.D20]));&quot;)&quot;)" office:value-type="string" office:string-value="(-11x+4)" calcext:value-type="string">
            <text:p>(-11x+4)</text:p>
          </table:table-cell>
          <table:table-cell table:style-name="ce702" table:formula="of:=GCD(ABS([.C20]);ABS([.D20]))" office:value-type="float" office:value="1" calcext:value-type="float">
            <text:p>1</text:p>
          </table:table-cell>
          <table:table-cell table:style-name="ce770" table:formula="of:=[.C20]/[.F20]" office:value-type="float" office:value="-11" calcext:value-type="float">
            <text:p>-11</text:p>
          </table:table-cell>
          <table:table-cell table:style-name="ce770" table:formula="of:=[.D20]/[.F20]" office:value-type="float" office:value="4" calcext:value-type="float">
            <text:p>4</text:p>
          </table:table-cell>
          <table:table-cell table:style-name="ce792" table:formula="of:=IF([.C20]*[.D20]&lt;0;ABS([.H20]);-ABS([.H20]))" office:value-type="float" office:value="4" calcext:value-type="float">
            <text:p>4</text:p>
          </table:table-cell>
          <table:table-cell table:style-name="ce792" table:formula="of:=ABS([.G20])" office:value-type="float" office:value="11" calcext:value-type="float">
            <text:p>11</text:p>
          </table:table-cell>
          <table:table-cell table:style-name="ce702" table:formula="of:=-[.H20]/[.G20]" office:value-type="float" office:value="0.363636363636364" calcext:value-type="float">
            <text:p>0,363636363636364</text:p>
          </table:table-cell>
          <table:table-cell table:style-name="ce807" table:formula="of:=-[.H20]/[.G20]" office:value-type="float" office:value="0.363636363636364" calcext:value-type="float">
            <text:p><text:s/>4/11</text:p>
          </table:table-cell>
          <table:table-cell table:style-name="ce812" table:formula="of:=IF([.K20]-INT([.K20])=0;TRUE();FALSE())" office:value-type="boolean" office:boolean-value="false" calcext:value-type="boolean">
            <text:p>FAUX</text:p>
          </table:table-cell>
          <table:table-cell table:style-name="ce817" table:formula="of:=IF([.M20];[.K20];CONCATENATE([.I20];&quot;/&quot;;[.J20]))" office:value-type="string" office:string-value="4/11" calcext:value-type="string">
            <text:p>4/11</text:p>
          </table:table-cell>
          <table:table-cell table:style-name="ce702" table:formula="of:=RANK([.A20];[.$A$3:.$A$32];0)" office:value-type="float" office:value="11" calcext:value-type="float">
            <text:p>11</text:p>
          </table:table-cell>
          <table:table-cell table:style-name="ce678"/>
          <table:table-cell/>
          <table:table-cell table:style-name="ce595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862458" calcext:value-type="float">
            <text:p>862458</text:p>
          </table:table-cell>
          <table:table-cell table:style-name="ce702" office:value-type="float" office:value="19" calcext:value-type="float">
            <text:p>19</text:p>
          </table:table-cell>
          <table:table-cell table:style-name="ce747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21]=1;&quot;&quot;;IF([.C21]=-1;&quot;-&quot;;[.C21]));&quot;x&quot;;IF([.D21]=0;&quot;&quot;;IF([.D21]&gt;0;&quot;+&quot;;&quot;-&quot;));IF([.D21]=0;&quot;&quot;;ABS([.D21]));&quot;)&quot;)" office:value-type="string" office:string-value="(9x-2)" calcext:value-type="string">
            <text:p>(9x-2)</text:p>
          </table:table-cell>
          <table:table-cell table:style-name="ce702" table:formula="of:=GCD(ABS([.C21]);ABS([.D21]))" office:value-type="float" office:value="1" calcext:value-type="float">
            <text:p>1</text:p>
          </table:table-cell>
          <table:table-cell table:style-name="ce770" table:formula="of:=[.C21]/[.F21]" office:value-type="float" office:value="9" calcext:value-type="float">
            <text:p>9</text:p>
          </table:table-cell>
          <table:table-cell table:style-name="ce770" table:formula="of:=[.D21]/[.F21]" office:value-type="float" office:value="-2" calcext:value-type="float">
            <text:p>-2</text:p>
          </table:table-cell>
          <table:table-cell table:style-name="ce792" table:formula="of:=IF([.C21]*[.D21]&lt;0;ABS([.H21]);-ABS([.H21]))" office:value-type="float" office:value="2" calcext:value-type="float">
            <text:p>2</text:p>
          </table:table-cell>
          <table:table-cell table:style-name="ce792" table:formula="of:=ABS([.G21])" office:value-type="float" office:value="9" calcext:value-type="float">
            <text:p>9</text:p>
          </table:table-cell>
          <table:table-cell table:style-name="ce702" table:formula="of:=-[.H21]/[.G21]" office:value-type="float" office:value="0.222222222222222" calcext:value-type="float">
            <text:p>0,222222222222222</text:p>
          </table:table-cell>
          <table:table-cell table:style-name="ce807" table:formula="of:=-[.H21]/[.G21]" office:value-type="float" office:value="0.222222222222222" calcext:value-type="float">
            <text:p><text:s/>2/9 </text:p>
          </table:table-cell>
          <table:table-cell table:style-name="ce812" table:formula="of:=IF([.K21]-INT([.K21])=0;TRUE();FALSE())" office:value-type="boolean" office:boolean-value="false" calcext:value-type="boolean">
            <text:p>FAUX</text:p>
          </table:table-cell>
          <table:table-cell table:style-name="ce817" table:formula="of:=IF([.M21];[.K21];CONCATENATE([.I21];&quot;/&quot;;[.J21]))" office:value-type="string" office:string-value="2/9" calcext:value-type="string">
            <text:p>2/9</text:p>
          </table:table-cell>
          <table:table-cell table:style-name="ce702" table:formula="of:=RANK([.A21];[.$A$3:.$A$32];0)" office:value-type="float" office:value="6" calcext:value-type="float">
            <text:p>6</text:p>
          </table:table-cell>
          <table:table-cell table:style-name="ce678"/>
          <table:table-cell/>
          <table:table-cell table:style-name="ce595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755356" calcext:value-type="float">
            <text:p>755356</text:p>
          </table:table-cell>
          <table:table-cell table:style-name="ce702" office:value-type="float" office:value="20" calcext:value-type="float">
            <text:p>20</text:p>
          </table:table-cell>
          <table:table-cell table:style-name="ce747" office:value-type="float" office:value="10" calcext:value-type="float">
            <text:p>10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2]=1;&quot;&quot;;IF([.C22]=-1;&quot;-&quot;;[.C22]));&quot;x&quot;;IF([.D22]=0;&quot;&quot;;IF([.D22]&gt;0;&quot;+&quot;;&quot;-&quot;));IF([.D22]=0;&quot;&quot;;ABS([.D22]));&quot;)&quot;)" office:value-type="string" office:string-value="(10x+1)" calcext:value-type="string">
            <text:p>(10x+1)</text:p>
          </table:table-cell>
          <table:table-cell table:style-name="ce702" table:formula="of:=GCD(ABS([.C22]);ABS([.D22]))" office:value-type="float" office:value="1" calcext:value-type="float">
            <text:p>1</text:p>
          </table:table-cell>
          <table:table-cell table:style-name="ce770" table:formula="of:=[.C22]/[.F22]" office:value-type="float" office:value="10" calcext:value-type="float">
            <text:p>10</text:p>
          </table:table-cell>
          <table:table-cell table:style-name="ce770" table:formula="of:=[.D22]/[.F22]" office:value-type="float" office:value="1" calcext:value-type="float">
            <text:p>1</text:p>
          </table:table-cell>
          <table:table-cell table:style-name="ce792" table:formula="of:=IF([.C22]*[.D22]&lt;0;ABS([.H22]);-ABS([.H22]))" office:value-type="float" office:value="-1" calcext:value-type="float">
            <text:p>-1</text:p>
          </table:table-cell>
          <table:table-cell table:style-name="ce792" table:formula="of:=ABS([.G22])" office:value-type="float" office:value="10" calcext:value-type="float">
            <text:p>10</text:p>
          </table:table-cell>
          <table:table-cell table:style-name="ce702" table:formula="of:=-[.H22]/[.G22]" office:value-type="float" office:value="-0.1" calcext:value-type="float">
            <text:p>-0,1</text:p>
          </table:table-cell>
          <table:table-cell table:style-name="ce807" table:formula="of:=-[.H22]/[.G22]" office:value-type="float" office:value="-0.1" calcext:value-type="float">
            <text:p>- 1/10</text:p>
          </table:table-cell>
          <table:table-cell table:style-name="ce812" table:formula="of:=IF([.K22]-INT([.K22])=0;TRUE();FALSE())" office:value-type="boolean" office:boolean-value="false" calcext:value-type="boolean">
            <text:p>FAUX</text:p>
          </table:table-cell>
          <table:table-cell table:style-name="ce817" table:formula="of:=IF([.M22];[.K22];CONCATENATE([.I22];&quot;/&quot;;[.J22]))" office:value-type="string" office:string-value="-1/10" calcext:value-type="string">
            <text:p>-1/10</text:p>
          </table:table-cell>
          <table:table-cell table:style-name="ce702" table:formula="of:=RANK([.A22];[.$A$3:.$A$32];0)" office:value-type="float" office:value="10" calcext:value-type="float">
            <text:p>10</text:p>
          </table:table-cell>
          <table:table-cell table:style-name="ce678"/>
          <table:table-cell/>
          <table:table-cell table:style-name="ce595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603180" calcext:value-type="float">
            <text:p>603180</text:p>
          </table:table-cell>
          <table:table-cell table:style-name="ce702" office:value-type="float" office:value="21" calcext:value-type="float">
            <text:p>21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3]=1;&quot;&quot;;IF([.C23]=-1;&quot;-&quot;;[.C23]));&quot;x&quot;;IF([.D23]=0;&quot;&quot;;IF([.D23]&gt;0;&quot;+&quot;;&quot;-&quot;));IF([.D23]=0;&quot;&quot;;ABS([.D23]));&quot;)&quot;)" office:value-type="string" office:string-value="(-5x-7)" calcext:value-type="string">
            <text:p>(-5x-7)</text:p>
          </table:table-cell>
          <table:table-cell table:style-name="ce702" table:formula="of:=GCD(ABS([.C23]);ABS([.D23]))" office:value-type="float" office:value="1" calcext:value-type="float">
            <text:p>1</text:p>
          </table:table-cell>
          <table:table-cell table:style-name="ce770" table:formula="of:=[.C23]/[.F23]" office:value-type="float" office:value="-5" calcext:value-type="float">
            <text:p>-5</text:p>
          </table:table-cell>
          <table:table-cell table:style-name="ce770" table:formula="of:=[.D23]/[.F23]" office:value-type="float" office:value="-7" calcext:value-type="float">
            <text:p>-7</text:p>
          </table:table-cell>
          <table:table-cell table:style-name="ce792" table:formula="of:=IF([.C23]*[.D23]&lt;0;ABS([.H23]);-ABS([.H23]))" office:value-type="float" office:value="-7" calcext:value-type="float">
            <text:p>-7</text:p>
          </table:table-cell>
          <table:table-cell table:style-name="ce792" table:formula="of:=ABS([.G23])" office:value-type="float" office:value="5" calcext:value-type="float">
            <text:p>5</text:p>
          </table:table-cell>
          <table:table-cell table:style-name="ce702" table:formula="of:=-[.H23]/[.G23]" office:value-type="float" office:value="-1.4" calcext:value-type="float">
            <text:p>-1,4</text:p>
          </table:table-cell>
          <table:table-cell table:style-name="ce807" table:formula="of:=-[.H23]/[.G23]" office:value-type="float" office:value="-1.4" calcext:value-type="float">
            <text:p>- 7/5 </text:p>
          </table:table-cell>
          <table:table-cell table:style-name="ce812" table:formula="of:=IF([.K23]-INT([.K23])=0;TRUE();FALSE())" office:value-type="boolean" office:boolean-value="false" calcext:value-type="boolean">
            <text:p>FAUX</text:p>
          </table:table-cell>
          <table:table-cell table:style-name="ce817" table:formula="of:=IF([.M23];[.K23];CONCATENATE([.I23];&quot;/&quot;;[.J23]))" office:value-type="string" office:string-value="-7/5" calcext:value-type="string">
            <text:p>-7/5</text:p>
          </table:table-cell>
          <table:table-cell table:style-name="ce702" table:formula="of:=RANK([.A23];[.$A$3:.$A$32];0)" office:value-type="float" office:value="16" calcext:value-type="float">
            <text:p>16</text:p>
          </table:table-cell>
          <table:table-cell table:style-name="ce678"/>
          <table:table-cell/>
          <table:table-cell table:style-name="ce595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912750" calcext:value-type="float">
            <text:p>912750</text:p>
          </table:table-cell>
          <table:table-cell table:style-name="ce702" office:value-type="float" office:value="22" calcext:value-type="float">
            <text:p>22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24]=1;&quot;&quot;;IF([.C24]=-1;&quot;-&quot;;[.C24]));&quot;x&quot;;IF([.D24]=0;&quot;&quot;;IF([.D24]&gt;0;&quot;+&quot;;&quot;-&quot;));IF([.D24]=0;&quot;&quot;;ABS([.D24]));&quot;)&quot;)" office:value-type="string" office:string-value="(-4x+5)" calcext:value-type="string">
            <text:p>(-4x+5)</text:p>
          </table:table-cell>
          <table:table-cell table:style-name="ce702" table:formula="of:=GCD(ABS([.C24]);ABS([.D24]))" office:value-type="float" office:value="1" calcext:value-type="float">
            <text:p>1</text:p>
          </table:table-cell>
          <table:table-cell table:style-name="ce770" table:formula="of:=[.C24]/[.F24]" office:value-type="float" office:value="-4" calcext:value-type="float">
            <text:p>-4</text:p>
          </table:table-cell>
          <table:table-cell table:style-name="ce770" table:formula="of:=[.D24]/[.F24]" office:value-type="float" office:value="5" calcext:value-type="float">
            <text:p>5</text:p>
          </table:table-cell>
          <table:table-cell table:style-name="ce792" table:formula="of:=IF([.C24]*[.D24]&lt;0;ABS([.H24]);-ABS([.H24]))" office:value-type="float" office:value="5" calcext:value-type="float">
            <text:p>5</text:p>
          </table:table-cell>
          <table:table-cell table:style-name="ce792" table:formula="of:=ABS([.G24])" office:value-type="float" office:value="4" calcext:value-type="float">
            <text:p>4</text:p>
          </table:table-cell>
          <table:table-cell table:style-name="ce702" table:formula="of:=-[.H24]/[.G24]" office:value-type="float" office:value="1.25" calcext:value-type="float">
            <text:p>1,25</text:p>
          </table:table-cell>
          <table:table-cell table:style-name="ce807" table:formula="of:=-[.H24]/[.G24]" office:value-type="float" office:value="1.25" calcext:value-type="float">
            <text:p><text:s/>5/4 </text:p>
          </table:table-cell>
          <table:table-cell table:style-name="ce812" table:formula="of:=IF([.K24]-INT([.K24])=0;TRUE();FALSE())" office:value-type="boolean" office:boolean-value="false" calcext:value-type="boolean">
            <text:p>FAUX</text:p>
          </table:table-cell>
          <table:table-cell table:style-name="ce817" table:formula="of:=IF([.M24];[.K24];CONCATENATE([.I24];&quot;/&quot;;[.J24]))" office:value-type="string" office:string-value="5/4" calcext:value-type="string">
            <text:p>5/4</text:p>
          </table:table-cell>
          <table:table-cell table:style-name="ce702" table:formula="of:=RANK([.A24];[.$A$3:.$A$32];0)" office:value-type="float" office:value="4" calcext:value-type="float">
            <text:p>4</text:p>
          </table:table-cell>
          <table:table-cell table:style-name="ce678"/>
          <table:table-cell/>
          <table:table-cell table:style-name="ce595" table:number-columns-repeated="6"/>
          <table:table-cell/>
          <table:table-cell table:style-name="ce828"/>
          <table:table-cell table:number-columns-repeated="999"/>
        </table:table-row>
        <table:table-row table:style-name="ro3">
          <table:table-cell table:style-name="ce702" table:formula="of:=RANDBETWEEN(1;1000000)" office:value-type="float" office:value="645534" calcext:value-type="float">
            <text:p>645534</text:p>
          </table:table-cell>
          <table:table-cell table:style-name="ce702" office:value-type="float" office:value="23" calcext:value-type="float">
            <text:p>23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-8" calcext:value-type="float">
            <text:p>-8</text:p>
          </table:table-cell>
          <table:table-cell table:style-name="ce702" table:formula="of:=CONCATENATE(&quot;(&quot;;IF([.C25]=1;&quot;&quot;;IF([.C25]=-1;&quot;-&quot;;[.C25]));&quot;x&quot;;IF([.D25]=0;&quot;&quot;;IF([.D25]&gt;0;&quot;+&quot;;&quot;-&quot;));IF([.D25]=0;&quot;&quot;;ABS([.D25]));&quot;)&quot;)" office:value-type="string" office:string-value="(-3x-8)" calcext:value-type="string">
            <text:p>(-3x-8)</text:p>
          </table:table-cell>
          <table:table-cell table:style-name="ce702" table:formula="of:=GCD(ABS([.C25]);ABS([.D25]))" office:value-type="float" office:value="1" calcext:value-type="float">
            <text:p>1</text:p>
          </table:table-cell>
          <table:table-cell table:style-name="ce770" table:formula="of:=[.C25]/[.F25]" office:value-type="float" office:value="-3" calcext:value-type="float">
            <text:p>-3</text:p>
          </table:table-cell>
          <table:table-cell table:style-name="ce770" table:formula="of:=[.D25]/[.F25]" office:value-type="float" office:value="-8" calcext:value-type="float">
            <text:p>-8</text:p>
          </table:table-cell>
          <table:table-cell table:style-name="ce792" table:formula="of:=IF([.C25]*[.D25]&lt;0;ABS([.H25]);-ABS([.H25]))" office:value-type="float" office:value="-8" calcext:value-type="float">
            <text:p>-8</text:p>
          </table:table-cell>
          <table:table-cell table:style-name="ce792" table:formula="of:=ABS([.G25])" office:value-type="float" office:value="3" calcext:value-type="float">
            <text:p>3</text:p>
          </table:table-cell>
          <table:table-cell table:style-name="ce702" table:formula="of:=-[.H25]/[.G25]" office:value-type="float" office:value="-2.66666666666667" calcext:value-type="float">
            <text:p>-2,66666666666667</text:p>
          </table:table-cell>
          <table:table-cell table:style-name="ce807" table:formula="of:=-[.H25]/[.G25]" office:value-type="float" office:value="-2.66666666666667" calcext:value-type="float">
            <text:p>- 8/3 </text:p>
          </table:table-cell>
          <table:table-cell table:style-name="ce812" table:formula="of:=IF([.K25]-INT([.K25])=0;TRUE();FALSE())" office:value-type="boolean" office:boolean-value="false" calcext:value-type="boolean">
            <text:p>FAUX</text:p>
          </table:table-cell>
          <table:table-cell table:style-name="ce817" table:formula="of:=IF([.M25];[.K25];CONCATENATE([.I25];&quot;/&quot;;[.J25]))" office:value-type="string" office:string-value="-8/3" calcext:value-type="string">
            <text:p>-8/3</text:p>
          </table:table-cell>
          <table:table-cell table:style-name="ce702" table:formula="of:=RANK([.A25];[.$A$3:.$A$32];0)" office:value-type="float" office:value="13" calcext:value-type="float">
            <text:p>13</text:p>
          </table:table-cell>
          <table:table-cell table:style-name="ce678"/>
          <table:table-cell/>
          <table:table-cell table:style-name="ce595" table:number-columns-repeated="6"/>
          <table:table-cell/>
          <table:table-cell table:style-name="ce828"/>
          <table:table-cell table:number-columns-repeated="999"/>
        </table:table-row>
        <table:table-row table:style-name="ro3">
          <table:table-cell table:style-name="ce702" table:formula="of:=RANDBETWEEN(1;1000000)" office:value-type="float" office:value="991195" calcext:value-type="float">
            <text:p>991195</text:p>
          </table:table-cell>
          <table:table-cell table:style-name="ce702" office:value-type="float" office:value="24" calcext:value-type="float">
            <text:p>24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6]=1;&quot;&quot;;IF([.C26]=-1;&quot;-&quot;;[.C26]));&quot;x&quot;;IF([.D26]=0;&quot;&quot;;IF([.D26]&gt;0;&quot;+&quot;;&quot;-&quot;));IF([.D26]=0;&quot;&quot;;ABS([.D26]));&quot;)&quot;)" office:value-type="string" office:string-value="(-2x+1)" calcext:value-type="string">
            <text:p>(-2x+1)</text:p>
          </table:table-cell>
          <table:table-cell table:style-name="ce702" table:formula="of:=GCD(ABS([.C26]);ABS([.D26]))" office:value-type="float" office:value="1" calcext:value-type="float">
            <text:p>1</text:p>
          </table:table-cell>
          <table:table-cell table:style-name="ce770" table:formula="of:=[.C26]/[.F26]" office:value-type="float" office:value="-2" calcext:value-type="float">
            <text:p>-2</text:p>
          </table:table-cell>
          <table:table-cell table:style-name="ce770" table:formula="of:=[.D26]/[.F26]" office:value-type="float" office:value="1" calcext:value-type="float">
            <text:p>1</text:p>
          </table:table-cell>
          <table:table-cell table:style-name="ce792" table:formula="of:=IF([.C26]*[.D26]&lt;0;ABS([.H26]);-ABS([.H26]))" office:value-type="float" office:value="1" calcext:value-type="float">
            <text:p>1</text:p>
          </table:table-cell>
          <table:table-cell table:style-name="ce792" table:formula="of:=ABS([.G26])" office:value-type="float" office:value="2" calcext:value-type="float">
            <text:p>2</text:p>
          </table:table-cell>
          <table:table-cell table:style-name="ce702" table:formula="of:=-[.H26]/[.G26]" office:value-type="float" office:value="0.5" calcext:value-type="float">
            <text:p>0,5</text:p>
          </table:table-cell>
          <table:table-cell table:style-name="ce807" table:formula="of:=-[.H26]/[.G26]" office:value-type="float" office:value="0.5" calcext:value-type="float">
            <text:p><text:s/>1/2 </text:p>
          </table:table-cell>
          <table:table-cell table:style-name="ce812" table:formula="of:=IF([.K26]-INT([.K26])=0;TRUE();FALSE())" office:value-type="boolean" office:boolean-value="false" calcext:value-type="boolean">
            <text:p>FAUX</text:p>
          </table:table-cell>
          <table:table-cell table:style-name="ce817" table:formula="of:=IF([.M26];[.K26];CONCATENATE([.I26];&quot;/&quot;;[.J26]))" office:value-type="string" office:string-value="1/2" calcext:value-type="string">
            <text:p>1/2</text:p>
          </table:table-cell>
          <table:table-cell table:style-name="ce702" table:formula="of:=RANK([.A26];[.$A$3:.$A$32];0)" office:value-type="float" office:value="1" calcext:value-type="float">
            <text:p>1</text:p>
          </table:table-cell>
          <table:table-cell table:style-name="ce678"/>
          <table:table-cell/>
          <table:table-cell table:style-name="ce595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763031" calcext:value-type="float">
            <text:p>763031</text:p>
          </table:table-cell>
          <table:table-cell table:style-name="ce702" office:value-type="float" office:value="25" calcext:value-type="float">
            <text:p>25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7]=1;&quot;&quot;;IF([.C27]=-1;&quot;-&quot;;[.C27]));&quot;x&quot;;IF([.D27]=0;&quot;&quot;;IF([.D27]&gt;0;&quot;+&quot;;&quot;-&quot;));IF([.D27]=0;&quot;&quot;;ABS([.D27]));&quot;)&quot;)" office:value-type="string" office:string-value="(4x-7)" calcext:value-type="string">
            <text:p>(4x-7)</text:p>
          </table:table-cell>
          <table:table-cell table:style-name="ce702" table:formula="of:=GCD(ABS([.C27]);ABS([.D27]))" office:value-type="float" office:value="1" calcext:value-type="float">
            <text:p>1</text:p>
          </table:table-cell>
          <table:table-cell table:style-name="ce770" table:formula="of:=[.C27]/[.F27]" office:value-type="float" office:value="4" calcext:value-type="float">
            <text:p>4</text:p>
          </table:table-cell>
          <table:table-cell table:style-name="ce770" table:formula="of:=[.D27]/[.F27]" office:value-type="float" office:value="-7" calcext:value-type="float">
            <text:p>-7</text:p>
          </table:table-cell>
          <table:table-cell table:style-name="ce792" table:formula="of:=IF([.C27]*[.D27]&lt;0;ABS([.H27]);-ABS([.H27]))" office:value-type="float" office:value="7" calcext:value-type="float">
            <text:p>7</text:p>
          </table:table-cell>
          <table:table-cell table:style-name="ce792" table:formula="of:=ABS([.G27])" office:value-type="float" office:value="4" calcext:value-type="float">
            <text:p>4</text:p>
          </table:table-cell>
          <table:table-cell table:style-name="ce702" table:formula="of:=-[.H27]/[.G27]" office:value-type="float" office:value="1.75" calcext:value-type="float">
            <text:p>1,75</text:p>
          </table:table-cell>
          <table:table-cell table:style-name="ce807" table:formula="of:=-[.H27]/[.G27]" office:value-type="float" office:value="1.75" calcext:value-type="float">
            <text:p><text:s/>7/4 </text:p>
          </table:table-cell>
          <table:table-cell table:style-name="ce812" table:formula="of:=IF([.K27]-INT([.K27])=0;TRUE();FALSE())" office:value-type="boolean" office:boolean-value="false" calcext:value-type="boolean">
            <text:p>FAUX</text:p>
          </table:table-cell>
          <table:table-cell table:style-name="ce817" table:formula="of:=IF([.M27];[.K27];CONCATENATE([.I27];&quot;/&quot;;[.J27]))" office:value-type="string" office:string-value="7/4" calcext:value-type="string">
            <text:p>7/4</text:p>
          </table:table-cell>
          <table:table-cell table:style-name="ce702" table:formula="of:=RANK([.A27];[.$A$3:.$A$32];0)" office:value-type="float" office:value="8" calcext:value-type="float">
            <text:p>8</text:p>
          </table:table-cell>
          <table:table-cell table:style-name="ce678"/>
          <table:table-cell/>
          <table:table-cell table:style-name="ce595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431503" calcext:value-type="float">
            <text:p>431503</text:p>
          </table:table-cell>
          <table:table-cell table:style-name="ce702" office:value-type="float" office:value="26" calcext:value-type="float">
            <text:p>26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28]=1;&quot;&quot;;IF([.C28]=-1;&quot;-&quot;;[.C28]));&quot;x&quot;;IF([.D28]=0;&quot;&quot;;IF([.D28]&gt;0;&quot;+&quot;;&quot;-&quot;));IF([.D28]=0;&quot;&quot;;ABS([.D28]));&quot;)&quot;)" office:value-type="string" office:string-value="(7x+2)" calcext:value-type="string">
            <text:p>(7x+2)</text:p>
          </table:table-cell>
          <table:table-cell table:style-name="ce702" table:formula="of:=GCD(ABS([.C28]);ABS([.D28]))" office:value-type="float" office:value="1" calcext:value-type="float">
            <text:p>1</text:p>
          </table:table-cell>
          <table:table-cell table:style-name="ce770" table:formula="of:=[.C28]/[.F28]" office:value-type="float" office:value="7" calcext:value-type="float">
            <text:p>7</text:p>
          </table:table-cell>
          <table:table-cell table:style-name="ce770" table:formula="of:=[.D28]/[.F28]" office:value-type="float" office:value="2" calcext:value-type="float">
            <text:p>2</text:p>
          </table:table-cell>
          <table:table-cell table:style-name="ce792" table:formula="of:=IF([.C28]*[.D28]&lt;0;ABS([.H28]);-ABS([.H28]))" office:value-type="float" office:value="-2" calcext:value-type="float">
            <text:p>-2</text:p>
          </table:table-cell>
          <table:table-cell table:style-name="ce792" table:formula="of:=ABS([.G28])" office:value-type="float" office:value="7" calcext:value-type="float">
            <text:p>7</text:p>
          </table:table-cell>
          <table:table-cell table:style-name="ce702" table:formula="of:=-[.H28]/[.G28]" office:value-type="float" office:value="-0.285714285714286" calcext:value-type="float">
            <text:p>-0,285714285714286</text:p>
          </table:table-cell>
          <table:table-cell table:style-name="ce807" table:formula="of:=-[.H28]/[.G28]" office:value-type="float" office:value="-0.285714285714286" calcext:value-type="float">
            <text:p>- 2/7 </text:p>
          </table:table-cell>
          <table:table-cell table:style-name="ce812" table:formula="of:=IF([.K28]-INT([.K28])=0;TRUE();FALSE())" office:value-type="boolean" office:boolean-value="false" calcext:value-type="boolean">
            <text:p>FAUX</text:p>
          </table:table-cell>
          <table:table-cell table:style-name="ce817" table:formula="of:=IF([.M28];[.K28];CONCATENATE([.I28];&quot;/&quot;;[.J28]))" office:value-type="string" office:string-value="-2/7" calcext:value-type="string">
            <text:p>-2/7</text:p>
          </table:table-cell>
          <table:table-cell table:style-name="ce702" table:formula="of:=RANK([.A28];[.$A$3:.$A$32];0)" office:value-type="float" office:value="18" calcext:value-type="float">
            <text:p>18</text:p>
          </table:table-cell>
          <table:table-cell table:style-name="ce678"/>
          <table:table-cell/>
          <table:table-cell table:style-name="ce595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942212" calcext:value-type="float">
            <text:p>942212</text:p>
          </table:table-cell>
          <table:table-cell table:style-name="ce702" office:value-type="float" office:value="27" calcext:value-type="float">
            <text:p>27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9" calcext:value-type="float">
            <text:p>9</text:p>
          </table:table-cell>
          <table:table-cell table:style-name="ce702" table:formula="of:=CONCATENATE(&quot;(&quot;;IF([.C29]=1;&quot;&quot;;IF([.C29]=-1;&quot;-&quot;;[.C29]));&quot;x&quot;;IF([.D29]=0;&quot;&quot;;IF([.D29]&gt;0;&quot;+&quot;;&quot;-&quot;));IF([.D29]=0;&quot;&quot;;ABS([.D29]));&quot;)&quot;)" office:value-type="string" office:string-value="(2x+9)" calcext:value-type="string">
            <text:p>(2x+9)</text:p>
          </table:table-cell>
          <table:table-cell table:style-name="ce702" table:formula="of:=GCD(ABS([.C29]);ABS([.D29]))" office:value-type="float" office:value="1" calcext:value-type="float">
            <text:p>1</text:p>
          </table:table-cell>
          <table:table-cell table:style-name="ce770" table:formula="of:=[.C29]/[.F29]" office:value-type="float" office:value="2" calcext:value-type="float">
            <text:p>2</text:p>
          </table:table-cell>
          <table:table-cell table:style-name="ce770" table:formula="of:=[.D29]/[.F29]" office:value-type="float" office:value="9" calcext:value-type="float">
            <text:p>9</text:p>
          </table:table-cell>
          <table:table-cell table:style-name="ce792" table:formula="of:=IF([.C29]*[.D29]&lt;0;ABS([.H29]);-ABS([.H29]))" office:value-type="float" office:value="-9" calcext:value-type="float">
            <text:p>-9</text:p>
          </table:table-cell>
          <table:table-cell table:style-name="ce792" table:formula="of:=ABS([.G29])" office:value-type="float" office:value="2" calcext:value-type="float">
            <text:p>2</text:p>
          </table:table-cell>
          <table:table-cell table:style-name="ce702" table:formula="of:=-[.H29]/[.G29]" office:value-type="float" office:value="-4.5" calcext:value-type="float">
            <text:p>-4,5</text:p>
          </table:table-cell>
          <table:table-cell table:style-name="ce807" table:formula="of:=-[.H29]/[.G29]" office:value-type="float" office:value="-4.5" calcext:value-type="float">
            <text:p>- 9/2 </text:p>
          </table:table-cell>
          <table:table-cell table:style-name="ce812" table:formula="of:=IF([.K29]-INT([.K29])=0;TRUE();FALSE())" office:value-type="boolean" office:boolean-value="false" calcext:value-type="boolean">
            <text:p>FAUX</text:p>
          </table:table-cell>
          <table:table-cell table:style-name="ce817" table:formula="of:=IF([.M29];[.K29];CONCATENATE([.I29];&quot;/&quot;;[.J29]))" office:value-type="string" office:string-value="-9/2" calcext:value-type="string">
            <text:p>-9/2</text:p>
          </table:table-cell>
          <table:table-cell table:style-name="ce702" table:formula="of:=RANK([.A29];[.$A$3:.$A$32];0)" office:value-type="float" office:value="3" calcext:value-type="float">
            <text:p>3</text:p>
          </table:table-cell>
          <table:table-cell table:style-name="ce678"/>
          <table:table-cell table:number-columns-repeated="5"/>
          <table:table-cell table:style-name="ce595" table:number-columns-repeated="2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874507" calcext:value-type="float">
            <text:p>874507</text:p>
          </table:table-cell>
          <table:table-cell table:style-name="ce702" office:value-type="float" office:value="28" calcext:value-type="float">
            <text:p>28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30]=1;&quot;&quot;;IF([.C30]=-1;&quot;-&quot;;[.C30]));&quot;x&quot;;IF([.D30]=0;&quot;&quot;;IF([.D30]&gt;0;&quot;+&quot;;&quot;-&quot;));IF([.D30]=0;&quot;&quot;;ABS([.D30]));&quot;)&quot;)" office:value-type="string" office:string-value="(3x+4)" calcext:value-type="string">
            <text:p>(3x+4)</text:p>
          </table:table-cell>
          <table:table-cell table:style-name="ce702" table:formula="of:=GCD(ABS([.C30]);ABS([.D30]))" office:value-type="float" office:value="1" calcext:value-type="float">
            <text:p>1</text:p>
          </table:table-cell>
          <table:table-cell table:style-name="ce770" table:formula="of:=[.C30]/[.F30]" office:value-type="float" office:value="3" calcext:value-type="float">
            <text:p>3</text:p>
          </table:table-cell>
          <table:table-cell table:style-name="ce770" table:formula="of:=[.D30]/[.F30]" office:value-type="float" office:value="4" calcext:value-type="float">
            <text:p>4</text:p>
          </table:table-cell>
          <table:table-cell table:style-name="ce792" table:formula="of:=IF([.C30]*[.D30]&lt;0;ABS([.H30]);-ABS([.H30]))" office:value-type="float" office:value="-4" calcext:value-type="float">
            <text:p>-4</text:p>
          </table:table-cell>
          <table:table-cell table:style-name="ce792" table:formula="of:=ABS([.G30])" office:value-type="float" office:value="3" calcext:value-type="float">
            <text:p>3</text:p>
          </table:table-cell>
          <table:table-cell table:style-name="ce702" table:formula="of:=-[.H30]/[.G30]" office:value-type="float" office:value="-1.33333333333333" calcext:value-type="float">
            <text:p>-1,33333333333333</text:p>
          </table:table-cell>
          <table:table-cell table:style-name="ce807" table:formula="of:=-[.H30]/[.G30]" office:value-type="float" office:value="-1.33333333333333" calcext:value-type="float">
            <text:p>- 4/3 </text:p>
          </table:table-cell>
          <table:table-cell table:style-name="ce812" table:formula="of:=IF([.K30]-INT([.K30])=0;TRUE();FALSE())" office:value-type="boolean" office:boolean-value="false" calcext:value-type="boolean">
            <text:p>FAUX</text:p>
          </table:table-cell>
          <table:table-cell table:style-name="ce817" table:formula="of:=IF([.M30];[.K30];CONCATENATE([.I30];&quot;/&quot;;[.J30]))" office:value-type="string" office:string-value="-4/3" calcext:value-type="string">
            <text:p>-4/3</text:p>
          </table:table-cell>
          <table:table-cell table:style-name="ce702" table:formula="of:=RANK([.A30];[.$A$3:.$A$32];0)" office:value-type="float" office:value="5" calcext:value-type="float">
            <text:p>5</text:p>
          </table:table-cell>
          <table:table-cell table:style-name="ce678"/>
          <table:table-cell table:number-columns-repeated="5"/>
          <table:table-cell table:style-name="ce595" table:number-columns-repeated="2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610250" calcext:value-type="float">
            <text:p>610250</text:p>
          </table:table-cell>
          <table:table-cell table:style-name="ce702" office:value-type="float" office:value="29" calcext:value-type="float">
            <text:p>29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31]=1;&quot;&quot;;IF([.C31]=-1;&quot;-&quot;;[.C31]));&quot;x&quot;;IF([.D31]=0;&quot;&quot;;IF([.D31]&gt;0;&quot;+&quot;;&quot;-&quot;));IF([.D31]=0;&quot;&quot;;ABS([.D31]));&quot;)&quot;)" office:value-type="string" office:string-value="(4x-1)" calcext:value-type="string">
            <text:p>(4x-1)</text:p>
          </table:table-cell>
          <table:table-cell table:style-name="ce702" table:formula="of:=GCD(ABS([.C31]);ABS([.D31]))" office:value-type="float" office:value="1" calcext:value-type="float">
            <text:p>1</text:p>
          </table:table-cell>
          <table:table-cell table:style-name="ce770" table:formula="of:=[.C31]/[.F31]" office:value-type="float" office:value="4" calcext:value-type="float">
            <text:p>4</text:p>
          </table:table-cell>
          <table:table-cell table:style-name="ce770" table:formula="of:=[.D31]/[.F31]" office:value-type="float" office:value="-1" calcext:value-type="float">
            <text:p>-1</text:p>
          </table:table-cell>
          <table:table-cell table:style-name="ce792" table:formula="of:=IF([.C31]*[.D31]&lt;0;ABS([.H31]);-ABS([.H31]))" office:value-type="float" office:value="1" calcext:value-type="float">
            <text:p>1</text:p>
          </table:table-cell>
          <table:table-cell table:style-name="ce792" table:formula="of:=ABS([.G31])" office:value-type="float" office:value="4" calcext:value-type="float">
            <text:p>4</text:p>
          </table:table-cell>
          <table:table-cell table:style-name="ce702" table:formula="of:=-[.H31]/[.G31]" office:value-type="float" office:value="0.25" calcext:value-type="float">
            <text:p>0,25</text:p>
          </table:table-cell>
          <table:table-cell table:style-name="ce807" table:formula="of:=-[.H31]/[.G31]" office:value-type="float" office:value="0.25" calcext:value-type="float">
            <text:p><text:s/>1/4 </text:p>
          </table:table-cell>
          <table:table-cell table:style-name="ce812" table:formula="of:=IF([.K31]-INT([.K31])=0;TRUE();FALSE())" office:value-type="boolean" office:boolean-value="false" calcext:value-type="boolean">
            <text:p>FAUX</text:p>
          </table:table-cell>
          <table:table-cell table:style-name="ce817" table:formula="of:=IF([.M31];[.K31];CONCATENATE([.I31];&quot;/&quot;;[.J31]))" office:value-type="string" office:string-value="1/4" calcext:value-type="string">
            <text:p>1/4</text:p>
          </table:table-cell>
          <table:table-cell table:style-name="ce702" table:formula="of:=RANK([.A31];[.$A$3:.$A$32];0)" office:value-type="float" office:value="15" calcext:value-type="float">
            <text:p>15</text:p>
          </table:table-cell>
          <table:table-cell table:style-name="ce678"/>
          <table:table-cell table:number-columns-repeated="5"/>
          <table:table-cell table:style-name="ce595" table:number-columns-repeated="2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76611" calcext:value-type="float">
            <text:p>76611</text:p>
          </table:table-cell>
          <table:table-cell table:style-name="ce702" office:value-type="float" office:value="30" calcext:value-type="float">
            <text:p>30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32]=1;&quot;&quot;;IF([.C32]=-1;&quot;-&quot;;[.C32]));&quot;x&quot;;IF([.D32]=0;&quot;&quot;;IF([.D32]&gt;0;&quot;+&quot;;&quot;-&quot;));IF([.D32]=0;&quot;&quot;;ABS([.D32]));&quot;)&quot;)" office:value-type="string" office:string-value="(5x-3)" calcext:value-type="string">
            <text:p>(5x-3)</text:p>
          </table:table-cell>
          <table:table-cell table:style-name="ce702" table:formula="of:=GCD(ABS([.C32]);ABS([.D32]))" office:value-type="float" office:value="1" calcext:value-type="float">
            <text:p>1</text:p>
          </table:table-cell>
          <table:table-cell table:style-name="ce770" table:formula="of:=[.C32]/[.F32]" office:value-type="float" office:value="5" calcext:value-type="float">
            <text:p>5</text:p>
          </table:table-cell>
          <table:table-cell table:style-name="ce770" table:formula="of:=[.D32]/[.F32]" office:value-type="float" office:value="-3" calcext:value-type="float">
            <text:p>-3</text:p>
          </table:table-cell>
          <table:table-cell table:style-name="ce792" table:formula="of:=IF([.C32]*[.D32]&lt;0;ABS([.H32]);-ABS([.H32]))" office:value-type="float" office:value="3" calcext:value-type="float">
            <text:p>3</text:p>
          </table:table-cell>
          <table:table-cell table:style-name="ce792" table:formula="of:=ABS([.G32])" office:value-type="float" office:value="5" calcext:value-type="float">
            <text:p>5</text:p>
          </table:table-cell>
          <table:table-cell table:style-name="ce702" table:formula="of:=-[.H32]/[.G32]" office:value-type="float" office:value="0.6" calcext:value-type="float">
            <text:p>0,6</text:p>
          </table:table-cell>
          <table:table-cell table:style-name="ce807" table:formula="of:=-[.H32]/[.G32]" office:value-type="float" office:value="0.6" calcext:value-type="float">
            <text:p><text:s/>3/5 </text:p>
          </table:table-cell>
          <table:table-cell table:style-name="ce812" table:formula="of:=IF([.K32]-INT([.K32])=0;TRUE();FALSE())" office:value-type="boolean" office:boolean-value="false" calcext:value-type="boolean">
            <text:p>FAUX</text:p>
          </table:table-cell>
          <table:table-cell table:style-name="ce817" table:formula="of:=IF([.M32];[.K32];CONCATENATE([.I32];&quot;/&quot;;[.J32]))" office:value-type="string" office:string-value="3/5" calcext:value-type="string">
            <text:p>3/5</text:p>
          </table:table-cell>
          <table:table-cell table:style-name="ce702" table:formula="of:=RANK([.A32];[.$A$3:.$A$32];0)" office:value-type="float" office:value="29" calcext:value-type="float">
            <text:p>29</text:p>
          </table:table-cell>
          <table:table-cell table:style-name="ce678"/>
          <table:table-cell table:number-columns-repeated="5"/>
          <table:table-cell table:style-name="ce595" table:number-columns-repeated="2"/>
          <table:table-cell table:number-columns-repeated="1001"/>
        </table:table-row>
        <table:table-row table:style-name="ro3">
          <table:table-cell table:style-name="ce703"/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2" calcext:value-type="float">
            <text:p>2</text:p>
          </table:table-cell>
          <table:table-cell table:style-name="ce703" office:value-type="float" office:value="3" calcext:value-type="float">
            <text:p>3</text:p>
          </table:table-cell>
          <table:table-cell table:style-name="ce703" office:value-type="float" office:value="4" calcext:value-type="float">
            <text:p>4</text:p>
          </table:table-cell>
          <table:table-cell table:style-name="ce703" office:value-type="float" office:value="5" calcext:value-type="float">
            <text:p>5</text:p>
          </table:table-cell>
          <table:table-cell table:style-name="ce703" office:value-type="float" office:value="6" calcext:value-type="float">
            <text:p>6</text:p>
          </table:table-cell>
          <table:table-cell table:style-name="ce703" office:value-type="float" office:value="7" calcext:value-type="float">
            <text:p>7</text:p>
          </table:table-cell>
          <table:table-cell table:style-name="ce703" office:value-type="float" office:value="8" calcext:value-type="float">
            <text:p>8</text:p>
          </table:table-cell>
          <table:table-cell table:style-name="ce703" office:value-type="float" office:value="9" calcext:value-type="float">
            <text:p>9</text:p>
          </table:table-cell>
          <table:table-cell table:style-name="ce703" office:value-type="float" office:value="10" calcext:value-type="float">
            <text:p>10</text:p>
          </table:table-cell>
          <table:table-cell table:style-name="ce703" office:value-type="float" office:value="11" calcext:value-type="float">
            <text:p>11</text:p>
          </table:table-cell>
          <table:table-cell table:style-name="ce703" office:value-type="float" office:value="12" calcext:value-type="float">
            <text:p>12</text:p>
          </table:table-cell>
          <table:table-cell table:style-name="ce703" office:value-type="float" office:value="13" calcext:value-type="float">
            <text:p>13</text:p>
          </table:table-cell>
          <table:table-cell table:style-name="ce703"/>
          <table:table-cell table:style-name="ce726"/>
          <table:table-cell table:number-columns-repeated="5"/>
          <table:table-cell table:style-name="ce595" table:number-columns-repeated="2"/>
          <table:table-cell table:number-columns-repeated="1001"/>
        </table:table-row>
        <table:table-row table:style-name="ro3">
          <table:table-cell table:number-columns-repeated="21"/>
          <table:table-cell table:style-name="ce595" table:number-columns-repeated="2"/>
          <table:table-cell table:number-columns-repeated="1001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1</text:p>
          </table:table-cell>
          <table:covered-table-cell table:number-columns-repeated="14" table:style-name="ce703"/>
          <table:table-cell table:number-columns-repeated="6"/>
          <table:table-cell table:style-name="ce595" table:number-columns-repeated="2"/>
          <table:table-cell table:number-columns-repeated="1001"/>
        </table:table-row>
        <table:table-row table:style-name="ro3">
          <table:table-cell table:style-name="ce706"/>
          <table:table-cell table:style-name="ce726" table:number-columns-repeated="14"/>
          <table:table-cell/>
          <table:table-cell table:style-name="ce800" table:number-columns-repeated="5"/>
          <table:table-cell table:style-name="ce795" table:number-columns-repeated="2"/>
          <table:table-cell table:style-name="ce800" table:number-columns-repeated="1001"/>
        </table:table-row>
        <table:table-row table:style-name="ro3">
          <table:table-cell table:style-name="ce593"/>
          <table:table-cell table:style-name="ce615" office:value-type="string" calcext:value-type="string">
            <text:p>a₁</text:p>
          </table:table-cell>
          <table:table-cell table:style-name="ce615" office:value-type="string" calcext:value-type="string">
            <text:p>b₁</text:p>
          </table:table-cell>
          <table:table-cell table:style-name="ce677" office:value-type="string" calcext:value-type="string">
            <text:p>Facteur 1</text:p>
          </table:table-cell>
          <table:table-cell table:style-name="ce615" office:value-type="string" calcext:value-type="string">
            <text:p>rac 1</text:p>
          </table:table-cell>
          <table:table-cell table:style-name="ce677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595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836"/>
          <table:table-cell table:number-columns-repeated="9"/>
          <table:table-cell table:style-name="ce595" table:number-columns-repeated="2"/>
          <table:table-cell table:number-columns-repeated="1001"/>
        </table:table-row>
        <table:table-row table:style-name="ro3">
          <table:table-cell table:style-name="ce708" office:value-type="float" office:value="1" calcext:value-type="float">
            <text:p>1</text:p>
          </table:table-cell>
          <table:table-cell table:style-name="ce722" table:formula="of:=IF(RANDBETWEEN(1;2)=1;1;-1)" office:value-type="float" office:value="-1" calcext:value-type="float">
            <text:p>-1</text:p>
          </table:table-cell>
          <table:table-cell table:style-name="ce722" table:formula="of:=IF(RANDBETWEEN(1;2)=1;1;-1)*VLOOKUP([.O3];[.$B$3:.$N$32];1)" office:value-type="float" office:value="-14" calcext:value-type="float">
            <text:p>-14</text:p>
          </table:table-cell>
          <table:table-cell table:style-name="ce708" table:formula="of:=COM.MICROSOFT.CONCAT(&quot;(&quot;;IF([.B38]=1;&quot;&quot;;&quot;-&quot;);&quot;x&quot;;IF([.C38]&lt;0;&quot;-&quot;;IF([.C38]=0;&quot;&quot;;&quot;+&quot;));IF([.C38]=0;&quot;&quot;;ABS([.C38]));&quot;)&quot;)" office:value-type="string" office:string-value="(-x-14)" calcext:value-type="string">
            <text:p>(-x-14)</text:p>
          </table:table-cell>
          <table:table-cell table:style-name="ce722" table:formula="of:=-[.C38]/[.B38]" office:value-type="float" office:value="-14" calcext:value-type="float">
            <text:p>-14</text:p>
          </table:table-cell>
          <table:table-cell table:style-name="ce708" table:formula="of:=IF(SIGN([.B38]*([.E38]-1)+[.C38])&lt;0;&quot;-&quot;;&quot;+&quot;)" office:value-type="string" office:string-value="+" calcext:value-type="string">
            <text:p>+</text:p>
          </table:table-cell>
          <table:table-cell table:style-name="ce708" table:formula="of:=IF(SIGN([.B38]*AVERAGE([.E38];[.E40])+[.C38])&lt;0;&quot;-&quot;;&quot;+&quot;)" office:value-type="string" office:string-value="-" calcext:value-type="string">
            <text:p>-</text:p>
          </table:table-cell>
          <table:table-cell table:style-name="ce708" table:formula="of:=IF(SIGN([.B38]*([.E38]+1)+[.C38])&lt;0;&quot;-&quot;;&quot;+&quot;)" office:value-type="string" office:string-value="-" calcext:value-type="string">
            <text:p>-</text:p>
          </table:table-cell>
          <table:table-cell table:style-name="ce595"/>
          <table:table-cell table:style-name="ce722" table:formula="of:=MIN([.E38];[.E40])" office:value-type="float" office:value="-14" calcext:value-type="float">
            <text:p>-14</text:p>
          </table:table-cell>
          <table:table-cell table:style-name="ce722" table:formula="of:=MAX([.E38];[.E40])" office:value-type="float" office:value="22" calcext:value-type="float">
            <text:p>22</text:p>
          </table:table-cell>
          <table:table-cell table:style-name="ce836"/>
          <table:table-cell table:number-columns-repeated="9"/>
          <table:table-cell table:style-name="ce595"/>
          <table:table-cell table:number-columns-repeated="1002"/>
        </table:table-row>
        <table:table-row table:style-name="ro3">
          <table:table-cell/>
          <table:table-cell table:style-name="ce615" office:value-type="string" calcext:value-type="string">
            <text:p>a₂</text:p>
          </table:table-cell>
          <table:table-cell table:style-name="ce615" office:value-type="string" calcext:value-type="string">
            <text:p>b₂</text:p>
          </table:table-cell>
          <table:table-cell table:style-name="ce677" office:value-type="string" calcext:value-type="string">
            <text:p>Facteur 2</text:p>
          </table:table-cell>
          <table:table-cell table:style-name="ce615" office:value-type="string" calcext:value-type="string">
            <text:p>rac 2</text:p>
          </table:table-cell>
          <table:table-cell table:style-name="ce677" office:value-type="string" calcext:value-type="string" table:number-columns-spanned="3" table:number-rows-spanned="1">
            <text:p>Signes</text:p>
          </table:table-cell>
          <table:covered-table-cell table:number-columns-repeated="2" table:style-name="ce615"/>
          <table:table-cell table:style-name="ce595"/>
          <table:table-cell table:style-name="ce615" office:value-type="string" calcext:value-type="string">
            <text:p>choix</text:p>
          </table:table-cell>
          <table:table-cell table:style-name="ce722" table:formula="of:=RANDBETWEEN(1;2)" office:value-type="float" office:value="1" calcext:value-type="float">
            <text:p>1</text:p>
          </table:table-cell>
          <table:table-cell table:number-columns-repeated="10"/>
          <table:table-cell table:style-name="ce595"/>
          <table:table-cell/>
          <table:table-cell table:style-name="ce834"/>
          <table:table-cell table:number-columns-repeated="1000"/>
        </table:table-row>
        <table:table-row table:style-name="ro3">
          <table:table-cell table:style-name="ce708" office:value-type="float" office:value="2" calcext:value-type="float">
            <text:p>2</text:p>
          </table:table-cell>
          <table:table-cell table:style-name="ce722" table:formula="of:=IF(RANDBETWEEN(1;2)=1;1;-1)" office:value-type="float" office:value="1" calcext:value-type="float">
            <text:p>1</text:p>
          </table:table-cell>
          <table:table-cell table:style-name="ce722" table:formula="of:=IF(RANDBETWEEN(1;2)=1;1;-1)*VLOOKUP([.O4];[.$B$3:.$N$32];1)" office:value-type="float" office:value="-22" calcext:value-type="float">
            <text:p>-22</text:p>
          </table:table-cell>
          <table:table-cell table:style-name="ce722" table:formula="of:=COM.MICROSOFT.CONCAT(&quot;(&quot;;IF([.B40]=1;&quot;&quot;;&quot;-&quot;);&quot;x&quot;;IF([.C40]&lt;0;&quot;-&quot;;IF([.C40]=0;&quot;&quot;;&quot;+&quot;));IF([.C40]=0;&quot;&quot;;ABS([.C40]));&quot;)&quot;)" office:value-type="string" office:string-value="(x-22)" calcext:value-type="string">
            <text:p>(x-22)</text:p>
          </table:table-cell>
          <table:table-cell table:style-name="ce722" table:formula="of:=-[.C40]/[.B40]" office:value-type="float" office:value="22" calcext:value-type="float">
            <text:p>22</text:p>
          </table:table-cell>
          <table:table-cell table:style-name="ce708" table:formula="of:=IF(SIGN([.B40]*([.E40]-1)+[.C40]&lt;0);&quot;-&quot;;&quot;+&quot;)" office:value-type="string" office:string-value="-" calcext:value-type="string">
            <text:p>-</text:p>
          </table:table-cell>
          <table:table-cell table:style-name="ce722" table:formula="of:=IF(SIGN([.B40]*AVERAGE([.E38];[.E40])+[.C40]&lt;0);&quot;-&quot;;&quot;+&quot;)" office:value-type="string" office:string-value="-" calcext:value-type="string">
            <text:p>-</text:p>
          </table:table-cell>
          <table:table-cell table:style-name="ce722" table:formula="of:=IF(SIGN([.B40]*([.E40]+1)+[.C40]&lt;0);&quot;-&quot;;&quot;+&quot;)" office:value-type="string" office:string-value="+" calcext:value-type="string">
            <text:p>+</text:p>
          </table:table-cell>
          <table:table-cell table:style-name="ce595" table:number-columns-repeated="2"/>
          <table:table-cell table:number-columns-repeated="11"/>
          <table:table-cell table:style-name="ce595"/>
          <table:table-cell table:number-columns-repeated="1002"/>
        </table:table-row>
        <table:table-row table:style-name="ro3">
          <table:table-cell table:style-name="ce595" table:number-columns-repeated="15"/>
          <table:table-cell table:number-columns-repeated="4"/>
          <table:table-cell table:style-name="ce832"/>
          <table:table-cell table:style-name="ce831"/>
          <table:table-cell table:number-columns-repeated="1003"/>
        </table:table-row>
        <table:table-row table:style-name="ro3">
          <table:table-cell table:style-name="ce710" office:value-type="string" calcext:value-type="string" table:number-columns-spanned="8" table:number-rows-spanned="1">
            <text:p>Tableau 1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1</text:p>
          </table:table-cell>
          <table:covered-table-cell table:style-name="ce595"/>
          <table:covered-table-cell table:style-name="ce803"/>
          <table:covered-table-cell table:number-columns-repeated="3"/>
          <table:table-cell table:style-name="ce595"/>
          <table:table-cell table:number-columns-repeated="4"/>
          <table:table-cell table:style-name="ce833"/>
          <table:table-cell table:style-name="ce831"/>
          <table:table-cell table:number-columns-repeated="1003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626" table:formula="of:=[.J38]" office:value-type="float" office:value="-14" calcext:value-type="float" table:number-columns-spanned="2" table:number-rows-spanned="1">
            <text:p>-14</text:p>
          </table:table-cell>
          <table:covered-table-cell table:style-name="ce626" table:formula="of:=#REF!" office:value-type="string" office:string-value="" calcext:value-type="error">
            <text:p>#RÉF !</text:p>
          </table:covered-table-cell>
          <table:table-cell table:style-name="ce626"/>
          <table:table-cell table:style-name="ce626" table:formula="of:=[.K38]" office:value-type="float" office:value="22" calcext:value-type="float" table:number-columns-spanned="2" table:number-rows-spanned="1">
            <text:p>22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1'.C4]);0;IF(['Niveau 1'.C4]=[.C43];1;-0.5))" office:value-type="float" office:value="0" calcext:value-type="float">
            <text:p>0</text:p>
          </table:table-cell>
          <table:table-cell/>
          <table:table-cell table:style-name="ce798" table:formula="of:=IF(ISBLANK([$'Niveau 1'.F4]);0;IF(['Niveau 1'.F4]=[.F43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595"/>
          <table:table-cell table:number-columns-repeated="5"/>
          <table:table-cell table:style-name="ce831"/>
          <table:table-cell table:number-columns-repeated="1003"/>
        </table:table-row>
        <table:table-row table:style-name="ro3">
          <table:table-cell table:style-name="ce712" table:formula="of:=IF([.K39]=1;COM.MICROSOFT.CONCAT(&quot;Signe de &quot;;IF([.K39]=1;[.D38];[.D40]));COM.MICROSOFT.CONCAT(&quot;Signe de &quot;;IF([.K39]=0;[.D38];[.D40])))" office:value-type="string" office:string-value="Signe de (-x-14)" calcext:value-type="string">
            <text:p>Signe de (-x-14)</text:p>
          </table:table-cell>
          <table:table-cell table:style-name="ce729" table:formula="of:=IF([.K39]=1;[.F38];[.F40])" office:value-type="string" office:string-value="+" calcext:value-type="string">
            <text:p>+</text:p>
          </table:table-cell>
          <table:table-cell table:style-name="ce626" table:formula="of:=IF([.K39]=1;IF([.E38]=[.J38];0;&quot;&quot;);IF([.E40]=[.J38];0;&quot;&quot;))" office:value-type="float" office:value="0" calcext:value-type="float" table:number-columns-spanned="2" table:number-rows-spanned="1">
            <text:p>0</text:p>
          </table:table-cell>
          <table:covered-table-cell table:style-name="ce626" table:formula="of:=IF([.B44]&lt;&gt;&quot;&quot;;IF(VALUE(COM.MICROSOFT.CONCAT(#REF!;[.B44]))=-#REF!;0;&quot;&quot;);&quot;&quot;)" office:value-type="string" office:string-value="" calcext:value-type="error">
            <text:p>#RÉF !</text:p>
          </table:covered-table-cell>
          <table:table-cell table:style-name="ce626" table:formula="of:=IF([.K39]=1;[.G38];[.G40])" office:value-type="string" office:string-value="-" calcext:value-type="string">
            <text:p>-</text:p>
          </table:table-cell>
          <table:table-cell table:style-name="ce626" table:formula="of:=IF([.K39]=1;IF([.E38]=[.K38];0;&quot;&quot;);IF([.E40]=[.K38];0;&quot;&quot;))" table:number-columns-spanned="2" table:number-rows-spanned="1">
            <text:p/>
          </table:table-cell>
          <table:covered-table-cell table:style-name="ce731"/>
          <table:table-cell table:style-name="ce779" table:formula="of:=IF([.K39]=1;[.H38];[.H40])" office:value-type="string" office:string-value="-" calcext:value-type="string">
            <text:p>-</text:p>
          </table:table-cell>
          <table:table-cell table:style-name="ce708" table:formula="of:=IF(ISBLANK([$'Niveau 1'.B5]);0;IF(['Niveau 1'.B5]=[.B44];1;-0.5))" office:value-type="float" office:value="0" calcext:value-type="float">
            <text:p>0</text:p>
          </table:table-cell>
          <table:table-cell table:style-name="ce799" table:formula="of:=IF(ISBLANK([$'Niveau 1'.C5]);0;IF(AND(ISBLANK([$'Niveau 1'.C6]);[$'Niveau 1'.C5]=[.C44]);1;-0.5))" office:value-type="float" office:value="0" calcext:value-type="float">
            <text:p>0</text:p>
          </table:table-cell>
          <table:table-cell table:style-name="ce708" table:formula="of:=IF(ISBLANK([$'Niveau 1'.E5]);0;IF(['Niveau 1'.E5]=[.E44];1;-0.5))" office:value-type="float" office:value="0" calcext:value-type="float">
            <text:p>0</text:p>
          </table:table-cell>
          <table:table-cell table:style-name="ce801" table:formula="of:=IF(ISBLANK([$'Niveau 1'.F5]);0;IF(AND(ISBLANK([$'Niveau 1'.F6]);[$'Niveau 1'.F5]=[.F44]);1;-0.5))" office:value-type="float" office:value="0" calcext:value-type="float">
            <text:p>0</text:p>
          </table:table-cell>
          <table:table-cell table:style-name="ce708" table:formula="of:=IF(ISBLANK([$'Niveau 1'.H5]);0;IF(['Niveau 1'.H5]=[.H44];1;-0.5))" office:value-type="float" office:value="0" calcext:value-type="float">
            <text:p>0</text:p>
          </table:table-cell>
          <table:table-cell table:style-name="ce722" table:formula="of:=SUM([.I43:.M46])" office:value-type="float" office:value="0" calcext:value-type="float">
            <text:p>0</text:p>
          </table:table-cell>
          <table:table-cell table:style-name="ce595"/>
          <table:table-cell table:number-columns-repeated="1009"/>
        </table:table-row>
        <table:table-row table:style-name="ro3">
          <table:table-cell table:style-name="ce712" table:formula="of:=IF([.K39]=2;COM.MICROSOFT.CONCAT(&quot;Signe de &quot;;IF([.K39]=2;[.D38];[.D40]));COM.MICROSOFT.CONCAT(&quot;Signe de &quot;;IF([.K39]=0;[.D38];[.D40])))" office:value-type="string" office:string-value="Signe de (x-22)" calcext:value-type="string">
            <text:p>Signe de (x-22)</text:p>
          </table:table-cell>
          <table:table-cell table:style-name="ce729" table:formula="of:=IF([.K39]=2;[.F38];[.F40])" office:value-type="string" office:string-value="-" calcext:value-type="string">
            <text:p>-</text:p>
          </table:table-cell>
          <table:table-cell table:style-name="ce626" table:formula="of:=IF([.K39]=2;IF([.E40]=[.K38];0;&quot;&quot;);IF([.E38]=[.K38];0;&quot;&quot;))" table:number-columns-spanned="2" table:number-rows-spanned="1">
            <text:p/>
          </table:table-cell>
          <table:covered-table-cell table:style-name="ce731"/>
          <table:table-cell table:style-name="ce626" table:formula="of:=IF([.K39]=2;[.G38];[.G40])" office:value-type="string" office:string-value="-" calcext:value-type="string">
            <text:p>-</text:p>
          </table:table-cell>
          <table:table-cell table:style-name="ce626" table:formula="of:=IF([.K39]=2;IF([.E40]=[.J38];0;&quot;&quot;);IF([.E38]=[.J38];0;&quot;&quot;)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IF([.K39]=2;[.H38];[.H40])" office:value-type="string" office:string-value="+" calcext:value-type="string">
            <text:p>+</text:p>
          </table:table-cell>
          <table:table-cell table:style-name="ce708" table:formula="of:=IF(ISBLANK([$'Niveau 1'.B6]);0;IF(['Niveau 1'.B6]=[.B45];1;-0.5))" office:value-type="float" office:value="0" calcext:value-type="float">
            <text:p>0</text:p>
          </table:table-cell>
          <table:table-cell table:style-name="ce801" table:formula="of:=IF(ISBLANK([$'Niveau 1'.C6]);0;IF(AND(ISBLANK([$'Niveau 1'.C5]);[$'Niveau 1'.C6]=[.C45]);1;-0.5))" office:value-type="float" office:value="0" calcext:value-type="float">
            <text:p>0</text:p>
          </table:table-cell>
          <table:table-cell table:style-name="ce708" table:formula="of:=IF(ISBLANK([$'Niveau 1'.E6]);0;IF(['Niveau 1'.E6]=[.E45];1;-0.5))" office:value-type="float" office:value="0" calcext:value-type="float">
            <text:p>0</text:p>
          </table:table-cell>
          <table:table-cell table:style-name="ce801" table:formula="of:=IF(ISBLANK([$'Niveau 1'.F6]);0;IF(AND(ISBLANK([$'Niveau 1'.F5]);[$'Niveau 1'.F6]=[.F45]);1;-0.5))" office:value-type="float" office:value="0" calcext:value-type="float">
            <text:p>0</text:p>
          </table:table-cell>
          <table:table-cell table:style-name="ce708" table:formula="of:=IF(ISBLANK([$'Niveau 1'.H6]);0;IF(['Niveau 1'.H6]=[.H45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595"/>
          <table:table-cell table:number-columns-repeated="2"/>
          <table:table-cell table:style-name="ce829"/>
          <table:table-cell table:style-name="ce831"/>
          <table:table-cell/>
          <table:table-cell table:style-name="ce829"/>
          <table:table-cell table:style-name="ce831"/>
          <table:table-cell table:number-columns-repeated="1002"/>
        </table:table-row>
        <table:table-row table:style-name="ro3">
          <table:table-cell table:style-name="ce712" table:formula="of:=COM.MICROSOFT.CONCAT(&quot;Signe de &quot;;[.D38];[.D40])" office:value-type="string" office:string-value="Signe de (-x-14)(x-22)" calcext:value-type="string">
            <text:p>Signe de (-x-14)(x-22)</text:p>
          </table:table-cell>
          <table:table-cell table:style-name="ce729" table:formula="of:=IF(OR(AND([.B44]=&quot;-&quot;;[.B45]=&quot;-&quot;);AND([.B44]=&quot;+&quot;;[.B45]=&quot;+&quot;));&quot;+&quot;;&quot;-&quot;)" office:value-type="string" office:string-value="-" calcext:value-type="string">
            <text:p>-</text:p>
          </table:table-cell>
          <table:table-cell table:style-name="ce626" table:formula="of:=0" office:value-type="float" office:value="0" calcext:value-type="float" table:number-columns-spanned="2" table:number-rows-spanned="1">
            <text:p>0</text:p>
          </table:table-cell>
          <table:covered-table-cell table:style-name="ce731" table:formula="of:=IF(OR([.D44]=0;[.D45]=0);0;&quot;&quot;)" office:value-type="string" office:string-value="" calcext:value-type="error">
            <text:p>#RÉF !</text:p>
          </table:covered-table-cell>
          <table:table-cell table:style-name="ce731" table:formula="of:=IF(OR(AND([.E44]=&quot;-&quot;;[.E45]=&quot;-&quot;);AND([.E44]=&quot;+&quot;;[.E45]=&quot;+&quot;));&quot;+&quot;;&quot;-&quot;)" office:value-type="string" office:string-value="+" calcext:value-type="string">
            <text:p>+</text:p>
          </table:table-cell>
          <table:table-cell table:style-name="ce626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0" table:formula="of:=IF(OR(AND([.H44]=&quot;-&quot;;[.H45]=&quot;-&quot;);AND([.H44]=&quot;+&quot;;[.H45]=&quot;+&quot;));&quot;+&quot;;&quot;-&quot;)" office:value-type="string" office:string-value="-" calcext:value-type="string">
            <text:p>-</text:p>
          </table:table-cell>
          <table:table-cell table:style-name="ce708" table:formula="of:=IF(ISBLANK([$'Niveau 1'.B7]);0;IF(['Niveau 1'.B7]=[.B46];1;-0.5))" office:value-type="float" office:value="0" calcext:value-type="float">
            <text:p>0</text:p>
          </table:table-cell>
          <table:table-cell table:style-name="ce747" table:formula="of:=IF(ISBLANK([$'Niveau 1'.C7]);0;IF(['Niveau 1'.C7]=[.C46];1;-0.5))" office:value-type="float" office:value="0" calcext:value-type="float">
            <text:p>0</text:p>
          </table:table-cell>
          <table:table-cell table:style-name="ce708" table:formula="of:=IF(ISBLANK([$'Niveau 1'.E7]);0;IF(['Niveau 1'.E7]=[.E46];1;-0.5))" office:value-type="float" office:value="0" calcext:value-type="float">
            <text:p>0</text:p>
          </table:table-cell>
          <table:table-cell table:style-name="ce747" table:formula="of:=IF(ISBLANK([$'Niveau 1'.F7]);0;IF(['Niveau 1'.F7]=[.F46];1;-0.5))" office:value-type="float" office:value="0" calcext:value-type="float">
            <text:p>0</text:p>
          </table:table-cell>
          <table:table-cell table:style-name="ce708" table:formula="of:=IF(ISBLANK([$'Niveau 1'.H7]);0;IF(['Niveau 1'.H7]=[.H46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595"/>
          <table:table-cell table:number-columns-repeated="1009"/>
        </table:table-row>
        <table:table-row table:style-name="ro3">
          <table:table-cell table:style-name="ce595" table:number-columns-repeated="14"/>
          <table:table-cell table:number-columns-repeated="1010"/>
        </table:table-row>
        <table:table-row table:style-name="ro3">
          <table:table-cell table:style-name="ce599" office:value-type="string" calcext:value-type="string" table:number-columns-spanned="2" table:number-rows-spanned="1">
            <text:p>Ensemble solution de l’équation :</text:p>
          </table:table-cell>
          <table:covered-table-cell table:style-name="ce595"/>
          <table:table-cell table:style-name="ce663" table:formula="of:=COM.MICROSOFT.CONCAT([.D38];[.D40];&quot; = 0&quot;)" office:value-type="string" office:string-value="(-x-14)(x-22) = 0" calcext:value-type="string" table:number-columns-spanned="4" table:number-rows-spanned="1">
            <text:p>(-x-14)(x-22) = 0</text:p>
          </table:table-cell>
          <table:covered-table-cell table:number-columns-repeated="3" table:style-name="ce595"/>
          <table:table-cell table:style-name="ce771" office:value-type="string" calcext:value-type="string">
            <text:p>Pts</text:p>
          </table:table-cell>
          <table:table-cell table:style-name="ce595" table:number-columns-repeated="7"/>
          <table:table-cell table:number-columns-repeated="1010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J38]" office:value-type="float" office:value="-14" calcext:value-type="float">
            <text:p>-14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[.K38]" office:value-type="float" office:value="22" calcext:value-type="float">
            <text:p>22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49:.F49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95" table:number-columns-repeated="6"/>
          <table:table-cell table:style-name="ce772" table:number-columns-repeated="2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95"/>
          <table:table-cell table:style-name="ce623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23" office:value-type="string" calcext:value-type="string" table:number-columns-spanned="2" table:number-rows-spanned="1">
            <text:p>Choix inéqua</text:p>
          </table:table-cell>
          <table:covered-table-cell table:style-name="ce623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95"/>
          <table:table-cell table:style-name="ce795"/>
          <table:table-cell table:style-name="ce809"/>
          <table:table-cell table:style-name="ce795" table:number-columns-repeated="2"/>
          <table:table-cell table:number-columns-repeated="1010"/>
        </table:table-row>
        <table:table-row table:style-name="ro3">
          <table:table-cell table:style-name="ce595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3" calcext:value-type="float">
            <text:p>3</text:p>
          </table:table-cell>
          <table:table-cell table:style-name="ce766" table:formula="of:=IF([.$F$52]=1;&quot;≥&quot;;IF([.$F$52]=2;&quot;&gt;&quot;;IF([.$F$52]=3;&quot;≤&quot;;&quot;&lt;&quot;)))" office:value-type="string" office:string-value="≤" calcext:value-type="string">
            <text:p>≤</text:p>
          </table:table-cell>
          <table:table-cell table:style-name="ce782" table:formula="of:=IF(OR(AND([.F52]&lt;=2;[.F54]=2);AND([.F52]&gt;2;[.G54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95" table:number-columns-repeated="3"/>
          <table:table-cell table:number-columns-repeated="1008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78"/>
          <table:table-cell table:style-name="ce795" table:number-columns-repeated="6"/>
          <table:table-cell table:style-name="ce595"/>
          <table:table-cell table:number-columns-repeated="1009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46:.H46];&quot;+&quot;)" office:value-type="float" office:value="1" calcext:value-type="float">
            <text:p>1</text:p>
          </table:table-cell>
          <table:table-cell table:style-name="ce768" table:formula="of:=COUNTIF([.B46:.H46];&quot;-&quot;)" office:value-type="float" office:value="2" calcext:value-type="float">
            <text:p>2</text:p>
          </table:table-cell>
          <table:table-cell table:style-name="ce678"/>
          <table:table-cell table:style-name="ce795" table:number-columns-repeated="6"/>
          <table:table-cell table:style-name="ce595"/>
          <table:table-cell table:number-columns-repeated="1009"/>
        </table:table-row>
        <table:table-row table:style-name="ro3">
          <table:table-cell table:style-name="ce715" table:number-columns-repeated="7"/>
          <table:table-cell table:style-name="ce678"/>
          <table:table-cell table:style-name="ce795" table:number-columns-repeated="6"/>
          <table:table-cell table:style-name="ce595"/>
          <table:table-cell table:number-columns-repeated="1009"/>
        </table:table-row>
        <table:table-row table:style-name="ro3">
          <table:table-cell table:style-name="ce599" office:value-type="string" calcext:value-type="string" table:number-columns-spanned="7" table:number-rows-spanned="1">
            <text:p>Ensemble solution de l’inéquation <text:span text:style-name="T17">f </text:span>(<text:span text:style-name="T17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D38];[.D40];&quot; &quot;;[.G52];&quot; 0&quot;)" office:value-type="string" office:string-value="(-x-14)(x-22) ≤ 0" calcext:value-type="string" table:number-columns-spanned="5" table:number-rows-spanned="1">
            <text:p>(-x-14)(x-22) ≤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95" table:number-columns-repeated="3"/>
          <table:table-cell table:number-columns-repeated="1009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26" table:formula="of:=IF(OR([.F52]=2;[.F52]=4;[.H52]=2);&quot;]&quot;;&quot;[&quot;)" office:value-type="string" office:string-value="]" calcext:value-type="string">
            <text:p>]</text:p>
          </table:table-cell>
          <table:table-cell table:style-name="ce626" table:formula="of:=IF([.H52]=2;&quot;-infini&quot;;[.C43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52]=2;[.C43];[.F43])" office:value-type="float" office:value="-14" calcext:value-type="float">
            <text:p>-14</text:p>
          </table:table-cell>
          <table:table-cell table:style-name="ce731" table:formula="of:=IF(OR([.F52]=2;[.F52]=4);&quot;[&quot;;&quot;]&quot;)" office:value-type="string" office:string-value="]" calcext:value-type="string">
            <text:p>]</text:p>
          </table:table-cell>
          <table:table-cell table:style-name="ce731" table:formula="of:=IF([.H52]=1;&quot;&quot;;&quot;ou&quot;)" office:value-type="string" office:string-value="ou" calcext:value-type="string">
            <text:p>ou</text:p>
          </table:table-cell>
          <table:table-cell table:style-name="ce731" table:formula="of:=IF([.H52]=1;&quot;&quot;;IF(OR([.F52]=2;[.F52]=4);&quot;]&quot;;&quot;[&quot;))" office:value-type="string" office:string-value="[" calcext:value-type="string">
            <text:p>[</text:p>
          </table:table-cell>
          <table:table-cell table:style-name="ce626" table:formula="of:=IF([.H52]=1;&quot;&quot;;[.F43])" office:value-type="float" office:value="22" calcext:value-type="float">
            <text:p>22</text:p>
          </table:table-cell>
          <table:table-cell table:style-name="ce731" table:formula="of:=IF([.H52]=1;&quot;&quot;;&quot;;&quot;)" office:value-type="string" office:string-value=";" calcext:value-type="string">
            <text:p>;</text:p>
          </table:table-cell>
          <table:table-cell table:style-name="ce626" table:formula="of:=IF([.H52]=1;&quot;&quot;;&quot;+infini&quot;)" office:value-type="string" office:string-value="+infini" calcext:value-type="string">
            <text:p>+infini</text:p>
          </table:table-cell>
          <table:table-cell table:style-name="ce765" table:formula="of:=IF([.H52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95" table:number-columns-repeated="2"/>
          <table:table-cell table:number-columns-repeated="1009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57]" office:value-type="string" office:string-value="]" calcext:value-type="string">
            <text:p>]</text:p>
          </table:table-cell>
          <table:table-cell table:style-name="ce749" table:formula="of:=IF([.H52]=2;[.B43];[.C43])" office:value-type="string" office:string-value="-∞" calcext:value-type="string">
            <text:p>-∞</text:p>
          </table:table-cell>
          <table:table-cell table:style-name="ce736" table:formula="of:=[.D57]" office:value-type="string" office:string-value=";" calcext:value-type="string">
            <text:p>;</text:p>
          </table:table-cell>
          <table:table-cell table:style-name="ce736" table:formula="of:=[.E57]" office:value-type="float" office:value="-14" calcext:value-type="float">
            <text:p>-14</text:p>
          </table:table-cell>
          <table:table-cell table:style-name="ce736" table:formula="of:=[.F57]" office:value-type="string" office:string-value="]" calcext:value-type="string">
            <text:p>]</text:p>
          </table:table-cell>
          <table:table-cell table:style-name="ce773" table:formula="of:=IF([.H52]=1;&quot;&quot;;&quot;&quot;)" office:value-type="string" office:string-value="" calcext:value-type="string">
            <text:p></text:p>
          </table:table-cell>
          <table:table-cell table:style-name="ce749" table:formula="of:=[.H57]" office:value-type="string" office:string-value="[" calcext:value-type="string">
            <text:p>[</text:p>
          </table:table-cell>
          <table:table-cell table:style-name="ce749" table:formula="of:=[.I57]" office:value-type="float" office:value="22" calcext:value-type="float">
            <text:p>22</text:p>
          </table:table-cell>
          <table:table-cell table:style-name="ce749" table:formula="of:=[.J57]" office:value-type="string" office:string-value=";" calcext:value-type="string">
            <text:p>;</text:p>
          </table:table-cell>
          <table:table-cell table:style-name="ce736" table:formula="of:=IF([.H52]=1;&quot;&quot;;[.H43])" office:value-type="string" office:string-value="+∞" calcext:value-type="string">
            <text:p>+∞</text:p>
          </table:table-cell>
          <table:table-cell table:style-name="ce811" table:formula="of:=[.L57]" office:value-type="string" office:string-value="[" calcext:value-type="string">
            <text:p>[</text:p>
          </table:table-cell>
          <table:table-cell table:style-name="ce722" table:formula="of:=COUNT([.B58:.L58])+COUNTIF([.B58:.L58];&quot;]&quot;)+COUNTIF([.B58:.L58];&quot;[&quot;)+COUNTIF([.B58:.L58];&quot;;&quot;)+COUNTIF([.B58:.L58];&quot;&quot;)+COUNTIF([.B58:.L58];&quot;-∞&quot;)+COUNTIF([.B58:.L58];&quot;+∞&quot;)" office:value-type="float" office:value="11" calcext:value-type="float">
            <text:p>11</text:p>
          </table:table-cell>
          <table:table-cell table:style-name="ce595" table:number-columns-repeated="2"/>
          <table:table-cell table:number-columns-repeated="1009"/>
        </table:table-row>
        <table:table-row table:style-name="ro3">
          <table:table-cell table:style-name="ce715" table:number-columns-repeated="8"/>
          <table:table-cell table:style-name="ce595" table:number-columns-repeated="7"/>
          <table:table-cell table:number-columns-repeated="1009"/>
        </table:table-row>
        <table:table-row table:style-name="ro3">
          <table:table-cell table:style-name="ce603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93"/>
          <table:covered-table-cell table:number-columns-repeated="5" table:style-name="ce699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595"/>
          <table:table-cell table:number-columns-repeated="1009"/>
        </table:table-row>
        <table:table-row table:style-name="ro3">
          <table:table-cell table:style-name="ce718" table:formula="of:=[.C48]" office:value-type="string" office:string-value="(-x-14)(x-22) = 0" calcext:value-type="string">
            <text:p>(-x-14)(x-22) = 0</text:p>
          </table:table-cell>
          <table:table-cell table:style-name="ce708" table:formula="of:=IF(ISBLANK([$'Niveau 1'.M5]);0;IF([.B49]=[$'Niveau 1'.M5];1;-0.5))" office:value-type="float" office:value="0" calcext:value-type="float">
            <text:p>0</text:p>
          </table:table-cell>
          <table:table-cell table:style-name="ce708" table:formula="of:=IF(ISBLANK([$'Niveau 1'.N5]);0;IF([.C49]=[$'Niveau 1'.N5];1;-0.5))" office:value-type="float" office:value="0" calcext:value-type="float">
            <text:p>0</text:p>
          </table:table-cell>
          <table:table-cell table:style-name="ce708" table:formula="of:=IF(ISBLANK([$'Niveau 1'.O5]);0;IF([.D49]=[$'Niveau 1'.O5];1;-0.5))" office:value-type="float" office:value="0" calcext:value-type="float">
            <text:p>0</text:p>
          </table:table-cell>
          <table:table-cell table:style-name="ce708" table:formula="of:=IF(ISBLANK([$'Niveau 1'.P5]);0;IF([.E49]=[$'Niveau 1'.P5];1;-0.5))" office:value-type="float" office:value="0" calcext:value-type="float">
            <text:p>0</text:p>
          </table:table-cell>
          <table:table-cell table:style-name="ce708" table:formula="of:=IF(ISBLANK([$'Niveau 1'.Q5]);0;IF([.F49]=[$'Niveau 1'.Q5];1;-0.5))" office:value-type="float" office:value="0" calcext:value-type="float">
            <text:p>0</text:p>
          </table:table-cell>
          <table:table-cell table:style-name="ce715"/>
          <table:table-cell table:style-name="ce699" table:number-columns-repeated="5"/>
          <table:table-cell table:style-name="ce722" table:formula="of:=SUM([.B61:.F61])" office:value-type="float" office:value="0" calcext:value-type="float">
            <text:p>0</text:p>
          </table:table-cell>
          <table:table-cell table:style-name="ce820" table:formula="of:=IF(20*SUM([.N44];[.M61];[.M62])/SUM([.N46];[.G49];[.M58])&lt;0;0;20*SUM([.N44];[.M61];[.M62])/SUM([.N46];[.G49];[.M58]))" office:value-type="float" office:value="0" calcext:value-type="float">
            <text:p>0,00</text:p>
          </table:table-cell>
          <table:table-cell table:style-name="ce595"/>
          <table:table-cell table:number-columns-repeated="1009"/>
        </table:table-row>
        <table:table-row table:style-name="ro3">
          <table:table-cell table:style-name="ce719" table:formula="of:=[.H56]" office:value-type="string" office:string-value="(-x-14)(x-22) ≤ 0" calcext:value-type="string">
            <text:p>(-x-14)(x-22) ≤ 0</text:p>
          </table:table-cell>
          <table:table-cell table:style-name="ce738" table:formula="of:=IF(ISBLANK([$'Niveau 1'.M10]);0;IF([.B57]=[$'Niveau 1'.M10];1;-0.5))" office:value-type="float" office:value="0" calcext:value-type="float">
            <text:p>0</text:p>
          </table:table-cell>
          <table:table-cell table:style-name="ce738" table:formula="of:=IF(ISBLANK([$'Niveau 1'.N10]);0;IF([.C57]=[$'Niveau 1'.N10];1;-0.5))" office:value-type="float" office:value="0" calcext:value-type="float">
            <text:p>0</text:p>
          </table:table-cell>
          <table:table-cell table:style-name="ce738" table:formula="of:=IF(ISBLANK([$'Niveau 1'.O10]);0;IF([.D57]=[$'Niveau 1'.O10];1;-0.5))" office:value-type="float" office:value="0" calcext:value-type="float">
            <text:p>0</text:p>
          </table:table-cell>
          <table:table-cell table:style-name="ce738" table:formula="of:=IF(ISBLANK([$'Niveau 1'.P10]);0;IF([.E57]=[$'Niveau 1'.P10];1;-0.5))" office:value-type="float" office:value="0" calcext:value-type="float">
            <text:p>0</text:p>
          </table:table-cell>
          <table:table-cell table:style-name="ce738" table:formula="of:=IF(ISBLANK([$'Niveau 1'.Q10]);0;IF([.F57]=[$'Niveau 1'.Q10];1;-0.5))" office:value-type="float" office:value="0" calcext:value-type="float">
            <text:p>0</text:p>
          </table:table-cell>
          <table:table-cell table:style-name="ce774" table:formula="of:=IF(ISBLANK([$'Niveau 1'.R10]);0;IF([.G57]=[$'Niveau 1'.R10];1;-0.5))" office:value-type="float" office:value="0" calcext:value-type="float">
            <text:p>0</text:p>
          </table:table-cell>
          <table:table-cell table:style-name="ce774" table:formula="of:=IF(ISBLANK([$'Niveau 1'.S10]);0;IF([.H57]=[$'Niveau 1'.S10];1;-0.5))" office:value-type="float" office:value="0" calcext:value-type="float">
            <text:p>0</text:p>
          </table:table-cell>
          <table:table-cell table:style-name="ce774" table:formula="of:=IF(ISBLANK([$'Niveau 1'.T10]);0;IF([.I57]=[$'Niveau 1'.T10];1;-0.5))" office:value-type="float" office:value="0" calcext:value-type="float">
            <text:p>0</text:p>
          </table:table-cell>
          <table:table-cell table:style-name="ce774" table:formula="of:=IF(ISBLANK([$'Niveau 1'.U10]);0;IF([.J57]=[$'Niveau 1'.U10];1;-0.5))" office:value-type="float" office:value="0" calcext:value-type="float">
            <text:p>0</text:p>
          </table:table-cell>
          <table:table-cell table:style-name="ce774" table:formula="of:=IF(ISBLANK([$'Niveau 1'.V10]);0;IF([.K57]=[$'Niveau 1'.V10];1;-0.5))" office:value-type="float" office:value="0" calcext:value-type="float">
            <text:p>0</text:p>
          </table:table-cell>
          <table:table-cell table:style-name="ce774" table:formula="of:=IF(ISBLANK([$'Niveau 1'.W10]);0;IF([.L57]=[$'Niveau 1'.W10];1;-0.5))" office:value-type="float" office:value="0" calcext:value-type="float">
            <text:p>0</text:p>
          </table:table-cell>
          <table:table-cell table:style-name="ce722" table:formula="of:=SUM([.B62:.L62])" office:value-type="float" office:value="0" calcext:value-type="float">
            <text:p>0</text:p>
          </table:table-cell>
          <table:table-cell table:style-name="ce595" table:number-columns-repeated="2"/>
          <table:table-cell table:number-columns-repeated="1009"/>
        </table:table-row>
        <table:table-row table:style-name="ro3">
          <table:table-cell table:style-name="ce606" table:number-columns-repeated="12"/>
          <table:table-cell table:style-name="ce836"/>
          <table:table-cell table:style-name="ce795"/>
          <table:table-cell table:style-name="ce595"/>
          <table:table-cell table:number-columns-repeated="1009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2</text:p>
          </table:table-cell>
          <table:covered-table-cell table:number-columns-repeated="14" table:style-name="ce703"/>
          <table:table-cell table:number-columns-repeated="6"/>
          <table:table-cell table:style-name="ce595" table:number-columns-repeated="2"/>
          <table:table-cell table:number-columns-repeated="1001"/>
        </table:table-row>
        <table:table-row table:style-name="ro3">
          <table:table-cell table:style-name="ce606"/>
          <table:table-cell table:style-name="ce739"/>
          <table:table-cell table:style-name="ce606"/>
          <table:table-cell table:style-name="ce678" table:number-columns-repeated="2"/>
          <table:table-cell table:style-name="ce606"/>
          <table:table-cell table:style-name="ce678"/>
          <table:table-cell table:style-name="ce785"/>
          <table:table-cell table:style-name="ce678" table:number-columns-repeated="5"/>
          <table:table-cell table:style-name="ce836"/>
          <table:table-cell table:number-columns-repeated="1010"/>
        </table:table-row>
        <table:table-row table:style-name="ro3">
          <table:table-cell table:style-name="ce593"/>
          <table:table-cell table:style-name="ce615" office:value-type="string" calcext:value-type="string">
            <text:p>a₁</text:p>
          </table:table-cell>
          <table:table-cell table:style-name="ce615" office:value-type="string" calcext:value-type="string">
            <text:p>b₁</text:p>
          </table:table-cell>
          <table:table-cell table:style-name="ce677" office:value-type="string" calcext:value-type="string">
            <text:p>Facteur 1</text:p>
          </table:table-cell>
          <table:table-cell table:style-name="ce615" office:value-type="string" calcext:value-type="string">
            <text:p>rac 1</text:p>
          </table:table-cell>
          <table:table-cell table:style-name="ce677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595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836"/>
          <table:table-cell table:number-columns-repeated="1012"/>
        </table:table-row>
        <table:table-row table:style-name="ro3">
          <table:table-cell table:style-name="ce708" office:value-type="float" office:value="1" calcext:value-type="float">
            <text:p>1</text:p>
          </table:table-cell>
          <table:table-cell table:style-name="ce722" table:formula="of:=IF(RANDBETWEEN(1;2)=1;1;-1)" office:value-type="float" office:value="1" calcext:value-type="float">
            <text:p>1</text:p>
          </table:table-cell>
          <table:table-cell table:style-name="ce722" table:formula="of:=IF(RANDBETWEEN(1;2)=1;1;-1)*VLOOKUP([.O5];[.$B$3:.$N$32];1)" office:value-type="float" office:value="24" calcext:value-type="float">
            <text:p>24</text:p>
          </table:table-cell>
          <table:table-cell table:style-name="ce708" table:formula="of:=COM.MICROSOFT.CONCAT(&quot;(&quot;;IF([.B67]=1;&quot;&quot;;&quot;-&quot;);&quot;x&quot;;IF([.C67]&lt;0;&quot;-&quot;;IF([.C67]=0;&quot;&quot;;&quot;+&quot;));IF([.C67]=0;&quot;&quot;;ABS([.C67]));&quot;)&quot;)" office:value-type="string" office:string-value="(x+24)" calcext:value-type="string">
            <text:p>(x+24)</text:p>
          </table:table-cell>
          <table:table-cell table:style-name="ce722" table:formula="of:=-[.C67]/[.B67]" office:value-type="float" office:value="-24" calcext:value-type="float">
            <text:p>-24</text:p>
          </table:table-cell>
          <table:table-cell table:style-name="ce708" table:formula="of:=IF(SIGN([.B67]*([.E67]-1)+[.C67])&lt;0;&quot;-&quot;;&quot;+&quot;)" office:value-type="string" office:string-value="-" calcext:value-type="string">
            <text:p>-</text:p>
          </table:table-cell>
          <table:table-cell table:style-name="ce708" table:formula="of:=IF(SIGN([.B67]*AVERAGE([.E67];[.E69])+[.C67])&lt;0;&quot;-&quot;;&quot;+&quot;)" office:value-type="string" office:string-value="+" calcext:value-type="string">
            <text:p>+</text:p>
          </table:table-cell>
          <table:table-cell table:style-name="ce708" table:formula="of:=IF(SIGN([.B67]*([.E67]+1)+[.C67])&lt;0;&quot;-&quot;;&quot;+&quot;)" office:value-type="string" office:string-value="+" calcext:value-type="string">
            <text:p>+</text:p>
          </table:table-cell>
          <table:table-cell table:style-name="ce595"/>
          <table:table-cell table:style-name="ce722" table:formula="of:=MIN([.E67];[.E69])" office:value-type="float" office:value="-24" calcext:value-type="float">
            <text:p>-24</text:p>
          </table:table-cell>
          <table:table-cell table:style-name="ce722" table:formula="of:=MAX([.E67];[.E69])" office:value-type="float" office:value="-20" calcext:value-type="float">
            <text:p>-20</text:p>
          </table:table-cell>
          <table:table-cell table:style-name="ce836"/>
          <table:table-cell table:number-columns-repeated="1012"/>
        </table:table-row>
        <table:table-row table:style-name="ro3">
          <table:table-cell/>
          <table:table-cell table:style-name="ce615" office:value-type="string" calcext:value-type="string">
            <text:p>a₂</text:p>
          </table:table-cell>
          <table:table-cell table:style-name="ce615" office:value-type="string" calcext:value-type="string">
            <text:p>b₂</text:p>
          </table:table-cell>
          <table:table-cell table:style-name="ce677" office:value-type="string" calcext:value-type="string">
            <text:p>Facteur 2</text:p>
          </table:table-cell>
          <table:table-cell table:style-name="ce615" office:value-type="string" calcext:value-type="string">
            <text:p>rac 2</text:p>
          </table:table-cell>
          <table:table-cell table:style-name="ce677" office:value-type="string" calcext:value-type="string" table:number-columns-spanned="3" table:number-rows-spanned="1">
            <text:p>Signes</text:p>
          </table:table-cell>
          <table:covered-table-cell table:number-columns-repeated="2" table:style-name="ce615"/>
          <table:table-cell table:style-name="ce595"/>
          <table:table-cell table:style-name="ce615" office:value-type="string" calcext:value-type="string">
            <text:p>choix</text:p>
          </table:table-cell>
          <table:table-cell table:style-name="ce722" table:formula="of:=RANDBETWEEN(1;2)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708" office:value-type="float" office:value="2" calcext:value-type="float">
            <text:p>2</text:p>
          </table:table-cell>
          <table:table-cell table:style-name="ce722" table:formula="of:=IF(RANDBETWEEN(1;2)=1;1;-1)" office:value-type="float" office:value="1" calcext:value-type="float">
            <text:p>1</text:p>
          </table:table-cell>
          <table:table-cell table:style-name="ce722" table:formula="of:=IF(RANDBETWEEN(1;2)=1;1;-1)*VLOOKUP([.O6];[.$B$3:.$N$32];1)" office:value-type="float" office:value="20" calcext:value-type="float">
            <text:p>20</text:p>
          </table:table-cell>
          <table:table-cell table:style-name="ce722" table:formula="of:=COM.MICROSOFT.CONCAT(&quot;(&quot;;IF([.B69]=1;&quot;&quot;;&quot;-&quot;);&quot;x&quot;;IF([.C69]&lt;0;&quot;-&quot;;IF([.C69]=0;&quot;&quot;;&quot;+&quot;));IF([.C69]=0;&quot;&quot;;ABS([.C69]));&quot;)&quot;)" office:value-type="string" office:string-value="(x+20)" calcext:value-type="string">
            <text:p>(x+20)</text:p>
          </table:table-cell>
          <table:table-cell table:style-name="ce722" table:formula="of:=-[.C69]/[.B69]" office:value-type="float" office:value="-20" calcext:value-type="float">
            <text:p>-20</text:p>
          </table:table-cell>
          <table:table-cell table:style-name="ce708" table:formula="of:=IF(SIGN([.B69]*([.E69]-1)+[.C69]&lt;0);&quot;-&quot;;&quot;+&quot;)" office:value-type="string" office:string-value="-" calcext:value-type="string">
            <text:p>-</text:p>
          </table:table-cell>
          <table:table-cell table:style-name="ce722" table:formula="of:=IF(SIGN([.B69]*AVERAGE([.E67];[.E69])+[.C69]&lt;0);&quot;-&quot;;&quot;+&quot;)" office:value-type="string" office:string-value="-" calcext:value-type="string">
            <text:p>-</text:p>
          </table:table-cell>
          <table:table-cell table:style-name="ce722" table:formula="of:=IF(SIGN([.B69]*([.E69]+1)+[.C69]&lt;0);&quot;-&quot;;&quot;+&quot;)" office:value-type="string" office:string-value="+" calcext:value-type="string">
            <text:p>+</text:p>
          </table:table-cell>
          <table:table-cell table:style-name="ce595" table:number-columns-repeated="2"/>
          <table:table-cell table:style-name="ce800"/>
          <table:table-cell table:number-columns-repeated="1013"/>
        </table:table-row>
        <table:table-row table:style-name="ro3">
          <table:table-cell/>
          <table:table-cell table:style-name="ce595" table:number-columns-repeated="2"/>
          <table:table-cell table:number-columns-repeated="5"/>
          <table:table-cell table:style-name="ce595" table:number-columns-repeated="2"/>
          <table:table-cell table:style-name="ce800"/>
          <table:table-cell table:number-columns-repeated="1013"/>
        </table:table-row>
        <table:table-row table:style-name="ro3">
          <table:table-cell table:style-name="ce710" office:value-type="string" calcext:value-type="string" table:number-columns-spanned="8" table:number-rows-spanned="1">
            <text:p>Tableau 2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2</text:p>
          </table:table-cell>
          <table:covered-table-cell table:style-name="ce595"/>
          <table:covered-table-cell table:style-name="ce803"/>
          <table:covered-table-cell table:number-columns-repeated="3"/>
          <table:table-cell table:number-columns-repeated="1010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626" table:formula="of:=[.J67]" office:value-type="float" office:value="-24" calcext:value-type="float" table:number-columns-spanned="2" table:number-rows-spanned="1">
            <text:p>-24</text:p>
          </table:table-cell>
          <table:covered-table-cell table:style-name="ce626" table:formula="of:=#REF!" office:value-type="string" office:string-value="" calcext:value-type="error">
            <text:p>#RÉF !</text:p>
          </table:covered-table-cell>
          <table:table-cell table:style-name="ce626"/>
          <table:table-cell table:style-name="ce626" table:formula="of:=[.K67]" office:value-type="float" office:value="-20" calcext:value-type="float" table:number-columns-spanned="2" table:number-rows-spanned="1">
            <text:p>-20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2'.C4]);0;IF(['Niveau 2'.C4]=[.C72];1;-0.5))" office:value-type="float" office:value="0" calcext:value-type="float">
            <text:p>0</text:p>
          </table:table-cell>
          <table:table-cell/>
          <table:table-cell table:style-name="ce798" table:formula="of:=IF(ISBLANK([$'Niveau 2'.F4]);0;IF(['Niveau 2'.F4]=[.F72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1010"/>
        </table:table-row>
        <table:table-row table:style-name="ro3">
          <table:table-cell table:style-name="ce712" table:formula="of:=[.D67]" office:value-type="string" office:string-value="(x+24)" calcext:value-type="string">
            <text:p>(x+24)</text:p>
          </table:table-cell>
          <table:table-cell table:style-name="ce729" table:formula="of:=[.F67]" office:value-type="string" office:string-value="-" calcext:value-type="string">
            <text:p>-</text:p>
          </table:table-cell>
          <table:table-cell table:style-name="ce626" table:formula="of:=IF([.E67]=[.J67];0;&quot;&quot;)" office:value-type="float" office:value="0" calcext:value-type="float" table:number-columns-spanned="2" table:number-rows-spanned="1">
            <text:p>0</text:p>
          </table:table-cell>
          <table:covered-table-cell table:style-name="ce626" table:formula="of:=IF([.B73]&lt;&gt;&quot;&quot;;IF(VALUE(COM.MICROSOFT.CONCAT(#REF!;[.B73]))=-#REF!;0;&quot;&quot;);&quot;&quot;)" office:value-type="string" office:string-value="" calcext:value-type="error">
            <text:p>#RÉF !</text:p>
          </table:covered-table-cell>
          <table:table-cell table:style-name="ce626" table:formula="of:=[.G67]" office:value-type="string" office:string-value="+" calcext:value-type="string">
            <text:p>+</text:p>
          </table:table-cell>
          <table:table-cell table:style-name="ce626" table:formula="of:=IF([.E67]=[.K67];0;&quot;&quot;)" table:number-columns-spanned="2" table:number-rows-spanned="1">
            <text:p/>
          </table:table-cell>
          <table:covered-table-cell table:style-name="ce731"/>
          <table:table-cell table:style-name="ce779" table:formula="of:=[.H67]" office:value-type="string" office:string-value="+" calcext:value-type="string">
            <text:p>+</text:p>
          </table:table-cell>
          <table:table-cell table:style-name="ce708" table:formula="of:=IF(ISBLANK([$'Niveau 2'.B5]);0;IF(['Niveau 2'.B5]=[.B73];1;-0.5))" office:value-type="float" office:value="0" calcext:value-type="float">
            <text:p>0</text:p>
          </table:table-cell>
          <table:table-cell table:style-name="ce801" table:formula="of:=IF(ISBLANK([$'Niveau 2'.C5]);0;IF(AND(ISBLANK([$'Niveau 2'.C6]);[$'Niveau 2'.C5]=[.C73]);1;-0.5))" office:value-type="float" office:value="0" calcext:value-type="float">
            <text:p>0</text:p>
          </table:table-cell>
          <table:table-cell table:style-name="ce708" table:formula="of:=IF(ISBLANK([$'Niveau 2'.E5]);0;IF(['Niveau 2'.E5]=[.E73];1;-0.5))" office:value-type="float" office:value="0" calcext:value-type="float">
            <text:p>0</text:p>
          </table:table-cell>
          <table:table-cell table:style-name="ce801" table:formula="of:=IF(ISBLANK([$'Niveau 2'.F5]);0;IF(AND(ISBLANK([$'Niveau 2'.F6]);[$'Niveau 2'.F5]=[.F73]);1;-0.5))" office:value-type="float" office:value="0" calcext:value-type="float">
            <text:p>0</text:p>
          </table:table-cell>
          <table:table-cell table:style-name="ce708" table:formula="of:=IF(ISBLANK([$'Niveau 2'.H5]);0;IF(['Niveau 2'.H5]=[.H73];1;-0.5))" office:value-type="float" office:value="0" calcext:value-type="float">
            <text:p>0</text:p>
          </table:table-cell>
          <table:table-cell table:style-name="ce722" table:formula="of:=SUM([.I72:.M75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12" table:formula="of:=[.D69]" office:value-type="string" office:string-value="(x+20)" calcext:value-type="string">
            <text:p>(x+20)</text:p>
          </table:table-cell>
          <table:table-cell table:style-name="ce729" table:formula="of:=[.F69]" office:value-type="string" office:string-value="-" calcext:value-type="string">
            <text:p>-</text:p>
          </table:table-cell>
          <table:table-cell table:style-name="ce626" table:formula="of:=IF([.E67]=[.K67];0;&quot;&quot;)" table:number-columns-spanned="2" table:number-rows-spanned="1">
            <text:p/>
          </table:table-cell>
          <table:covered-table-cell table:style-name="ce731"/>
          <table:table-cell table:style-name="ce626" table:formula="of:=[.G69]" office:value-type="string" office:string-value="-" calcext:value-type="string">
            <text:p>-</text:p>
          </table:table-cell>
          <table:table-cell table:style-name="ce626" table:formula="of:=IF([.E67]=[.J67];0;&quot;&quot;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[.H69]" office:value-type="string" office:string-value="+" calcext:value-type="string">
            <text:p>+</text:p>
          </table:table-cell>
          <table:table-cell table:style-name="ce708" table:formula="of:=IF(ISBLANK([$'Niveau 2'.B6]);0;IF(['Niveau 2'.B6]=[.B74];1;-0.5))" office:value-type="float" office:value="0" calcext:value-type="float">
            <text:p>0</text:p>
          </table:table-cell>
          <table:table-cell table:style-name="ce801" table:formula="of:=IF(ISBLANK([$'Niveau 2'.C6]);0;IF(AND(ISBLANK([$'Niveau 2'.C5]);[$'Niveau 2'.C5]=[.C74]);1;-0.5))" office:value-type="float" office:value="0" calcext:value-type="float">
            <text:p>0</text:p>
          </table:table-cell>
          <table:table-cell table:style-name="ce708" table:formula="of:=IF(ISBLANK([$'Niveau 2'.E6]);0;IF(['Niveau 2'.E6]=[.E74];1;-0.5))" office:value-type="float" office:value="0" calcext:value-type="float">
            <text:p>0</text:p>
          </table:table-cell>
          <table:table-cell table:style-name="ce801" table:formula="of:=IF(ISBLANK([$'Niveau 2'.F6]);0;IF(AND(ISBLANK([$'Niveau 2'.F5]);[$'Niveau 2'.F6]=[.F74]);1;-0.5))" office:value-type="float" office:value="0" calcext:value-type="float">
            <text:p>0</text:p>
          </table:table-cell>
          <table:table-cell table:style-name="ce708" table:formula="of:=IF(ISBLANK([$'Niveau 2'.H6]);0;IF(['Niveau 2'.H6]=[.H74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1010"/>
        </table:table-row>
        <table:table-row table:style-name="ro3">
          <table:table-cell table:style-name="ce712" table:formula="of:=COM.MICROSOFT.CONCAT(&quot;Signe de &quot;;[.A73];&quot; / &quot;;[.A74])" office:value-type="string" office:string-value="Signe de (x+24) / (x+20)" calcext:value-type="string">
            <text:p>Signe de (x+24) / (x+20)</text:p>
          </table:table-cell>
          <table:table-cell table:style-name="ce729" table:formula="of:=IF(OR(AND([.B73]=&quot;-&quot;;[.B74]=&quot;-&quot;);AND([.B73]=&quot;+&quot;;[.B74]=&quot;+&quot;));&quot;+&quot;;&quot;-&quot;)" office:value-type="string" office:string-value="+" calcext:value-type="string">
            <text:p>+</text:p>
          </table:table-cell>
          <table:table-cell table:style-name="ce626" table:formula="of:=IF([.$C$14];IF([.C74]=0;&quot;||&quot;;0);&quot;&quot;)" office:value-type="float" office:value="0" calcext:value-type="float" table:number-columns-spanned="2" table:number-rows-spanned="1">
            <text:p>0</text:p>
          </table:table-cell>
          <table:covered-table-cell table:style-name="ce731" table:formula="of:=IF(OR([.D73]=0;[.D74]=0);0;&quot;&quot;)" office:value-type="string" office:string-value="" calcext:value-type="error">
            <text:p>#RÉF !</text:p>
          </table:covered-table-cell>
          <table:table-cell table:style-name="ce731" table:formula="of:=IF(OR(AND([.E73]=&quot;-&quot;;[.E74]=&quot;-&quot;);AND([.E73]=&quot;+&quot;;[.E74]=&quot;+&quot;));&quot;+&quot;;&quot;-&quot;)" office:value-type="string" office:string-value="-" calcext:value-type="string">
            <text:p>-</text:p>
          </table:table-cell>
          <table:table-cell table:style-name="ce626" table:formula="of:=IF([.F74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731"/>
          <table:table-cell table:style-name="ce780" table:formula="of:=IF(OR(AND([.H73]=&quot;-&quot;;[.H74]=&quot;-&quot;);AND([.H73]=&quot;+&quot;;[.H74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2'.B7]);0;IF(['Niveau 2'.B7]=[.B75];1;-0.5))" office:value-type="float" office:value="0" calcext:value-type="float">
            <text:p>0</text:p>
          </table:table-cell>
          <table:table-cell table:style-name="ce747" table:formula="of:=IF(ISBLANK([$'Niveau 2'.C7]);0;IF(['Niveau 2'.C7]=[.C75];1;-0.5))" office:value-type="float" office:value="0" calcext:value-type="float">
            <text:p>0</text:p>
          </table:table-cell>
          <table:table-cell table:style-name="ce708" table:formula="of:=IF(ISBLANK([$'Niveau 2'.E7]);0;IF(['Niveau 2'.E7]=[.E75];1;-0.5))" office:value-type="float" office:value="0" calcext:value-type="float">
            <text:p>0</text:p>
          </table:table-cell>
          <table:table-cell table:style-name="ce747" table:formula="of:=IF(ISBLANK([$'Niveau 2'.F7]);0;IF(['Niveau 2'.F7]=[.F75];1;-0.5))" office:value-type="float" office:value="0" calcext:value-type="float">
            <text:p>0</text:p>
          </table:table-cell>
          <table:table-cell table:style-name="ce708" table:formula="of:=IF(ISBLANK([$'Niveau 2'.H7]);0;IF(['Niveau 2'.H7]=[.H75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606"/>
          <table:table-cell table:style-name="ce739"/>
          <table:table-cell table:style-name="ce606"/>
          <table:table-cell table:style-name="ce678" table:number-columns-repeated="2"/>
          <table:table-cell table:style-name="ce606"/>
          <table:table-cell table:style-name="ce678"/>
          <table:table-cell table:style-name="ce785"/>
          <table:table-cell table:style-name="ce678" table:number-columns-repeated="5"/>
          <table:table-cell table:style-name="ce836"/>
          <table:table-cell table:number-columns-repeated="1010"/>
        </table:table-row>
        <table:table-row table:style-name="ro3">
          <table:table-cell table:style-name="ce599" office:value-type="string" calcext:value-type="string" table:number-columns-spanned="2" table:number-rows-spanned="1">
            <text:p>Ensemble solution de l’équation :</text:p>
          </table:table-cell>
          <table:covered-table-cell table:style-name="ce595"/>
          <table:table-cell table:style-name="ce663" table:formula="of:=COM.MICROSOFT.CONCAT([.A73];&quot; / &quot;;[.A74];&quot; = 0&quot;)" office:value-type="string" office:string-value="(x+24) / (x+20) = 0" calcext:value-type="string" table:number-columns-spanned="4" table:number-rows-spanned="1">
            <text:p>(x+24) / (x+20) = 0</text:p>
          </table:table-cell>
          <table:covered-table-cell table:number-columns-repeated="3" table:style-name="ce595"/>
          <table:table-cell table:style-name="ce771" office:value-type="string" calcext:value-type="string">
            <text:p>Pts</text:p>
          </table:table-cell>
          <table:table-cell table:style-name="ce595" table:number-columns-repeated="7"/>
          <table:table-cell table:number-columns-repeated="1010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E67]" office:value-type="float" office:value="-24" calcext:value-type="float">
            <text:p>-24</text:p>
          </table:table-cell>
          <table:table-cell table:style-name="ce731" office:value-type="string" calcext:value-type="string">
            <text:p>}</text:p>
          </table:table-cell>
          <table:table-cell table:style-name="ce731"/>
          <table:table-cell table:style-name="ce765"/>
          <table:table-cell table:style-name="ce722" table:formula="of:=COUNTA([.B78:.F78])" office:value-type="float" office:value="3" calcext:value-type="float">
            <text:p>3</text:p>
          </table:table-cell>
          <table:table-cell table:style-name="ce781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95" table:number-columns-repeated="6"/>
          <table:table-cell table:style-name="ce772" table:number-columns-repeated="2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95"/>
          <table:table-cell table:style-name="ce623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23" office:value-type="string" calcext:value-type="string" table:number-columns-spanned="2" table:number-rows-spanned="1">
            <text:p>Choix inéqua</text:p>
          </table:table-cell>
          <table:covered-table-cell table:style-name="ce623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95"/>
          <table:table-cell table:style-name="ce795" table:number-columns-repeated="4"/>
          <table:table-cell table:number-columns-repeated="1010"/>
        </table:table-row>
        <table:table-row table:style-name="ro3">
          <table:table-cell table:style-name="ce595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1" calcext:value-type="float">
            <text:p>1</text:p>
          </table:table-cell>
          <table:table-cell table:style-name="ce766" table:formula="of:=IF([.F81]=1;&quot;≥&quot;;IF([.$F81]=2;&quot;&gt;&quot;;IF([.F81]=3;&quot;≤&quot;;&quot;&lt;&quot;)))" office:value-type="string" office:string-value="≥" calcext:value-type="string">
            <text:p>≥</text:p>
          </table:table-cell>
          <table:table-cell table:style-name="ce782" table:formula="of:=IF(OR(AND([.F81]&lt;=2;[.F83]=2);AND([.F81]&gt;2;[.G83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95"/>
          <table:table-cell table:number-columns-repeated="1010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78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75:.H75];&quot;+&quot;)" office:value-type="float" office:value="2" calcext:value-type="float">
            <text:p>2</text:p>
          </table:table-cell>
          <table:table-cell table:style-name="ce768" table:formula="of:=COUNTIF([.B75:.H75];&quot;-&quot;)" office:value-type="float" office:value="1" calcext:value-type="float">
            <text:p>1</text:p>
          </table:table-cell>
          <table:table-cell table:style-name="ce678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715" table:number-columns-repeated="7"/>
          <table:table-cell table:style-name="ce678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99" office:value-type="string" calcext:value-type="string" table:number-columns-spanned="7" table:number-rows-spanned="1">
            <text:p>Ensemble solution de l’inéquation <text:span text:style-name="T17">f </text:span>(<text:span text:style-name="T17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A73];&quot; / &quot;;[.A74];&quot; &quot;;[.G81];&quot; 0&quot;)" office:value-type="string" office:string-value="(x+24) / (x+20) ≥ 0" calcext:value-type="string" table:number-columns-spanned="5" table:number-rows-spanned="1">
            <text:p>(x+24) / (x+20)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95" table:number-columns-repeated="2"/>
          <table:table-cell table:number-columns-repeated="1010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26" table:formula="of:=IF([.H81]=2;&quot;]&quot;;IF(OR([.F81]=2;[.F81]=4;[.C75]=&quot;||&quot;);&quot;]&quot;;&quot;[&quot;))" office:value-type="string" office:string-value="]" calcext:value-type="string">
            <text:p>]</text:p>
          </table:table-cell>
          <table:table-cell table:style-name="ce626" table:formula="of:=IF([.H81]=2;&quot;-infini&quot;;[.C72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81]=2;[.C72];[.F72])" office:value-type="float" office:value="-24" calcext:value-type="float">
            <text:p>-24</text:p>
          </table:table-cell>
          <table:table-cell table:style-name="ce731" table:formula="of:=IF([.H81]=1;IF(OR([.F81]=2;[.F81]=4;[.F75]=&quot;||&quot;);&quot;[&quot;;&quot;]&quot;);IF(OR([.F81]=2;[.F81]=4;[.C75]=&quot;||&quot;);&quot;[&quot;;&quot;]&quot;))" office:value-type="string" office:string-value="]" calcext:value-type="string">
            <text:p>]</text:p>
          </table:table-cell>
          <table:table-cell table:style-name="ce731" table:formula="of:=IF([.H81]=1;&quot;&quot;;&quot;ou&quot;)" office:value-type="string" office:string-value="ou" calcext:value-type="string">
            <text:p>ou</text:p>
          </table:table-cell>
          <table:table-cell table:style-name="ce731" table:formula="of:=IF([.H81]=1;&quot;&quot;;IF(OR([.F81]=2;[.F81]=4;[.F75]=&quot;||&quot;);&quot;]&quot;;&quot;[&quot;))" office:value-type="string" office:string-value="]" calcext:value-type="string">
            <text:p>]</text:p>
          </table:table-cell>
          <table:table-cell table:style-name="ce626" table:formula="of:=IF([.H81]=1;&quot;&quot;;[.F72])" office:value-type="float" office:value="-20" calcext:value-type="float">
            <text:p>-20</text:p>
          </table:table-cell>
          <table:table-cell table:style-name="ce731" table:formula="of:=IF([.H81]=1;&quot;&quot;;&quot;;&quot;)" office:value-type="string" office:string-value=";" calcext:value-type="string">
            <text:p>;</text:p>
          </table:table-cell>
          <table:table-cell table:style-name="ce626" table:formula="of:=IF([.H81]=1;&quot;&quot;;&quot;+infini&quot;)" office:value-type="string" office:string-value="+infini" calcext:value-type="string">
            <text:p>+infini</text:p>
          </table:table-cell>
          <table:table-cell table:style-name="ce765" table:formula="of:=IF([.H81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95"/>
          <table:table-cell table:number-columns-repeated="1010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86]" office:value-type="string" office:string-value="]" calcext:value-type="string">
            <text:p>]</text:p>
          </table:table-cell>
          <table:table-cell table:style-name="ce749" table:formula="of:=IF([.H81]=2;[.B72];[.C72])" office:value-type="string" office:string-value="-∞" calcext:value-type="string">
            <text:p>-∞</text:p>
          </table:table-cell>
          <table:table-cell table:style-name="ce736" table:formula="of:=[.D86]" office:value-type="string" office:string-value=";" calcext:value-type="string">
            <text:p>;</text:p>
          </table:table-cell>
          <table:table-cell table:style-name="ce736" table:formula="of:=[.E86]" office:value-type="float" office:value="-24" calcext:value-type="float">
            <text:p>-24</text:p>
          </table:table-cell>
          <table:table-cell table:style-name="ce736" table:formula="of:=[.F86]" office:value-type="string" office:string-value="]" calcext:value-type="string">
            <text:p>]</text:p>
          </table:table-cell>
          <table:table-cell table:style-name="ce773" table:formula="of:=IF([.H81]=1;&quot;&quot;;&quot;&quot;)" office:value-type="string" office:string-value="" calcext:value-type="string">
            <text:p></text:p>
          </table:table-cell>
          <table:table-cell table:style-name="ce749" table:formula="of:=[.H86]" office:value-type="string" office:string-value="]" calcext:value-type="string">
            <text:p>]</text:p>
          </table:table-cell>
          <table:table-cell table:style-name="ce749" table:formula="of:=[.I86]" office:value-type="float" office:value="-20" calcext:value-type="float">
            <text:p>-20</text:p>
          </table:table-cell>
          <table:table-cell table:style-name="ce749" table:formula="of:=[.J86]" office:value-type="string" office:string-value=";" calcext:value-type="string">
            <text:p>;</text:p>
          </table:table-cell>
          <table:table-cell table:style-name="ce736" table:formula="of:=IF([.H81]=1;&quot;&quot;;[.H72])" office:value-type="string" office:string-value="+∞" calcext:value-type="string">
            <text:p>+∞</text:p>
          </table:table-cell>
          <table:table-cell table:style-name="ce811" table:formula="of:=[.L86]" office:value-type="string" office:string-value="[" calcext:value-type="string">
            <text:p>[</text:p>
          </table:table-cell>
          <table:table-cell table:style-name="ce722" table:formula="of:=COUNT([.B87:.L87])+COUNTIF([.B87:.L87];&quot;]&quot;)+COUNTIF([.B87:.L87];&quot;[&quot;)+COUNTIF([.B87:.L87];&quot;;&quot;)+COUNTIF([.B87:.L87];&quot;&quot;)+COUNTIF([.B87:.L87];&quot;-∞&quot;)+COUNTIF([.B87:.L87];&quot;+∞&quot;)" office:value-type="float" office:value="11" calcext:value-type="float">
            <text:p>11</text:p>
          </table:table-cell>
          <table:table-cell table:style-name="ce595"/>
          <table:table-cell table:number-columns-repeated="1010"/>
        </table:table-row>
        <table:table-row table:style-name="ro3">
          <table:table-cell table:style-name="ce715" table:number-columns-repeated="8"/>
          <table:table-cell table:style-name="ce595" table:number-columns-repeated="6"/>
          <table:table-cell table:number-columns-repeated="1010"/>
        </table:table-row>
        <table:table-row table:style-name="ro3">
          <table:table-cell table:style-name="ce603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93"/>
          <table:covered-table-cell table:number-columns-repeated="5" table:style-name="ce699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number-columns-repeated="1010"/>
        </table:table-row>
        <table:table-row table:style-name="ro3">
          <table:table-cell table:style-name="ce718" table:formula="of:=[.C77]" office:value-type="string" office:string-value="(x+24) / (x+20) = 0" calcext:value-type="string">
            <text:p>(x+24) / (x+20) = 0</text:p>
          </table:table-cell>
          <table:table-cell table:style-name="ce708" table:formula="of:=IF(ISBLANK([$'Niveau 2'.M5]);0;IF([.B78]=[$'Niveau 2'.M5];1;-0.5))" office:value-type="float" office:value="0" calcext:value-type="float">
            <text:p>0</text:p>
          </table:table-cell>
          <table:table-cell table:style-name="ce708" table:formula="of:=IF(ISBLANK([$'Niveau 2'.N5]);0;IF([.C78]=[$'Niveau 2'.N5];1;-0.5))" office:value-type="float" office:value="0" calcext:value-type="float">
            <text:p>0</text:p>
          </table:table-cell>
          <table:table-cell table:style-name="ce708" table:formula="of:=IF(ISBLANK([$'Niveau 2'.O5]);0;IF([.D78]=[$'Niveau 2'.O5];1;-0.5))" office:value-type="float" office:value="0" calcext:value-type="float">
            <text:p>0</text:p>
          </table:table-cell>
          <table:table-cell table:style-name="ce708" table:formula="of:=IF(ISBLANK([$'Niveau 2'.P5]);0;IF([.E78]=[$'Niveau 2'.P5];1;-0.5))" office:value-type="float" office:value="0" calcext:value-type="float">
            <text:p>0</text:p>
          </table:table-cell>
          <table:table-cell table:style-name="ce708" table:formula="of:=IF(ISBLANK([$'Niveau 2'.Q5]);0;IF([.F78]=[$'Niveau 2'.Q5];1;-0.5))" office:value-type="float" office:value="0" calcext:value-type="float">
            <text:p>0</text:p>
          </table:table-cell>
          <table:table-cell table:style-name="ce715"/>
          <table:table-cell table:style-name="ce699" table:number-columns-repeated="5"/>
          <table:table-cell table:style-name="ce722" table:formula="of:=SUM([.B90:.F90])" office:value-type="float" office:value="0" calcext:value-type="float">
            <text:p>0</text:p>
          </table:table-cell>
          <table:table-cell table:style-name="ce820" table:formula="of:=IF(20*SUM([.N73];[.M90];[.M91])/SUM([.N75];[.G78];[.M87])&lt;0;0;20*SUM([.N73];[.M90];[.M91])/SUM([.N75];[.G78];[.M87]))" office:value-type="float" office:value="0" calcext:value-type="float">
            <text:p>0,00</text:p>
          </table:table-cell>
          <table:table-cell table:number-columns-repeated="1010"/>
        </table:table-row>
        <table:table-row table:style-name="ro3">
          <table:table-cell table:style-name="ce719" table:formula="of:=[.H85]" office:value-type="string" office:string-value="(x+24) / (x+20) ≥ 0" calcext:value-type="string">
            <text:p>(x+24) / (x+20) ≥ 0</text:p>
          </table:table-cell>
          <table:table-cell table:style-name="ce738" table:formula="of:=IF(ISBLANK([$'Niveau 2'.M12]);0;IF([.B86]=[$'Niveau 2'.M12];1;-0.5))" office:value-type="float" office:value="0" calcext:value-type="float">
            <text:p>0</text:p>
          </table:table-cell>
          <table:table-cell table:style-name="ce738" table:formula="of:=IF(ISBLANK([$'Niveau 2'.N12]);0;IF([.C86]=[$'Niveau 2'.N12];1;-0.5))" office:value-type="float" office:value="0" calcext:value-type="float">
            <text:p>0</text:p>
          </table:table-cell>
          <table:table-cell table:style-name="ce738" table:formula="of:=IF(ISBLANK([$'Niveau 2'.O12]);0;IF([.D86]=[$'Niveau 2'.O12];1;-0.5))" office:value-type="float" office:value="0" calcext:value-type="float">
            <text:p>0</text:p>
          </table:table-cell>
          <table:table-cell table:style-name="ce738" table:formula="of:=IF(ISBLANK([$'Niveau 2'.P12]);0;IF([.E86]=[$'Niveau 2'.P12];1;-0.5))" office:value-type="float" office:value="0" calcext:value-type="float">
            <text:p>0</text:p>
          </table:table-cell>
          <table:table-cell table:style-name="ce738" table:formula="of:=IF(ISBLANK([$'Niveau 2'.Q12]);0;IF([.F86]=[$'Niveau 2'.Q12];1;-0.5))" office:value-type="float" office:value="0" calcext:value-type="float">
            <text:p>0</text:p>
          </table:table-cell>
          <table:table-cell table:style-name="ce774" table:formula="of:=IF(ISBLANK([$'Niveau 2'.R12]);0;IF([.G86]=[$'Niveau 2'.R12];1;-0.5))" office:value-type="float" office:value="0" calcext:value-type="float">
            <text:p>0</text:p>
          </table:table-cell>
          <table:table-cell table:style-name="ce774" table:formula="of:=IF(ISBLANK([$'Niveau 2'.S12]);0;IF([.H86]=[$'Niveau 2'.S12];1;-0.5))" office:value-type="float" office:value="0" calcext:value-type="float">
            <text:p>0</text:p>
          </table:table-cell>
          <table:table-cell table:style-name="ce774" table:formula="of:=IF(ISBLANK([$'Niveau 2'.T12]);0;IF([.I86]=[$'Niveau 2'.T12];1;-0.5))" office:value-type="float" office:value="0" calcext:value-type="float">
            <text:p>0</text:p>
          </table:table-cell>
          <table:table-cell table:style-name="ce774" table:formula="of:=IF(ISBLANK([$'Niveau 2'.U12]);0;IF([.J86]=[$'Niveau 2'.U12];1;-0.5))" office:value-type="float" office:value="0" calcext:value-type="float">
            <text:p>0</text:p>
          </table:table-cell>
          <table:table-cell table:style-name="ce774" table:formula="of:=IF(ISBLANK([$'Niveau 2'.V12]);0;IF([.K86]=[$'Niveau 2'.V12];1;-0.5))" office:value-type="float" office:value="0" calcext:value-type="float">
            <text:p>0</text:p>
          </table:table-cell>
          <table:table-cell table:style-name="ce774" table:formula="of:=IF(ISBLANK([$'Niveau 2'.W12]);0;IF([.L86]=[$'Niveau 2'.W12];1;-0.5))" office:value-type="float" office:value="0" calcext:value-type="float">
            <text:p>0</text:p>
          </table:table-cell>
          <table:table-cell table:style-name="ce722" table:formula="of:=SUM([.B91:.L91])" office:value-type="float" office:value="0" calcext:value-type="float">
            <text:p>0</text:p>
          </table:table-cell>
          <table:table-cell table:style-name="ce595"/>
          <table:table-cell table:number-columns-repeated="1010"/>
        </table:table-row>
        <table:table-row table:style-name="ro3">
          <table:table-cell table:style-name="ce606"/>
          <table:table-cell table:style-name="ce739"/>
          <table:table-cell table:style-name="ce606"/>
          <table:table-cell table:style-name="ce678" table:number-columns-repeated="2"/>
          <table:table-cell table:style-name="ce606"/>
          <table:table-cell table:style-name="ce678"/>
          <table:table-cell table:style-name="ce785"/>
          <table:table-cell table:style-name="ce678" table:number-columns-repeated="5"/>
          <table:table-cell table:style-name="ce836"/>
          <table:table-cell table:number-columns-repeated="1010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3</text:p>
          </table:table-cell>
          <table:covered-table-cell table:number-columns-repeated="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18" office:value-type="string" calcext:value-type="string">
            <text:p>Facteur 1</text:p>
          </table:table-cell>
          <table:table-cell table:style-name="ce718" office:value-type="string" calcext:value-type="string">
            <text:p>Facteur 2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752" table:formula="of:=VLOOKUP([.O3];[.$B$3:.$N$32];13)" office:value-type="string" office:string-value="-1/4" calcext:value-type="string">
            <text:p>-1/4</text:p>
          </table:table-cell>
          <table:table-cell table:style-name="ce752" table:formula="of:=VLOOKUP([.O3];[.$B$3:.$N$32];10)" office:value-type="float" office:value="-0.25" calcext:value-type="float">
            <text:p>-0,25</text:p>
          </table:table-cell>
          <table:table-cell table:style-name="ce752" table:formula="of:=IF([.D96]&lt;[.D97];VLOOKUP([.O3];[.$B$3:.$N$32];13);VLOOKUP([.O4];[.$B$3:.$N$32];13))" office:value-type="string" office:string-value="-1/4" calcext:value-type="string">
            <text:p>-1/4</text:p>
          </table:table-cell>
          <table:table-cell table:style-name="ce752" table:formula="of:=MIN([.D96:.D97])" office:value-type="float" office:value="-0.25" calcext:value-type="float">
            <text:p>-0,25</text:p>
          </table:table-cell>
          <table:table-cell table:style-name="ce747" table:formula="of:=VLOOKUP([.O3];[.$B$3:.$N$32];4)" office:value-type="string" office:string-value="(4x+1)" calcext:value-type="string">
            <text:p>(4x+1)</text:p>
          </table:table-cell>
          <table:table-cell table:style-name="ce786" table:formula="of:=VLOOKUP([.O4];[.$B$3:.$N$32];4)" office:value-type="string" office:string-value="(-4x+5)" calcext:value-type="string">
            <text:p>(-4x+5)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752" table:formula="of:=VLOOKUP([.O4];[.$B$3:.$N$32];13)" office:value-type="string" office:string-value="5/4" calcext:value-type="string">
            <text:p>5/4</text:p>
          </table:table-cell>
          <table:table-cell table:style-name="ce752" table:formula="of:=VLOOKUP([.O4];[.$B$3:.$N$32];10)" office:value-type="float" office:value="1.25" calcext:value-type="float">
            <text:p>1,25</text:p>
          </table:table-cell>
          <table:table-cell table:style-name="ce752" table:formula="of:=IF([.D96]&lt;[.D97];VLOOKUP([.O4];[.$B$3:.$N$32];13);VLOOKUP([.O3];[.$B$3:.$N$32];13))" office:value-type="string" office:string-value="5/4" calcext:value-type="string">
            <text:p>5/4</text:p>
          </table:table-cell>
          <table:table-cell table:style-name="ce752" table:formula="of:=MAX([.D96:.D97])" office:value-type="float" office:value="1.25" calcext:value-type="float">
            <text:p>1,25</text:p>
          </table:table-cell>
          <table:table-cell table:number-columns-repeated="1018"/>
        </table:table-row>
        <table:table-row table:style-name="ro8">
          <table:table-cell table:style-name="ce595" table:number-columns-repeated="1024"/>
        </table:table-row>
        <table:table-row table:style-name="ro3">
          <table:table-cell table:style-name="ce710" office:value-type="string" calcext:value-type="string" table:number-columns-spanned="8" table:number-rows-spanned="1">
            <text:p>Tableau 3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3</text:p>
          </table:table-cell>
          <table:covered-table-cell table:style-name="ce595"/>
          <table:covered-table-cell table:style-name="ce803"/>
          <table:covered-table-cell table:number-columns-repeated="3"/>
          <table:table-cell table:style-name="ce800"/>
          <table:table-cell table:style-name="ce590"/>
          <table:table-cell table:number-columns-repeated="1007"/>
          <table:table-cell table:style-name="ce595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96]" office:value-type="string" office:string-value="-1/4" calcext:value-type="string" table:number-columns-spanned="2" table:number-rows-spanned="1">
            <text:p>-1/4</text:p>
          </table:table-cell>
          <table:covered-table-cell table:style-name="ce754"/>
          <table:table-cell table:style-name="ce754"/>
          <table:table-cell table:style-name="ce753" table:formula="of:=[.E97]" office:value-type="string" office:string-value="5/4" calcext:value-type="string" table:number-columns-spanned="2" table:number-rows-spanned="1">
            <text:p>5/4</text:p>
          </table:table-cell>
          <table:covered-table-cell table:style-name="ce651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3'.C4]);0;IF(['Niveau 3'.C4]=[.F96];1;-0.5))" office:value-type="float" office:value="0" calcext:value-type="float">
            <text:p>0</text:p>
          </table:table-cell>
          <table:table-cell table:style-name="ce595"/>
          <table:table-cell table:style-name="ce798" table:formula="of:=IF(ISBLANK([$'Niveau 3'.F4]);0;IF(['Niveau 3'.F4]=[.F97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800"/>
          <table:table-cell table:style-name="ce590"/>
          <table:table-cell table:number-columns-repeated="1007"/>
          <table:table-cell table:style-name="ce595"/>
        </table:table-row>
        <table:table-row table:style-name="ro3">
          <table:table-cell table:style-name="ce712" table:formula="of:=COM.MICROSOFT.CONCAT(&quot;Signe de &quot;;[.G96])" office:value-type="string" office:string-value="Signe de (4x+1)" calcext:value-type="string">
            <text:p>Signe de (4x+1)</text:p>
          </table:table-cell>
          <table:table-cell table:style-name="ce741" table:formula="of:=IF(SIGN(VLOOKUP([.O3];[.$B$3:.$N$32];2)*([.F96]-1)+VLOOKUP([.O3];[.$B$3:.$N$32];3))=1;&quot;+&quot;;&quot;-&quot;)" office:value-type="string" office:string-value="-" calcext:value-type="string">
            <text:p>-</text:p>
          </table:table-cell>
          <table:table-cell table:style-name="ce754" table:formula="of:=IF([.E96]=[.C96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754" table:formula="of:=IF(SIGN(VLOOKUP([.O3];[.$B$3:.$N$32];2)*AVERAGE([.F96];[.F97])+VLOOKUP([.O3];[.$B$3:.$N$32];3))=1;&quot;+&quot;;&quot;-&quot;)" office:value-type="string" office:string-value="+" calcext:value-type="string">
            <text:p>+</text:p>
          </table:table-cell>
          <table:table-cell table:style-name="ce754" table:formula="of:=IF([.E97]=[.C96];0;&quot;&quot;)" table:number-columns-spanned="2" table:number-rows-spanned="1">
            <text:p/>
          </table:table-cell>
          <table:covered-table-cell table:style-name="ce651"/>
          <table:table-cell table:style-name="ce788" table:formula="of:=IF(SIGN(VLOOKUP([.O3];[.$B$3:.$N$32];2)*([.F97]+1)+VLOOKUP([.O3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3'.B5]);0;IF(['Niveau 3'.B5]=[.B101];1;-0.5))" office:value-type="float" office:value="0" calcext:value-type="float">
            <text:p>0</text:p>
          </table:table-cell>
          <table:table-cell table:style-name="ce801" table:formula="of:=IF(ISBLANK([$'Niveau 3'.C5]);0;IF(AND(ISBLANK([$'Niveau 3'.C6]);[$'Niveau 3'.C5]=[.C101]);1;-0.5))" office:value-type="float" office:value="0" calcext:value-type="float">
            <text:p>0</text:p>
          </table:table-cell>
          <table:table-cell table:style-name="ce708" table:formula="of:=IF(ISBLANK([$'Niveau 3'.E5]);0;IF(['Niveau 3'.E5]=[.E101];1;-0.5))" office:value-type="float" office:value="0" calcext:value-type="float">
            <text:p>0</text:p>
          </table:table-cell>
          <table:table-cell table:style-name="ce801" table:formula="of:=IF(ISBLANK([$'Niveau 3'.F5]);0;IF(AND(ISBLANK([$'Niveau 3'.F6]);[$'Niveau 3'.F5]=[.F101]);1;-0.5))" office:value-type="float" office:value="0" calcext:value-type="float">
            <text:p>0</text:p>
          </table:table-cell>
          <table:table-cell table:style-name="ce708" table:formula="of:=IF(ISBLANK([$'Niveau 3'.H5]);0;IF(['Niveau 3'.H5]=[.H101];1;-0.5))" office:value-type="float" office:value="0" calcext:value-type="float">
            <text:p>0</text:p>
          </table:table-cell>
          <table:table-cell table:style-name="ce722" table:formula="of:=SUM([.I100:.M103])" office:value-type="float" office:value="0" calcext:value-type="float">
            <text:p>0</text:p>
          </table:table-cell>
          <table:table-cell table:style-name="ce800"/>
          <table:table-cell table:style-name="ce590"/>
          <table:table-cell table:number-columns-repeated="1007"/>
          <table:table-cell table:style-name="ce595"/>
        </table:table-row>
        <table:table-row table:style-name="ro3">
          <table:table-cell table:style-name="ce712" table:formula="of:=COM.MICROSOFT.CONCAT(&quot;Signe de &quot;;[.H96])" office:value-type="string" office:string-value="Signe de (-4x+5)" calcext:value-type="string">
            <text:p>Signe de (-4x+5)</text:p>
          </table:table-cell>
          <table:table-cell table:style-name="ce741" table:formula="of:=IF(SIGN(VLOOKUP([.O4];[.$B$3:.$N$32];2)*([.F96]-1)+VLOOKUP([.O4];[.$B$3:.$N$32];3))=1;&quot;+&quot;;&quot;-&quot;)" office:value-type="string" office:string-value="+" calcext:value-type="string">
            <text:p>+</text:p>
          </table:table-cell>
          <table:table-cell table:style-name="ce754" table:formula="of:=IF([.E96]=[.C97];0;&quot;&quot;)" table:number-columns-spanned="2" table:number-rows-spanned="1">
            <text:p/>
          </table:table-cell>
          <table:covered-table-cell table:style-name="ce651"/>
          <table:table-cell table:style-name="ce754" table:formula="of:=IF(SIGN(VLOOKUP([.O4];[.$B$3:.$N$32];2)*AVERAGE([.F96];[.F97])+VLOOKUP([.O4];[.$B$3:.$N$32];3))=1;&quot;+&quot;;&quot;-&quot;)" office:value-type="string" office:string-value="+" calcext:value-type="string">
            <text:p>+</text:p>
          </table:table-cell>
          <table:table-cell table:style-name="ce754" table:formula="of:=IF([.E97]=[.C97];0;&quot;&quot;)" office:value-type="float" office:value="0" calcext:value-type="float" table:number-columns-spanned="2" table:number-rows-spanned="1">
            <text:p>0</text:p>
          </table:table-cell>
          <table:covered-table-cell table:style-name="ce651"/>
          <table:table-cell table:style-name="ce788" table:formula="of:=IF(SIGN(VLOOKUP([.O4];[.$B$3:.$N$32];2)*([.F97]+1)+VLOOKUP([.O4];[.$B$3:.$N$32];3))=1;&quot;+&quot;;&quot;-&quot;)" office:value-type="string" office:string-value="-" calcext:value-type="string">
            <text:p>-</text:p>
          </table:table-cell>
          <table:table-cell table:style-name="ce708" table:formula="of:=IF(ISBLANK([$'Niveau 3'.B6]);0;IF(['Niveau 3'.B6]=[.B102];1;-0.5))" office:value-type="float" office:value="0" calcext:value-type="float">
            <text:p>0</text:p>
          </table:table-cell>
          <table:table-cell table:style-name="ce801" table:formula="of:=IF(ISBLANK([$'Niveau 3'.C6]);0;IF(AND(ISBLANK([$'Niveau 3'.C5]);[$'Niveau 3'.C6]=[.C102]);1;-0.5))" office:value-type="float" office:value="0" calcext:value-type="float">
            <text:p>0</text:p>
          </table:table-cell>
          <table:table-cell table:style-name="ce708" table:formula="of:=IF(ISBLANK([$'Niveau 3'.E6]);0;IF(['Niveau 3'.E6]=[.E102];1;-0.5))" office:value-type="float" office:value="0" calcext:value-type="float">
            <text:p>0</text:p>
          </table:table-cell>
          <table:table-cell table:style-name="ce801" table:formula="of:=IF(ISBLANK([$'Niveau 3'.F6]);0;IF(AND(ISBLANK([$'Niveau 3'.F5]);[$'Niveau 3'.F6]=[.F102]);1;-0.5))" office:value-type="float" office:value="0" calcext:value-type="float">
            <text:p>0</text:p>
          </table:table-cell>
          <table:table-cell table:style-name="ce708" table:formula="of:=IF(ISBLANK([$'Niveau 3'.H6]);0;IF(['Niveau 3'.H6]=[.H102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800"/>
          <table:table-cell table:style-name="ce590"/>
          <table:table-cell table:number-columns-repeated="1007"/>
          <table:table-cell table:style-name="ce595"/>
        </table:table-row>
        <table:table-row table:style-name="ro3">
          <table:table-cell table:style-name="ce712" table:formula="of:=COM.MICROSOFT.CONCAT(&quot;Signe de &quot;;[.G96];[.H96])" office:value-type="string" office:string-value="Signe de (4x+1)(-4x+5)" calcext:value-type="string">
            <text:p>Signe de (4x+1)(-4x+5)</text:p>
          </table:table-cell>
          <table:table-cell table:style-name="ce729" table:formula="of:=IF(OR(AND([.B101]=&quot;-&quot;;[.B102]=&quot;-&quot;);AND([.B101]=&quot;+&quot;;[.B102]=&quot;+&quot;));&quot;+&quot;;&quot;-&quot;)" office:value-type="string" office:string-value="-" calcext:value-type="string">
            <text:p>-</text:p>
          </table:table-cell>
          <table:table-cell table:style-name="ce626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626" table:formula="of:=IF(OR(AND([.E101]=&quot;-&quot;;[.E102]=&quot;-&quot;);AND([.E101]=&quot;+&quot;;[.E102]=&quot;+&quot;));&quot;+&quot;;&quot;-&quot;)" office:value-type="string" office:string-value="+" calcext:value-type="string">
            <text:p>+</text:p>
          </table:table-cell>
          <table:table-cell table:style-name="ce626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9" table:formula="of:=IF(OR(AND([.H101]=&quot;-&quot;;[.H102]=&quot;-&quot;);AND([.H101]=&quot;+&quot;;[.H102]=&quot;+&quot;));&quot;+&quot;;&quot;-&quot;)" office:value-type="string" office:string-value="-" calcext:value-type="string">
            <text:p>-</text:p>
          </table:table-cell>
          <table:table-cell table:style-name="ce708" table:formula="of:=IF(ISBLANK([$'Niveau 3'.B7]);0;IF(['Niveau 3'.B7]=[.B103];1;-0.5))" office:value-type="float" office:value="0" calcext:value-type="float">
            <text:p>0</text:p>
          </table:table-cell>
          <table:table-cell table:style-name="ce747" table:formula="of:=IF(ISBLANK([$'Niveau 3'.C7]);0;IF(['Niveau 3'.C7]=[.C103];1;-0.5))" office:value-type="float" office:value="0" calcext:value-type="float">
            <text:p>0</text:p>
          </table:table-cell>
          <table:table-cell table:style-name="ce708" table:formula="of:=IF(ISBLANK([$'Niveau 3'.E7]);0;IF(['Niveau 3'.E7]=[.E103];1;-0.5))" office:value-type="float" office:value="0" calcext:value-type="float">
            <text:p>0</text:p>
          </table:table-cell>
          <table:table-cell table:style-name="ce747" table:formula="of:=IF(ISBLANK([$'Niveau 3'.F7]);0;IF(['Niveau 3'.F7]=[.F103];1;-0.5))" office:value-type="float" office:value="0" calcext:value-type="float">
            <text:p>0</text:p>
          </table:table-cell>
          <table:table-cell table:style-name="ce708" table:formula="of:=IF(ISBLANK([$'Niveau 3'.H7]);0;IF(['Niveau 3'.H7]=[.H103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800"/>
          <table:table-cell table:style-name="ce590"/>
          <table:table-cell table:number-columns-repeated="1007"/>
          <table:table-cell table:style-name="ce595"/>
        </table:table-row>
        <table:table-row table:style-name="ro3">
          <table:table-cell table:style-name="ce595" table:number-columns-repeated="14"/>
          <table:table-cell table:style-name="ce800"/>
          <table:table-cell table:style-name="ce590"/>
          <table:table-cell table:number-columns-repeated="1007"/>
          <table:table-cell table:style-name="ce595"/>
        </table:table-row>
        <table:table-row table:style-name="ro3">
          <table:table-cell table:style-name="ce599" office:value-type="string" calcext:value-type="string" table:number-columns-spanned="2" table:number-rows-spanned="1">
            <text:p>Ensemble solution de l’équation :</text:p>
          </table:table-cell>
          <table:covered-table-cell table:style-name="ce595"/>
          <table:table-cell table:style-name="ce663" table:formula="of:=COM.MICROSOFT.CONCAT([.G96];[.H96];&quot; = 0&quot;)" office:value-type="string" office:string-value="(4x+1)(-4x+5) = 0" calcext:value-type="string" table:number-columns-spanned="4" table:number-rows-spanned="1">
            <text:p>(4x+1)(-4x+5) = 0</text:p>
          </table:table-cell>
          <table:covered-table-cell table:number-columns-repeated="3" table:style-name="ce595"/>
          <table:table-cell table:style-name="ce771" office:value-type="string" calcext:value-type="string">
            <text:p>Pts</text:p>
          </table:table-cell>
          <table:table-cell table:style-name="ce595" table:number-columns-repeated="7"/>
          <table:table-cell table:style-name="ce800"/>
          <table:table-cell table:style-name="ce590"/>
          <table:table-cell table:number-columns-repeated="1007"/>
          <table:table-cell table:style-name="ce595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96]" office:value-type="float" office:value="-0.25" calcext:value-type="float">
            <text:p>- 1/4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97]" office:value-type="float" office:value="1.25" calcext:value-type="float">
            <text:p><text:s/>5/4 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106:.F106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style-name="ce800"/>
          <table:table-cell table:style-name="ce590"/>
          <table:table-cell table:number-columns-repeated="1007"/>
          <table:table-cell table:style-name="ce595"/>
        </table:table-row>
        <table:table-row table:style-name="ro3">
          <table:table-cell table:style-name="ce595" table:number-columns-repeated="6"/>
          <table:table-cell table:style-name="ce772" table:number-columns-repeated="2"/>
          <table:table-cell table:style-name="ce795" table:number-columns-repeated="6"/>
          <table:table-cell table:style-name="ce800"/>
          <table:table-cell table:style-name="ce590"/>
          <table:table-cell table:number-columns-repeated="1007"/>
          <table:table-cell table:style-name="ce595"/>
        </table:table-row>
        <table:table-row table:style-name="ro3">
          <table:table-cell table:style-name="ce595"/>
          <table:table-cell table:style-name="ce623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23" office:value-type="string" calcext:value-type="string" table:number-columns-spanned="2" table:number-rows-spanned="1">
            <text:p>Choix inéqua</text:p>
          </table:table-cell>
          <table:covered-table-cell table:style-name="ce623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95"/>
          <table:table-cell table:style-name="ce795" table:number-columns-repeated="4"/>
          <table:table-cell table:style-name="ce800"/>
          <table:table-cell table:style-name="ce590"/>
          <table:table-cell table:number-columns-repeated="1007"/>
          <table:table-cell table:style-name="ce595"/>
        </table:table-row>
        <table:table-row table:style-name="ro3">
          <table:table-cell table:style-name="ce595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3" calcext:value-type="float">
            <text:p>3</text:p>
          </table:table-cell>
          <table:table-cell table:style-name="ce766" table:formula="of:=IF([.F109]=1;&quot;≥&quot;;IF([.F109]=2;&quot;&gt;&quot;;IF([.F109]=3;&quot;≤&quot;;&quot;&lt;&quot;)))" office:value-type="string" office:string-value="≤" calcext:value-type="string">
            <text:p>≤</text:p>
          </table:table-cell>
          <table:table-cell table:style-name="ce782" table:formula="of:=IF(OR(AND([.F109]&lt;=2;[.F111]=2);AND([.F109]&gt;2;[.G111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95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78"/>
          <table:table-cell table:style-name="ce795" table:number-columns-repeated="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03:.H103];&quot;+&quot;)" office:value-type="float" office:value="1" calcext:value-type="float">
            <text:p>1</text:p>
          </table:table-cell>
          <table:table-cell table:style-name="ce768" table:formula="of:=COUNTIF([.B103:.H103];&quot;-&quot;)" office:value-type="float" office:value="2" calcext:value-type="float">
            <text:p>2</text:p>
          </table:table-cell>
          <table:table-cell table:style-name="ce678"/>
          <table:table-cell table:style-name="ce795" table:number-columns-repeated="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5" table:number-columns-repeated="7"/>
          <table:table-cell table:style-name="ce678"/>
          <table:table-cell table:style-name="ce795" table:number-columns-repeated="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599" office:value-type="string" calcext:value-type="string" table:number-columns-spanned="7" table:number-rows-spanned="1">
            <text:p>Ensemble solution de l’inéquation <text:span text:style-name="T17">f </text:span>(<text:span text:style-name="T17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96];[.H96];&quot; &quot;;[.G109];&quot; 0&quot;)" office:value-type="string" office:string-value="(4x+1)(-4x+5) ≤ 0" calcext:value-type="string" table:number-columns-spanned="5" table:number-rows-spanned="1">
            <text:p>(4x+1)(-4x+5) ≤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95" table:number-columns-repeated="2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26" table:formula="of:=IF(OR([.F109]=2;[.F109]=4;[.H109]=2);&quot;]&quot;;&quot;[&quot;)" office:value-type="string" office:string-value="]" calcext:value-type="string">
            <text:p>]</text:p>
          </table:table-cell>
          <table:table-cell table:style-name="ce626" table:formula="of:=IF([.H109]=2;&quot;-infini&quot;;[.F96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09]=2;[.F96];[.F97])" office:value-type="float" office:value="-0.25" calcext:value-type="float">
            <text:p>-0,25</text:p>
          </table:table-cell>
          <table:table-cell table:style-name="ce731" table:formula="of:=IF(OR([.F109]=2;[.F109]=4);&quot;[&quot;;&quot;]&quot;)" office:value-type="string" office:string-value="]" calcext:value-type="string">
            <text:p>]</text:p>
          </table:table-cell>
          <table:table-cell table:style-name="ce731" table:formula="of:=IF([.H109]=1;&quot;&quot;;&quot;ou&quot;)" office:value-type="string" office:string-value="ou" calcext:value-type="string">
            <text:p>ou</text:p>
          </table:table-cell>
          <table:table-cell table:style-name="ce731" table:formula="of:=IF([.H109]=1;&quot;&quot;;IF(OR([.F109]=2;[.F109]=4);&quot;]&quot;;&quot;[&quot;))" office:value-type="string" office:string-value="[" calcext:value-type="string">
            <text:p>[</text:p>
          </table:table-cell>
          <table:table-cell table:style-name="ce626" table:formula="of:=IF([.H109]=1;&quot;&quot;;[.F97])" office:value-type="float" office:value="1.25" calcext:value-type="float">
            <text:p>1,25</text:p>
          </table:table-cell>
          <table:table-cell table:style-name="ce731" table:formula="of:=IF([.H109]=1;&quot;&quot;;&quot;;&quot;)" office:value-type="string" office:string-value=";" calcext:value-type="string">
            <text:p>;</text:p>
          </table:table-cell>
          <table:table-cell table:style-name="ce626" table:formula="of:=IF([.H109]=1;&quot;&quot;;&quot;+infini&quot;)" office:value-type="string" office:string-value="+infini" calcext:value-type="string">
            <text:p>+infini</text:p>
          </table:table-cell>
          <table:table-cell table:style-name="ce765" table:formula="of:=IF([.H109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95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114]" office:value-type="string" office:string-value="]" calcext:value-type="string">
            <text:p>]</text:p>
          </table:table-cell>
          <table:table-cell table:style-name="ce756" table:formula="of:=IF([.H109]=2;[.B100];[.C100])" office:value-type="string" office:string-value="-∞" calcext:value-type="string">
            <text:p>-∞</text:p>
          </table:table-cell>
          <table:table-cell table:style-name="ce736" table:formula="of:=[.D114]" office:value-type="string" office:string-value=";" calcext:value-type="string">
            <text:p>;</text:p>
          </table:table-cell>
          <table:table-cell table:style-name="ce756" table:formula="of:=[.E114]" office:value-type="float" office:value="-0.25" calcext:value-type="float">
            <text:p>- 1/4 </text:p>
          </table:table-cell>
          <table:table-cell table:style-name="ce736" table:formula="of:=[.F114]" office:value-type="string" office:string-value="]" calcext:value-type="string">
            <text:p>]</text:p>
          </table:table-cell>
          <table:table-cell table:style-name="ce773" table:formula="of:=IF([.H109]=1;&quot;&quot;;&quot;&quot;)" office:value-type="string" office:string-value="" calcext:value-type="string">
            <text:p></text:p>
          </table:table-cell>
          <table:table-cell table:style-name="ce749" table:formula="of:=[.H114]" office:value-type="string" office:string-value="[" calcext:value-type="string">
            <text:p>[</text:p>
          </table:table-cell>
          <table:table-cell table:style-name="ce756" table:formula="of:=[.I114]" office:value-type="float" office:value="1.25" calcext:value-type="float">
            <text:p><text:s/>5/4 </text:p>
          </table:table-cell>
          <table:table-cell table:style-name="ce749" table:formula="of:=[.J114]" office:value-type="string" office:string-value=";" calcext:value-type="string">
            <text:p>;</text:p>
          </table:table-cell>
          <table:table-cell table:style-name="ce756" table:formula="of:=IF([.H109]=1;&quot;&quot;;[.H100])" office:value-type="string" office:string-value="+∞" calcext:value-type="string">
            <text:p>+∞</text:p>
          </table:table-cell>
          <table:table-cell table:style-name="ce811" table:formula="of:=[.L114]" office:value-type="string" office:string-value="[" calcext:value-type="string">
            <text:p>[</text:p>
          </table:table-cell>
          <table:table-cell table:style-name="ce722" table:formula="of:=COUNT([.B114:.L114])+COUNTIF([.B115:.L115];&quot;]&quot;)+COUNTIF([.B115:.L115];&quot;[&quot;)+COUNTIF([.B115:.L115];&quot;;&quot;)+COUNTIF([.B115:.L115];&quot;&quot;)+COUNTIF([.B115:.L115];&quot;-∞&quot;)+COUNTIF([.B115:.L115];&quot;+∞&quot;)" office:value-type="float" office:value="11" calcext:value-type="float">
            <text:p>11</text:p>
          </table:table-cell>
          <table:table-cell table:style-name="ce595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5" table:number-columns-repeated="8"/>
          <table:table-cell table:style-name="ce595" table:number-columns-repeated="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603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93"/>
          <table:covered-table-cell table:number-columns-repeated="5" table:style-name="ce699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8" table:formula="of:=[.C105]" office:value-type="string" office:string-value="(4x+1)(-4x+5) = 0" calcext:value-type="string">
            <text:p>(4x+1)(-4x+5) = 0</text:p>
          </table:table-cell>
          <table:table-cell table:style-name="ce708" table:formula="of:=IF(ISBLANK([$'Niveau 3'.M5]);0;IF([.B106]=[$'Niveau 3'.M5];1;-0.5))" office:value-type="float" office:value="0" calcext:value-type="float">
            <text:p>0</text:p>
          </table:table-cell>
          <table:table-cell table:style-name="ce708" table:formula="of:=IF(ISBLANK([$'Niveau 3'.N5]);0;IF([.C106]=[$'Niveau 3'.N5];1;-0.5))" office:value-type="float" office:value="0" calcext:value-type="float">
            <text:p>0</text:p>
          </table:table-cell>
          <table:table-cell table:style-name="ce708" table:formula="of:=IF(ISBLANK([$'Niveau 3'.O5]);0;IF([.D106]=[$'Niveau 3'.O5];1;-0.5))" office:value-type="float" office:value="0" calcext:value-type="float">
            <text:p>0</text:p>
          </table:table-cell>
          <table:table-cell table:style-name="ce708" table:formula="of:=IF(ISBLANK([$'Niveau 3'.P5]);0;IF([.E106]=[$'Niveau 3'.P5];1;-0.5))" office:value-type="float" office:value="0" calcext:value-type="float">
            <text:p>0</text:p>
          </table:table-cell>
          <table:table-cell table:style-name="ce708" table:formula="of:=IF(ISBLANK([$'Niveau 3'.Q5]);0;IF([.F106]=[$'Niveau 3'.Q5];1;-0.5))" office:value-type="float" office:value="0" calcext:value-type="float">
            <text:p>0</text:p>
          </table:table-cell>
          <table:table-cell table:style-name="ce715"/>
          <table:table-cell table:style-name="ce699" table:number-columns-repeated="5"/>
          <table:table-cell table:style-name="ce722" table:formula="of:=SUM([.B118:.F118])" office:value-type="float" office:value="0" calcext:value-type="float">
            <text:p>0</text:p>
          </table:table-cell>
          <table:table-cell table:style-name="ce820" table:formula="of:=IF(20*SUM([.N101];[.M118];[.M119])/SUM([.N103];[.G106];[.M115])&lt;0;0;20*SUM([.N101];[.M118];[.M119])/SUM([.N103];[.G106];[.M115]))" office:value-type="float" office:value="0" calcext:value-type="float">
            <text:p>0,00</text:p>
          </table:table-cell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9" table:formula="of:=[.H113]" office:value-type="string" office:string-value="(4x+1)(-4x+5) ≤ 0" calcext:value-type="string">
            <text:p>(4x+1)(-4x+5) ≤ 0</text:p>
          </table:table-cell>
          <table:table-cell table:style-name="ce738" table:formula="of:=IF(ISBLANK([$'Niveau 3'.M10]);0;IF([.B114]=[$'Niveau 3'.M10];1;-0.5))" office:value-type="float" office:value="0" calcext:value-type="float">
            <text:p>0</text:p>
          </table:table-cell>
          <table:table-cell table:style-name="ce738" table:formula="of:=IF(ISBLANK([$'Niveau 3'.N10]);0;IF([.C114]=[$'Niveau 3'.N10];1;-0.5))" office:value-type="float" office:value="0" calcext:value-type="float">
            <text:p>0</text:p>
          </table:table-cell>
          <table:table-cell table:style-name="ce738" table:formula="of:=IF(ISBLANK([$'Niveau 3'.O10]);0;IF([.D114]=[$'Niveau 3'.O10];1;-0.5))" office:value-type="float" office:value="0" calcext:value-type="float">
            <text:p>0</text:p>
          </table:table-cell>
          <table:table-cell table:style-name="ce738" table:formula="of:=IF(ISBLANK([$'Niveau 3'.P10]);0;IF([.E114]=[$'Niveau 3'.P10];1;-0.5))" office:value-type="float" office:value="0" calcext:value-type="float">
            <text:p>0</text:p>
          </table:table-cell>
          <table:table-cell table:style-name="ce738" table:formula="of:=IF(ISBLANK([$'Niveau 3'.Q10]);0;IF([.F114]=[$'Niveau 3'.Q10];1;-0.5))" office:value-type="float" office:value="0" calcext:value-type="float">
            <text:p>0</text:p>
          </table:table-cell>
          <table:table-cell table:style-name="ce774" table:formula="of:=IF(ISBLANK([$'Niveau 3'.R10]);0;IF([.G114]=[$'Niveau 3'.R10];1;-0.5))" office:value-type="float" office:value="0" calcext:value-type="float">
            <text:p>0</text:p>
          </table:table-cell>
          <table:table-cell table:style-name="ce774" table:formula="of:=IF(ISBLANK([$'Niveau 3'.S10]);0;IF([.H114]=[$'Niveau 3'.S10];1;-0.5))" office:value-type="float" office:value="0" calcext:value-type="float">
            <text:p>0</text:p>
          </table:table-cell>
          <table:table-cell table:style-name="ce774" table:formula="of:=IF(ISBLANK([$'Niveau 3'.T10]);0;IF([.I114]=[$'Niveau 3'.T10];1;-0.5))" office:value-type="float" office:value="0" calcext:value-type="float">
            <text:p>0</text:p>
          </table:table-cell>
          <table:table-cell table:style-name="ce774" table:formula="of:=IF(ISBLANK([$'Niveau 3'.U10]);0;IF([.J114]=[$'Niveau 3'.U10];1;-0.5))" office:value-type="float" office:value="0" calcext:value-type="float">
            <text:p>0</text:p>
          </table:table-cell>
          <table:table-cell table:style-name="ce774" table:formula="of:=IF(ISBLANK([$'Niveau 3'.V10]);0;IF([.K114]=[$'Niveau 3'.V10];1;-0.5))" office:value-type="float" office:value="0" calcext:value-type="float">
            <text:p>0</text:p>
          </table:table-cell>
          <table:table-cell table:style-name="ce774" table:formula="of:=IF(ISBLANK([$'Niveau 3'.W10]);0;IF([.L114]=[$'Niveau 3'.W10];1;-0.5))" office:value-type="float" office:value="0" calcext:value-type="float">
            <text:p>0</text:p>
          </table:table-cell>
          <table:table-cell table:style-name="ce722" table:formula="of:=SUM([.B119:.L119])" office:value-type="float" office:value="0" calcext:value-type="float">
            <text:p>0</text:p>
          </table:table-cell>
          <table:table-cell table:style-name="ce595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606"/>
          <table:table-cell table:style-name="ce650"/>
          <table:table-cell table:style-name="ce606"/>
          <table:table-cell table:style-name="ce678"/>
          <table:table-cell table:style-name="ce606" table:number-columns-repeated="2"/>
          <table:table-cell table:style-name="ce678"/>
          <table:table-cell table:style-name="ce720"/>
          <table:table-cell table:style-name="ce678" table:number-columns-repeated="5"/>
          <table:table-cell table:style-name="ce83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4</text:p>
          </table:table-cell>
          <table:covered-table-cell table:style-name="ce650"/>
          <table:covered-table-cell table:style-name="ce606"/>
          <table:covered-table-cell table:style-name="ce678"/>
          <table:covered-table-cell table:number-columns-repeated="2" table:style-name="ce606"/>
          <table:covered-table-cell table:style-name="ce678"/>
          <table:covered-table-cell table:style-name="ce720"/>
          <table:covered-table-cell table:number-columns-repeated="5" table:style-name="ce678"/>
          <table:covered-table-cell table:style-name="ce836"/>
          <table:covered-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606"/>
          <table:table-cell table:style-name="ce650"/>
          <table:table-cell table:style-name="ce606"/>
          <table:table-cell table:style-name="ce678"/>
          <table:table-cell table:style-name="ce606" table:number-columns-repeated="2"/>
          <table:table-cell table:style-name="ce678"/>
          <table:table-cell table:style-name="ce720"/>
          <table:table-cell table:style-name="ce678" table:number-columns-repeated="5"/>
          <table:table-cell table:style-name="ce83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606"/>
          <table:table-cell table:style-name="ce650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678" table:number-columns-repeated="5"/>
          <table:table-cell table:style-name="ce83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606"/>
          <table:table-cell table:style-name="ce650"/>
          <table:table-cell table:style-name="ce752" table:formula="of:=VLOOKUP([.$O$5];[.$B$3:.$N$32];13)" office:value-type="string" office:string-value="1/2" calcext:value-type="string">
            <text:p>1/2</text:p>
          </table:table-cell>
          <table:table-cell table:style-name="ce752" table:formula="of:=VLOOKUP([.$O$5];[.$B$3:.$N$32];10)" office:value-type="float" office:value="0.5" calcext:value-type="float">
            <text:p>0,5</text:p>
          </table:table-cell>
          <table:table-cell table:style-name="ce752" table:formula="of:=IF([.D124]&lt;[.D125];VLOOKUP([.$O$5];[.$B$3:.$N$32];13);VLOOKUP([.$O$6];[.$B$3:.$N$32];13))" office:value-type="string" office:string-value="-1/10" calcext:value-type="string">
            <text:p>-1/10</text:p>
          </table:table-cell>
          <table:table-cell table:style-name="ce752" table:formula="of:=MIN([.D124:.D125])" office:value-type="float" office:value="-0.1" calcext:value-type="float">
            <text:p>-0,1</text:p>
          </table:table-cell>
          <table:table-cell table:style-name="ce747" table:formula="of:=VLOOKUP([.O5];[.$B$3:.$N$32];4)" office:value-type="string" office:string-value="(-2x+1)" calcext:value-type="string">
            <text:p>(-2x+1)</text:p>
          </table:table-cell>
          <table:table-cell table:style-name="ce786" table:formula="of:=VLOOKUP([.O6];[.$B$3:.$N$32];4)" office:value-type="string" office:string-value="(10x+1)" calcext:value-type="string">
            <text:p>(10x+1)</text:p>
          </table:table-cell>
          <table:table-cell table:style-name="ce678" table:number-columns-repeated="5"/>
          <table:table-cell table:style-name="ce83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606"/>
          <table:table-cell table:style-name="ce650"/>
          <table:table-cell table:style-name="ce752" table:formula="of:=VLOOKUP([.$O$6];[.$B$3:.$N$32];13)" office:value-type="string" office:string-value="-1/10" calcext:value-type="string">
            <text:p>-1/10</text:p>
          </table:table-cell>
          <table:table-cell table:style-name="ce752" table:formula="of:=VLOOKUP([.$O$6];[.$B$3:.$N$32];10)" office:value-type="float" office:value="-0.1" calcext:value-type="float">
            <text:p>-0,1</text:p>
          </table:table-cell>
          <table:table-cell table:style-name="ce752" table:formula="of:=IF([.D124]&lt;[.D125];VLOOKUP([.$O$6];[.$B$3:.$N$32];13);VLOOKUP([.$O$5];[.$B$3:.$N$32];13))" office:value-type="string" office:string-value="1/2" calcext:value-type="string">
            <text:p>1/2</text:p>
          </table:table-cell>
          <table:table-cell table:style-name="ce752" table:formula="of:=MAX([.D124:.D125])" office:value-type="float" office:value="0.5" calcext:value-type="float">
            <text:p>0,5</text:p>
          </table:table-cell>
          <table:table-cell table:style-name="ce776" table:number-columns-repeated="2"/>
          <table:table-cell table:style-name="ce678" table:number-columns-repeated="5"/>
          <table:table-cell table:style-name="ce83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606"/>
          <table:table-cell table:style-name="ce650"/>
          <table:table-cell table:style-name="ce606"/>
          <table:table-cell table:style-name="ce678"/>
          <table:table-cell table:style-name="ce606" table:number-columns-repeated="2"/>
          <table:table-cell table:style-name="ce678"/>
          <table:table-cell table:style-name="ce720"/>
          <table:table-cell table:style-name="ce678" table:number-columns-repeated="5"/>
          <table:table-cell table:style-name="ce83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number-columns-repeated="8"/>
          <table:table-cell table:style-name="ce603" office:value-type="string" calcext:value-type="string" table:number-columns-spanned="6" table:number-rows-spanned="1">
            <text:p>Tableau 4</text:p>
          </table:table-cell>
          <table:covered-table-cell table:number-columns-repeated="5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124]" office:value-type="string" office:string-value="-1/10" calcext:value-type="string" table:number-columns-spanned="2" table:number-rows-spanned="1">
            <text:p>-1/10</text:p>
          </table:table-cell>
          <table:covered-table-cell table:style-name="ce754"/>
          <table:table-cell table:style-name="ce754"/>
          <table:table-cell table:style-name="ce753" table:formula="of:=[.E125]" office:value-type="string" office:string-value="1/2" calcext:value-type="string" table:number-columns-spanned="2" table:number-rows-spanned="1">
            <text:p>1/2</text:p>
          </table:table-cell>
          <table:covered-table-cell table:style-name="ce651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4'.C4]);0;IF(['Niveau 4'.C4]=[.F124];1;-0.5))" office:value-type="float" office:value="0" calcext:value-type="float">
            <text:p>0</text:p>
          </table:table-cell>
          <table:table-cell/>
          <table:table-cell table:style-name="ce798" table:formula="of:=IF(ISBLANK([$'Niveau 4'.F4]);0;IF(['Niveau 4'.F4]=[.F12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2" table:formula="of:=COM.MICROSOFT.CONCAT(&quot;Signe de &quot;;[.G124])" office:value-type="string" office:string-value="Signe de (-2x+1)" calcext:value-type="string">
            <text:p>Signe de (-2x+1)</text:p>
          </table:table-cell>
          <table:table-cell table:style-name="ce743" table:formula="of:=IF(SIGN(VLOOKUP([.O5];[.$B$3:.$N$32];2)*([.F124]-1)+VLOOKUP([.O5];[.$B$3:.$N$32];3))=1;&quot;+&quot;;&quot;-&quot;)" office:value-type="string" office:string-value="+" calcext:value-type="string">
            <text:p>+</text:p>
          </table:table-cell>
          <table:table-cell table:style-name="ce651" table:formula="of:=IF([.E124]=[.C124];0;&quot;&quot;)" table:number-columns-spanned="2" table:number-rows-spanned="1">
            <text:p/>
          </table:table-cell>
          <table:covered-table-cell table:style-name="ce754"/>
          <table:table-cell table:style-name="ce651" table:formula="of:=IF(SIGN(VLOOKUP([.O5];[.$B$3:.$N$32];2)*AVERAGE([.F124];[.F125])+VLOOKUP([.O5];[.$B$3:.$N$32];3))=1;&quot;+&quot;;&quot;-&quot;)" office:value-type="string" office:string-value="+" calcext:value-type="string">
            <text:p>+</text:p>
          </table:table-cell>
          <table:table-cell table:style-name="ce754" table:formula="of:=IF([.E125]=[.C124];0;&quot;&quot;)" office:value-type="float" office:value="0" calcext:value-type="float" table:number-columns-spanned="2" table:number-rows-spanned="1">
            <text:p>0</text:p>
          </table:table-cell>
          <table:covered-table-cell table:style-name="ce651"/>
          <table:table-cell table:style-name="ce791" table:formula="of:=IF(SIGN(VLOOKUP([.O5];[.$B$3:.$N$32];2)*([.F125]+1)+VLOOKUP([.O5];[.$B$3:.$N$32];3))=1;&quot;+&quot;;&quot;-&quot;)" office:value-type="string" office:string-value="-" calcext:value-type="string">
            <text:p>-</text:p>
          </table:table-cell>
          <table:table-cell table:style-name="ce708" table:formula="of:=IF(ISBLANK([$'Niveau 4'.B5]);0;IF(['Niveau 4'.B5]=[.B129];1;-0.5))" office:value-type="float" office:value="0" calcext:value-type="float">
            <text:p>0</text:p>
          </table:table-cell>
          <table:table-cell table:style-name="ce801" table:formula="of:=IF(ISBLANK([$'Niveau 4'.C5]);0;IF(AND(ISBLANK([$'Niveau 4'.C6]);[$'Niveau 4'.C5]=[.C129]);1;-0.5))" office:value-type="float" office:value="0" calcext:value-type="float">
            <text:p>0</text:p>
          </table:table-cell>
          <table:table-cell table:style-name="ce708" table:formula="of:=IF(ISBLANK([$'Niveau 4'.E5]);0;IF(['Niveau 4'.E5]=[.E129];1;-0.5))" office:value-type="float" office:value="0" calcext:value-type="float">
            <text:p>0</text:p>
          </table:table-cell>
          <table:table-cell table:style-name="ce801" table:formula="of:=IF(ISBLANK([$'Niveau 4'.F5]);0;IF(AND(ISBLANK([$'Niveau 4'.F6]);[$'Niveau 4'.F5]=[.F129]);1;-0.5))" office:value-type="float" office:value="0" calcext:value-type="float">
            <text:p>0</text:p>
          </table:table-cell>
          <table:table-cell table:style-name="ce708" table:formula="of:=IF(ISBLANK([$'Niveau 4'.H5]);0;IF(['Niveau 4'.H5]=[.H129];1;-0.5))" office:value-type="float" office:value="0" calcext:value-type="float">
            <text:p>0</text:p>
          </table:table-cell>
          <table:table-cell table:style-name="ce722" table:formula="of:=SUM([.I128:.M131])" office:value-type="float" office:value="0" calcext:value-type="float">
            <text:p>0</text:p>
          </table:table-cell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2" table:formula="of:=COM.MICROSOFT.CONCAT(&quot;Signe de &quot;;[.H124])" office:value-type="string" office:string-value="Signe de (10x+1)" calcext:value-type="string">
            <text:p>Signe de (10x+1)</text:p>
          </table:table-cell>
          <table:table-cell table:style-name="ce743" table:formula="of:=IF(SIGN(VLOOKUP([.O6];[.$B$3:.$N$32];2)*([.F124]-1)+VLOOKUP([.O6];[.$B$3:.$N$32];3))=1;&quot;+&quot;;&quot;-&quot;)" office:value-type="string" office:string-value="-" calcext:value-type="string">
            <text:p>-</text:p>
          </table:table-cell>
          <table:table-cell table:style-name="ce754" table:formula="of:=IF([.E124]=[.C125];0;&quot;&quot;)" office:value-type="float" office:value="0" calcext:value-type="float" table:number-columns-spanned="2" table:number-rows-spanned="1">
            <text:p>0</text:p>
          </table:table-cell>
          <table:covered-table-cell table:style-name="ce651"/>
          <table:table-cell table:style-name="ce651" table:formula="of:=IF(SIGN(VLOOKUP([.O6];[.$B$3:.$N$32];2)*AVERAGE([.F124];[.F125])+VLOOKUP([.O6];[.$B$3:.$N$32];3))=1;&quot;+&quot;;&quot;-&quot;)" office:value-type="string" office:string-value="+" calcext:value-type="string">
            <text:p>+</text:p>
          </table:table-cell>
          <table:table-cell table:style-name="ce651" table:formula="of:=IF([.E125]=[.C125];0;&quot;&quot;)" table:number-columns-spanned="2" table:number-rows-spanned="1">
            <text:p/>
          </table:table-cell>
          <table:covered-table-cell table:style-name="ce651"/>
          <table:table-cell table:style-name="ce791" table:formula="of:=IF(SIGN(VLOOKUP([.O6];[.$B$3:.$N$32];2)*([.F125]+1)+VLOOKUP([.O6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4'.B6]);0;IF(['Niveau 4'.B6]=[.B130];1;-0.5))" office:value-type="float" office:value="0" calcext:value-type="float">
            <text:p>0</text:p>
          </table:table-cell>
          <table:table-cell table:style-name="ce801" table:formula="of:=IF(ISBLANK([$'Niveau 4'.C6]);0;IF(AND(ISBLANK([$'Niveau 4'.C5]);[$'Niveau 4'.C6]=[.C130]);1;-0.5))" office:value-type="float" office:value="0" calcext:value-type="float">
            <text:p>0</text:p>
          </table:table-cell>
          <table:table-cell table:style-name="ce708" table:formula="of:=IF(ISBLANK([$'Niveau 4'.E6]);0;IF(['Niveau 4'.E6]=[.E130];1;-0.5))" office:value-type="float" office:value="0" calcext:value-type="float">
            <text:p>0</text:p>
          </table:table-cell>
          <table:table-cell table:style-name="ce801" table:formula="of:=IF(ISBLANK([$'Niveau 4'.F6]);0;IF(AND(ISBLANK([$'Niveau 4'.F5]);[$'Niveau 4'.F6]=[.F130]);1;-0.5))" office:value-type="float" office:value="0" calcext:value-type="float">
            <text:p>0</text:p>
          </table:table-cell>
          <table:table-cell table:style-name="ce708" table:formula="of:=IF(ISBLANK([$'Niveau 4'.H6]);0;IF(['Niveau 4'.H6]=[.H130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2" table:formula="of:=COM.MICROSOFT.CONCAT(&quot;Signe de &quot;;[.G124];&quot; / &quot;;[.H124])" office:value-type="string" office:string-value="Signe de (-2x+1) / (10x+1)" calcext:value-type="string">
            <text:p>Signe de (-2x+1) / (10x+1)</text:p>
          </table:table-cell>
          <table:table-cell table:style-name="ce744" table:formula="of:=IF(OR(AND([.B129]=&quot;-&quot;;[.B130]=&quot;-&quot;);AND([.B129]=&quot;+&quot;;[.B130]=&quot;+&quot;));&quot;+&quot;;&quot;-&quot;)" office:value-type="string" office:string-value="-" calcext:value-type="string">
            <text:p>-</text:p>
          </table:table-cell>
          <table:table-cell table:style-name="ce626" table:formula="of:=IF([.C130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731"/>
          <table:table-cell table:style-name="ce626" table:formula="of:=IF(OR(AND([.E129]=&quot;-&quot;;[.E130]=&quot;-&quot;);AND([.E129]=&quot;+&quot;;[.E130]=&quot;+&quot;));&quot;+&quot;;&quot;-&quot;)" office:value-type="string" office:string-value="+" calcext:value-type="string">
            <text:p>+</text:p>
          </table:table-cell>
          <table:table-cell table:style-name="ce626" table:formula="of:=IF([.F130]=0;&quot;||&quot;;0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IF(OR(AND([.H129]=&quot;-&quot;;[.H130]=&quot;-&quot;);AND([.H129]=&quot;+&quot;;[.H130]=&quot;+&quot;));&quot;+&quot;;&quot;-&quot;)" office:value-type="string" office:string-value="-" calcext:value-type="string">
            <text:p>-</text:p>
          </table:table-cell>
          <table:table-cell table:style-name="ce708" table:formula="of:=IF(ISBLANK([$'Niveau 4'.B7]);0;IF(['Niveau 4'.B7]=[.B131];1;-0.5))" office:value-type="float" office:value="0" calcext:value-type="float">
            <text:p>0</text:p>
          </table:table-cell>
          <table:table-cell table:style-name="ce747" table:formula="of:=IF(ISBLANK(['Niveau 4'.C7]);0;IF(AND(OR(ISNUMBER(['Niveau 4'.C7]);ISNUMBER([.C131]));['Niveau 4'.C7]=[.C131]);1;IF(['Niveau 4'.C7]=[.C131];1;0)))" office:value-type="float" office:value="0" calcext:value-type="float">
            <text:p>0</text:p>
          </table:table-cell>
          <table:table-cell table:style-name="ce708" table:formula="of:=IF(ISBLANK([$'Niveau 4'.E7]);0;IF(['Niveau 4'.E7]=[.E131];1;-0.5))" office:value-type="float" office:value="0" calcext:value-type="float">
            <text:p>0</text:p>
          </table:table-cell>
          <table:table-cell table:style-name="ce747" table:formula="of:=IF(ISBLANK(['Niveau 4'.F7]);0;IF(AND(ISNUMBER(['Niveau 4'.F7]);['Niveau 4'.F7]=[.F131]);1;IF(['Niveau 4'.F7]=[.F131];1;0)))" office:value-type="float" office:value="0" calcext:value-type="float">
            <text:p>0</text:p>
          </table:table-cell>
          <table:table-cell table:style-name="ce708" table:formula="of:=IF(ISBLANK([$'Niveau 4'.H7]);0;IF(['Niveau 4'.H7]=[.H131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606"/>
          <table:table-cell table:style-name="ce650"/>
          <table:table-cell table:style-name="ce606"/>
          <table:table-cell table:style-name="ce678"/>
          <table:table-cell table:style-name="ce606" table:number-columns-repeated="2"/>
          <table:table-cell table:style-name="ce678"/>
          <table:table-cell table:style-name="ce720"/>
          <table:table-cell table:style-name="ce678" table:number-columns-repeated="5"/>
          <table:table-cell table:style-name="ce83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599" office:value-type="string" calcext:value-type="string" table:number-columns-spanned="2" table:number-rows-spanned="1">
            <text:p>Ensemble solution de l’équation :</text:p>
          </table:table-cell>
          <table:covered-table-cell table:style-name="ce595"/>
          <table:table-cell table:style-name="ce663" table:formula="of:=COM.MICROSOFT.CONCAT([.G124];&quot; / &quot;;[.H124];&quot; = 0&quot;)" office:value-type="string" office:string-value="(-2x+1) / (10x+1) = 0" calcext:value-type="string" table:number-columns-spanned="4" table:number-rows-spanned="1">
            <text:p>(-2x+1) / (10x+1) = 0</text:p>
          </table:table-cell>
          <table:covered-table-cell table:number-columns-repeated="3" table:style-name="ce595"/>
          <table:table-cell table:style-name="ce771" office:value-type="string" calcext:value-type="string">
            <text:p>Pts</text:p>
          </table:table-cell>
          <table:table-cell table:style-name="ce595" table:number-columns-repeated="7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D124]" office:value-type="float" office:value="0.5" calcext:value-type="float">
            <text:p><text:s/>1/2 </text:p>
          </table:table-cell>
          <table:table-cell table:style-name="ce731" office:value-type="string" calcext:value-type="string">
            <text:p>}</text:p>
          </table:table-cell>
          <table:table-cell table:style-name="ce755"/>
          <table:table-cell table:style-name="ce765"/>
          <table:table-cell table:style-name="ce722" table:formula="of:=COUNTA([.B134:.F134])" office:value-type="float" office:value="3" calcext:value-type="float">
            <text:p>3</text:p>
          </table:table-cell>
          <table:table-cell table:style-name="ce781"/>
          <table:table-cell table:style-name="ce795" table:number-columns-repeated="2"/>
          <table:table-cell table:style-name="ce795" office:value-type="string" calcext:value-type="string">
            <text:p><text:span text:style-name="T18">SI(OU(ET(</text:span><text:span text:style-name="T19">F137</text:span><text:span text:style-name="T18">&lt;=2;</text:span><text:span text:style-name="T20">F139</text:span><text:span text:style-name="T18">=2);ET(</text:span><text:span text:style-name="T19">F137</text:span><text:span text:style-name="T18">&gt;2;</text:span><text:span text:style-name="T20">F139</text:span><text:span text:style-name="T18">=2));2;1)</text:span></text:p>
          </table:table-cell>
          <table:table-cell table:style-name="ce795" table:number-columns-repeated="3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595" table:number-columns-repeated="6"/>
          <table:table-cell table:style-name="ce772" table:number-columns-repeated="2"/>
          <table:table-cell table:style-name="ce795" table:number-columns-repeated="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595"/>
          <table:table-cell table:style-name="ce623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23" office:value-type="string" calcext:value-type="string" table:number-columns-spanned="2" table:number-rows-spanned="1">
            <text:p>Choix inéqua</text:p>
          </table:table-cell>
          <table:covered-table-cell table:style-name="ce623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95"/>
          <table:table-cell table:style-name="ce795" table:number-columns-repeated="4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595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2" calcext:value-type="float">
            <text:p>2</text:p>
          </table:table-cell>
          <table:table-cell table:style-name="ce766" table:formula="of:=IF([.F137]=1;&quot;≥&quot;;IF([.F137]=2;&quot;&gt;&quot;;IF([.F137]=3;&quot;≤&quot;;&quot;&lt;&quot;)))" office:value-type="string" office:string-value="&gt;" calcext:value-type="string">
            <text:p>&gt;</text:p>
          </table:table-cell>
          <table:table-cell table:style-name="ce782" table:formula="of:=IF(OR(AND([.F137]&lt;=2;[.F139]=2);AND([.F137]&gt;2;[.G139]=2));2;1)" office:value-type="float" office:value="1" calcext:value-type="float">
            <text:p>1</text:p>
          </table:table-cell>
          <table:table-cell table:style-name="ce796" table:number-columns-repeated="2"/>
          <table:table-cell table:style-name="ce748"/>
          <table:table-cell table:style-name="ce795" table:number-columns-repeated="2"/>
          <table:table-cell table:style-name="ce595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78"/>
          <table:table-cell table:style-name="ce795" table:number-columns-repeated="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31:.H131];&quot;+&quot;)" office:value-type="float" office:value="1" calcext:value-type="float">
            <text:p>1</text:p>
          </table:table-cell>
          <table:table-cell table:style-name="ce768" table:formula="of:=COUNTIF([.B131:.H131];&quot;-&quot;)" office:value-type="float" office:value="2" calcext:value-type="float">
            <text:p>2</text:p>
          </table:table-cell>
          <table:table-cell table:style-name="ce678"/>
          <table:table-cell table:style-name="ce795" table:number-columns-repeated="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5" table:number-columns-repeated="7"/>
          <table:table-cell table:style-name="ce678"/>
          <table:table-cell table:style-name="ce795" table:number-columns-repeated="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599" office:value-type="string" calcext:value-type="string" table:number-columns-spanned="7" table:number-rows-spanned="1">
            <text:p>Ensemble solution de l’inéquation <text:span text:style-name="T17">f </text:span>(<text:span text:style-name="T17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124];&quot; / &quot;;[.H124];&quot; &quot;;[.G137];&quot; 0&quot;)" office:value-type="string" office:string-value="(-2x+1) / (10x+1) &gt; 0" calcext:value-type="string" table:number-columns-spanned="5" table:number-rows-spanned="1">
            <text:p>(-2x+1) / (10x+1) &g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95" table:number-columns-repeated="2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26" table:formula="of:=IF([.H137]=2;&quot;]&quot;;IF(OR([.F137]=2;[.F137]=4;[.C131]=&quot;||&quot;);&quot;]&quot;;&quot;[&quot;))" office:value-type="string" office:string-value="]" calcext:value-type="string">
            <text:p>]</text:p>
          </table:table-cell>
          <table:table-cell table:style-name="ce626" table:formula="of:=IF([.H137]=2;&quot;-infini&quot;;[.F124])" office:value-type="float" office:value="-0.1" calcext:value-type="float">
            <text:p>-0,1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37]=2;[.F124];[.F125])" office:value-type="float" office:value="0.5" calcext:value-type="float">
            <text:p>0,5</text:p>
          </table:table-cell>
          <table:table-cell table:style-name="ce731" table:formula="of:=IF([.H137]=1;IF(OR([.F137]=2;[.F137]=4;[.F131]=&quot;||&quot;);&quot;[&quot;;&quot;]&quot;);IF(OR([.F137]=2;[.F137]=4;[.C131]=&quot;||&quot;);&quot;[&quot;;&quot;]&quot;))" office:value-type="string" office:string-value="[" calcext:value-type="string">
            <text:p>[</text:p>
          </table:table-cell>
          <table:table-cell table:style-name="ce731" table:formula="of:=IF([.H137]=1;&quot;&quot;;&quot;ou&quot;)">
            <text:p/>
          </table:table-cell>
          <table:table-cell table:style-name="ce731" table:formula="of:=IF([.H137]=1;&quot;&quot;;IF(OR([.F137]=2;[.F137]=4;[.F131]=&quot;||&quot;);&quot;]&quot;;&quot;[&quot;))">
            <text:p/>
          </table:table-cell>
          <table:table-cell table:style-name="ce626" table:formula="of:=IF([.H137]=1;&quot;&quot;;[.F128])">
            <text:p/>
          </table:table-cell>
          <table:table-cell table:style-name="ce731" table:formula="of:=IF([.H137]=1;&quot;&quot;;&quot;;&quot;)">
            <text:p/>
          </table:table-cell>
          <table:table-cell table:style-name="ce626" table:formula="of:=IF([.H137]=1;&quot;&quot;;&quot;+infini&quot;)">
            <text:p/>
          </table:table-cell>
          <table:table-cell table:style-name="ce765" table:formula="of:=IF([.H137]=1;&quot;&quot;;&quot;[&quot;)">
            <text:p/>
          </table:table-cell>
          <table:table-cell table:style-name="ce771" office:value-type="string" calcext:value-type="string">
            <text:p>Pts</text:p>
          </table:table-cell>
          <table:table-cell table:style-name="ce595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142]" office:value-type="string" office:string-value="]" calcext:value-type="string">
            <text:p>]</text:p>
          </table:table-cell>
          <table:table-cell table:style-name="ce756" table:formula="of:=IF([.H137]=2;[.B128];[.C128])" office:value-type="string" office:string-value="-1/10" calcext:value-type="string">
            <text:p>-1/10</text:p>
          </table:table-cell>
          <table:table-cell table:style-name="ce736" table:formula="of:=[.D142]" office:value-type="string" office:string-value=";" calcext:value-type="string">
            <text:p>;</text:p>
          </table:table-cell>
          <table:table-cell table:style-name="ce756" table:formula="of:=[.E142]" office:value-type="float" office:value="0.5" calcext:value-type="float">
            <text:p><text:s/>1/2 </text:p>
          </table:table-cell>
          <table:table-cell table:style-name="ce736" table:formula="of:=[.F142]" office:value-type="string" office:string-value="[" calcext:value-type="string">
            <text:p>[</text:p>
          </table:table-cell>
          <table:table-cell table:style-name="ce773" table:formula="of:=IF([.H137]=1;&quot;&quot;;&quot;&quot;)">
            <text:p/>
          </table:table-cell>
          <table:table-cell table:style-name="ce749" table:formula="of:=[.H142]">
            <text:p/>
          </table:table-cell>
          <table:table-cell table:style-name="ce756" table:formula="of:=[.I142]">
            <text:p/>
          </table:table-cell>
          <table:table-cell table:style-name="ce749" table:formula="of:=[.J142]">
            <text:p/>
          </table:table-cell>
          <table:table-cell table:style-name="ce756" table:formula="of:=IF([.H137]=1;&quot;&quot;;[.H128])">
            <text:p/>
          </table:table-cell>
          <table:table-cell table:style-name="ce811" table:formula="of:=[.L142]">
            <text:p/>
          </table:table-cell>
          <table:table-cell table:style-name="ce722" table:formula="of:=COUNT([.B142:.L142])+COUNTIF([.B143:.L143];&quot;]&quot;)+COUNTIF([.B143:.L143];&quot;[&quot;)+COUNTIF([.B143:.L143];&quot;;&quot;)+COUNTIF([.B143:.L143];&quot;&quot;)+COUNTIF([.B143:.L143];&quot;-∞&quot;)+COUNTIF([.B143:.L143];&quot;+∞&quot;)" office:value-type="float" office:value="5" calcext:value-type="float">
            <text:p>5</text:p>
          </table:table-cell>
          <table:table-cell table:style-name="ce595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5" table:number-columns-repeated="8"/>
          <table:table-cell table:style-name="ce595" table:number-columns-repeated="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603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93"/>
          <table:covered-table-cell table:number-columns-repeated="5" table:style-name="ce699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8" table:formula="of:=[.C133]" office:value-type="string" office:string-value="(-2x+1) / (10x+1) = 0" calcext:value-type="string">
            <text:p>(-2x+1) / (10x+1) = 0</text:p>
          </table:table-cell>
          <table:table-cell table:style-name="ce708" table:formula="of:=IF(ISBLANK([$'Niveau 4'.M5]);0;IF([.B134]=[$'Niveau 4'.M5];1;-0.5))" office:value-type="float" office:value="0" calcext:value-type="float">
            <text:p>0</text:p>
          </table:table-cell>
          <table:table-cell table:style-name="ce708" table:formula="of:=IF(ISBLANK([$'Niveau 4'.N5]);0;IF([.C134]=[$'Niveau 4'.N5];1;-0.5))" office:value-type="float" office:value="0" calcext:value-type="float">
            <text:p>0</text:p>
          </table:table-cell>
          <table:table-cell table:style-name="ce708" table:formula="of:=IF(ISBLANK([$'Niveau 4'.O5]);0;IF([.D134]=[$'Niveau 4'.O5];1;-0.5))" office:value-type="float" office:value="0" calcext:value-type="float">
            <text:p>0</text:p>
          </table:table-cell>
          <table:table-cell table:style-name="ce708" table:formula="of:=IF(ISBLANK([$'Niveau 4'.P5]);0;IF([.E134]=[$'Niveau 4'.P5];1;-0.5))" office:value-type="float" office:value="0" calcext:value-type="float">
            <text:p>0</text:p>
          </table:table-cell>
          <table:table-cell table:style-name="ce708" table:formula="of:=IF(ISBLANK([$'Niveau 4'.Q5]);0;IF([.F134]=[$'Niveau 4'.Q5];1;-0.5))" office:value-type="float" office:value="0" calcext:value-type="float">
            <text:p>0</text:p>
          </table:table-cell>
          <table:table-cell table:style-name="ce715"/>
          <table:table-cell table:style-name="ce699" table:number-columns-repeated="5"/>
          <table:table-cell table:style-name="ce722" table:formula="of:=SUM([.B146:.F146])" office:value-type="float" office:value="0" calcext:value-type="float">
            <text:p>0</text:p>
          </table:table-cell>
          <table:table-cell table:style-name="ce820" table:formula="of:=IF(20*SUM([.N129];[.M146];[.M147])/SUM([.N131];[.G134];[.M143])&lt;0;0;20*SUM([.N129];[.M146];[.M147])/SUM([.N131];[.G134];[.M143]))" office:value-type="float" office:value="0" calcext:value-type="float">
            <text:p>0,00</text:p>
          </table:table-cell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9" table:formula="of:=[.H141]" office:value-type="string" office:string-value="(-2x+1) / (10x+1) &gt; 0" calcext:value-type="string">
            <text:p>(-2x+1) / (10x+1) &gt; 0</text:p>
          </table:table-cell>
          <table:table-cell table:style-name="ce738" table:formula="of:=IF(ISBLANK([$'Niveau 4'.M12]);0;IF([.B142]=[$'Niveau 4'.M12];1;-0.5))" office:value-type="float" office:value="0" calcext:value-type="float">
            <text:p>0</text:p>
          </table:table-cell>
          <table:table-cell table:style-name="ce738" table:formula="of:=IF(ISBLANK([$'Niveau 4'.N12]);0;IF([.C142]=[$'Niveau 4'.N12];1;-0.5))" office:value-type="float" office:value="0" calcext:value-type="float">
            <text:p>0</text:p>
          </table:table-cell>
          <table:table-cell table:style-name="ce738" table:formula="of:=IF(ISBLANK([$'Niveau 4'.O12]);0;IF([.D142]=[$'Niveau 4'.O12];1;-0.5))" office:value-type="float" office:value="0" calcext:value-type="float">
            <text:p>0</text:p>
          </table:table-cell>
          <table:table-cell table:style-name="ce738" table:formula="of:=IF(ISBLANK([$'Niveau 4'.P12]);0;IF([.E142]=[$'Niveau 4'.P12];1;-0.5))" office:value-type="float" office:value="0" calcext:value-type="float">
            <text:p>0</text:p>
          </table:table-cell>
          <table:table-cell table:style-name="ce738" table:formula="of:=IF(ISBLANK([$'Niveau 4'.Q12]);0;IF([.F142]=[$'Niveau 4'.Q12];1;-0.5))" office:value-type="float" office:value="0" calcext:value-type="float">
            <text:p>0</text:p>
          </table:table-cell>
          <table:table-cell table:style-name="ce774" table:formula="of:=IF(ISBLANK([$'Niveau 4'.R12]);0;IF([.G142]=[$'Niveau 4'.R12];1;-0.5))" office:value-type="float" office:value="0" calcext:value-type="float">
            <text:p>0</text:p>
          </table:table-cell>
          <table:table-cell table:style-name="ce774" table:formula="of:=IF(ISBLANK([$'Niveau 4'.S12]);0;IF([.H142]=[$'Niveau 4'.S12];1;-0.5))" office:value-type="float" office:value="0" calcext:value-type="float">
            <text:p>0</text:p>
          </table:table-cell>
          <table:table-cell table:style-name="ce774" table:formula="of:=IF(ISBLANK([$'Niveau 4'.T12]);0;IF([.I142]=[$'Niveau 4'.T12];1;-0.5))" office:value-type="float" office:value="0" calcext:value-type="float">
            <text:p>0</text:p>
          </table:table-cell>
          <table:table-cell table:style-name="ce774" table:formula="of:=IF(ISBLANK([$'Niveau 4'.U12]);0;IF([.J142]=[$'Niveau 4'.U12];1;-0.5))" office:value-type="float" office:value="0" calcext:value-type="float">
            <text:p>0</text:p>
          </table:table-cell>
          <table:table-cell table:style-name="ce774" table:formula="of:=IF(ISBLANK([$'Niveau 4'.V12]);0;IF([.K142]=[$'Niveau 4'.V12];1;-0.5))" office:value-type="float" office:value="0" calcext:value-type="float">
            <text:p>0</text:p>
          </table:table-cell>
          <table:table-cell table:style-name="ce774" table:formula="of:=IF(ISBLANK([$'Niveau 4'.W12]);0;IF([.L142]=[$'Niveau 4'.W12];1;-0.5))" office:value-type="float" office:value="0" calcext:value-type="float">
            <text:p>0</text:p>
          </table:table-cell>
          <table:table-cell table:style-name="ce722" table:formula="of:=SUM([.B147:.L147])" office:value-type="float" office:value="0" calcext:value-type="float">
            <text:p>0</text:p>
          </table:table-cell>
          <table:table-cell table:style-name="ce595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606"/>
          <table:table-cell table:style-name="ce650"/>
          <table:table-cell table:style-name="ce606"/>
          <table:table-cell table:style-name="ce678"/>
          <table:table-cell table:style-name="ce606" table:number-columns-repeated="2"/>
          <table:table-cell table:style-name="ce678"/>
          <table:table-cell table:style-name="ce720"/>
          <table:table-cell table:style-name="ce678" table:number-columns-repeated="5"/>
          <table:table-cell table:style-name="ce83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5</text:p>
          </table:table-cell>
          <table:covered-table-cell table:style-name="ce650"/>
          <table:covered-table-cell table:style-name="ce606"/>
          <table:covered-table-cell table:style-name="ce678"/>
          <table:covered-table-cell table:number-columns-repeated="2" table:style-name="ce606"/>
          <table:covered-table-cell table:style-name="ce678"/>
          <table:covered-table-cell table:style-name="ce720"/>
          <table:covered-table-cell table:number-columns-repeated="5" table:style-name="ce678"/>
          <table:covered-table-cell table:style-name="ce836"/>
          <table:covered-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606"/>
          <table:table-cell table:style-name="ce650"/>
          <table:table-cell table:style-name="ce606"/>
          <table:table-cell table:style-name="ce678"/>
          <table:table-cell table:style-name="ce606" table:number-columns-repeated="2"/>
          <table:table-cell table:style-name="ce678"/>
          <table:table-cell table:style-name="ce720"/>
          <table:table-cell table:style-name="ce678" table:number-columns-repeated="5"/>
          <table:table-cell table:style-name="ce83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1012"/>
        </table:table-row>
        <table:table-row table:style-name="ro3">
          <table:table-cell/>
          <table:table-cell table:style-name="ce722" table:formula="of:=RANK([.D152];[.$D$152:.$D$154])" office:value-type="float" office:value="1" calcext:value-type="float">
            <text:p>1</text:p>
          </table:table-cell>
          <table:table-cell table:style-name="ce758" table:formula="of:=VLOOKUP([.O7];[.$B$3:.$N$32];13)" office:value-type="string" office:string-value="1/4" calcext:value-type="string">
            <text:p>1/4</text:p>
          </table:table-cell>
          <table:table-cell table:style-name="ce758" table:formula="of:=VLOOKUP([.O7];[.$B$3:.$N$32];10)" office:value-type="float" office:value="0.25" calcext:value-type="float">
            <text:p>0,25</text:p>
          </table:table-cell>
          <table:table-cell table:style-name="ce764" table:formula="of:=IF([.B152]=3;[.D152];IF([.B153]=3;[.D153];IF([.B154]=3;[.D154])))" office:value-type="float" office:value="-2.66666666666667" calcext:value-type="float">
            <text:p>- 8/3 </text:p>
          </table:table-cell>
          <table:table-cell table:style-name="ce758" table:formula="of:=IF([.B152]=3;[.D152];IF([.B153]=3;[.D153];IF([.B154]=3;[.D154])))" office:value-type="float" office:value="-2.66666666666667" calcext:value-type="float">
            <text:p>-2,66666666666667</text:p>
          </table:table-cell>
          <table:table-cell table:style-name="ce777" table:formula="of:=VLOOKUP([.O7];[.$B$3:.$N$32];2)" office:value-type="float" office:value="-4" calcext:value-type="float">
            <text:p>-4</text:p>
          </table:table-cell>
          <table:table-cell table:style-name="ce777" table:formula="of:=VLOOKUP([.O7];[.$B$3:.$N$32];3)" office:value-type="float" office:value="1" calcext:value-type="float">
            <text:p>1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7];[.$B$3:.$N$32];4)" office:value-type="string" office:string-value="(-4x+1)" calcext:value-type="string">
            <text:p>(-4x+1)</text:p>
          </table:table-cell>
          <table:table-cell table:style-name="ce786" table:formula="of:=VLOOKUP([.O8];[.$B$3:.$N$32];4)" office:value-type="string" office:string-value="(-3x-8)" calcext:value-type="string">
            <text:p>(-3x-8)</text:p>
          </table:table-cell>
          <table:table-cell table:style-name="ce786" table:formula="of:=VLOOKUP([.O9];[.$B$3:.$N$32];4)" office:value-type="string" office:string-value="(9x-2)" calcext:value-type="string">
            <text:p>(9x-2)</text:p>
          </table:table-cell>
          <table:table-cell table:number-columns-repeated="1012"/>
        </table:table-row>
        <table:table-row table:style-name="ro3">
          <table:table-cell/>
          <table:table-cell table:style-name="ce722" table:formula="of:=RANK([.D153];[.$D$152:.$D$154])" office:value-type="float" office:value="3" calcext:value-type="float">
            <text:p>3</text:p>
          </table:table-cell>
          <table:table-cell table:style-name="ce758" table:formula="of:=VLOOKUP([.O8];[.$B$3:.$N$32];13)" office:value-type="string" office:string-value="-8/3" calcext:value-type="string">
            <text:p>-8/3</text:p>
          </table:table-cell>
          <table:table-cell table:style-name="ce758" table:formula="of:=VLOOKUP([.O8];[.$B$3:.$N$32];10)" office:value-type="float" office:value="-2.66666666666667" calcext:value-type="float">
            <text:p>-2,66666666666667</text:p>
          </table:table-cell>
          <table:table-cell table:style-name="ce764" table:formula="of:=IF([.B152]=2;[.D152];IF([.B153]=2;[.D153];IF([.B154]=2;[.D154])))" office:value-type="float" office:value="0.222222222222222" calcext:value-type="float">
            <text:p><text:s/>2/9 </text:p>
          </table:table-cell>
          <table:table-cell table:style-name="ce758" table:formula="of:=IF([.B152]=2;[.D152];IF([.B153]=2;[.D153];IF([.B154]=2;[.D154])))" office:value-type="float" office:value="0.222222222222222" calcext:value-type="float">
            <text:p>0,222222222222222</text:p>
          </table:table-cell>
          <table:table-cell table:style-name="ce777" table:formula="of:=VLOOKUP([.O8];[.$B$3:.$N$32];2)" office:value-type="float" office:value="-3" calcext:value-type="float">
            <text:p>-3</text:p>
          </table:table-cell>
          <table:table-cell table:style-name="ce777" table:formula="of:=VLOOKUP([.O8];[.$B$3:.$N$32];3)" office:value-type="float" office:value="-8" calcext:value-type="float">
            <text:p>-8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/>
          <table:table-cell table:style-name="ce722" table:formula="of:=RANK([.D154];[.$D$152:.$D$154])" office:value-type="float" office:value="2" calcext:value-type="float">
            <text:p>2</text:p>
          </table:table-cell>
          <table:table-cell table:style-name="ce758" table:formula="of:=VLOOKUP([.O9];[.$B$3:.$N$32];13)" office:value-type="string" office:string-value="2/9" calcext:value-type="string">
            <text:p>2/9</text:p>
          </table:table-cell>
          <table:table-cell table:style-name="ce758" table:formula="of:=VLOOKUP([.O9];[.$B$3:.$N$32];10)" office:value-type="float" office:value="0.222222222222222" calcext:value-type="float">
            <text:p>0,222222222222222</text:p>
          </table:table-cell>
          <table:table-cell table:style-name="ce764" table:formula="of:=IF([.B152]=1;[.D152];IF([.B153]=1;[.D153];IF([.B154]=1;[.D154])))" office:value-type="float" office:value="0.25" calcext:value-type="float">
            <text:p><text:s/>1/4 </text:p>
          </table:table-cell>
          <table:table-cell table:style-name="ce758" table:formula="of:=IF([.B152]=1;[.D152];IF([.B153]=1;[.D153];IF([.B154]=1;[.D154])))" office:value-type="float" office:value="0.25" calcext:value-type="float">
            <text:p>0,25</text:p>
          </table:table-cell>
          <table:table-cell table:style-name="ce758" table:formula="of:=VLOOKUP([.O9];[.$B$3:.$N$32];2)" office:value-type="float" office:value="9" calcext:value-type="float">
            <text:p>9</text:p>
          </table:table-cell>
          <table:table-cell table:style-name="ce777" table:formula="of:=VLOOKUP([.O9];[.$B$3:.$N$32];3)" office:value-type="float" office:value="-2" calcext:value-type="float">
            <text:p>-2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number-columns-repeated="11"/>
          <table:table-cell table:style-name="ce603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1005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52]" office:value-type="float" office:value="-2.66666666666667" calcext:value-type="float" table:number-columns-spanned="2" table:number-rows-spanned="1">
            <text:p>- 8/3 </text:p>
          </table:table-cell>
          <table:covered-table-cell table:style-name="ce754"/>
          <table:table-cell table:style-name="ce754"/>
          <table:table-cell table:style-name="ce753" table:formula="of:=[.F153]" office:value-type="float" office:value="0.222222222222222" calcext:value-type="float" table:number-columns-spanned="2" table:number-rows-spanned="1">
            <text:p><text:s/>2/9 </text:p>
          </table:table-cell>
          <table:covered-table-cell table:style-name="ce651"/>
          <table:table-cell table:style-name="ce651"/>
          <table:table-cell table:style-name="ce753" table:formula="of:=[.F154]" office:value-type="float" office:value="0.25" calcext:value-type="float" table:number-columns-spanned="2" table:number-rows-spanned="1">
            <text:p><text:s/>1/4 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5'.C4]);0;IF(['Niveau 5'.C4]=[.C156];1;-0.5))" office:value-type="float" office:value="0" calcext:value-type="float">
            <text:p>0</text:p>
          </table:table-cell>
          <table:table-cell/>
          <table:table-cell table:style-name="ce822" table:formula="of:=IF(ISBLANK([$'Niveau 5'.F4]);0;IF(['Niveau 5'.F4]=[.F156];1;-0.5))" office:value-type="float" office:value="0" calcext:value-type="float">
            <text:p>0</text:p>
          </table:table-cell>
          <table:table-cell/>
          <table:table-cell table:style-name="ce822" table:formula="of:=IF(ISBLANK([$'Niveau 5'.I4]);0;IF(['Niveau 5'.I4]=[.I156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J152])" office:value-type="string" office:string-value="Signe de (-4x+1)" calcext:value-type="string">
            <text:p>Signe de (-4x+1)</text:p>
          </table:table-cell>
          <table:table-cell table:style-name="ce743" table:formula="of:=IF(SIGN([.G152]*([.F152]-1)+[.H152])=1;&quot;+&quot;;&quot;-&quot;)" office:value-type="string" office:string-value="+" calcext:value-type="string">
            <text:p>+</text:p>
          </table:table-cell>
          <table:table-cell table:style-name="ce754" table:formula="of:=IF([.D152]=[.F152];0;&quot;&quot;)" table:number-columns-spanned="2" table:number-rows-spanned="1">
            <text:p/>
          </table:table-cell>
          <table:covered-table-cell table:style-name="ce754"/>
          <table:table-cell table:style-name="ce754" table:formula="of:=IF(SIGN([.G152]*AVERAGE([.F152];[.F153])+[.H152])=1;&quot;+&quot;;&quot;-&quot;)" office:value-type="string" office:string-value="+" calcext:value-type="string">
            <text:p>+</text:p>
          </table:table-cell>
          <table:table-cell table:style-name="ce754" table:formula="of:=IF([.D152]=[.F153];0;&quot;&quot;)" table:number-columns-spanned="2" table:number-rows-spanned="1">
            <text:p/>
          </table:table-cell>
          <table:covered-table-cell table:style-name="ce651"/>
          <table:table-cell table:style-name="ce754" table:formula="of:=IF(SIGN([.G152]*AVERAGE([.F153];[.F154])+[.H152])=1;&quot;+&quot;;&quot;-&quot;)" office:value-type="string" office:string-value="+" calcext:value-type="string">
            <text:p>+</text:p>
          </table:table-cell>
          <table:table-cell table:style-name="ce754" table:formula="of:=IF([.D152]=[.F154];0;&quot;&quot;)" office:value-type="float" office:value="0" calcext:value-type="float" table:number-columns-spanned="2" table:number-rows-spanned="1">
            <text:p>0</text:p>
          </table:table-cell>
          <table:covered-table-cell table:style-name="ce651"/>
          <table:table-cell table:style-name="ce791" table:formula="of:=IF(SIGN([.G152]*([.F154]+1)+[.H152])=1;&quot;+&quot;;&quot;-&quot;)" office:value-type="string" office:string-value="-" calcext:value-type="string">
            <text:p>-</text:p>
          </table:table-cell>
          <table:table-cell table:style-name="ce708" table:formula="of:=IF(ISBLANK([$'Niveau 5'.B5]);0;IF(['Niveau 5'.B5]=[.B157];1;-0.5))" office:value-type="float" office:value="0" calcext:value-type="float">
            <text:p>0</text:p>
          </table:table-cell>
          <table:table-cell table:style-name="ce814" table:formula="of:=IF(ISBLANK([$'Niveau 5'.C5]);0;IF(AND(ISBLANK([$'Niveau 5'.C6]);ISBLANK([$'Niveau 5'.C7]);[$'Niveau 5'.C5]=[.C157]);1;-0.5))" office:value-type="float" office:value="0" calcext:value-type="float">
            <text:p>0</text:p>
          </table:table-cell>
          <table:table-cell table:style-name="ce821" table:formula="of:=IF(ISBLANK([$'Niveau 5'.E5]);0;IF(['Niveau 5'.E5]=[.E157];1;-0.5))" office:value-type="float" office:value="0" calcext:value-type="float">
            <text:p>0</text:p>
          </table:table-cell>
          <table:table-cell table:style-name="ce815" table:formula="of:=IF(ISBLANK([$'Niveau 5'.F5]);0;IF(AND(ISBLANK([$'Niveau 5'.F6]);ISBLANK([$'Niveau 5'.F7]);[$'Niveau 5'.F5]=[.F157]);1;-0.5))" office:value-type="float" office:value="0" calcext:value-type="float">
            <text:p>0</text:p>
          </table:table-cell>
          <table:table-cell table:style-name="ce708" table:formula="of:=IF(ISBLANK([$'Niveau 5'.H5]);0;IF(['Niveau 5'.H5]=[.H157];1;-0.5))" office:value-type="float" office:value="0" calcext:value-type="float">
            <text:p>0</text:p>
          </table:table-cell>
          <table:table-cell table:style-name="ce826" table:formula="of:=IF(ISBLANK([$'Niveau 5'.I5]);0;IF(AND(ISBLANK([$'Niveau 5'.I6]);ISBLANK([$'Niveau 5'.I7]);[$'Niveau 5'.I5]=[.I157]);1;-0.5))" office:value-type="float" office:value="0" calcext:value-type="float">
            <text:p>0</text:p>
          </table:table-cell>
          <table:table-cell table:style-name="ce821" table:formula="of:=IF(ISBLANK([$'Niveau 5'.K5]);0;IF(['Niveau 5'.K5]=[.K157];1;-0.5))" office:value-type="float" office:value="0" calcext:value-type="float">
            <text:p>0</text:p>
          </table:table-cell>
          <table:table-cell table:style-name="ce722" table:formula="of:=SUM([.L156:.R160])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K152])" office:value-type="string" office:string-value="Signe de (-3x-8)" calcext:value-type="string">
            <text:p>Signe de (-3x-8)</text:p>
          </table:table-cell>
          <table:table-cell table:style-name="ce743" table:formula="of:=IF(SIGN([.G153]*([.F152]-1)+[.H153])=1;&quot;+&quot;;&quot;-&quot;)" office:value-type="string" office:string-value="+" calcext:value-type="string">
            <text:p>+</text:p>
          </table:table-cell>
          <table:table-cell table:style-name="ce754" table:formula="of:=IF([.D153]=[.F152];0;&quot;&quot;)" office:value-type="float" office:value="0" calcext:value-type="float" table:number-columns-spanned="2" table:number-rows-spanned="1">
            <text:p>0</text:p>
          </table:table-cell>
          <table:covered-table-cell table:style-name="ce651"/>
          <table:table-cell table:style-name="ce754" table:formula="of:=IF(SIGN([.G153]*AVERAGE([.F152];[.F153])+[.H153])=1;&quot;+&quot;;&quot;-&quot;)" office:value-type="string" office:string-value="-" calcext:value-type="string">
            <text:p>-</text:p>
          </table:table-cell>
          <table:table-cell table:style-name="ce754" table:formula="of:=IF([.D153]=[.F153];0;&quot;&quot;)" table:number-columns-spanned="2" table:number-rows-spanned="1">
            <text:p/>
          </table:table-cell>
          <table:covered-table-cell table:style-name="ce651"/>
          <table:table-cell table:style-name="ce754" table:formula="of:=IF(SIGN([.G153]*AVERAGE([.F153];[.F154])+[.H153])=1;&quot;+&quot;;&quot;-&quot;)" office:value-type="string" office:string-value="-" calcext:value-type="string">
            <text:p>-</text:p>
          </table:table-cell>
          <table:table-cell table:style-name="ce754" table:formula="of:=IF([.D153]=[.F154];0;&quot;&quot;)" table:number-columns-spanned="2" table:number-rows-spanned="1">
            <text:p/>
          </table:table-cell>
          <table:covered-table-cell table:style-name="ce651"/>
          <table:table-cell table:style-name="ce791" table:formula="of:=IF(SIGN([.G153]*([.F154]+1)+[.H153])=1;&quot;+&quot;;&quot;-&quot;)" office:value-type="string" office:string-value="-" calcext:value-type="string">
            <text:p>-</text:p>
          </table:table-cell>
          <table:table-cell table:style-name="ce708" table:formula="of:=IF(ISBLANK([$'Niveau 5'.B6]);0;IF(['Niveau 5'.B6]=[.B158];1;-0.5))" office:value-type="float" office:value="0" calcext:value-type="float">
            <text:p>0</text:p>
          </table:table-cell>
          <table:table-cell table:style-name="ce815" table:formula="of:=IF(ISBLANK([$'Niveau 5'.C6]);0;IF(AND(ISBLANK([$'Niveau 5'.C5]);ISBLANK([$'Niveau 5'.C7]);[$'Niveau 5'.C6]=[.C158]);1;-0.5))" office:value-type="float" office:value="0" calcext:value-type="float">
            <text:p>0</text:p>
          </table:table-cell>
          <table:table-cell table:style-name="ce821" table:formula="of:=IF(ISBLANK([$'Niveau 5'.E6]);0;IF(['Niveau 5'.E6]=[.E158];1;-0.5))" office:value-type="float" office:value="0" calcext:value-type="float">
            <text:p>0</text:p>
          </table:table-cell>
          <table:table-cell table:style-name="ce815" table:formula="of:=IF(ISBLANK([$'Niveau 5'.F6]);0;IF(AND(ISBLANK([$'Niveau 5'.F5]);ISBLANK([$'Niveau 5'.F7]);[$'Niveau 5'.F6]=[.F158]);1;-0.5))" office:value-type="float" office:value="0" calcext:value-type="float">
            <text:p>0</text:p>
          </table:table-cell>
          <table:table-cell table:style-name="ce708" table:formula="of:=IF(ISBLANK([$'Niveau 5'.H6]);0;IF(['Niveau 5'.H6]=[.H158];1;-0.5))" office:value-type="float" office:value="0" calcext:value-type="float">
            <text:p>0</text:p>
          </table:table-cell>
          <table:table-cell table:style-name="ce826" table:formula="of:=IF(ISBLANK([$'Niveau 5'.I6]);0;IF(AND(ISBLANK([$'Niveau 5'.I5]);ISBLANK([$'Niveau 5'.I7]);[$'Niveau 5'.I6]=[.I158]);1;-0.5))" office:value-type="float" office:value="0" calcext:value-type="float">
            <text:p>0</text:p>
          </table:table-cell>
          <table:table-cell table:style-name="ce821" table:formula="of:=IF(ISBLANK([$'Niveau 5'.K6]);0;IF(['Niveau 5'.K6]=[.K158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L152])" office:value-type="string" office:string-value="Signe de (9x-2)" calcext:value-type="string">
            <text:p>Signe de (9x-2)</text:p>
          </table:table-cell>
          <table:table-cell table:style-name="ce743" table:formula="of:=IF(SIGN([.G154]*([.F152]-1)+[.H154])=1;&quot;+&quot;;&quot;-&quot;)" office:value-type="string" office:string-value="-" calcext:value-type="string">
            <text:p>-</text:p>
          </table:table-cell>
          <table:table-cell table:style-name="ce754" table:formula="of:=IF([.D154]=[.F152];0;&quot;&quot;)" table:number-columns-spanned="2" table:number-rows-spanned="1">
            <text:p/>
          </table:table-cell>
          <table:covered-table-cell table:style-name="ce651"/>
          <table:table-cell table:style-name="ce754" table:formula="of:=IF(SIGN([.G154]*AVERAGE([.F152];[.F153])+[.H154])=1;&quot;+&quot;;&quot;-&quot;)" office:value-type="string" office:string-value="-" calcext:value-type="string">
            <text:p>-</text:p>
          </table:table-cell>
          <table:table-cell table:style-name="ce754" table:formula="of:=IF([.D154]=[.F153];0;&quot;&quot;)" office:value-type="float" office:value="0" calcext:value-type="float" table:number-columns-spanned="2" table:number-rows-spanned="1">
            <text:p>0</text:p>
          </table:table-cell>
          <table:covered-table-cell table:style-name="ce651"/>
          <table:table-cell table:style-name="ce754" table:formula="of:=IF(SIGN([.G154]*AVERAGE([.F153];[.F154])+[.H154])=1;&quot;+&quot;;&quot;-&quot;)" office:value-type="string" office:string-value="+" calcext:value-type="string">
            <text:p>+</text:p>
          </table:table-cell>
          <table:table-cell table:style-name="ce754" table:formula="of:=IF([.D154]=[.F154];0;&quot;&quot;)" table:number-columns-spanned="2" table:number-rows-spanned="1">
            <text:p/>
          </table:table-cell>
          <table:covered-table-cell table:style-name="ce651"/>
          <table:table-cell table:style-name="ce791" table:formula="of:=IF(SIGN([.G154]*([.F154]+1)+[.H154])=1;&quot;+&quot;;&quot;-&quot;)" office:value-type="string" office:string-value="+" calcext:value-type="string">
            <text:p>+</text:p>
          </table:table-cell>
          <table:table-cell table:style-name="ce708" table:formula="of:=IF(ISBLANK([$'Niveau 5'.B7]);0;IF(['Niveau 5'.B7]=[.B159];1;-0.5))" office:value-type="float" office:value="0" calcext:value-type="float">
            <text:p>0</text:p>
          </table:table-cell>
          <table:table-cell table:style-name="ce815" table:formula="of:=IF(ISBLANK([$'Niveau 5'.C7]);0;IF(AND(ISBLANK([$'Niveau 5'.C5]);ISBLANK([$'Niveau 5'.C6]);[$'Niveau 5'.C7]=[.C159]);1;-0.5))" office:value-type="float" office:value="0" calcext:value-type="float">
            <text:p>0</text:p>
          </table:table-cell>
          <table:table-cell table:style-name="ce821" table:formula="of:=IF(ISBLANK([$'Niveau 5'.E7]);0;IF(['Niveau 5'.E7]=[.E159];1;-0.5))" office:value-type="float" office:value="0" calcext:value-type="float">
            <text:p>0</text:p>
          </table:table-cell>
          <table:table-cell table:style-name="ce815" table:formula="of:=IF(ISBLANK([$'Niveau 5'.F7]);0;IF(AND(ISBLANK([$'Niveau 5'.F5]);ISBLANK([$'Niveau 5'.F6]);[$'Niveau 5'.F7]=[.F159]);1;-0.5))" office:value-type="float" office:value="0" calcext:value-type="float">
            <text:p>0</text:p>
          </table:table-cell>
          <table:table-cell table:style-name="ce708" table:formula="of:=IF(ISBLANK([$'Niveau 5'.H7]);0;IF(['Niveau 5'.H7]=[.H159];1;-0.5))" office:value-type="float" office:value="0" calcext:value-type="float">
            <text:p>0</text:p>
          </table:table-cell>
          <table:table-cell table:style-name="ce826" table:formula="of:=IF(ISBLANK([$'Niveau 5'.I7]);0;IF(AND(ISBLANK([$'Niveau 5'.I5]);ISBLANK([$'Niveau 5'.I6]);[$'Niveau 5'.I7]=[.I159]);1;-0.5))" office:value-type="float" office:value="0" calcext:value-type="float">
            <text:p>0</text:p>
          </table:table-cell>
          <table:table-cell table:style-name="ce821" table:formula="of:=IF(ISBLANK([$'Niveau 5'.K7]);0;IF(['Niveau 5'.K7]=[.K159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J152];[.K152];[.L152])" office:value-type="string" office:string-value="Signe de (-4x+1)(-3x-8)(9x-2)" calcext:value-type="string">
            <text:p>Signe de (-4x+1)(-3x-8)(9x-2)</text:p>
          </table:table-cell>
          <table:table-cell table:style-name="ce745" table:formula="of:=IF(OR(AND([.B157]=&quot;-&quot;;[.B158]=&quot;-&quot;);AND([.B157]=&quot;+&quot;;[.B158]=&quot;+&quot;));IF([.B159]=&quot;+&quot;;&quot;+&quot;;&quot;-&quot;);IF([.B159]=&quot;+&quot;;&quot;-&quot;;&quot;+&quot;))" office:value-type="string" office:string-value="-" calcext:value-type="string">
            <text:p>-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E157]=&quot;-&quot;;[.E158]=&quot;-&quot;);AND([.E157]=&quot;+&quot;;[.E158]=&quot;+&quot;));IF([.E159]=&quot;+&quot;;&quot;+&quot;;&quot;-&quot;);IF([.E159]=&quot;+&quot;;&quot;-&quot;;&quot;+&quot;))" office:value-type="string" office:string-value="+" calcext:value-type="string">
            <text:p>+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H157]=&quot;-&quot;;[.H158]=&quot;-&quot;);AND([.H157]=&quot;+&quot;;[.H158]=&quot;+&quot;));IF([.H159]=&quot;+&quot;;&quot;+&quot;;&quot;-&quot;);IF([.H159]=&quot;+&quot;;&quot;-&quot;;&quot;+&quot;))" office:value-type="string" office:string-value="-" calcext:value-type="string">
            <text:p>-</text:p>
          </table:table-cell>
          <table:table-cell table:style-name="ce760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806" table:formula="of:=IF(OR(AND([.K157]=&quot;-&quot;;[.K158]=&quot;-&quot;);AND([.K157]=&quot;+&quot;;[.K158]=&quot;+&quot;));IF([.K159]=&quot;+&quot;;&quot;+&quot;;&quot;-&quot;);IF([.K159]=&quot;+&quot;;&quot;-&quot;;&quot;+&quot;))" office:value-type="string" office:string-value="+" calcext:value-type="string">
            <text:p>+</text:p>
          </table:table-cell>
          <table:table-cell table:style-name="ce708" table:formula="of:=IF(ISBLANK([$'Niveau 5'.B8]);0;IF(['Niveau 5'.B8]=[.B160];1;-0.5))" office:value-type="float" office:value="0" calcext:value-type="float">
            <text:p>0</text:p>
          </table:table-cell>
          <table:table-cell table:style-name="ce816" table:formula="of:=IF(ISBLANK([$'Niveau 5'.C8]);0;IF(['Niveau 5'.C8]=[.C160];1;-0.5))" office:value-type="float" office:value="0" calcext:value-type="float">
            <text:p>0</text:p>
          </table:table-cell>
          <table:table-cell table:style-name="ce821" table:formula="of:=IF(ISBLANK([$'Niveau 5'.E8]);0;IF(['Niveau 5'.E8]=[.E160];1;-0.5))" office:value-type="float" office:value="0" calcext:value-type="float">
            <text:p>0</text:p>
          </table:table-cell>
          <table:table-cell table:style-name="ce823" table:formula="of:=IF(ISBLANK([$'Niveau 5'.F8]);0;IF(['Niveau 5'.F8]=[.F160];1;-0.5))" office:value-type="float" office:value="0" calcext:value-type="float">
            <text:p>0</text:p>
          </table:table-cell>
          <table:table-cell table:style-name="ce708" table:formula="of:=IF(ISBLANK([$'Niveau 5'.H8]);0;IF(['Niveau 5'.H8]=[.H160];1;-0.5))" office:value-type="float" office:value="0" calcext:value-type="float">
            <text:p>0</text:p>
          </table:table-cell>
          <table:table-cell table:style-name="ce823" table:formula="of:=IF(ISBLANK([$'Niveau 5'.I8]);0;IF(['Niveau 5'.I8]=[.I160];1;-0.5))" office:value-type="float" office:value="0" calcext:value-type="float">
            <text:p>0</text:p>
          </table:table-cell>
          <table:table-cell table:style-name="ce821" table:formula="of:=IF(ISBLANK([$'Niveau 5'.K8]);0;IF(['Niveau 5'.K8]=[.K160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599" office:value-type="string" calcext:value-type="string" table:number-columns-spanned="2" table:number-rows-spanned="1">
            <text:p>Ensemble solution de l’équation :</text:p>
          </table:table-cell>
          <table:covered-table-cell table:style-name="ce595"/>
          <table:table-cell table:style-name="ce663" table:formula="of:=COM.MICROSOFT.CONCAT([.J152];[.K152];[.L152];&quot; = 0&quot;)" office:value-type="string" office:string-value="(-4x+1)(-3x-8)(9x-2) = 0" calcext:value-type="string" table:number-columns-spanned="6" table:number-rows-spanned="1">
            <text:p>(-4x+1)(-3x-8)(9x-2) = 0</text:p>
          </table:table-cell>
          <table:covered-table-cell table:number-columns-repeated="5" table:style-name="ce595"/>
          <table:table-cell table:style-name="ce771" office:value-type="string" calcext:value-type="string">
            <text:p>Pts</text:p>
          </table:table-cell>
          <table:table-cell table:style-name="ce595" table:number-columns-repeated="5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152]" office:value-type="float" office:value="-2.66666666666667" calcext:value-type="float">
            <text:p>- 8/3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3]" office:value-type="float" office:value="0.222222222222222" calcext:value-type="float">
            <text:p><text:s/>2/9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4]" office:value-type="float" office:value="0.25" calcext:value-type="float">
            <text:p><text:s/>1/4 </text:p>
          </table:table-cell>
          <table:table-cell table:style-name="ce731" office:value-type="string" calcext:value-type="string">
            <text:p>}</text:p>
          </table:table-cell>
          <table:table-cell table:style-name="ce722" table:formula="of:=COUNTA([.B163:.H163])" office:value-type="float" office:value="7" calcext:value-type="float">
            <text:p>7</text:p>
          </table:table-cell>
          <table:table-cell table:style-name="ce795" table:number-columns-repeated="5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595" table:number-columns-repeated="6"/>
          <table:table-cell table:style-name="ce772" table:number-columns-repeated="2"/>
          <table:table-cell table:style-name="ce795" table:number-columns-repeated="6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595"/>
          <table:table-cell table:style-name="ce623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23" office:value-type="string" calcext:value-type="string" table:number-columns-spanned="2" table:number-rows-spanned="1">
            <text:p>Choix inéqua</text:p>
          </table:table-cell>
          <table:covered-table-cell table:style-name="ce623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95"/>
          <table:table-cell table:style-name="ce795" table:number-columns-repeated="4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595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4" calcext:value-type="float">
            <text:p>4</text:p>
          </table:table-cell>
          <table:table-cell table:style-name="ce766" table:formula="of:=IF([.F166]=1;&quot;≥&quot;;IF([.F166]=2;&quot;&gt;&quot;;IF([.F166]=3;&quot;≤&quot;;&quot;&lt;&quot;)))" office:value-type="string" office:string-value="&lt;" calcext:value-type="string">
            <text:p>&lt;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95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68:.E168];[.F166])" office:value-type="string" office:string-value="-" calcext:value-type="string">
            <text:p>-</text:p>
          </table:table-cell>
          <table:table-cell table:style-name="ce767" table:formula="of:=IF([.F167]=&quot;-&quot;;&quot;+&quot;;&quot;-&quot;)" office:value-type="string" office:string-value="+" calcext:value-type="string">
            <text:p>+</text:p>
          </table:table-cell>
          <table:table-cell table:style-name="ce678"/>
          <table:table-cell table:style-name="ce795" table:number-columns-repeated="6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678"/>
          <table:table-cell table:style-name="ce795" table:number-columns-repeated="6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715" table:number-columns-repeated="7"/>
          <table:table-cell table:style-name="ce678"/>
          <table:table-cell table:style-name="ce795" table:number-columns-repeated="6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599" office:value-type="string" calcext:value-type="string" table:number-columns-spanned="7" table:number-rows-spanned="1">
            <text:p>Ensemble solution de l’inéquation <text:span text:style-name="T17">f </text:span>(<text:span text:style-name="T17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J152];[.K152];[.L152];&quot; &quot;;[.G166];&quot; 0&quot;)" office:value-type="string" office:string-value="(-4x+1)(-3x-8)(9x-2) &lt; 0" calcext:value-type="string" table:number-columns-spanned="5" table:number-rows-spanned="1">
            <text:p>(-4x+1)(-3x-8)(9x-2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95" table:number-columns-repeated="2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26" table:formula="of:=IF(OR([.F166]=2;[.F166]=4;[.B160]=[.F167]);&quot;]&quot;;&quot;[&quot;)" office:value-type="string" office:string-value="]" calcext:value-type="string">
            <text:p>]</text:p>
          </table:table-cell>
          <table:table-cell table:style-name="ce626" table:formula="of:=IF([.B160]=[.F167];&quot;-infini&quot;;[.F152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60]=[.F167];[.F152];[.F153])" office:value-type="float" office:value="-2.66666666666667" calcext:value-type="float">
            <text:p>-2,66666666666667</text:p>
          </table:table-cell>
          <table:table-cell table:style-name="ce731" table:formula="of:=IF(OR([.F166]=2;[.F166]=4);&quot;[&quot;;&quot;]&quot;)" office:value-type="string" office:string-value="[" calcext:value-type="string">
            <text:p>[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66]=2;[.F166]=4);&quot;]&quot;;&quot;[&quot;)" office:value-type="string" office:string-value="]" calcext:value-type="string">
            <text:p>]</text:p>
          </table:table-cell>
          <table:table-cell table:style-name="ce626" table:formula="of:=IF([.H160]=[.F167];[.F153];[.F154])" office:value-type="float" office:value="0.222222222222222" calcext:value-type="float">
            <text:p>0,222222222222222</text:p>
          </table:table-cell>
          <table:table-cell table:style-name="ce731" table:formula="of:=IF([.H166]=1;&quot;&quot;;&quot;;&quot;)" office:value-type="string" office:string-value=";" calcext:value-type="string">
            <text:p>;</text:p>
          </table:table-cell>
          <table:table-cell table:style-name="ce626" table:formula="of:=IF([.H160]=[.F167];[.F154];&quot;+infini&quot;)" office:value-type="float" office:value="0.25" calcext:value-type="float">
            <text:p>0,25</text:p>
          </table:table-cell>
          <table:table-cell table:style-name="ce765" table:formula="of:=IF(OR([.F166]=2;[.F166]=4;[.K160]=[.F167]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95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171]" office:value-type="string" office:string-value="]" calcext:value-type="string">
            <text:p>]</text:p>
          </table:table-cell>
          <table:table-cell table:style-name="ce756" table:formula="of:=IF([.B160]=[.F167];[.B156];[.C156])" office:value-type="string" office:string-value="-∞" calcext:value-type="string">
            <text:p>-∞</text:p>
          </table:table-cell>
          <table:table-cell table:style-name="ce736" table:formula="of:=[.D171]" office:value-type="string" office:string-value=";" calcext:value-type="string">
            <text:p>;</text:p>
          </table:table-cell>
          <table:table-cell table:style-name="ce756" table:formula="of:=IF([.B160]=[.F167];[.C156];[.F156])" office:value-type="float" office:value="-2.66666666666667" calcext:value-type="float">
            <text:p>- 8/3 </text:p>
          </table:table-cell>
          <table:table-cell table:style-name="ce736" table:formula="of:=[.F171]" office:value-type="string" office:string-value="[" calcext:value-type="string">
            <text:p>[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171]" office:value-type="string" office:string-value="]" calcext:value-type="string">
            <text:p>]</text:p>
          </table:table-cell>
          <table:table-cell table:style-name="ce756" table:formula="of:=IF([.H160]=[.F167];[.F156];[.I156])" office:value-type="float" office:value="0.222222222222222" calcext:value-type="float">
            <text:p><text:s/>2/9 </text:p>
          </table:table-cell>
          <table:table-cell table:style-name="ce749" table:formula="of:=[.J171]" office:value-type="string" office:string-value=";" calcext:value-type="string">
            <text:p>;</text:p>
          </table:table-cell>
          <table:table-cell table:style-name="ce756" table:formula="of:=IF([.H160]=[.F167];[.I156];[.K156])" office:value-type="float" office:value="0.25" calcext:value-type="float">
            <text:p><text:s/>1/4 </text:p>
          </table:table-cell>
          <table:table-cell table:style-name="ce811" table:formula="of:=[.L171]" office:value-type="string" office:string-value="[" calcext:value-type="string">
            <text:p>[</text:p>
          </table:table-cell>
          <table:table-cell table:style-name="ce722" table:formula="of:=COUNT([.B171:.L171])+COUNTIF([.B172:.L172];&quot;]&quot;)+COUNTIF([.B172:.L172];&quot;[&quot;)+COUNTIF([.B172:.L172];&quot;;&quot;)+COUNTIF([.B172:.L172];&quot;&quot;)+COUNTIF([.B172:.L172];&quot;-∞&quot;)+COUNTIF([.B172:.L172];&quot;+∞&quot;)" office:value-type="float" office:value="11" calcext:value-type="float">
            <text:p>11</text:p>
          </table:table-cell>
          <table:table-cell table:style-name="ce595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715" table:number-columns-repeated="8"/>
          <table:table-cell table:style-name="ce595" table:number-columns-repeated="6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603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93"/>
          <table:covered-table-cell table:number-columns-repeated="5" table:style-name="ce699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718" table:formula="of:=[.C162]" office:value-type="string" office:string-value="(-4x+1)(-3x-8)(9x-2) = 0" calcext:value-type="string">
            <text:p>(-4x+1)(-3x-8)(9x-2) = 0</text:p>
          </table:table-cell>
          <table:table-cell table:style-name="ce708" table:formula="of:=IF(ISBLANK([$'Niveau 5'.B17]);0;IF([.B163]=[$'Niveau 5'.B17];1;-0.5))" office:value-type="float" office:value="0" calcext:value-type="float">
            <text:p>0</text:p>
          </table:table-cell>
          <table:table-cell table:style-name="ce708" table:formula="of:=IF(ISBLANK([$'Niveau 5'.C17]);0;IF([.C163]=[$'Niveau 5'.C17];1;-0.5))" office:value-type="float" office:value="0" calcext:value-type="float">
            <text:p>0</text:p>
          </table:table-cell>
          <table:table-cell table:style-name="ce708" table:formula="of:=IF(ISBLANK([$'Niveau 5'.D17]);0;IF([.D163]=[$'Niveau 5'.D17];1;-0.5))" office:value-type="float" office:value="0" calcext:value-type="float">
            <text:p>0</text:p>
          </table:table-cell>
          <table:table-cell table:style-name="ce708" table:formula="of:=IF(ISBLANK([$'Niveau 5'.E17]);0;IF([.E163]=[$'Niveau 5'.E17];1;-0.5))" office:value-type="float" office:value="0" calcext:value-type="float">
            <text:p>0</text:p>
          </table:table-cell>
          <table:table-cell table:style-name="ce708" table:formula="of:=IF(ISBLANK([$'Niveau 5'.G17]);0;IF([.F163]=[$'Niveau 5'.G17];1;-0.5))" office:value-type="float" office:value="0" calcext:value-type="float">
            <text:p>0</text:p>
          </table:table-cell>
          <table:table-cell table:style-name="ce708" table:formula="of:=IF(ISBLANK([$'Niveau 5'.H17]);0;IF([.G163]=[$'Niveau 5'.H17];1;-0.5))" office:value-type="float" office:value="0" calcext:value-type="float">
            <text:p>0</text:p>
          </table:table-cell>
          <table:table-cell table:style-name="ce708" table:formula="of:=IF(ISBLANK([$'Niveau 5'.J17]);0;IF([.H163]=[$'Niveau 5'.J17];1;-0.5))" office:value-type="float" office:value="0" calcext:value-type="float">
            <text:p>0</text:p>
          </table:table-cell>
          <table:table-cell table:style-name="ce699" table:number-columns-repeated="4"/>
          <table:table-cell table:style-name="ce722" table:formula="of:=SUM([.B175:.H175])" office:value-type="float" office:value="0" calcext:value-type="float">
            <text:p>0</text:p>
          </table:table-cell>
          <table:table-cell table:style-name="ce820" table:formula="of:=IF(20*SUM([.S157];[.M175];[.M176])/SUM([.S159];[.I163];[.M172])&lt;0;0;20*SUM([.S157];[.M175];[.M176])/SUM([.S159];[.I163];[.M172]))" office:value-type="float" office:value="0" calcext:value-type="float">
            <text:p>0,00</text:p>
          </table:table-cell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719" table:formula="of:=[.H170]" office:value-type="string" office:string-value="(-4x+1)(-3x-8)(9x-2) &lt; 0" calcext:value-type="string">
            <text:p>(-4x+1)(-3x-8)(9x-2) &lt; 0</text:p>
          </table:table-cell>
          <table:table-cell table:style-name="ce738" table:formula="of:=IF(ISBLANK([$'Niveau 5'.B22]);0;IF([.B171]=[$'Niveau 5'.B22];1;-0.5))" office:value-type="float" office:value="0" calcext:value-type="float">
            <text:p>0</text:p>
          </table:table-cell>
          <table:table-cell table:style-name="ce738" table:formula="of:=IF(ISBLANK([$'Niveau 5'.C22]);0;IF([.C171]=[$'Niveau 5'.C22];1;-0.5))" office:value-type="float" office:value="0" calcext:value-type="float">
            <text:p>0</text:p>
          </table:table-cell>
          <table:table-cell table:style-name="ce738" table:formula="of:=IF(ISBLANK([$'Niveau 5'.D22]);0;IF([.D171]=[$'Niveau 5'.D22];1;-0.5))" office:value-type="float" office:value="0" calcext:value-type="float">
            <text:p>0</text:p>
          </table:table-cell>
          <table:table-cell table:style-name="ce738" table:formula="of:=IF(ISBLANK([$'Niveau 5'.E22]);0;IF([.E171]=[$'Niveau 5'.E22];1;-0.5))" office:value-type="float" office:value="0" calcext:value-type="float">
            <text:p>0</text:p>
          </table:table-cell>
          <table:table-cell table:style-name="ce738" table:formula="of:=IF(ISBLANK([$'Niveau 5'.G22]);0;IF([.F171]=[$'Niveau 5'.G22];1;-0.5))" office:value-type="float" office:value="0" calcext:value-type="float">
            <text:p>0</text:p>
          </table:table-cell>
          <table:table-cell table:style-name="ce774" table:formula="of:=IF(ISBLANK([$'Niveau 5'.H22]);0;IF([.G171]=[$'Niveau 5'.H22];1;-0.5))" office:value-type="float" office:value="0" calcext:value-type="float">
            <text:p>0</text:p>
          </table:table-cell>
          <table:table-cell table:style-name="ce774" table:formula="of:=IF(ISBLANK([$'Niveau 5'.J22]);0;IF([.H171]=[$'Niveau 5'.J22];1;-0.5))" office:value-type="float" office:value="0" calcext:value-type="float">
            <text:p>0</text:p>
          </table:table-cell>
          <table:table-cell table:style-name="ce774" table:formula="of:=IF(ISBLANK([$'Niveau 5'.K22]);0;IF([.I171]=[$'Niveau 5'.K22];1;-0.5))" office:value-type="float" office:value="0" calcext:value-type="float">
            <text:p>0</text:p>
          </table:table-cell>
          <table:table-cell table:style-name="ce774" table:formula="of:=IF(ISBLANK([$'Niveau 5'.L22]);0;IF([.J171]=[$'Niveau 5'.L22];1;-0.5))" office:value-type="float" office:value="0" calcext:value-type="float">
            <text:p>0</text:p>
          </table:table-cell>
          <table:table-cell table:style-name="ce774" table:formula="of:=IF(ISBLANK([$'Niveau 5'.M22]);0;IF([.K171]=[$'Niveau 5'.M22];1;-0.5))" office:value-type="float" office:value="0" calcext:value-type="float">
            <text:p>0</text:p>
          </table:table-cell>
          <table:table-cell table:style-name="ce774" table:formula="of:=IF(ISBLANK([$'Niveau 5'.N22]);0;IF([.L171]=[$'Niveau 5'.N22];1;-0.5))" office:value-type="float" office:value="0" calcext:value-type="float">
            <text:p>0</text:p>
          </table:table-cell>
          <table:table-cell table:style-name="ce722" table:formula="of:=SUM([.B176:.L176])" office:value-type="float" office:value="0" calcext:value-type="float">
            <text:p>0</text:p>
          </table:table-cell>
          <table:table-cell table:style-name="ce595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595" table:number-columns-repeated="20"/>
          <table:table-cell table:number-columns-repeated="1004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6</text:p>
          </table:table-cell>
          <table:covered-table-cell table:number-columns-repeated="14" table:style-name="ce595"/>
          <table:table-cell table:style-name="ce595"/>
          <table:table-cell table:style-name="ce827" table:number-columns-repeated="4"/>
          <table:table-cell table:style-name="ce828" table:number-columns-repeated="2"/>
          <table:table-cell table:number-columns-repeated="1002"/>
        </table:table-row>
        <table:table-row table:style-name="ro3">
          <table:table-cell table:style-name="ce595" table:number-columns-repeated="16"/>
          <table:table-cell table:style-name="ce827"/>
          <table:table-cell table:style-name="ce830"/>
          <table:table-cell table:style-name="ce827" table:number-columns-repeated="2"/>
          <table:table-cell table:style-name="ce828" table:number-columns-repeated="2"/>
          <table:table-cell table:number-columns-repeated="1002"/>
        </table:table-row>
        <table:table-row table:style-name="ro3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4"/>
          <table:table-cell table:style-name="ce828" table:number-columns-repeated="6"/>
          <table:table-cell table:number-columns-repeated="1002"/>
        </table:table-row>
        <table:table-row table:style-name="ro3">
          <table:table-cell table:style-name="ce722" office:value-type="string" calcext:value-type="string">
            <text:p>Choix</text:p>
          </table:table-cell>
          <table:table-cell table:style-name="ce722" table:formula="of:=RANK([.D181];[.$D$181:.$D$183])" office:value-type="float" office:value="1" calcext:value-type="float">
            <text:p>1</text:p>
          </table:table-cell>
          <table:table-cell table:style-name="ce758" table:formula="of:=VLOOKUP([.O10];[.$B$3:.$N$32];13)" office:value-type="string" office:string-value="3/5" calcext:value-type="string">
            <text:p>3/5</text:p>
          </table:table-cell>
          <table:table-cell table:style-name="ce758" table:formula="of:=VLOOKUP([.O10];[.$B$3:.$N$32];10)" office:value-type="float" office:value="0.6" calcext:value-type="float">
            <text:p>0,6</text:p>
          </table:table-cell>
          <table:table-cell table:style-name="ce764" table:formula="of:=IF([.B181]=3;[.D181];IF([.B182]=3;[.D182];IF([.B183]=3;[.D183])))" office:value-type="float" office:value="-2.5" calcext:value-type="float">
            <text:p>- 5/2 </text:p>
          </table:table-cell>
          <table:table-cell table:style-name="ce758" table:formula="of:=IF([.B181]=3;[.D181];IF([.B182]=3;[.D182];IF([.B183]=3;[.D183])))" office:value-type="float" office:value="-2.5" calcext:value-type="float">
            <text:p>-2,5</text:p>
          </table:table-cell>
          <table:table-cell table:style-name="ce777" table:formula="of:=VLOOKUP([.O10];[.$B$3:.$N$32];2)" office:value-type="float" office:value="5" calcext:value-type="float">
            <text:p>5</text:p>
          </table:table-cell>
          <table:table-cell table:style-name="ce777" table:formula="of:=VLOOKUP([.O10];[.$B$3:.$N$32];3)" office:value-type="float" office:value="-3" calcext:value-type="float">
            <text:p>-3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10];[.$B$3:.$N$32];4)" office:value-type="string" office:string-value="(5x-3)" calcext:value-type="string">
            <text:p>(5x-3)</text:p>
          </table:table-cell>
          <table:table-cell table:style-name="ce786" table:formula="of:=VLOOKUP([.O11];[.$B$3:.$N$32];4)" office:value-type="string" office:string-value="(2x+5)" calcext:value-type="string">
            <text:p>(2x+5)</text:p>
          </table:table-cell>
          <table:table-cell table:style-name="ce786" table:formula="of:=VLOOKUP([.O12];[.$B$3:.$N$32];4)" office:value-type="string" office:string-value="(-5x-7)" calcext:value-type="string">
            <text:p>(-5x-7)</text:p>
          </table:table-cell>
          <table:table-cell table:number-columns-repeated="1012"/>
        </table:table-row>
        <table:table-row table:style-name="ro3">
          <table:table-cell table:style-name="ce722" table:formula="of:=RANDBETWEEN(0;2)" office:value-type="float" office:value="1" calcext:value-type="float">
            <text:p>1</text:p>
          </table:table-cell>
          <table:table-cell table:style-name="ce722" table:formula="of:=RANK([.D182];[.$D$181:.$D$183])" office:value-type="float" office:value="3" calcext:value-type="float">
            <text:p>3</text:p>
          </table:table-cell>
          <table:table-cell table:style-name="ce758" table:formula="of:=VLOOKUP([.O11];[.$B$3:.$N$32];13)" office:value-type="string" office:string-value="-5/2" calcext:value-type="string">
            <text:p>-5/2</text:p>
          </table:table-cell>
          <table:table-cell table:style-name="ce758" table:formula="of:=VLOOKUP([.O11];[.$B$3:.$N$32];10)" office:value-type="float" office:value="-2.5" calcext:value-type="float">
            <text:p>-2,5</text:p>
          </table:table-cell>
          <table:table-cell table:style-name="ce764" table:formula="of:=IF([.B181]=2;[.D181];IF([.B182]=2;[.D182];IF([.B183]=2;[.D183])))" office:value-type="float" office:value="-1.4" calcext:value-type="float">
            <text:p>- 7/5 </text:p>
          </table:table-cell>
          <table:table-cell table:style-name="ce758" table:formula="of:=IF([.B181]=2;[.D181];IF([.B182]=2;[.D182];IF([.B183]=2;[.D183])))" office:value-type="float" office:value="-1.4" calcext:value-type="float">
            <text:p>-1,4</text:p>
          </table:table-cell>
          <table:table-cell table:style-name="ce777" table:formula="of:=VLOOKUP([.O11];[.$B$3:.$N$32];2)" office:value-type="float" office:value="2" calcext:value-type="float">
            <text:p>2</text:p>
          </table:table-cell>
          <table:table-cell table:style-name="ce777" table:formula="of:=VLOOKUP([.O11];[.$B$3:.$N$32];3)" office:value-type="float" office:value="5" calcext:value-type="float">
            <text:p>5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/>
          <table:table-cell table:style-name="ce722" table:formula="of:=RANK([.D183];[.$D$181:.$D$183])" office:value-type="float" office:value="2" calcext:value-type="float">
            <text:p>2</text:p>
          </table:table-cell>
          <table:table-cell table:style-name="ce758" table:formula="of:=VLOOKUP([.O12];[.$B$3:.$N$32];13)" office:value-type="string" office:string-value="-7/5" calcext:value-type="string">
            <text:p>-7/5</text:p>
          </table:table-cell>
          <table:table-cell table:style-name="ce758" table:formula="of:=VLOOKUP([.O12];[.$B$3:.$N$32];10)" office:value-type="float" office:value="-1.4" calcext:value-type="float">
            <text:p>-1,4</text:p>
          </table:table-cell>
          <table:table-cell table:style-name="ce764" table:formula="of:=IF([.B181]=1;[.D181];IF([.B182]=1;[.D182];IF([.B183]=1;[.D183])))" office:value-type="float" office:value="0.6" calcext:value-type="float">
            <text:p><text:s/>3/5 </text:p>
          </table:table-cell>
          <table:table-cell table:style-name="ce758" table:formula="of:=IF([.B181]=1;[.D181];IF([.B182]=1;[.D182];IF([.B183]=1;[.D183])))" office:value-type="float" office:value="0.6" calcext:value-type="float">
            <text:p>0,6</text:p>
          </table:table-cell>
          <table:table-cell table:style-name="ce758" table:formula="of:=VLOOKUP([.O12];[.$B$3:.$N$32];2)" office:value-type="float" office:value="-5" calcext:value-type="float">
            <text:p>-5</text:p>
          </table:table-cell>
          <table:table-cell table:style-name="ce777" table:formula="of:=VLOOKUP([.O12];[.$B$3:.$N$32];3)" office:value-type="float" office:value="-7" calcext:value-type="float">
            <text:p>-7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number-columns-repeated="11"/>
          <table:table-cell table:style-name="ce603" office:value-type="string" calcext:value-type="string" table:number-columns-spanned="8" table:number-rows-spanned="1">
            <text:p>Tableau 6</text:p>
          </table:table-cell>
          <table:covered-table-cell table:number-columns-repeated="7"/>
          <table:table-cell table:number-columns-repeated="1005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81]" office:value-type="float" office:value="-2.5" calcext:value-type="float" table:number-columns-spanned="2" table:number-rows-spanned="1">
            <text:p>- 5/2 </text:p>
          </table:table-cell>
          <table:covered-table-cell table:style-name="ce754"/>
          <table:table-cell table:style-name="ce754"/>
          <table:table-cell table:style-name="ce753" table:formula="of:=[.F182]" office:value-type="float" office:value="-1.4" calcext:value-type="float" table:number-columns-spanned="2" table:number-rows-spanned="1">
            <text:p>- 7/5 </text:p>
          </table:table-cell>
          <table:covered-table-cell table:style-name="ce651"/>
          <table:table-cell table:style-name="ce651"/>
          <table:table-cell table:style-name="ce753" table:formula="of:=[.F183]" office:value-type="float" office:value="0.6" calcext:value-type="float" table:number-columns-spanned="2" table:number-rows-spanned="1">
            <text:p><text:s/>3/5 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6'.C4]);0;IF(['Niveau 6'.C4]=[.C185];1;-0.5))" office:value-type="float" office:value="0" calcext:value-type="float">
            <text:p>0</text:p>
          </table:table-cell>
          <table:table-cell/>
          <table:table-cell table:style-name="ce822" table:formula="of:=IF(ISBLANK([$'Niveau 6'.F4]);0;IF(['Niveau 6'.F4]=[.F185];1;-0.5))" office:value-type="float" office:value="0" calcext:value-type="float">
            <text:p>0</text:p>
          </table:table-cell>
          <table:table-cell/>
          <table:table-cell table:style-name="ce822" table:formula="of:=IF(ISBLANK([$'Niveau 6'.I4]);0;IF(['Niveau 6'.I4]=[.I18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J181])" office:value-type="string" office:string-value="Signe de (5x-3)" calcext:value-type="string">
            <text:p>Signe de (5x-3)</text:p>
          </table:table-cell>
          <table:table-cell table:style-name="ce743" table:formula="of:=IF(SIGN([.G181]*([.F181]-1)+[.H181])=1;&quot;+&quot;;&quot;-&quot;)" office:value-type="string" office:string-value="-" calcext:value-type="string">
            <text:p>-</text:p>
          </table:table-cell>
          <table:table-cell table:style-name="ce754" table:formula="of:=IF([.D181]=[.F181];0;&quot;&quot;)" table:number-columns-spanned="2" table:number-rows-spanned="1">
            <text:p/>
          </table:table-cell>
          <table:covered-table-cell table:style-name="ce754"/>
          <table:table-cell table:style-name="ce754" table:formula="of:=IF(SIGN([.G181]*AVERAGE([.F181];[.F182])+[.H181])=1;&quot;+&quot;;&quot;-&quot;)" office:value-type="string" office:string-value="-" calcext:value-type="string">
            <text:p>-</text:p>
          </table:table-cell>
          <table:table-cell table:style-name="ce754" table:formula="of:=IF([.D181]=[.F182];0;&quot;&quot;)" table:number-columns-spanned="2" table:number-rows-spanned="1">
            <text:p/>
          </table:table-cell>
          <table:covered-table-cell table:style-name="ce651"/>
          <table:table-cell table:style-name="ce754" table:formula="of:=IF(SIGN([.G181]*AVERAGE([.F182];[.F183])+[.H181])=1;&quot;+&quot;;&quot;-&quot;)" office:value-type="string" office:string-value="-" calcext:value-type="string">
            <text:p>-</text:p>
          </table:table-cell>
          <table:table-cell table:style-name="ce754" table:formula="of:=IF([.D181]=[.F183];0;&quot;&quot;)" office:value-type="float" office:value="0" calcext:value-type="float" table:number-columns-spanned="2" table:number-rows-spanned="1">
            <text:p>0</text:p>
          </table:table-cell>
          <table:covered-table-cell table:style-name="ce651"/>
          <table:table-cell table:style-name="ce791" table:formula="of:=IF(SIGN([.G181]*([.F183]+1)+[.H181])=1;&quot;+&quot;;&quot;-&quot;)" office:value-type="string" office:string-value="+" calcext:value-type="string">
            <text:p>+</text:p>
          </table:table-cell>
          <table:table-cell table:style-name="ce708" table:formula="of:=IF(ISBLANK([$'Niveau 6'.B5]);0;IF(['Niveau 6'.B5]=[.B186];1;-0.5))" office:value-type="float" office:value="0" calcext:value-type="float">
            <text:p>0</text:p>
          </table:table-cell>
          <table:table-cell table:style-name="ce814" table:formula="of:=IF(ISBLANK([$'Niveau 6'.C5]);0;IF(AND(ISBLANK([$'Niveau 6'.C6]);ISBLANK([$'Niveau 6'.C7]);[$'Niveau 6'.C5]=[.C186]);1;-0.5))" office:value-type="float" office:value="0" calcext:value-type="float">
            <text:p>0</text:p>
          </table:table-cell>
          <table:table-cell table:style-name="ce821" table:formula="of:=IF(ISBLANK([$'Niveau 6'.E5]);0;IF(['Niveau 6'.E5]=[.E186];1;-0.5))" office:value-type="float" office:value="0" calcext:value-type="float">
            <text:p>0</text:p>
          </table:table-cell>
          <table:table-cell table:style-name="ce815" table:formula="of:=IF(ISBLANK([$'Niveau 6'.F5]);0;IF(AND(ISBLANK([$'Niveau 6'.F6]);ISBLANK([$'Niveau 6'.F7]);[$'Niveau 6'.F5]=[.F186]);1;-0.5))" office:value-type="float" office:value="0" calcext:value-type="float">
            <text:p>0</text:p>
          </table:table-cell>
          <table:table-cell table:style-name="ce821" table:formula="of:=IF(ISBLANK([$'Niveau 6'.H5]);0;IF(['Niveau 6'.H5]=[.H186];1;-0.5))" office:value-type="float" office:value="0" calcext:value-type="float">
            <text:p>0</text:p>
          </table:table-cell>
          <table:table-cell table:style-name="ce826" table:formula="of:=IF(ISBLANK([$'Niveau 6'.I5]);0;IF(AND(ISBLANK([$'Niveau 6'.I6]);ISBLANK([$'Niveau 6'.I7]);[$'Niveau 6'.I5]=[.I186]);1;-0.5))" office:value-type="float" office:value="0" calcext:value-type="float">
            <text:p>0</text:p>
          </table:table-cell>
          <table:table-cell table:style-name="ce821" table:formula="of:=IF(ISBLANK([$'Niveau 6'.K5]);0;IF(['Niveau 6'.K5]=[.K186];1;-0.5))" office:value-type="float" office:value="0" calcext:value-type="float">
            <text:p>0</text:p>
          </table:table-cell>
          <table:table-cell table:style-name="ce722" table:formula="of:=SUM([.L185:.R189])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K181])" office:value-type="string" office:string-value="Signe de (2x+5)" calcext:value-type="string">
            <text:p>Signe de (2x+5)</text:p>
          </table:table-cell>
          <table:table-cell table:style-name="ce743" table:formula="of:=IF(SIGN([.G182]*([.F181]-1)+[.H182])=1;&quot;+&quot;;&quot;-&quot;)" office:value-type="string" office:string-value="-" calcext:value-type="string">
            <text:p>-</text:p>
          </table:table-cell>
          <table:table-cell table:style-name="ce754" table:formula="of:=IF([.D182]=[.F181];0;&quot;&quot;)" office:value-type="float" office:value="0" calcext:value-type="float" table:number-columns-spanned="2" table:number-rows-spanned="1">
            <text:p>0</text:p>
          </table:table-cell>
          <table:covered-table-cell table:style-name="ce651"/>
          <table:table-cell table:style-name="ce754" table:formula="of:=IF(SIGN([.G182]*AVERAGE([.F181];[.F182])+[.H182])=1;&quot;+&quot;;&quot;-&quot;)" office:value-type="string" office:string-value="+" calcext:value-type="string">
            <text:p>+</text:p>
          </table:table-cell>
          <table:table-cell table:style-name="ce754" table:formula="of:=IF([.D182]=[.F182];0;&quot;&quot;)" table:number-columns-spanned="2" table:number-rows-spanned="1">
            <text:p/>
          </table:table-cell>
          <table:covered-table-cell table:style-name="ce651"/>
          <table:table-cell table:style-name="ce754" table:formula="of:=IF(SIGN([.G182]*AVERAGE([.F182];[.F183])+[.H182])=1;&quot;+&quot;;&quot;-&quot;)" office:value-type="string" office:string-value="+" calcext:value-type="string">
            <text:p>+</text:p>
          </table:table-cell>
          <table:table-cell table:style-name="ce754" table:formula="of:=IF([.D182]=[.F183];0;&quot;&quot;)" table:number-columns-spanned="2" table:number-rows-spanned="1">
            <text:p/>
          </table:table-cell>
          <table:covered-table-cell table:style-name="ce651"/>
          <table:table-cell table:style-name="ce791" table:formula="of:=IF(SIGN([.G182]*([.F183]+1)+[.H182])=1;&quot;+&quot;;&quot;-&quot;)" office:value-type="string" office:string-value="+" calcext:value-type="string">
            <text:p>+</text:p>
          </table:table-cell>
          <table:table-cell table:style-name="ce708" table:formula="of:=IF(ISBLANK([$'Niveau 6'.B6]);0;IF(['Niveau 6'.B6]=[.B187];1;-0.5))" office:value-type="float" office:value="0" calcext:value-type="float">
            <text:p>0</text:p>
          </table:table-cell>
          <table:table-cell table:style-name="ce815" table:formula="of:=IF(ISBLANK([$'Niveau 6'.C6]);0;IF(AND(ISBLANK([$'Niveau 6'.C5]);ISBLANK([$'Niveau 6'.C7]);[$'Niveau 6'.C6]=[.C187]);1;-0.5))" office:value-type="float" office:value="0" calcext:value-type="float">
            <text:p>0</text:p>
          </table:table-cell>
          <table:table-cell table:style-name="ce821" table:formula="of:=IF(ISBLANK([$'Niveau 6'.E6]);0;IF(['Niveau 6'.E6]=[.E187];1;-0.5))" office:value-type="float" office:value="0" calcext:value-type="float">
            <text:p>0</text:p>
          </table:table-cell>
          <table:table-cell table:style-name="ce815" table:formula="of:=IF(ISBLANK([$'Niveau 6'.F6]);0;IF(AND(ISBLANK([$'Niveau 6'.F5]);ISBLANK([$'Niveau 6'.F7]);[$'Niveau 6'.F6]=[.F187]);1;-0.5))" office:value-type="float" office:value="0" calcext:value-type="float">
            <text:p>0</text:p>
          </table:table-cell>
          <table:table-cell table:style-name="ce821" table:formula="of:=IF(ISBLANK([$'Niveau 6'.H6]);0;IF(['Niveau 6'.H6]=[.H187];1;-0.5))" office:value-type="float" office:value="0" calcext:value-type="float">
            <text:p>0</text:p>
          </table:table-cell>
          <table:table-cell table:style-name="ce826" table:formula="of:=IF(ISBLANK([$'Niveau 6'.I6]);0;IF(AND(ISBLANK([$'Niveau 6'.I5]);ISBLANK([$'Niveau 6'.I7]);[$'Niveau 6'.I6]=[.I187]);1;-0.5))" office:value-type="float" office:value="0" calcext:value-type="float">
            <text:p>0</text:p>
          </table:table-cell>
          <table:table-cell table:style-name="ce821" table:formula="of:=IF(ISBLANK([$'Niveau 6'.K6]);0;IF(['Niveau 6'.K6]=[.K187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L181])" office:value-type="string" office:string-value="Signe de (-5x-7)" calcext:value-type="string">
            <text:p>Signe de (-5x-7)</text:p>
          </table:table-cell>
          <table:table-cell table:style-name="ce743" table:formula="of:=IF(SIGN([.G183]*([.F181]-1)+[.H183])=1;&quot;+&quot;;&quot;-&quot;)" office:value-type="string" office:string-value="+" calcext:value-type="string">
            <text:p>+</text:p>
          </table:table-cell>
          <table:table-cell table:style-name="ce754" table:formula="of:=IF([.D183]=[.F181];0;&quot;&quot;)" table:number-columns-spanned="2" table:number-rows-spanned="1">
            <text:p/>
          </table:table-cell>
          <table:covered-table-cell table:style-name="ce651"/>
          <table:table-cell table:style-name="ce754" table:formula="of:=IF(SIGN([.G183]*AVERAGE([.F181];[.F182])+[.H183])=1;&quot;+&quot;;&quot;-&quot;)" office:value-type="string" office:string-value="+" calcext:value-type="string">
            <text:p>+</text:p>
          </table:table-cell>
          <table:table-cell table:style-name="ce754" table:formula="of:=IF([.D183]=[.F182];0;&quot;&quot;)" office:value-type="float" office:value="0" calcext:value-type="float" table:number-columns-spanned="2" table:number-rows-spanned="1">
            <text:p>0</text:p>
          </table:table-cell>
          <table:covered-table-cell table:style-name="ce651"/>
          <table:table-cell table:style-name="ce754" table:formula="of:=IF(SIGN([.G183]*AVERAGE([.F182];[.F183])+[.H183])=1;&quot;+&quot;;&quot;-&quot;)" office:value-type="string" office:string-value="-" calcext:value-type="string">
            <text:p>-</text:p>
          </table:table-cell>
          <table:table-cell table:style-name="ce754" table:formula="of:=IF([.D183]=[.F183];0;&quot;&quot;)" table:number-columns-spanned="2" table:number-rows-spanned="1">
            <text:p/>
          </table:table-cell>
          <table:covered-table-cell table:style-name="ce651"/>
          <table:table-cell table:style-name="ce791" table:formula="of:=IF(SIGN([.G183]*([.F183]+1)+[.H183])=1;&quot;+&quot;;&quot;-&quot;)" office:value-type="string" office:string-value="-" calcext:value-type="string">
            <text:p>-</text:p>
          </table:table-cell>
          <table:table-cell table:style-name="ce708" table:formula="of:=IF(ISBLANK([$'Niveau 6'.B7]);0;IF(['Niveau 6'.B7]=[.B188];1;-0.5))" office:value-type="float" office:value="0" calcext:value-type="float">
            <text:p>0</text:p>
          </table:table-cell>
          <table:table-cell table:style-name="ce815" table:formula="of:=IF(ISBLANK([$'Niveau 6'.C7]);0;IF(AND(ISBLANK([$'Niveau 6'.C5]);ISBLANK([$'Niveau 6'.C6]);[$'Niveau 6'.C7]=[.C188]);1;-0.5))" office:value-type="float" office:value="0" calcext:value-type="float">
            <text:p>0</text:p>
          </table:table-cell>
          <table:table-cell table:style-name="ce821" table:formula="of:=IF(ISBLANK([$'Niveau 6'.E7]);0;IF(['Niveau 6'.E7]=[.E188];1;-0.5))" office:value-type="float" office:value="0" calcext:value-type="float">
            <text:p>0</text:p>
          </table:table-cell>
          <table:table-cell table:style-name="ce815" table:formula="of:=IF(ISBLANK([$'Niveau 6'.F7]);0;IF(AND(ISBLANK([$'Niveau 6'.F5]);ISBLANK([$'Niveau 6'.F6]);[$'Niveau 6'.F7]=[.F188]);1;-0.5))" office:value-type="float" office:value="0" calcext:value-type="float">
            <text:p>0</text:p>
          </table:table-cell>
          <table:table-cell table:style-name="ce821" table:formula="of:=IF(ISBLANK([$'Niveau 6'.H7]);0;IF(['Niveau 6'.H7]=[.H188];1;-0.5))" office:value-type="float" office:value="0" calcext:value-type="float">
            <text:p>0</text:p>
          </table:table-cell>
          <table:table-cell table:style-name="ce826" table:formula="of:=IF(ISBLANK([$'Niveau 6'.I7]);0;IF(AND(ISBLANK([$'Niveau 6'.I5]);ISBLANK([$'Niveau 6'.I6]);[$'Niveau 6'.I7]=[.I188]);1;-0.5))" office:value-type="float" office:value="0" calcext:value-type="float">
            <text:p>0</text:p>
          </table:table-cell>
          <table:table-cell table:style-name="ce821" table:formula="of:=IF(ISBLANK([$'Niveau 6'.K7]);0;IF(['Niveau 6'.K7]=[.K188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1005"/>
        </table:table-row>
        <table:table-row table:style-name="ro3">
          <table:table-cell table:style-name="ce712" table:formula="of:=IF([.A182]=2;COM.MICROSOFT.CONCAT(&quot;Signe de 1 / [&quot;;[.J181];[.K181];[.L181];&quot;]&quot;);IF([.A182]=1;COM.MICROSOFT.CONCAT(&quot;Signe de &quot;;[.J181];[.K181];&quot; / &quot;;[.L181]);COM.MICROSOFT.CONCAT(&quot;Signe de &quot;;[.J181];&quot; / [&quot;;[.K181];[.L181];&quot;]&quot;)))" office:value-type="string" office:string-value="Signe de (5x-3)(2x+5) / (-5x-7)" calcext:value-type="string">
            <text:p>Signe de (5x-3)(2x+5) / (-5x-7)</text:p>
          </table:table-cell>
          <table:table-cell table:style-name="ce745" table:formula="of:=IF(OR(AND([.B186]=&quot;-&quot;;[.B187]=&quot;-&quot;);AND([.B186]=&quot;+&quot;;[.B187]=&quot;+&quot;));IF([.B188]=&quot;+&quot;;&quot;+&quot;;&quot;-&quot;);IF([.B188]=&quot;+&quot;;&quot;-&quot;;&quot;+&quot;))" office:value-type="string" office:string-value="+" calcext:value-type="string">
            <text:p>+</text:p>
          </table:table-cell>
          <table:table-cell table:style-name="ce760" table:formula="of:=IF([.$A$182]=2;&quot;||&quot;;IF([.$A$182]=0;IF(OR([.C187]=0;[.C188]=0);&quot;||&quot;;0);IF([.C188]=0;&quot;||&quot;;0)))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E186]=&quot;-&quot;;[.E187]=&quot;-&quot;);AND([.E186]=&quot;+&quot;;[.E187]=&quot;+&quot;));IF([.E188]=&quot;+&quot;;&quot;+&quot;;&quot;-&quot;);IF([.E188]=&quot;+&quot;;&quot;-&quot;;&quot;+&quot;))" office:value-type="string" office:string-value="-" calcext:value-type="string">
            <text:p>-</text:p>
          </table:table-cell>
          <table:table-cell table:style-name="ce760" table:formula="of:=IF([.$A$182]=2;&quot;||&quot;;IF([.$A$182]=0;IF(OR([.F187]=0;[.F188]=0);&quot;||&quot;;0);IF([.F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759" table:formula="of:=IF(OR(AND([.H186]=&quot;-&quot;;[.H187]=&quot;-&quot;);AND([.H186]=&quot;+&quot;;[.H187]=&quot;+&quot;));IF([.H188]=&quot;+&quot;;&quot;+&quot;;&quot;-&quot;);IF([.H188]=&quot;+&quot;;&quot;-&quot;;&quot;+&quot;))" office:value-type="string" office:string-value="+" calcext:value-type="string">
            <text:p>+</text:p>
          </table:table-cell>
          <table:table-cell table:style-name="ce760" table:formula="of:=IF([.$A$182]=2;&quot;||&quot;;IF([.$A$182]=0;IF(OR([.I187]=0;[.I188]=0);&quot;||&quot;;0);IF([.I188]=0;&quot;||&quot;;0)))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806" table:formula="of:=IF(OR(AND([.K186]=&quot;-&quot;;[.K187]=&quot;-&quot;);AND([.K186]=&quot;+&quot;;[.K187]=&quot;+&quot;));IF([.K188]=&quot;+&quot;;&quot;+&quot;;&quot;-&quot;);IF([.K188]=&quot;+&quot;;&quot;-&quot;;&quot;+&quot;))" office:value-type="string" office:string-value="-" calcext:value-type="string">
            <text:p>-</text:p>
          </table:table-cell>
          <table:table-cell table:style-name="ce708" table:formula="of:=IF(ISBLANK([$'Niveau 6'.B8]);0;IF(['Niveau 6'.B8]=[.B189];1;-0.5))" office:value-type="float" office:value="0" calcext:value-type="float">
            <text:p>0</text:p>
          </table:table-cell>
          <table:table-cell table:style-name="ce816" table:formula="of:=IF(ISBLANK([$'Niveau 6'.C8]);0;IF(['Niveau 6'.C8]=[.C189];1;-0.5))" office:value-type="float" office:value="0" calcext:value-type="float">
            <text:p>0</text:p>
          </table:table-cell>
          <table:table-cell table:style-name="ce821" table:formula="of:=IF(ISBLANK([$'Niveau 6'.E8]);0;IF(['Niveau 6'.E8]=[.E189];1;-0.5))" office:value-type="float" office:value="0" calcext:value-type="float">
            <text:p>0</text:p>
          </table:table-cell>
          <table:table-cell table:style-name="ce816" table:formula="of:=IF(ISBLANK([$'Niveau 6'.F8]);0;IF(['Niveau 6'.F8]=[.F189];1;-0.5))" office:value-type="float" office:value="0" calcext:value-type="float">
            <text:p>0</text:p>
          </table:table-cell>
          <table:table-cell table:style-name="ce821" table:formula="of:=IF(ISBLANK([$'Niveau 6'.H8]);0;IF(['Niveau 6'.H8]=[.H189];1;-0.5))" office:value-type="float" office:value="0" calcext:value-type="float">
            <text:p>0</text:p>
          </table:table-cell>
          <table:table-cell table:style-name="ce816" table:formula="of:=IF(ISBLANK([$'Niveau 6'.I8]);0;IF(['Niveau 6'.I8]=[.I189];1;-0.5))" office:value-type="float" office:value="0" calcext:value-type="float">
            <text:p>0</text:p>
          </table:table-cell>
          <table:table-cell table:style-name="ce821" table:formula="of:=IF(ISBLANK([$'Niveau 6'.K8]);0;IF(['Niveau 6'.K8]=[.K189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599" office:value-type="string" calcext:value-type="string" table:number-columns-spanned="2" table:number-rows-spanned="1">
            <text:p>Ensemble solution de l’équation :</text:p>
          </table:table-cell>
          <table:covered-table-cell table:style-name="ce595"/>
          <table:table-cell table:style-name="ce663" table:formula="of:=IF([.A182]=2;COM.MICROSOFT.CONCAT(&quot;1 / [&quot;;[.J181];[.K181];[.L181];&quot;] = 0&quot;);IF([.A182]=1;COM.MICROSOFT.CONCAT([.J181];[.K181];&quot; / &quot;;[.L181];&quot; = 0&quot;);COM.MICROSOFT.CONCAT([.J181];&quot; / [&quot;;[.K181];[.L181];&quot;] = 0&quot;)))" office:value-type="string" office:string-value="(5x-3)(2x+5) / (-5x-7) = 0" calcext:value-type="string" table:number-columns-spanned="6" table:number-rows-spanned="1">
            <text:p>(5x-3)(2x+5) / (-5x-7) = 0</text:p>
          </table:table-cell>
          <table:covered-table-cell table:number-columns-repeated="5" table:style-name="ce595"/>
          <table:table-cell table:style-name="ce771" office:value-type="string" calcext:value-type="string">
            <text:p>Pts</text:p>
          </table:table-cell>
          <table:table-cell table:style-name="ce595" table:number-columns-repeated="5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table:formula="of:=IF([.$A$182]=2;&quot;Ø&quot;;&quot;{&quot;)" office:value-type="string" office:string-value="{" calcext:value-type="string">
            <text:p>{</text:p>
          </table:table-cell>
          <table:table-cell table:style-name="ce755" table:formula="of:=IF([.$A$182]=2;&quot;&quot;;IF([.C189]=0;[.C185];IF([.F189]=0;[.F185];[.I185])))" office:value-type="float" office:value="-2.5" calcext:value-type="float">
            <text:p>- 5/2 </text:p>
          </table:table-cell>
          <table:table-cell table:style-name="ce731" table:formula="of:=IF([.$A$182]=2;&quot;&quot;;IF([.$A$182]=0;&quot;}&quot;;IF([.$A$182]=1;&quot;;&quot;;&quot;&quot;)))" office:value-type="string" office:string-value=";" calcext:value-type="string">
            <text:p>;</text:p>
          </table:table-cell>
          <table:table-cell table:style-name="ce755" table:formula="of:=IF([.$A$182]=2;&quot;&quot;;IF([.$A$182]=0;&quot;&quot;;IF(AND([.C189]=0;[.F189]=0);[.F185];[.I185])))" office:value-type="float" office:value="0.6" calcext:value-type="float">
            <text:p><text:s/>3/5 </text:p>
          </table:table-cell>
          <table:table-cell table:style-name="ce731" table:formula="of:=IF([.$A$182]=2;&quot;&quot;;IF([.$A$182]=0;&quot;&quot;;&quot;}&quot;))" office:value-type="string" office:string-value="}" calcext:value-type="string">
            <text:p>}</text:p>
          </table:table-cell>
          <table:table-cell table:style-name="ce755"/>
          <table:table-cell table:style-name="ce731"/>
          <table:table-cell table:style-name="ce722" table:formula="of:=5-COUNTBLANK([.B192:.F192])" office:value-type="float" office:value="5" calcext:value-type="float">
            <text:p>5</text:p>
          </table:table-cell>
          <table:table-cell table:style-name="ce795" table:number-columns-repeated="5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595" table:number-columns-repeated="4"/>
          <table:table-cell table:style-name="ce755"/>
          <table:table-cell table:style-name="ce595"/>
          <table:table-cell table:style-name="ce755"/>
          <table:table-cell table:style-name="ce772"/>
          <table:table-cell table:style-name="ce795" table:number-columns-repeated="6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595"/>
          <table:table-cell table:style-name="ce623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23" office:value-type="string" calcext:value-type="string" table:number-columns-spanned="2" table:number-rows-spanned="1">
            <text:p>Choix inéqua</text:p>
          </table:table-cell>
          <table:covered-table-cell table:style-name="ce623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95"/>
          <table:table-cell table:style-name="ce795" table:number-columns-repeated="4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595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2" calcext:value-type="float">
            <text:p>2</text:p>
          </table:table-cell>
          <table:table-cell table:style-name="ce766" table:formula="of:=IF([.F195]=1;&quot;≥&quot;;IF([.F195]=2;&quot;&gt;&quot;;IF([.F195]=3;&quot;≤&quot;;&quot;&lt;&quot;)))" office:value-type="string" office:string-value="&gt;" calcext:value-type="string">
            <text:p>&gt;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95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97:.E197];[.F195])" office:value-type="string" office:string-value="+" calcext:value-type="string">
            <text:p>+</text:p>
          </table:table-cell>
          <table:table-cell table:style-name="ce767" table:formula="of:=IF([.F196]=&quot;-&quot;;&quot;+&quot;;&quot;-&quot;)" office:value-type="string" office:string-value="-" calcext:value-type="string">
            <text:p>-</text:p>
          </table:table-cell>
          <table:table-cell table:style-name="ce678"/>
          <table:table-cell table:style-name="ce795" table:number-columns-repeated="6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678"/>
          <table:table-cell table:style-name="ce795"/>
          <table:table-cell table:style-name="ce795" office:value-type="string" calcext:value-type="string">
            <text:p><text:span text:style-name="T18">CONCAT(</text:span><text:span text:style-name="T19">J181</text:span><text:span text:style-name="T18">;</text:span><text:span text:style-name="T20">K181</text:span><text:span text:style-name="T18">;</text:span><text:span text:style-name="T21">L181</text:span><text:span text:style-name="T18">;" ";</text:span><text:span text:style-name="T22">G195</text:span><text:span text:style-name="T18">;" 0")</text:span></text:p>
          </table:table-cell>
          <table:table-cell table:style-name="ce795" table:number-columns-repeated="4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715" table:number-columns-repeated="7"/>
          <table:table-cell table:style-name="ce678"/>
          <table:table-cell table:style-name="ce795" table:number-columns-repeated="6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599" office:value-type="string" calcext:value-type="string" table:number-columns-spanned="7" table:number-rows-spanned="1">
            <text:p>Ensemble solution de l’inéquation <text:span text:style-name="T17">f </text:span>(<text:span text:style-name="T17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IF([.A182]=2;COM.MICROSOFT.CONCAT(&quot;1 / [&quot;;[.J181];[.K181];[.L181];&quot;] &quot;;[.G195];&quot; 0&quot;);IF([.A182]=1;COM.MICROSOFT.CONCAT([.J181];[.K181];&quot; / &quot;;[.L181];&quot; &quot;;[.G195];&quot; 0&quot;);COM.MICROSOFT.CONCAT([.J181];&quot; / [&quot;;[.K181];[.L181];&quot;] &quot;;[.G195];&quot; 0&quot;)))" office:value-type="string" office:string-value="(5x-3)(2x+5) / (-5x-7) &gt; 0" calcext:value-type="string" table:number-columns-spanned="5" table:number-rows-spanned="1">
            <text:p>(5x-3)(2x+5) / (-5x-7) &g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95" table:number-columns-repeated="2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26" table:formula="of:=IF(OR([.F195]=2;[.F195]=4;[.B189]=[.F196];[.C189]=&quot;||&quot;);&quot;]&quot;;&quot;[&quot;)" office:value-type="string" office:string-value="]" calcext:value-type="string">
            <text:p>]</text:p>
          </table:table-cell>
          <table:table-cell table:style-name="ce626" table:formula="of:=IF([.B189]=[.F196];&quot;-infini&quot;;[.F181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89]=[.F196];[.F181];[.F182])" office:value-type="float" office:value="-2.5" calcext:value-type="float">
            <text:p>-2,5</text:p>
          </table:table-cell>
          <table:table-cell table:style-name="ce731" table:formula="of:=IF(OR([.F195]=2;[.F195]=4;IF([.B189]=[.F196];IF([.C189]=&quot;||&quot;;1;0);IF([.F189]=&quot;||&quot;;1;0)));&quot;[&quot;;&quot;]&quot;)" office:value-type="string" office:string-value="[" calcext:value-type="string">
            <text:p>[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95]=2;[.F195]=4;IF([.H189]=[.F196];IF([.F189]=&quot;||&quot;;1;0);IF([.I189]=&quot;||&quot;;1;0)));&quot;]&quot;;&quot;[&quot;)" office:value-type="string" office:string-value="]" calcext:value-type="string">
            <text:p>]</text:p>
          </table:table-cell>
          <table:table-cell table:style-name="ce626" table:formula="of:=IF([.H189]=[.F196];[.F182];[.F183])" office:value-type="float" office:value="-1.4" calcext:value-type="float">
            <text:p>-1,4</text:p>
          </table:table-cell>
          <table:table-cell table:style-name="ce731" table:formula="of:=IF([.H195]=1;&quot;&quot;;&quot;;&quot;)" office:value-type="string" office:string-value=";" calcext:value-type="string">
            <text:p>;</text:p>
          </table:table-cell>
          <table:table-cell table:style-name="ce626" table:formula="of:=IF([.H189]=[.F196];[.F183];&quot;+infini&quot;)" office:value-type="float" office:value="0.6" calcext:value-type="float">
            <text:p>0,6</text:p>
          </table:table-cell>
          <table:table-cell table:style-name="ce765" table:formula="of:=IF(OR([.F195]=2;[.F195]=4;[.K189]=[.F196];[.I189]=&quot;||&quot;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95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200]" office:value-type="string" office:string-value="]" calcext:value-type="string">
            <text:p>]</text:p>
          </table:table-cell>
          <table:table-cell table:style-name="ce756" table:formula="of:=IF([.B189]=[.F196];[.B185];[.C185])" office:value-type="string" office:string-value="-∞" calcext:value-type="string">
            <text:p>-∞</text:p>
          </table:table-cell>
          <table:table-cell table:style-name="ce736" table:formula="of:=[.D200]" office:value-type="string" office:string-value=";" calcext:value-type="string">
            <text:p>;</text:p>
          </table:table-cell>
          <table:table-cell table:style-name="ce756" table:formula="of:=IF([.B189]=[.F196];[.C185];[.F185])" office:value-type="float" office:value="-2.5" calcext:value-type="float">
            <text:p>- 5/2 </text:p>
          </table:table-cell>
          <table:table-cell table:style-name="ce736" table:formula="of:=[.F200]" office:value-type="string" office:string-value="[" calcext:value-type="string">
            <text:p>[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200]" office:value-type="string" office:string-value="]" calcext:value-type="string">
            <text:p>]</text:p>
          </table:table-cell>
          <table:table-cell table:style-name="ce756" table:formula="of:=IF([.H189]=[.F196];[.F185];[.I185])" office:value-type="float" office:value="-1.4" calcext:value-type="float">
            <text:p>- 7/5 </text:p>
          </table:table-cell>
          <table:table-cell table:style-name="ce749" table:formula="of:=[.J200]" office:value-type="string" office:string-value=";" calcext:value-type="string">
            <text:p>;</text:p>
          </table:table-cell>
          <table:table-cell table:style-name="ce756" table:formula="of:=IF([.H189]=[.F196];[.I185];[.K185])" office:value-type="float" office:value="0.6" calcext:value-type="float">
            <text:p><text:s/>3/5 </text:p>
          </table:table-cell>
          <table:table-cell table:style-name="ce811" table:formula="of:=[.L200]" office:value-type="string" office:string-value="[" calcext:value-type="string">
            <text:p>[</text:p>
          </table:table-cell>
          <table:table-cell table:style-name="ce722" table:formula="of:=COUNT([.B200:.L200])+COUNTIF([.B201:.L201];&quot;]&quot;)+COUNTIF([.B201:.L201];&quot;[&quot;)+COUNTIF([.B201:.L201];&quot;;&quot;)+COUNTIF([.B201:.L201];&quot;&quot;)+COUNTIF([.B201:.L201];&quot;-∞&quot;)+COUNTIF([.B201:.L201];&quot;+∞&quot;)" office:value-type="float" office:value="11" calcext:value-type="float">
            <text:p>11</text:p>
          </table:table-cell>
          <table:table-cell table:style-name="ce595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715" table:number-columns-repeated="8"/>
          <table:table-cell table:style-name="ce595" table:number-columns-repeated="6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603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93"/>
          <table:covered-table-cell table:number-columns-repeated="5" table:style-name="ce699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718" table:formula="of:=[.C191]" office:value-type="string" office:string-value="(5x-3)(2x+5) / (-5x-7) = 0" calcext:value-type="string">
            <text:p>(5x-3)(2x+5) / (-5x-7) = 0</text:p>
          </table:table-cell>
          <table:table-cell table:style-name="ce708" table:formula="of:=IF(ISBLANK([$'Niveau 6'.B19]);0;IF([.B192]=[$'Niveau 6'.B19];1;-0.5))" office:value-type="float" office:value="0" calcext:value-type="float">
            <text:p>0</text:p>
          </table:table-cell>
          <table:table-cell table:style-name="ce708" table:formula="of:=IF(ISBLANK([$'Niveau 6'.C19]);0;IF([.C192]=[$'Niveau 6'.C19];1;-0.5))" office:value-type="float" office:value="0" calcext:value-type="float">
            <text:p>0</text:p>
          </table:table-cell>
          <table:table-cell table:style-name="ce708" table:formula="of:=IF(ISBLANK([$'Niveau 6'.D19]);0;IF([.D192]=[$'Niveau 6'.D19];1;-0.5))" office:value-type="float" office:value="0" calcext:value-type="float">
            <text:p>0</text:p>
          </table:table-cell>
          <table:table-cell table:style-name="ce708" table:formula="of:=IF(ISBLANK([$'Niveau 6'.E19]);0;IF([.E192]=[$'Niveau 6'.E19];1;-0.5))" office:value-type="float" office:value="0" calcext:value-type="float">
            <text:p>0</text:p>
          </table:table-cell>
          <table:table-cell table:style-name="ce708" table:formula="of:=IF(ISBLANK([$'Niveau 6'.G19]);0;IF([.F192]=[$'Niveau 6'.G19];1;-0.5))" office:value-type="float" office:value="0" calcext:value-type="float">
            <text:p>0</text:p>
          </table:table-cell>
          <table:table-cell table:style-name="ce708" table:number-columns-repeated="2"/>
          <table:table-cell table:style-name="ce699" table:number-columns-repeated="4"/>
          <table:table-cell table:style-name="ce722" table:formula="of:=SUM([.B204:.H204])" office:value-type="float" office:value="0" calcext:value-type="float">
            <text:p>0</text:p>
          </table:table-cell>
          <table:table-cell table:style-name="ce820" table:formula="of:=IF(20*SUM([.S186];[.M204];[.M205])/SUM([.S188];[.I192];[.M201])&lt;0;0;20*SUM([.S186];[.M204];[.M205])/SUM([.S188];[.I192];[.M201]))" office:value-type="float" office:value="0" calcext:value-type="float">
            <text:p>0,00</text:p>
          </table:table-cell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719" table:formula="of:=[.H199]" office:value-type="string" office:string-value="(5x-3)(2x+5) / (-5x-7) &gt; 0" calcext:value-type="string">
            <text:p>(5x-3)(2x+5) / (-5x-7) &gt; 0</text:p>
          </table:table-cell>
          <table:table-cell table:style-name="ce738" table:formula="of:=IF(ISBLANK([$'Niveau 6'.B24]);0;IF([.B200]=[$'Niveau 6'.B24];1;-0.5))" office:value-type="float" office:value="0" calcext:value-type="float">
            <text:p>0</text:p>
          </table:table-cell>
          <table:table-cell table:style-name="ce738" table:formula="of:=IF(ISBLANK([$'Niveau 6'.C24]);0;IF([.C200]=[$'Niveau 6'.C24];1;-0.5))" office:value-type="float" office:value="0" calcext:value-type="float">
            <text:p>0</text:p>
          </table:table-cell>
          <table:table-cell table:style-name="ce738" table:formula="of:=IF(ISBLANK([$'Niveau 6'.D24]);0;IF([.D200]=[$'Niveau 6'.D24];1;-0.5))" office:value-type="float" office:value="0" calcext:value-type="float">
            <text:p>0</text:p>
          </table:table-cell>
          <table:table-cell table:style-name="ce738" table:formula="of:=IF(ISBLANK([$'Niveau 6'.E24]);0;IF([.E200]=[$'Niveau 6'.E24];1;-0.5))" office:value-type="float" office:value="0" calcext:value-type="float">
            <text:p>0</text:p>
          </table:table-cell>
          <table:table-cell table:style-name="ce738" table:formula="of:=IF(ISBLANK([$'Niveau 6'.G24]);0;IF([.F200]=[$'Niveau 6'.G24];1;-0.5))" office:value-type="float" office:value="0" calcext:value-type="float">
            <text:p>0</text:p>
          </table:table-cell>
          <table:table-cell table:style-name="ce738" table:formula="of:=IF(ISBLANK([$'Niveau 6'.H24]);0;IF([.G200]=[$'Niveau 6'.H24];1;-0.5))" office:value-type="float" office:value="0" calcext:value-type="float">
            <text:p>0</text:p>
          </table:table-cell>
          <table:table-cell table:style-name="ce738" table:formula="of:=IF(ISBLANK([$'Niveau 6'.J24]);0;IF([.H200]=[$'Niveau 6'.J24];1;-0.5))" office:value-type="float" office:value="0" calcext:value-type="float">
            <text:p>0</text:p>
          </table:table-cell>
          <table:table-cell table:style-name="ce738" table:formula="of:=IF(ISBLANK([$'Niveau 6'.K24]);0;IF([.I200]=[$'Niveau 6'.K24];1;-0.5))" office:value-type="float" office:value="0" calcext:value-type="float">
            <text:p>0</text:p>
          </table:table-cell>
          <table:table-cell table:style-name="ce738" table:formula="of:=IF(ISBLANK([$'Niveau 6'.L24]);0;IF([.J200]=[$'Niveau 6'.L24];1;-0.5))" office:value-type="float" office:value="0" calcext:value-type="float">
            <text:p>0</text:p>
          </table:table-cell>
          <table:table-cell table:style-name="ce738" table:formula="of:=IF(ISBLANK([$'Niveau 6'.M24]);0;IF([.K200]=[$'Niveau 6'.M24];1;-0.5))" office:value-type="float" office:value="0" calcext:value-type="float">
            <text:p>0</text:p>
          </table:table-cell>
          <table:table-cell table:style-name="ce738" table:formula="of:=IF(ISBLANK([$'Niveau 6'.N24]);0;IF([.L200]=[$'Niveau 6'.N24];1;-0.5))" office:value-type="float" office:value="0" calcext:value-type="float">
            <text:p>0</text:p>
          </table:table-cell>
          <table:table-cell table:style-name="ce722" table:formula="of:=SUM([.B205:.L205])" office:value-type="float" office:value="0" calcext:value-type="float">
            <text:p>0</text:p>
          </table:table-cell>
          <table:table-cell table:style-name="ce595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 table:number-rows-repeated="10483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Symbol2" svg:font-family="Symbol"/>
    <style:font-face style:name="Times New Roman3" svg:font-family="'Times New Roman'"/>
    <style:font-face style:name="Times New Roman2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ns_20_nom1" style:display-name="Sans nom1" style:family="table-cell" style:parent-style-name="Default"/>
    <style:style style:name="Normal" style:family="table-cell" style:parent-style-name="Default"/>
    <style:style style:name="Sans_20_nom2" style:display-name="Sans nom2" style:family="table-cell" style:parent-style-name="Default" style:data-style-name="N107"/>
    <style:style style:name="Fraction" style:family="table-cell" style:parent-style-name="Default" style:data-style-name="N107"/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style:style style:name="Sans_20_nom3" style:display-name="Sans nom3" style:family="table-cell" style:parent-style-name="Default">
      <style:text-properties style:font-name="Times New Roman" fo:font-family="'Times New Roman'" style:font-style-name="Normal" style:font-family-generic="roman" style:font-pitch="variable" fo:font-size="12pt"/>
    </style:style>
    <style:style style:name="Sans_20_nom4" style:display-name="Sans nom4" style:family="table-cell" style:parent-style-name="FAUX">
      <style:text-properties fo:color="#ff0000" style:font-name="Times New Roman" fo:font-family="'Times New Roman'" style:font-style-name="Normal" style:font-family-generic="roman" style:font-pitch="variable"/>
    </style:style>
    <style:style style:name="Sans_20_nom5" style:display-name="Sans nom5" style:family="table-cell" style:parent-style-name="VRAI">
      <style:text-properties fo:color="#006600" style:font-name="Times New Roman" fo:font-family="'Times New Roman'" style:font-style-name="Normal" style:font-family-generic="roman" style:font-pitch="variable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 style:data-style-name="N2" text:time-value="10:45:43.5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9:16:04.497000000</meta:creation-date>
    <dc:date>2019-08-20T10:46:25.406000000</dc:date>
    <meta:editing-duration>P1DT20H23M49S</meta:editing-duration>
    <meta:editing-cycles>582</meta:editing-cycles>
    <meta:generator>LibreOffice/6.1.6.3$Windows_X86_64 LibreOffice_project/5896ab1714085361c45cf540f76f60673dd96a72</meta:generator>
    <meta:document-statistic meta:table-count="8" meta:cell-count="2054" meta:object-count="55"/>
  </office:meta>
</office:document-meta>
</file>